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 style:data-style-name="N0"/>
    <style:style style:name="ce4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ReadingStep=5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471" calcext:value-type="float">
            <text:p>57471</text:p>
          </table:table-cell>
          <table:table-cell office:value-type="float" office:value="60082" calcext:value-type="float">
            <text:p>60082</text:p>
          </table:table-cell>
          <table:table-cell office:value-type="float" office:value="58688" calcext:value-type="float">
            <text:p>5868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]-[.B2]" office:value-type="float" office:value="1217" calcext:value-type="float">
            <text:p>1217</text:p>
          </table:table-cell>
          <table:table-cell table:formula="of:=[.A2]-[.C2]" office:value-type="float" office:value="-1394" calcext:value-type="float">
            <text:p>-1394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229460" calcext:value-type="float">
            <text:p>229460</text:p>
          </table:table-cell>
          <table:table-cell office:value-type="float" office:value="81465" calcext:value-type="float">
            <text:p>81465</text:p>
          </table:table-cell>
          <table:table-cell office:value-type="float" office:value="70" calcext:value-type="float">
            <text:p>70</text:p>
          </table:table-cell>
          <table:table-cell office:value-type="float" office:value="256571" calcext:value-type="float">
            <text:p>256571</text:p>
          </table:table-cell>
          <table:table-cell office:value-type="float" office:value="17959662" calcext:value-type="float">
            <text:p>1795966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504" calcext:value-type="float">
            <text:p>57504</text:p>
          </table:table-cell>
          <table:table-cell office:value-type="float" office:value="59007" calcext:value-type="float">
            <text:p>59007</text:p>
          </table:table-cell>
          <table:table-cell office:value-type="float" office:value="57477" calcext:value-type="float">
            <text:p>5747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]-[.B3]" office:value-type="float" office:value="-27" calcext:value-type="float">
            <text:p>-27</text:p>
          </table:table-cell>
          <table:table-cell table:formula="of:=[.A3]-[.C3]" office:value-type="float" office:value="-1530" calcext:value-type="float">
            <text:p>-1530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29460" calcext:value-type="float">
            <text:p>229460</text:p>
          </table:table-cell>
          <table:table-cell office:value-type="float" office:value="81412" calcext:value-type="float">
            <text:p>81412</text:p>
          </table:table-cell>
          <table:table-cell office:value-type="float" office:value="70" calcext:value-type="float">
            <text:p>70</text:p>
          </table:table-cell>
          <table:table-cell office:value-type="float" office:value="256541" calcext:value-type="float">
            <text:p>256541</text:p>
          </table:table-cell>
          <table:table-cell office:value-type="float" office:value="17957743" calcext:value-type="float">
            <text:p>1795774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17" calcext:value-type="float">
            <text:p>57517</text:p>
          </table:table-cell>
          <table:table-cell office:value-type="float" office:value="59087" calcext:value-type="float">
            <text:p>590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-[.B4]" office:value-type="float" office:value="-137" calcext:value-type="float">
            <text:p>-137</text:p>
          </table:table-cell>
          <table:table-cell table:formula="of:=[.A4]-[.C4]" office:value-type="float" office:value="-1707" calcext:value-type="float">
            <text:p>-1707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15" calcext:value-type="float">
            <text:p>60415</text:p>
          </table:table-cell>
          <table:table-cell office:value-type="float" office:value="57920" calcext:value-type="float">
            <text:p>57920</text:p>
          </table:table-cell>
          <table:table-cell office:value-type="float" office:value="58932" calcext:value-type="float">
            <text:p>5893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]-[.B5]" office:value-type="float" office:value="-1483" calcext:value-type="float">
            <text:p>-1483</text:p>
          </table:table-cell>
          <table:table-cell table:formula="of:=[.A5]-[.C5]" office:value-type="float" office:value="1012" calcext:value-type="float">
            <text:p>1012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6"/>
          <table:table-cell table:formula="of:=AVERAGE([.P2];[.P3])/3600/1000" office:value-type="float" office:value="4.98852847222222" calcext:value-type="float">
            <text:p>4.98852847222222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41" calcext:value-type="float">
            <text:p>57441</text:p>
          </table:table-cell>
          <table:table-cell office:value-type="float" office:value="57778" calcext:value-type="float">
            <text:p>57778</text:p>
          </table:table-cell>
          <table:table-cell office:value-type="float" office:value="57699" calcext:value-type="float">
            <text:p>576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]-[.B6]" office:value-type="float" office:value="258" calcext:value-type="float">
            <text:p>258</text:p>
          </table:table-cell>
          <table:table-cell table:formula="of:=[.A6]-[.C6]" office:value-type="float" office:value="-79" calcext:value-type="float">
            <text:p>-79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061" calcext:value-type="float">
            <text:p>58061</text:p>
          </table:table-cell>
          <table:table-cell office:value-type="float" office:value="59808" calcext:value-type="float">
            <text:p>59808</text:p>
          </table:table-cell>
          <table:table-cell office:value-type="float" office:value="57995" calcext:value-type="float">
            <text:p>579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66" calcext:value-type="float">
            <text:p>-66</text:p>
          </table:table-cell>
          <table:table-cell table:formula="of:=[.A7]-[.C7]" office:value-type="float" office:value="-1813" calcext:value-type="float">
            <text:p>-1813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524" calcext:value-type="float">
            <text:p>57524</text:p>
          </table:table-cell>
          <table:table-cell office:value-type="float" office:value="59547" calcext:value-type="float">
            <text:p>59547</text:p>
          </table:table-cell>
          <table:table-cell office:value-type="float" office:value="57701" calcext:value-type="float">
            <text:p>5770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8]-[.B8]" office:value-type="float" office:value="177" calcext:value-type="float">
            <text:p>177</text:p>
          </table:table-cell>
          <table:table-cell table:formula="of:=[.A8]-[.C8]" office:value-type="float" office:value="-1846" calcext:value-type="float">
            <text:p>-1846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35" calcext:value-type="float">
            <text:p>57735</text:p>
          </table:table-cell>
          <table:table-cell office:value-type="float" office:value="58495" calcext:value-type="float">
            <text:p>58495</text:p>
          </table:table-cell>
          <table:table-cell office:value-type="float" office:value="57748" calcext:value-type="float">
            <text:p>5774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9]-[.B9]" office:value-type="float" office:value="13" calcext:value-type="float">
            <text:p>13</text:p>
          </table:table-cell>
          <table:table-cell table:formula="of:=[.A9]-[.C9]" office:value-type="float" office:value="-747" calcext:value-type="float">
            <text:p>-74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433" calcext:value-type="float">
            <text:p>57433</text:p>
          </table:table-cell>
          <table:table-cell office:value-type="float" office:value="58879" calcext:value-type="float">
            <text:p>58879</text:p>
          </table:table-cell>
          <table:table-cell office:value-type="float" office:value="57760" calcext:value-type="float">
            <text:p>5776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0]-[.B10]" office:value-type="float" office:value="327" calcext:value-type="float">
            <text:p>327</text:p>
          </table:table-cell>
          <table:table-cell table:formula="of:=[.A10]-[.C10]" office:value-type="float" office:value="-1119" calcext:value-type="float">
            <text:p>-1119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378" calcext:value-type="float">
            <text:p>58378</text:p>
          </table:table-cell>
          <table:table-cell office:value-type="float" office:value="58394" calcext:value-type="float">
            <text:p>58394</text:p>
          </table:table-cell>
          <table:table-cell office:value-type="float" office:value="57484" calcext:value-type="float">
            <text:p>5748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-[.B11]" office:value-type="float" office:value="-894" calcext:value-type="float">
            <text:p>-894</text:p>
          </table:table-cell>
          <table:table-cell table:formula="of:=[.A11]-[.C11]" office:value-type="float" office:value="-910" calcext:value-type="float">
            <text:p>-910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0" calcext:value-type="float">
            <text:p>58160</text:p>
          </table:table-cell>
          <table:table-cell office:value-type="float" office:value="57634" calcext:value-type="float">
            <text:p>57634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2]-[.B12]" office:value-type="float" office:value="-780" calcext:value-type="float">
            <text:p>-780</text:p>
          </table:table-cell>
          <table:table-cell table:formula="of:=[.A12]-[.C12]" office:value-type="float" office:value="-254" calcext:value-type="float">
            <text:p>-254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703" calcext:value-type="float">
            <text:p>60703</text:p>
          </table:table-cell>
          <table:table-cell office:value-type="float" office:value="58111" calcext:value-type="float">
            <text:p>58111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1268" calcext:value-type="float">
            <text:p>-1268</text:p>
          </table:table-cell>
          <table:table-cell table:formula="of:=[.A13]-[.C13]" office:value-type="float" office:value="1324" calcext:value-type="float">
            <text:p>1324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861" calcext:value-type="float">
            <text:p>57861</text:p>
          </table:table-cell>
          <table:table-cell office:value-type="float" office:value="58123" calcext:value-type="float">
            <text:p>58123</text:p>
          </table:table-cell>
          <table:table-cell office:value-type="float" office:value="57922" calcext:value-type="float">
            <text:p>5792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]-[.B14]" office:value-type="float" office:value="61" calcext:value-type="float">
            <text:p>61</text:p>
          </table:table-cell>
          <table:table-cell table:formula="of:=[.A14]-[.C14]" office:value-type="float" office:value="-201" calcext:value-type="float">
            <text:p>-201</text:p>
          </table:table-cell>
          <table:table-cell table:formula="of:=[.A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192" calcext:value-type="float">
            <text:p>58192</text:p>
          </table:table-cell>
          <table:table-cell office:value-type="float" office:value="59807" calcext:value-type="float">
            <text:p>59807</text:p>
          </table:table-cell>
          <table:table-cell office:value-type="float" office:value="57783" calcext:value-type="float">
            <text:p>5778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5]-[.B15]" office:value-type="float" office:value="-409" calcext:value-type="float">
            <text:p>-409</text:p>
          </table:table-cell>
          <table:table-cell table:formula="of:=[.A15]-[.C15]" office:value-type="float" office:value="-2024" calcext:value-type="float">
            <text:p>-2024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159" calcext:value-type="float">
            <text:p>60159</text:p>
          </table:table-cell>
          <table:table-cell office:value-type="float" office:value="60231" calcext:value-type="float">
            <text:p>60231</text:p>
          </table:table-cell>
          <table:table-cell office:value-type="float" office:value="58161" calcext:value-type="float">
            <text:p>5816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-1998" calcext:value-type="float">
            <text:p>-1998</text:p>
          </table:table-cell>
          <table:table-cell table:formula="of:=[.A16]-[.C16]" office:value-type="float" office:value="-2070" calcext:value-type="float">
            <text:p>-2070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09" calcext:value-type="float">
            <text:p>57509</text:p>
          </table:table-cell>
          <table:table-cell office:value-type="float" office:value="57451" calcext:value-type="float">
            <text:p>57451</text:p>
          </table:table-cell>
          <table:table-cell office:value-type="float" office:value="57485" calcext:value-type="float">
            <text:p>5748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7]-[.B17]" office:value-type="float" office:value="-24" calcext:value-type="float">
            <text:p>-24</text:p>
          </table:table-cell>
          <table:table-cell table:formula="of:=[.A17]-[.C17]" office:value-type="float" office:value="34" calcext:value-type="float">
            <text:p>34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01" calcext:value-type="float">
            <text:p>59501</text:p>
          </table:table-cell>
          <table:table-cell office:value-type="float" office:value="60031" calcext:value-type="float">
            <text:p>60031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8]-[.B18]" office:value-type="float" office:value="-2121" calcext:value-type="float">
            <text:p>-2121</text:p>
          </table:table-cell>
          <table:table-cell table:formula="of:=[.A18]-[.C18]" office:value-type="float" office:value="-2651" calcext:value-type="float">
            <text:p>-2651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52" calcext:value-type="float">
            <text:p>59752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8" calcext:value-type="float">
            <text:p>5769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9]-[.B19]" office:value-type="float" office:value="-2054" calcext:value-type="float">
            <text:p>-2054</text:p>
          </table:table-cell>
          <table:table-cell table:formula="of:=[.A19]-[.C19]" office:value-type="float" office:value="-3229" calcext:value-type="float">
            <text:p>-3229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68" calcext:value-type="float">
            <text:p>57768</text:p>
          </table:table-cell>
          <table:table-cell office:value-type="float" office:value="57600" calcext:value-type="float">
            <text:p>57600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0]-[.B20]" office:value-type="float" office:value="-388" calcext:value-type="float">
            <text:p>-388</text:p>
          </table:table-cell>
          <table:table-cell table:formula="of:=[.A20]-[.C20]" office:value-type="float" office:value="-220" calcext:value-type="float">
            <text:p>-220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599" calcext:value-type="float">
            <text:p>57599</text:p>
          </table:table-cell>
          <table:table-cell office:value-type="float" office:value="58000" calcext:value-type="float">
            <text:p>58000</text:p>
          </table:table-cell>
          <table:table-cell office:value-type="float" office:value="58545" calcext:value-type="float">
            <text:p>5854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1]-[.B21]" office:value-type="float" office:value="946" calcext:value-type="float">
            <text:p>946</text:p>
          </table:table-cell>
          <table:table-cell table:formula="of:=[.A21]-[.C21]" office:value-type="float" office:value="545" calcext:value-type="float">
            <text:p>545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415" calcext:value-type="float">
            <text:p>60415</text:p>
          </table:table-cell>
          <table:table-cell office:value-type="float" office:value="59412" calcext:value-type="float">
            <text:p>59412</text:p>
          </table:table-cell>
          <table:table-cell office:value-type="float" office:value="57741" calcext:value-type="float">
            <text:p>5774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2]-[.B22]" office:value-type="float" office:value="-2674" calcext:value-type="float">
            <text:p>-2674</text:p>
          </table:table-cell>
          <table:table-cell table:formula="of:=[.A22]-[.C22]" office:value-type="float" office:value="-1671" calcext:value-type="float">
            <text:p>-1671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80" calcext:value-type="float">
            <text:p>60480</text:p>
          </table:table-cell>
          <table:table-cell office:value-type="float" office:value="60489" calcext:value-type="float">
            <text:p>60489</text:p>
          </table:table-cell>
          <table:table-cell office:value-type="float" office:value="57729" calcext:value-type="float">
            <text:p>5772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-[.B23]" office:value-type="float" office:value="-2751" calcext:value-type="float">
            <text:p>-2751</text:p>
          </table:table-cell>
          <table:table-cell table:formula="of:=[.A23]-[.C23]" office:value-type="float" office:value="-2760" calcext:value-type="float">
            <text:p>-2760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647" calcext:value-type="float">
            <text:p>59647</text:p>
          </table:table-cell>
          <table:table-cell office:value-type="float" office:value="59415" calcext:value-type="float">
            <text:p>59415</text:p>
          </table:table-cell>
          <table:table-cell office:value-type="float" office:value="57731" calcext:value-type="float">
            <text:p>5773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4]-[.B24]" office:value-type="float" office:value="-1916" calcext:value-type="float">
            <text:p>-1916</text:p>
          </table:table-cell>
          <table:table-cell table:formula="of:=[.A24]-[.C24]" office:value-type="float" office:value="-1684" calcext:value-type="float">
            <text:p>-1684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0" calcext:value-type="float">
            <text:p>57600</text:p>
          </table:table-cell>
          <table:table-cell office:value-type="float" office:value="59543" calcext:value-type="float">
            <text:p>59543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5]-[.B25]" office:value-type="float" office:value="-220" calcext:value-type="float">
            <text:p>-220</text:p>
          </table:table-cell>
          <table:table-cell table:formula="of:=[.A25]-[.C25]" office:value-type="float" office:value="-2163" calcext:value-type="float">
            <text:p>-2163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980" calcext:value-type="float">
            <text:p>59980</text:p>
          </table:table-cell>
          <table:table-cell office:value-type="float" office:value="58629" calcext:value-type="float">
            <text:p>58629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6]-[.B26]" office:value-type="float" office:value="-2278" calcext:value-type="float">
            <text:p>-2278</text:p>
          </table:table-cell>
          <table:table-cell table:formula="of:=[.A26]-[.C26]" office:value-type="float" office:value="-927" calcext:value-type="float">
            <text:p>-927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391" calcext:value-type="float">
            <text:p>59391</text:p>
          </table:table-cell>
          <table:table-cell office:value-type="float" office:value="57527" calcext:value-type="float">
            <text:p>57527</text:p>
          </table:table-cell>
          <table:table-cell office:value-type="float" office:value="57476" calcext:value-type="float">
            <text:p>574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7]-[.B27]" office:value-type="float" office:value="-1915" calcext:value-type="float">
            <text:p>-1915</text:p>
          </table:table-cell>
          <table:table-cell table:formula="of:=[.A27]-[.C27]" office:value-type="float" office:value="-51" calcext:value-type="float">
            <text:p>-51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26" calcext:value-type="float">
            <text:p>57426</text:p>
          </table:table-cell>
          <table:table-cell office:value-type="float" office:value="58896" calcext:value-type="float">
            <text:p>58896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8]-[.B28]" office:value-type="float" office:value="-46" calcext:value-type="float">
            <text:p>-46</text:p>
          </table:table-cell>
          <table:table-cell table:formula="of:=[.A28]-[.C28]" office:value-type="float" office:value="-1516" calcext:value-type="float">
            <text:p>-1516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623" calcext:value-type="float">
            <text:p>58623</text:p>
          </table:table-cell>
          <table:table-cell office:value-type="float" office:value="59463" calcext:value-type="float">
            <text:p>59463</text:p>
          </table:table-cell>
          <table:table-cell office:value-type="float" office:value="59721" calcext:value-type="float">
            <text:p>597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9]-[.B29]" office:value-type="float" office:value="1098" calcext:value-type="float">
            <text:p>1098</text:p>
          </table:table-cell>
          <table:table-cell table:formula="of:=[.A29]-[.C29]" office:value-type="float" office:value="258" calcext:value-type="float">
            <text:p>258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60" calcext:value-type="float">
            <text:p>59660</text:p>
          </table:table-cell>
          <table:table-cell office:value-type="float" office:value="58111" calcext:value-type="float">
            <text:p>58111</text:p>
          </table:table-cell>
          <table:table-cell office:value-type="float" office:value="57697" calcext:value-type="float">
            <text:p>5769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0]-[.B30]" office:value-type="float" office:value="-1963" calcext:value-type="float">
            <text:p>-1963</text:p>
          </table:table-cell>
          <table:table-cell table:formula="of:=[.A30]-[.C30]" office:value-type="float" office:value="-414" calcext:value-type="float">
            <text:p>-414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544" calcext:value-type="float">
            <text:p>58544</text:p>
          </table:table-cell>
          <table:table-cell office:value-type="float" office:value="58751" calcext:value-type="float">
            <text:p>58751</text:p>
          </table:table-cell>
          <table:table-cell office:value-type="float" office:value="57773" calcext:value-type="float">
            <text:p>5777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1]-[.B31]" office:value-type="float" office:value="-771" calcext:value-type="float">
            <text:p>-771</text:p>
          </table:table-cell>
          <table:table-cell table:formula="of:=[.A31]-[.C31]" office:value-type="float" office:value="-978" calcext:value-type="float">
            <text:p>-978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704" calcext:value-type="float">
            <text:p>57704</text:p>
          </table:table-cell>
          <table:table-cell office:value-type="float" office:value="59791" calcext:value-type="float">
            <text:p>59791</text:p>
          </table:table-cell>
          <table:table-cell office:value-type="float" office:value="58148" calcext:value-type="float">
            <text:p>5814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2]-[.B32]" office:value-type="float" office:value="444" calcext:value-type="float">
            <text:p>444</text:p>
          </table:table-cell>
          <table:table-cell table:formula="of:=[.A32]-[.C32]" office:value-type="float" office:value="-1643" calcext:value-type="float">
            <text:p>-1643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600" calcext:value-type="float">
            <text:p>57600</text:p>
          </table:table-cell>
          <table:table-cell office:value-type="float" office:value="59570" calcext:value-type="float">
            <text:p>59570</text:p>
          </table:table-cell>
          <table:table-cell office:value-type="float" office:value="57697" calcext:value-type="float">
            <text:p>5769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3]-[.B33]" office:value-type="float" office:value="97" calcext:value-type="float">
            <text:p>97</text:p>
          </table:table-cell>
          <table:table-cell table:formula="of:=[.A33]-[.C33]" office:value-type="float" office:value="-1873" calcext:value-type="float">
            <text:p>-1873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19" calcext:value-type="float">
            <text:p>59719</text:p>
          </table:table-cell>
          <table:table-cell office:value-type="float" office:value="59653" calcext:value-type="float">
            <text:p>59653</text:p>
          </table:table-cell>
          <table:table-cell office:value-type="float" office:value="57698" calcext:value-type="float">
            <text:p>5769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4]-[.B34]" office:value-type="float" office:value="-2021" calcext:value-type="float">
            <text:p>-2021</text:p>
          </table:table-cell>
          <table:table-cell table:formula="of:=[.A34]-[.C34]" office:value-type="float" office:value="-1955" calcext:value-type="float">
            <text:p>-1955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0" calcext:value-type="float">
            <text:p>58440</text:p>
          </table:table-cell>
          <table:table-cell office:value-type="float" office:value="59445" calcext:value-type="float">
            <text:p>59445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5]-[.B35]" office:value-type="float" office:value="-1060" calcext:value-type="float">
            <text:p>-1060</text:p>
          </table:table-cell>
          <table:table-cell table:formula="of:=[.A35]-[.C35]" office:value-type="float" office:value="-2065" calcext:value-type="float">
            <text:p>-2065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599" calcext:value-type="float">
            <text:p>57599</text:p>
          </table:table-cell>
          <table:table-cell office:value-type="float" office:value="57746" calcext:value-type="float">
            <text:p>57746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6]-[.B36]" office:value-type="float" office:value="96" calcext:value-type="float">
            <text:p>96</text:p>
          </table:table-cell>
          <table:table-cell table:formula="of:=[.A36]-[.C36]" office:value-type="float" office:value="-51" calcext:value-type="float">
            <text:p>-51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60609" calcext:value-type="float">
            <text:p>6060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7]-[.B37]" office:value-type="float" office:value="0" calcext:value-type="float">
            <text:p>0</text:p>
          </table:table-cell>
          <table:table-cell table:formula="of:=[.A37]-[.C37]" office:value-type="float" office:value="-3547" calcext:value-type="float">
            <text:p>-3547</text:p>
          </table:table-cell>
          <table:table-cell table:formula="of:=[.A37]-[.D37]" office:value-type="float" office:value="-3229" calcext:value-type="float">
            <text:p>-3229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975" calcext:value-type="float">
            <text:p>58975</text:p>
          </table:table-cell>
          <table:table-cell office:value-type="float" office:value="58388" calcext:value-type="float">
            <text:p>58388</text:p>
          </table:table-cell>
          <table:table-cell office:value-type="float" office:value="58545" calcext:value-type="float">
            <text:p>5854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8]-[.B38]" office:value-type="float" office:value="-430" calcext:value-type="float">
            <text:p>-430</text:p>
          </table:table-cell>
          <table:table-cell table:formula="of:=[.A38]-[.C38]" office:value-type="float" office:value="157" calcext:value-type="float">
            <text:p>157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28" calcext:value-type="float">
            <text:p>58628</text:p>
          </table:table-cell>
          <table:table-cell office:value-type="float" office:value="59839" calcext:value-type="float">
            <text:p>59839</text:p>
          </table:table-cell>
          <table:table-cell office:value-type="float" office:value="57905" calcext:value-type="float">
            <text:p>579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9]-[.B39]" office:value-type="float" office:value="-723" calcext:value-type="float">
            <text:p>-723</text:p>
          </table:table-cell>
          <table:table-cell table:formula="of:=[.A39]-[.C39]" office:value-type="float" office:value="-1934" calcext:value-type="float">
            <text:p>-1934</text:p>
          </table:table-cell>
          <table:table-cell table:formula="of:=[.A39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707" calcext:value-type="float">
            <text:p>57707</text:p>
          </table:table-cell>
          <table:table-cell office:value-type="float" office:value="59775" calcext:value-type="float">
            <text:p>59775</text:p>
          </table:table-cell>
          <table:table-cell office:value-type="float" office:value="58378" calcext:value-type="float">
            <text:p>5837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0]-[.B40]" office:value-type="float" office:value="0" calcext:value-type="float">
            <text:p>0</text:p>
          </table:table-cell>
          <table:table-cell table:formula="of:=[.A40]-[.C40]" office:value-type="float" office:value="-2068" calcext:value-type="float">
            <text:p>-2068</text:p>
          </table:table-cell>
          <table:table-cell table:formula="of:=[.A40]-[.D40]" office:value-type="float" office:value="-671" calcext:value-type="float">
            <text:p>-671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32" calcext:value-type="float">
            <text:p>57432</text:p>
          </table:table-cell>
          <table:table-cell office:value-type="float" office:value="58034" calcext:value-type="float">
            <text:p>58034</text:p>
          </table:table-cell>
          <table:table-cell office:value-type="float" office:value="57393" calcext:value-type="float">
            <text:p>5739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1]-[.B41]" office:value-type="float" office:value="-39" calcext:value-type="float">
            <text:p>-39</text:p>
          </table:table-cell>
          <table:table-cell table:formula="of:=[.A41]-[.C41]" office:value-type="float" office:value="-641" calcext:value-type="float">
            <text:p>-641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7" calcext:value-type="float">
            <text:p>58117</text:p>
          </table:table-cell>
          <table:table-cell office:value-type="float" office:value="60677" calcext:value-type="float">
            <text:p>60677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2]-[.B42]" office:value-type="float" office:value="-737" calcext:value-type="float">
            <text:p>-737</text:p>
          </table:table-cell>
          <table:table-cell table:formula="of:=[.A42]-[.C42]" office:value-type="float" office:value="-3297" calcext:value-type="float">
            <text:p>-3297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879" calcext:value-type="float">
            <text:p>58879</text:p>
          </table:table-cell>
          <table:table-cell office:value-type="float" office:value="57519" calcext:value-type="float">
            <text:p>57519</text:p>
          </table:table-cell>
          <table:table-cell office:value-type="float" office:value="58954" calcext:value-type="float">
            <text:p>5895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3]-[.B43]" office:value-type="float" office:value="75" calcext:value-type="float">
            <text:p>75</text:p>
          </table:table-cell>
          <table:table-cell table:formula="of:=[.A43]-[.C43]" office:value-type="float" office:value="1435" calcext:value-type="float">
            <text:p>1435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73" calcext:value-type="float">
            <text:p>58773</text:p>
          </table:table-cell>
          <table:table-cell office:value-type="float" office:value="59817" calcext:value-type="float">
            <text:p>5981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4]-[.B44]" office:value-type="float" office:value="-1393" calcext:value-type="float">
            <text:p>-1393</text:p>
          </table:table-cell>
          <table:table-cell table:formula="of:=[.A44]-[.C44]" office:value-type="float" office:value="-2437" calcext:value-type="float">
            <text:p>-2437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984" calcext:value-type="float">
            <text:p>57984</text:p>
          </table:table-cell>
          <table:table-cell office:value-type="float" office:value="58800" calcext:value-type="float">
            <text:p>58800</text:p>
          </table:table-cell>
          <table:table-cell office:value-type="float" office:value="58657" calcext:value-type="float">
            <text:p>586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5]-[.B45]" office:value-type="float" office:value="673" calcext:value-type="float">
            <text:p>673</text:p>
          </table:table-cell>
          <table:table-cell table:formula="of:=[.A45]-[.C45]" office:value-type="float" office:value="-143" calcext:value-type="float">
            <text:p>-143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583" calcext:value-type="float">
            <text:p>59583</text:p>
          </table:table-cell>
          <table:table-cell office:value-type="float" office:value="58367" calcext:value-type="float">
            <text:p>58367</text:p>
          </table:table-cell>
          <table:table-cell office:value-type="float" office:value="57475" calcext:value-type="float">
            <text:p>5747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6]-[.B46]" office:value-type="float" office:value="-2108" calcext:value-type="float">
            <text:p>-2108</text:p>
          </table:table-cell>
          <table:table-cell table:formula="of:=[.A46]-[.C46]" office:value-type="float" office:value="-892" calcext:value-type="float">
            <text:p>-892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949" calcext:value-type="float">
            <text:p>58949</text:p>
          </table:table-cell>
          <table:table-cell office:value-type="float" office:value="57748" calcext:value-type="float">
            <text:p>57748</text:p>
          </table:table-cell>
          <table:table-cell office:value-type="float" office:value="57393" calcext:value-type="float">
            <text:p>5739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7]-[.B47]" office:value-type="float" office:value="-1556" calcext:value-type="float">
            <text:p>-1556</text:p>
          </table:table-cell>
          <table:table-cell table:formula="of:=[.A47]-[.C47]" office:value-type="float" office:value="-355" calcext:value-type="float">
            <text:p>-355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8777" calcext:value-type="float">
            <text:p>58777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8]-[.B48]" office:value-type="float" office:value="-3547" calcext:value-type="float">
            <text:p>-3547</text:p>
          </table:table-cell>
          <table:table-cell table:formula="of:=[.A48]-[.C48]" office:value-type="float" office:value="-1397" calcext:value-type="float">
            <text:p>-1397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026" calcext:value-type="float">
            <text:p>59026</text:p>
          </table:table-cell>
          <table:table-cell office:value-type="float" office:value="59967" calcext:value-type="float">
            <text:p>59967</text:p>
          </table:table-cell>
          <table:table-cell office:value-type="float" office:value="57702" calcext:value-type="float">
            <text:p>5770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9]-[.B49]" office:value-type="float" office:value="-1324" calcext:value-type="float">
            <text:p>-1324</text:p>
          </table:table-cell>
          <table:table-cell table:formula="of:=[.A49]-[.C49]" office:value-type="float" office:value="-2265" calcext:value-type="float">
            <text:p>-2265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86" calcext:value-type="float">
            <text:p>57386</text:p>
          </table:table-cell>
          <table:table-cell office:value-type="float" office:value="60083" calcext:value-type="float">
            <text:p>60083</text:p>
          </table:table-cell>
          <table:table-cell office:value-type="float" office:value="57476" calcext:value-type="float">
            <text:p>5747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0]-[.B50]" office:value-type="float" office:value="90" calcext:value-type="float">
            <text:p>90</text:p>
          </table:table-cell>
          <table:table-cell table:formula="of:=[.A50]-[.C50]" office:value-type="float" office:value="-2607" calcext:value-type="float">
            <text:p>-2607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90" calcext:value-type="float">
            <text:p>57690</text:p>
          </table:table-cell>
          <table:table-cell office:value-type="float" office:value="59413" calcext:value-type="float">
            <text:p>59413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1]-[.B51]" office:value-type="float" office:value="-310" calcext:value-type="float">
            <text:p>-310</text:p>
          </table:table-cell>
          <table:table-cell table:formula="of:=[.A51]-[.C51]" office:value-type="float" office:value="-2033" calcext:value-type="float">
            <text:p>-2033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056" calcext:value-type="float">
            <text:p>58056</text:p>
          </table:table-cell>
          <table:table-cell office:value-type="float" office:value="60031" calcext:value-type="float">
            <text:p>60031</text:p>
          </table:table-cell>
          <table:table-cell office:value-type="float" office:value="58779" calcext:value-type="float">
            <text:p>5877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2]-[.B52]" office:value-type="float" office:value="723" calcext:value-type="float">
            <text:p>723</text:p>
          </table:table-cell>
          <table:table-cell table:formula="of:=[.A52]-[.C52]" office:value-type="float" office:value="-1252" calcext:value-type="float">
            <text:p>-1252</text:p>
          </table:table-cell>
          <table:table-cell table:formula="of:=[.A52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374" calcext:value-type="float">
            <text:p>58374</text:p>
          </table:table-cell>
          <table:table-cell office:value-type="float" office:value="58495" calcext:value-type="float">
            <text:p>58495</text:p>
          </table:table-cell>
          <table:table-cell office:value-type="float" office:value="57700" calcext:value-type="float">
            <text:p>577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3]-[.B53]" office:value-type="float" office:value="-674" calcext:value-type="float">
            <text:p>-674</text:p>
          </table:table-cell>
          <table:table-cell table:formula="of:=[.A53]-[.C53]" office:value-type="float" office:value="-795" calcext:value-type="float">
            <text:p>-795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768" calcext:value-type="float">
            <text:p>58768</text:p>
          </table:table-cell>
          <table:table-cell office:value-type="float" office:value="60755" calcext:value-type="float">
            <text:p>60755</text:p>
          </table:table-cell>
          <table:table-cell office:value-type="float" office:value="57707" calcext:value-type="float">
            <text:p>5770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4]-[.B54]" office:value-type="float" office:value="-1061" calcext:value-type="float">
            <text:p>-1061</text:p>
          </table:table-cell>
          <table:table-cell table:formula="of:=[.A54]-[.C54]" office:value-type="float" office:value="-3048" calcext:value-type="float">
            <text:p>-3048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915" calcext:value-type="float">
            <text:p>58915</text:p>
          </table:table-cell>
          <table:table-cell office:value-type="float" office:value="59936" calcext:value-type="float">
            <text:p>59936</text:p>
          </table:table-cell>
          <table:table-cell office:value-type="float" office:value="57735" calcext:value-type="float">
            <text:p>577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-[.B55]" office:value-type="float" office:value="-1180" calcext:value-type="float">
            <text:p>-1180</text:p>
          </table:table-cell>
          <table:table-cell table:formula="of:=[.A55]-[.C55]" office:value-type="float" office:value="-2201" calcext:value-type="float">
            <text:p>-2201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9" calcext:value-type="float">
            <text:p>60679</text:p>
          </table:table-cell>
          <table:table-cell office:value-type="float" office:value="59547" calcext:value-type="float">
            <text:p>59547</text:p>
          </table:table-cell>
          <table:table-cell office:value-type="float" office:value="57380" calcext:value-type="float">
            <text:p>573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6]-[.B56]" office:value-type="float" office:value="-3299" calcext:value-type="float">
            <text:p>-3299</text:p>
          </table:table-cell>
          <table:table-cell table:formula="of:=[.A56]-[.C56]" office:value-type="float" office:value="-2167" calcext:value-type="float">
            <text:p>-2167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865" calcext:value-type="float">
            <text:p>57865</text:p>
          </table:table-cell>
          <table:table-cell office:value-type="float" office:value="59673" calcext:value-type="float">
            <text:p>59673</text:p>
          </table:table-cell>
          <table:table-cell office:value-type="float" office:value="58649" calcext:value-type="float">
            <text:p>5864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7]-[.B57]" office:value-type="float" office:value="784" calcext:value-type="float">
            <text:p>784</text:p>
          </table:table-cell>
          <table:table-cell table:formula="of:=[.A57]-[.C57]" office:value-type="float" office:value="-1024" calcext:value-type="float">
            <text:p>-1024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728" calcext:value-type="float">
            <text:p>59728</text:p>
          </table:table-cell>
          <table:table-cell office:value-type="float" office:value="58009" calcext:value-type="float">
            <text:p>58009</text:p>
          </table:table-cell>
          <table:table-cell office:value-type="float" office:value="58175" calcext:value-type="float">
            <text:p>5817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8]-[.B58]" office:value-type="float" office:value="-1553" calcext:value-type="float">
            <text:p>-1553</text:p>
          </table:table-cell>
          <table:table-cell table:formula="of:=[.A58]-[.C58]" office:value-type="float" office:value="166" calcext:value-type="float">
            <text:p>166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934" calcext:value-type="float">
            <text:p>58934</text:p>
          </table:table-cell>
          <table:table-cell office:value-type="float" office:value="60233" calcext:value-type="float">
            <text:p>60233</text:p>
          </table:table-cell>
          <table:table-cell office:value-type="float" office:value="57734" calcext:value-type="float">
            <text:p>5773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9]-[.B59]" office:value-type="float" office:value="-1200" calcext:value-type="float">
            <text:p>-1200</text:p>
          </table:table-cell>
          <table:table-cell table:formula="of:=[.A59]-[.C59]" office:value-type="float" office:value="-2499" calcext:value-type="float">
            <text:p>-2499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413" calcext:value-type="float">
            <text:p>59413</text:p>
          </table:table-cell>
          <table:table-cell office:value-type="float" office:value="57368" calcext:value-type="float">
            <text:p>57368</text:p>
          </table:table-cell>
          <table:table-cell office:value-type="float" office:value="58160" calcext:value-type="float">
            <text:p>581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0]-[.B60]" office:value-type="float" office:value="-1253" calcext:value-type="float">
            <text:p>-1253</text:p>
          </table:table-cell>
          <table:table-cell table:formula="of:=[.A60]-[.C60]" office:value-type="float" office:value="792" calcext:value-type="float">
            <text:p>792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684" calcext:value-type="float">
            <text:p>60684</text:p>
          </table:table-cell>
          <table:table-cell office:value-type="float" office:value="58720" calcext:value-type="float">
            <text:p>58720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3330" calcext:value-type="float">
            <text:p>-3330</text:p>
          </table:table-cell>
          <table:table-cell table:formula="of:=[.A61]-[.C61]" office:value-type="float" office:value="-1366" calcext:value-type="float">
            <text:p>-1366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719" calcext:value-type="float">
            <text:p>58719</text:p>
          </table:table-cell>
          <table:table-cell office:value-type="float" office:value="59007" calcext:value-type="float">
            <text:p>59007</text:p>
          </table:table-cell>
          <table:table-cell office:value-type="float" office:value="58779" calcext:value-type="float">
            <text:p>587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2]-[.B62]" office:value-type="float" office:value="60" calcext:value-type="float">
            <text:p>60</text:p>
          </table:table-cell>
          <table:table-cell table:formula="of:=[.A62]-[.C62]" office:value-type="float" office:value="-228" calcext:value-type="float">
            <text:p>-228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9721" calcext:value-type="float">
            <text:p>59721</text:p>
          </table:table-cell>
          <table:table-cell office:value-type="float" office:value="60630" calcext:value-type="float">
            <text:p>60630</text:p>
          </table:table-cell>
          <table:table-cell office:value-type="float" office:value="59016" calcext:value-type="float">
            <text:p>590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3]-[.B63]" office:value-type="float" office:value="0" calcext:value-type="float">
            <text:p>0</text:p>
          </table:table-cell>
          <table:table-cell table:formula="of:=[.A63]-[.C63]" office:value-type="float" office:value="-909" calcext:value-type="float">
            <text:p>-909</text:p>
          </table:table-cell>
          <table:table-cell table:formula="of:=[.A63]-[.D63]" office:value-type="float" office:value="705" calcext:value-type="float">
            <text:p>705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587" calcext:value-type="float">
            <text:p>59587</text:p>
          </table:table-cell>
          <table:table-cell office:value-type="float" office:value="57613" calcext:value-type="float">
            <text:p>57613</text:p>
          </table:table-cell>
          <table:table-cell office:value-type="float" office:value="57493" calcext:value-type="float">
            <text:p>5749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4]-[.B64]" office:value-type="float" office:value="-2094" calcext:value-type="float">
            <text:p>-2094</text:p>
          </table:table-cell>
          <table:table-cell table:formula="of:=[.A64]-[.C64]" office:value-type="float" office:value="-120" calcext:value-type="float">
            <text:p>-120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8" calcext:value-type="float">
            <text:p>57888</text:p>
          </table:table-cell>
          <table:table-cell office:value-type="float" office:value="59947" calcext:value-type="float">
            <text:p>59947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65]-[.B65]" office:value-type="float" office:value="-508" calcext:value-type="float">
            <text:p>-508</text:p>
          </table:table-cell>
          <table:table-cell table:formula="of:=[.A65]-[.C65]" office:value-type="float" office:value="-2567" calcext:value-type="float">
            <text:p>-2567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399" calcext:value-type="float">
            <text:p>57399</text:p>
          </table:table-cell>
          <table:table-cell office:value-type="float" office:value="59681" calcext:value-type="float">
            <text:p>59681</text:p>
          </table:table-cell>
          <table:table-cell office:value-type="float" office:value="57472" calcext:value-type="float">
            <text:p>5747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66]-[.B66]" office:value-type="float" office:value="0" calcext:value-type="float">
            <text:p>0</text:p>
          </table:table-cell>
          <table:table-cell table:formula="of:=[.A66]-[.C66]" office:value-type="float" office:value="-2282" calcext:value-type="float">
            <text:p>-2282</text:p>
          </table:table-cell>
          <table:table-cell table:formula="of:=[.A66]-[.D66]" office:value-type="float" office:value="-73" calcext:value-type="float">
            <text:p>-73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705" calcext:value-type="float">
            <text:p>58705</text:p>
          </table:table-cell>
          <table:table-cell office:value-type="float" office:value="57510" calcext:value-type="float">
            <text:p>57510</text:p>
          </table:table-cell>
          <table:table-cell office:value-type="float" office:value="57397" calcext:value-type="float">
            <text:p>5739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7]-[.B67]" office:value-type="float" office:value="-1308" calcext:value-type="float">
            <text:p>-1308</text:p>
          </table:table-cell>
          <table:table-cell table:formula="of:=[.A67]-[.C67]" office:value-type="float" office:value="-113" calcext:value-type="float">
            <text:p>-113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003" calcext:value-type="float">
            <text:p>60003</text:p>
          </table:table-cell>
          <table:table-cell office:value-type="float" office:value="60045" calcext:value-type="float">
            <text:p>60045</text:p>
          </table:table-cell>
          <table:table-cell office:value-type="float" office:value="57398" calcext:value-type="float">
            <text:p>5739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8]-[.B68]" office:value-type="float" office:value="-2605" calcext:value-type="float">
            <text:p>-2605</text:p>
          </table:table-cell>
          <table:table-cell table:formula="of:=[.A68]-[.C68]" office:value-type="float" office:value="-2647" calcext:value-type="float">
            <text:p>-2647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735" calcext:value-type="float">
            <text:p>57735</text:p>
          </table:table-cell>
          <table:table-cell office:value-type="float" office:value="60248" calcext:value-type="float">
            <text:p>60248</text:p>
          </table:table-cell>
          <table:table-cell office:value-type="float" office:value="57413" calcext:value-type="float">
            <text:p>574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9]-[.B69]" office:value-type="float" office:value="-322" calcext:value-type="float">
            <text:p>-322</text:p>
          </table:table-cell>
          <table:table-cell table:formula="of:=[.A69]-[.C69]" office:value-type="float" office:value="-2835" calcext:value-type="float">
            <text:p>-2835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553" calcext:value-type="float">
            <text:p>57553</text:p>
          </table:table-cell>
          <table:table-cell office:value-type="float" office:value="59989" calcext:value-type="float">
            <text:p>59989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199" calcext:value-type="float">
            <text:p>-199</text:p>
          </table:table-cell>
          <table:table-cell table:formula="of:=[.A70]-[.C70]" office:value-type="float" office:value="-2635" calcext:value-type="float">
            <text:p>-2635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888" calcext:value-type="float">
            <text:p>57888</text:p>
          </table:table-cell>
          <table:table-cell office:value-type="float" office:value="59905" calcext:value-type="float">
            <text:p>59905</text:p>
          </table:table-cell>
          <table:table-cell office:value-type="float" office:value="61439" calcext:value-type="float">
            <text:p>6143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1]-[.B71]" office:value-type="float" office:value="3551" calcext:value-type="float">
            <text:p>3551</text:p>
          </table:table-cell>
          <table:table-cell table:formula="of:=[.A71]-[.C71]" office:value-type="float" office:value="1534" calcext:value-type="float">
            <text:p>1534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4" calcext:value-type="float">
            <text:p>4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942857142857143" calcext:value-type="float">
            <text:p>0.942857142857143</text:p>
          </table:table-cell>
          <table:table-cell table:number-columns-repeated="7"/>
        </table:table-row>
      </table:table>
      <table:table table:name="ReadingStep=333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4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351" calcext:value-type="float">
            <text:p>57351</text:p>
          </table:table-cell>
          <table:table-cell office:value-type="float" office:value="57509" calcext:value-type="float">
            <text:p>57509</text:p>
          </table:table-cell>
          <table:table-cell office:value-type="float" office:value="58688" calcext:value-type="float">
            <text:p>58688</text:p>
          </table:table-cell>
          <table:table-cell office:value-type="float" office:value="57759" calcext:value-type="float">
            <text:p>57759</text:p>
          </table:table-cell>
          <table:table-cell office:value-type="float" office:value="7" calcext:value-type="float">
            <text:p>7</text:p>
          </table:table-cell>
          <table:table-cell table:formula="of:=[.A2]-[.B2]" office:value-type="float" office:value="1337" calcext:value-type="float">
            <text:p>1337</text:p>
          </table:table-cell>
          <table:table-cell table:formula="of:=[.A2]-[.C2]" office:value-type="float" office:value="1179" calcext:value-type="float">
            <text:p>1179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929" calcext:value-type="float">
            <text:p>929</text:p>
          </table:table-cell>
          <table:table-cell office:value-type="string" calcext:value-type="string">
            <text:p>BBB</text:p>
          </table:table-cell>
          <table:table-cell office:value-type="float" office:value="191789" calcext:value-type="float">
            <text:p>191789</text:p>
          </table:table-cell>
          <table:table-cell office:value-type="float" office:value="40906" calcext:value-type="float">
            <text:p>40906</text:p>
          </table:table-cell>
          <table:table-cell office:value-type="float" office:value="70" calcext:value-type="float">
            <text:p>70</text:p>
          </table:table-cell>
          <table:table-cell office:value-type="float" office:value="110459" calcext:value-type="float">
            <text:p>110459</text:p>
          </table:table-cell>
          <table:table-cell office:value-type="float" office:value="7732178" calcext:value-type="float">
            <text:p>7732178</text:p>
          </table:table-cell>
          <table:table-cell office:value-type="float" office:value="184907" calcext:value-type="float">
            <text:p>184907</text:p>
          </table:table-cell>
          <table:table-cell office:value-type="float" office:value="43854" calcext:value-type="float">
            <text:p>43854</text:p>
          </table:table-cell>
          <table:table-cell office:value-type="float" office:value="184906" calcext:value-type="float">
            <text:p>18490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60159" calcext:value-type="float">
            <text:p>60159</text:p>
          </table:table-cell>
          <table:table-cell office:value-type="float" office:value="61439" calcext:value-type="float">
            <text:p>61439</text:p>
          </table:table-cell>
          <table:table-cell office:value-type="float" office:value="57477" calcext:value-type="float">
            <text:p>57477</text:p>
          </table:table-cell>
          <table:table-cell office:value-type="float" office:value="57526" calcext:value-type="float">
            <text:p>57526</text:p>
          </table:table-cell>
          <table:table-cell office:value-type="float" office:value="12" calcext:value-type="float">
            <text:p>12</text:p>
          </table:table-cell>
          <table:table-cell table:formula="of:=[.A3]-[.B3]" office:value-type="float" office:value="-2682" calcext:value-type="float">
            <text:p>-2682</text:p>
          </table:table-cell>
          <table:table-cell table:formula="of:=[.A3]-[.C3]" office:value-type="float" office:value="-3962" calcext:value-type="float">
            <text:p>-3962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49" calcext:value-type="float">
            <text:p>-49</text:p>
          </table:table-cell>
          <table:table-cell office:value-type="string" calcext:value-type="string">
            <text:p>Rpi</text:p>
          </table:table-cell>
          <table:table-cell office:value-type="float" office:value="191789" calcext:value-type="float">
            <text:p>191789</text:p>
          </table:table-cell>
          <table:table-cell office:value-type="float" office:value="40709" calcext:value-type="float">
            <text:p>40709</text:p>
          </table:table-cell>
          <table:table-cell office:value-type="float" office:value="70" calcext:value-type="float">
            <text:p>70</text:p>
          </table:table-cell>
          <table:table-cell office:value-type="float" office:value="110439" calcext:value-type="float">
            <text:p>110439</text:p>
          </table:table-cell>
          <table:table-cell office:value-type="float" office:value="7731147" calcext:value-type="float">
            <text:p>7731147</text:p>
          </table:table-cell>
          <table:table-cell office:value-type="float" office:value="184907" calcext:value-type="float">
            <text:p>184907</text:p>
          </table:table-cell>
          <table:table-cell office:value-type="float" office:value="43424" calcext:value-type="float">
            <text:p>43424</text:p>
          </table:table-cell>
          <table:table-cell office:value-type="float" office:value="184906" calcext:value-type="float">
            <text:p>18490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01" calcext:value-type="float">
            <text:p>60001</text:p>
          </table:table-cell>
          <table:table-cell office:value-type="float" office:value="57504" calcext:value-type="float">
            <text:p>57504</text:p>
          </table:table-cell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28" calcext:value-type="float">
            <text:p>28</text:p>
          </table:table-cell>
          <table:table-cell table:formula="of:=[.A4]-[.B4]" office:value-type="float" office:value="-2621" calcext:value-type="float">
            <text:p>-2621</text:p>
          </table:table-cell>
          <table:table-cell table:formula="of:=[.A4]-[.C4]" office:value-type="float" office:value="-124" calcext:value-type="float">
            <text:p>-12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011" calcext:value-type="float">
            <text:p>-2011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036" calcext:value-type="float">
            <text:p>60036</text:p>
          </table:table-cell>
          <table:table-cell office:value-type="float" office:value="60805" calcext:value-type="float">
            <text:p>60805</text:p>
          </table:table-cell>
          <table:table-cell office:value-type="float" office:value="58932" calcext:value-type="float">
            <text:p>58932</text:p>
          </table:table-cell>
          <table:table-cell office:value-type="float" office:value="59692" calcext:value-type="float">
            <text:p>59692</text:p>
          </table:table-cell>
          <table:table-cell office:value-type="float" office:value="19" calcext:value-type="float">
            <text:p>19</text:p>
          </table:table-cell>
          <table:table-cell table:formula="of:=[.A5]-[.B5]" office:value-type="float" office:value="-1104" calcext:value-type="float">
            <text:p>-1104</text:p>
          </table:table-cell>
          <table:table-cell table:formula="of:=[.A5]-[.C5]" office:value-type="float" office:value="-1873" calcext:value-type="float">
            <text:p>-1873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760" calcext:value-type="float">
            <text:p>-760</text:p>
          </table:table-cell>
          <table:table-cell table:number-columns-repeated="5"/>
          <table:table-cell table:formula="of:=AVERAGE([.P2];[.P3])/3600/1000" office:value-type="float" office:value="2.14768402777778" calcext:value-type="float">
            <text:p>2.14768402777778</text:p>
          </table:table-cell>
          <table:table-cell table:number-columns-repeated="4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780" calcext:value-type="float">
            <text:p>59780</text:p>
          </table:table-cell>
          <table:table-cell office:value-type="float" office:value="58678" calcext:value-type="float">
            <text:p>58678</text:p>
          </table:table-cell>
          <table:table-cell office:value-type="float" office:value="57699" calcext:value-type="float">
            <text:p>57699</text:p>
          </table:table-cell>
          <table:table-cell office:value-type="float" office:value="59809" calcext:value-type="float">
            <text:p>59809</text:p>
          </table:table-cell>
          <table:table-cell office:value-type="float" office:value="21" calcext:value-type="float">
            <text:p>21</text:p>
          </table:table-cell>
          <table:table-cell table:formula="of:=[.A6]-[.B6]" office:value-type="float" office:value="-2081" calcext:value-type="float">
            <text:p>-2081</text:p>
          </table:table-cell>
          <table:table-cell table:formula="of:=[.A6]-[.C6]" office:value-type="float" office:value="-979" calcext:value-type="float">
            <text:p>-979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110" calcext:value-type="float">
            <text:p>-2110</text:p>
          </table:table-cell>
          <table:table-cell table:number-columns-repeated="10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391" calcext:value-type="float">
            <text:p>59391</text:p>
          </table:table-cell>
          <table:table-cell office:value-type="float" office:value="58160" calcext:value-type="float">
            <text:p>58160</text:p>
          </table:table-cell>
          <table:table-cell office:value-type="float" office:value="57995" calcext:value-type="float">
            <text:p>57995</text:p>
          </table:table-cell>
          <table:table-cell office:value-type="float" office:value="57392" calcext:value-type="float">
            <text:p>57392</text:p>
          </table:table-cell>
          <table:table-cell office:value-type="float" office:value="21" calcext:value-type="float">
            <text:p>21</text:p>
          </table:table-cell>
          <table:table-cell table:formula="of:=[.A7]-[.B7]" office:value-type="float" office:value="-1396" calcext:value-type="float">
            <text:p>-1396</text:p>
          </table:table-cell>
          <table:table-cell table:formula="of:=[.A7]-[.C7]" office:value-type="float" office:value="-165" calcext:value-type="float">
            <text:p>-165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96" calcext:value-type="float">
            <text:p>59596</text:p>
          </table:table-cell>
          <table:table-cell office:value-type="float" office:value="58367" calcext:value-type="float">
            <text:p>58367</text:p>
          </table:table-cell>
          <table:table-cell office:value-type="float" office:value="57701" calcext:value-type="float">
            <text:p>57701</text:p>
          </table:table-cell>
          <table:table-cell office:value-type="float" office:value="60479" calcext:value-type="float">
            <text:p>60479</text:p>
          </table:table-cell>
          <table:table-cell office:value-type="float" office:value="14" calcext:value-type="float">
            <text:p>14</text:p>
          </table:table-cell>
          <table:table-cell table:formula="of:=[.A8]-[.B8]" office:value-type="float" office:value="-1895" calcext:value-type="float">
            <text:p>-1895</text:p>
          </table:table-cell>
          <table:table-cell table:formula="of:=[.A8]-[.C8]" office:value-type="float" office:value="-666" calcext:value-type="float">
            <text:p>-666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2778" calcext:value-type="float">
            <text:p>-2778</text:p>
          </table:table-cell>
          <table:table-cell table:number-columns-repeated="10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59" calcext:value-type="float">
            <text:p>57759</text:p>
          </table:table-cell>
          <table:table-cell office:value-type="float" office:value="59816" calcext:value-type="float">
            <text:p>59816</text:p>
          </table:table-cell>
          <table:table-cell office:value-type="float" office:value="57748" calcext:value-type="float">
            <text:p>57748</text:p>
          </table:table-cell>
          <table:table-cell office:value-type="float" office:value="60576" calcext:value-type="float">
            <text:p>60576</text:p>
          </table:table-cell>
          <table:table-cell office:value-type="float" office:value="12" calcext:value-type="float">
            <text:p>12</text:p>
          </table:table-cell>
          <table:table-cell table:formula="of:=[.A9]-[.B9]" office:value-type="float" office:value="-11" calcext:value-type="float">
            <text:p>-11</text:p>
          </table:table-cell>
          <table:table-cell table:formula="of:=[.A9]-[.C9]" office:value-type="float" office:value="-2068" calcext:value-type="float">
            <text:p>-2068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828" calcext:value-type="float">
            <text:p>-2828</text:p>
          </table:table-cell>
          <table:table-cell table:number-columns-repeated="10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73" calcext:value-type="float">
            <text:p>60073</text:p>
          </table:table-cell>
          <table:table-cell office:value-type="float" office:value="59807" calcext:value-type="float">
            <text:p>59807</text:p>
          </table:table-cell>
          <table:table-cell office:value-type="float" office:value="57760" calcext:value-type="float">
            <text:p>57760</text:p>
          </table:table-cell>
          <table:table-cell office:value-type="float" office:value="60205" calcext:value-type="float">
            <text:p>60205</text:p>
          </table:table-cell>
          <table:table-cell office:value-type="float" office:value="20" calcext:value-type="float">
            <text:p>20</text:p>
          </table:table-cell>
          <table:table-cell table:formula="of:=[.A10]-[.B10]" office:value-type="float" office:value="-2313" calcext:value-type="float">
            <text:p>-2313</text:p>
          </table:table-cell>
          <table:table-cell table:formula="of:=[.A10]-[.C10]" office:value-type="float" office:value="-2047" calcext:value-type="float">
            <text:p>-204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445" calcext:value-type="float">
            <text:p>-2445</text:p>
          </table:table-cell>
          <table:table-cell table:number-columns-repeated="10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59" calcext:value-type="float">
            <text:p>60759</text:p>
          </table:table-cell>
          <table:table-cell office:value-type="float" office:value="57738" calcext:value-type="float">
            <text:p>57738</text:p>
          </table:table-cell>
          <table:table-cell office:value-type="float" office:value="57484" calcext:value-type="float">
            <text:p>57484</text:p>
          </table:table-cell>
          <table:table-cell office:value-type="float" office:value="59583" calcext:value-type="float">
            <text:p>59583</text:p>
          </table:table-cell>
          <table:table-cell office:value-type="float" office:value="20" calcext:value-type="float">
            <text:p>20</text:p>
          </table:table-cell>
          <table:table-cell table:formula="of:=[.A11]-[.B11]" office:value-type="float" office:value="-3275" calcext:value-type="float">
            <text:p>-3275</text:p>
          </table:table-cell>
          <table:table-cell table:formula="of:=[.A11]-[.C11]" office:value-type="float" office:value="-254" calcext:value-type="float">
            <text:p>-254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099" calcext:value-type="float">
            <text:p>-2099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59" calcext:value-type="float">
            <text:p>60759</text:p>
          </table:table-cell>
          <table:table-cell office:value-type="float" office:value="57349" calcext:value-type="float">
            <text:p>57349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1" calcext:value-type="float">
            <text:p>58111</text:p>
          </table:table-cell>
          <table:table-cell office:value-type="float" office:value="18" calcext:value-type="float">
            <text:p>18</text:p>
          </table:table-cell>
          <table:table-cell table:formula="of:=[.A12]-[.B12]" office:value-type="float" office:value="-3379" calcext:value-type="float">
            <text:p>-3379</text:p>
          </table:table-cell>
          <table:table-cell table:formula="of:=[.A12]-[.C12]" office:value-type="float" office:value="31" calcext:value-type="float">
            <text:p>31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731" calcext:value-type="float">
            <text:p>-731</text:p>
          </table:table-cell>
          <table:table-cell table:number-columns-repeated="10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735" calcext:value-type="float">
            <text:p>60735</text:p>
          </table:table-cell>
          <table:table-cell office:value-type="float" office:value="59722" calcext:value-type="float">
            <text:p>59722</text:p>
          </table:table-cell>
          <table:table-cell office:value-type="float" office:value="59435" calcext:value-type="float">
            <text:p>59435</text:p>
          </table:table-cell>
          <table:table-cell office:value-type="float" office:value="58879" calcext:value-type="float">
            <text:p>58879</text:p>
          </table:table-cell>
          <table:table-cell office:value-type="float" office:value="13" calcext:value-type="float">
            <text:p>13</text:p>
          </table:table-cell>
          <table:table-cell table:formula="of:=[.A13]-[.B13]" office:value-type="float" office:value="-1300" calcext:value-type="float">
            <text:p>-1300</text:p>
          </table:table-cell>
          <table:table-cell table:formula="of:=[.A13]-[.C13]" office:value-type="float" office:value="-287" calcext:value-type="float">
            <text:p>-287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556" calcext:value-type="float">
            <text:p>556</text:p>
          </table:table-cell>
          <table:table-cell table:number-columns-repeated="10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389" calcext:value-type="float">
            <text:p>58389</text:p>
          </table:table-cell>
          <table:table-cell office:value-type="float" office:value="57645" calcext:value-type="float">
            <text:p>57645</text:p>
          </table:table-cell>
          <table:table-cell office:value-type="float" office:value="57503" calcext:value-type="float">
            <text:p>57503</text:p>
          </table:table-cell>
          <table:table-cell office:value-type="float" office:value="57922" calcext:value-type="float">
            <text:p>57922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-467" calcext:value-type="float">
            <text:p>-467</text:p>
          </table:table-cell>
          <table:table-cell table:formula="of:=[.A14]-[.C14]" office:value-type="float" office:value="277" calcext:value-type="float">
            <text:p>277</text:p>
          </table:table-cell>
          <table:table-cell table:formula="of:=[.A14]-[.D14]" office:value-type="float" office:value="419" calcext:value-type="float">
            <text:p>419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389" calcext:value-type="float">
            <text:p>57389</text:p>
          </table:table-cell>
          <table:table-cell office:value-type="float" office:value="58915" calcext:value-type="float">
            <text:p>58915</text:p>
          </table:table-cell>
          <table:table-cell office:value-type="float" office:value="57783" calcext:value-type="float">
            <text:p>57783</text:p>
          </table:table-cell>
          <table:table-cell office:value-type="float" office:value="59391" calcext:value-type="float">
            <text:p>59391</text:p>
          </table:table-cell>
          <table:table-cell office:value-type="float" office:value="2" calcext:value-type="float">
            <text:p>2</text:p>
          </table:table-cell>
          <table:table-cell table:formula="of:=[.A15]-[.B15]" office:value-type="float" office:value="394" calcext:value-type="float">
            <text:p>394</text:p>
          </table:table-cell>
          <table:table-cell table:formula="of:=[.A15]-[.C15]" office:value-type="float" office:value="-1132" calcext:value-type="float">
            <text:p>-1132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608" calcext:value-type="float">
            <text:p>-1608</text:p>
          </table:table-cell>
          <table:table-cell table:number-columns-repeated="10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175" calcext:value-type="float">
            <text:p>58175</text:p>
          </table:table-cell>
          <table:table-cell office:value-type="float" office:value="60442" calcext:value-type="float">
            <text:p>60442</text:p>
          </table:table-cell>
          <table:table-cell office:value-type="float" office:value="58161" calcext:value-type="float">
            <text:p>58161</text:p>
          </table:table-cell>
          <table:table-cell office:value-type="float" office:value="57510" calcext:value-type="float">
            <text:p>57510</text:p>
          </table:table-cell>
          <table:table-cell office:value-type="float" office:value="29" calcext:value-type="float">
            <text:p>29</text:p>
          </table:table-cell>
          <table:table-cell table:formula="of:=[.A16]-[.B16]" office:value-type="float" office:value="-14" calcext:value-type="float">
            <text:p>-14</text:p>
          </table:table-cell>
          <table:table-cell table:formula="of:=[.A16]-[.C16]" office:value-type="float" office:value="-2281" calcext:value-type="float">
            <text:p>-2281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651" calcext:value-type="float">
            <text:p>651</text:p>
          </table:table-cell>
          <table:table-cell table:number-columns-repeated="10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427" calcext:value-type="float">
            <text:p>60427</text:p>
          </table:table-cell>
          <table:table-cell office:value-type="float" office:value="58059" calcext:value-type="float">
            <text:p>58059</text:p>
          </table:table-cell>
          <table:table-cell office:value-type="float" office:value="57485" calcext:value-type="float">
            <text:p>57485</text:p>
          </table:table-cell>
          <table:table-cell office:value-type="float" office:value="57919" calcext:value-type="float">
            <text:p>57919</text:p>
          </table:table-cell>
          <table:table-cell office:value-type="float" office:value="11" calcext:value-type="float">
            <text:p>11</text:p>
          </table:table-cell>
          <table:table-cell table:formula="of:=[.A17]-[.B17]" office:value-type="float" office:value="-2942" calcext:value-type="float">
            <text:p>-2942</text:p>
          </table:table-cell>
          <table:table-cell table:formula="of:=[.A17]-[.C17]" office:value-type="float" office:value="-574" calcext:value-type="float">
            <text:p>-574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434" calcext:value-type="float">
            <text:p>-434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6" calcext:value-type="float">
            <text:p>59776</text:p>
          </table:table-cell>
          <table:table-cell office:value-type="float" office:value="58563" calcext:value-type="float">
            <text:p>58563</text:p>
          </table:table-cell>
          <table:table-cell office:value-type="float" office:value="60287" calcext:value-type="float">
            <text:p>602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18]-[.B18]" office:value-type="float" office:value="-2396" calcext:value-type="float">
            <text:p>-2396</text:p>
          </table:table-cell>
          <table:table-cell table:formula="of:=[.A18]-[.C18]" office:value-type="float" office:value="-1183" calcext:value-type="float">
            <text:p>-1183</text:p>
          </table:table-cell>
          <table:table-cell table:formula="of:=[.A18]-[.D18]" office:value-type="float" office:value="-2907" calcext:value-type="float">
            <text:p>-2907</text:p>
          </table:table-cell>
          <table:table-cell table:formula="of:=[.A18]-[.E1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458" calcext:value-type="float">
            <text:p>58458</text:p>
          </table:table-cell>
          <table:table-cell office:value-type="float" office:value="60031" calcext:value-type="float">
            <text:p>60031</text:p>
          </table:table-cell>
          <table:table-cell office:value-type="float" office:value="60677" calcext:value-type="float">
            <text:p>60677</text:p>
          </table:table-cell>
          <table:table-cell office:value-type="float" office:value="57698" calcext:value-type="float">
            <text:p>57698</text:p>
          </table:table-cell>
          <table:table-cell office:value-type="float" office:value="7" calcext:value-type="float">
            <text:p>7</text:p>
          </table:table-cell>
          <table:table-cell table:formula="of:=[.A19]-[.B19]" office:value-type="float" office:value="-760" calcext:value-type="float">
            <text:p>-760</text:p>
          </table:table-cell>
          <table:table-cell table:formula="of:=[.A19]-[.C19]" office:value-type="float" office:value="-2333" calcext:value-type="float">
            <text:p>-2333</text:p>
          </table:table-cell>
          <table:table-cell table:formula="of:=[.A19]-[.D19]" office:value-type="float" office:value="-2979" calcext:value-type="float">
            <text:p>-2979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91" calcext:value-type="float">
            <text:p>59591</text:p>
          </table:table-cell>
          <table:table-cell office:value-type="float" office:value="59391" calcext:value-type="float">
            <text:p>59391</text:p>
          </table:table-cell>
          <table:table-cell office:value-type="float" office:value="57380" calcext:value-type="float">
            <text:p>57380</text:p>
          </table:table-cell>
          <table:table-cell office:value-type="float" office:value="60671" calcext:value-type="float">
            <text:p>60671</text:p>
          </table:table-cell>
          <table:table-cell office:value-type="float" office:value="12" calcext:value-type="float">
            <text:p>12</text:p>
          </table:table-cell>
          <table:table-cell table:formula="of:=[.A20]-[.B20]" office:value-type="float" office:value="-2211" calcext:value-type="float">
            <text:p>-2211</text:p>
          </table:table-cell>
          <table:table-cell table:formula="of:=[.A20]-[.C20]" office:value-type="float" office:value="-2011" calcext:value-type="float">
            <text:p>-2011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3291" calcext:value-type="float">
            <text:p>-3291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02" calcext:value-type="float">
            <text:p>58402</text:p>
          </table:table-cell>
          <table:table-cell office:value-type="float" office:value="58879" calcext:value-type="float">
            <text:p>58879</text:p>
          </table:table-cell>
          <table:table-cell office:value-type="float" office:value="58545" calcext:value-type="float">
            <text:p>58545</text:p>
          </table:table-cell>
          <table:table-cell office:value-type="float" office:value="60063" calcext:value-type="float">
            <text:p>60063</text:p>
          </table:table-cell>
          <table:table-cell office:value-type="float" office:value="20" calcext:value-type="float">
            <text:p>20</text:p>
          </table:table-cell>
          <table:table-cell table:formula="of:=[.A21]-[.B21]" office:value-type="float" office:value="143" calcext:value-type="float">
            <text:p>143</text:p>
          </table:table-cell>
          <table:table-cell table:formula="of:=[.A21]-[.C21]" office:value-type="float" office:value="-334" calcext:value-type="float">
            <text:p>-33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518" calcext:value-type="float">
            <text:p>-1518</text:p>
          </table:table-cell>
          <table:table-cell table:number-columns-repeated="10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09" calcext:value-type="float">
            <text:p>58409</text:p>
          </table:table-cell>
          <table:table-cell office:value-type="float" office:value="57506" calcext:value-type="float">
            <text:p>57506</text:p>
          </table:table-cell>
          <table:table-cell office:value-type="float" office:value="57741" calcext:value-type="float">
            <text:p>57741</text:p>
          </table:table-cell>
          <table:table-cell office:value-type="float" office:value="61439" calcext:value-type="float">
            <text:p>61439</text:p>
          </table:table-cell>
          <table:table-cell office:value-type="float" office:value="20" calcext:value-type="float">
            <text:p>20</text:p>
          </table:table-cell>
          <table:table-cell table:formula="of:=[.A22]-[.B22]" office:value-type="float" office:value="-668" calcext:value-type="float">
            <text:p>-668</text:p>
          </table:table-cell>
          <table:table-cell table:formula="of:=[.A22]-[.C22]" office:value-type="float" office:value="235" calcext:value-type="float">
            <text:p>235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3698" calcext:value-type="float">
            <text:p>-3698</text:p>
          </table:table-cell>
          <table:table-cell table:number-columns-repeated="10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536" calcext:value-type="float">
            <text:p>57536</text:p>
          </table:table-cell>
          <table:table-cell office:value-type="float" office:value="60095" calcext:value-type="float">
            <text:p>60095</text:p>
          </table:table-cell>
          <table:table-cell office:value-type="float" office:value="57729" calcext:value-type="float">
            <text:p>57729</text:p>
          </table:table-cell>
          <table:table-cell office:value-type="float" office:value="59391" calcext:value-type="float">
            <text:p>59391</text:p>
          </table:table-cell>
          <table:table-cell office:value-type="float" office:value="4" calcext:value-type="float">
            <text:p>4</text:p>
          </table:table-cell>
          <table:table-cell table:formula="of:=[.A23]-[.B23]" office:value-type="float" office:value="193" calcext:value-type="float">
            <text:p>193</text:p>
          </table:table-cell>
          <table:table-cell table:formula="of:=[.A23]-[.C23]" office:value-type="float" office:value="-2366" calcext:value-type="float">
            <text:p>-2366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662" calcext:value-type="float">
            <text:p>-1662</text:p>
          </table:table-cell>
          <table:table-cell table:number-columns-repeated="10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397" calcext:value-type="float">
            <text:p>59397</text:p>
          </table:table-cell>
          <table:table-cell office:value-type="float" office:value="59423" calcext:value-type="float">
            <text:p>59423</text:p>
          </table:table-cell>
          <table:table-cell office:value-type="float" office:value="57731" calcext:value-type="float">
            <text:p>57731</text:p>
          </table:table-cell>
          <table:table-cell office:value-type="float" office:value="61439" calcext:value-type="float">
            <text:p>61439</text:p>
          </table:table-cell>
          <table:table-cell office:value-type="float" office:value="6" calcext:value-type="float">
            <text:p>6</text:p>
          </table:table-cell>
          <table:table-cell table:formula="of:=[.A24]-[.B24]" office:value-type="float" office:value="-1666" calcext:value-type="float">
            <text:p>-1666</text:p>
          </table:table-cell>
          <table:table-cell table:formula="of:=[.A24]-[.C24]" office:value-type="float" office:value="-1692" calcext:value-type="float">
            <text:p>-1692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3708" calcext:value-type="float">
            <text:p>-3708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35" calcext:value-type="float">
            <text:p>57535</text:p>
          </table:table-cell>
          <table:table-cell office:value-type="float" office:value="58455" calcext:value-type="float">
            <text:p>5845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83" calcext:value-type="float">
            <text:p>57983</text:p>
          </table:table-cell>
          <table:table-cell office:value-type="float" office:value="12" calcext:value-type="float">
            <text:p>12</text:p>
          </table:table-cell>
          <table:table-cell table:formula="of:=[.A25]-[.B25]" office:value-type="float" office:value="-155" calcext:value-type="float">
            <text:p>-155</text:p>
          </table:table-cell>
          <table:table-cell table:formula="of:=[.A25]-[.C25]" office:value-type="float" office:value="-1075" calcext:value-type="float">
            <text:p>-1075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603" calcext:value-type="float">
            <text:p>-603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517" calcext:value-type="float">
            <text:p>60517</text:p>
          </table:table-cell>
          <table:table-cell office:value-type="float" office:value="57424" calcext:value-type="float">
            <text:p>57424</text:p>
          </table:table-cell>
          <table:table-cell office:value-type="float" office:value="57702" calcext:value-type="float">
            <text:p>57702</text:p>
          </table:table-cell>
          <table:table-cell office:value-type="float" office:value="60159" calcext:value-type="float">
            <text:p>60159</text:p>
          </table:table-cell>
          <table:table-cell office:value-type="float" office:value="21" calcext:value-type="float">
            <text:p>21</text:p>
          </table:table-cell>
          <table:table-cell table:formula="of:=[.A26]-[.B26]" office:value-type="float" office:value="-2815" calcext:value-type="float">
            <text:p>-2815</text:p>
          </table:table-cell>
          <table:table-cell table:formula="of:=[.A26]-[.C26]" office:value-type="float" office:value="278" calcext:value-type="float">
            <text:p>27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457" calcext:value-type="float">
            <text:p>-2457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540" calcext:value-type="float">
            <text:p>59540</text:p>
          </table:table-cell>
          <table:table-cell office:value-type="float" office:value="59724" calcext:value-type="float">
            <text:p>59724</text:p>
          </table:table-cell>
          <table:table-cell office:value-type="float" office:value="57476" calcext:value-type="float">
            <text:p>57476</text:p>
          </table:table-cell>
          <table:table-cell office:value-type="float" office:value="58367" calcext:value-type="float">
            <text:p>58367</text:p>
          </table:table-cell>
          <table:table-cell office:value-type="float" office:value="1" calcext:value-type="float">
            <text:p>1</text:p>
          </table:table-cell>
          <table:table-cell table:formula="of:=[.A27]-[.B27]" office:value-type="float" office:value="-2064" calcext:value-type="float">
            <text:p>-2064</text:p>
          </table:table-cell>
          <table:table-cell table:formula="of:=[.A27]-[.C27]" office:value-type="float" office:value="-2248" calcext:value-type="float">
            <text:p>-2248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891" calcext:value-type="float">
            <text:p>-891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31" calcext:value-type="float">
            <text:p>60031</text:p>
          </table:table-cell>
          <table:table-cell office:value-type="float" office:value="60267" calcext:value-type="float">
            <text:p>60267</text:p>
          </table:table-cell>
          <table:table-cell office:value-type="float" office:value="57380" calcext:value-type="float">
            <text:p>57380</text:p>
          </table:table-cell>
          <table:table-cell office:value-type="float" office:value="59412" calcext:value-type="float">
            <text:p>59412</text:p>
          </table:table-cell>
          <table:table-cell office:value-type="float" office:value="13" calcext:value-type="float">
            <text:p>13</text:p>
          </table:table-cell>
          <table:table-cell table:formula="of:=[.A28]-[.B28]" office:value-type="float" office:value="-2651" calcext:value-type="float">
            <text:p>-2651</text:p>
          </table:table-cell>
          <table:table-cell table:formula="of:=[.A28]-[.C28]" office:value-type="float" office:value="-2887" calcext:value-type="float">
            <text:p>-2887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032" calcext:value-type="float">
            <text:p>-2032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05" calcext:value-type="float">
            <text:p>60805</text:p>
          </table:table-cell>
          <table:table-cell office:value-type="float" office:value="57375" calcext:value-type="float">
            <text:p>57375</text:p>
          </table:table-cell>
          <table:table-cell office:value-type="float" office:value="59721" calcext:value-type="float">
            <text:p>59721</text:p>
          </table:table-cell>
          <table:table-cell office:value-type="float" office:value="58975" calcext:value-type="float">
            <text:p>58975</text:p>
          </table:table-cell>
          <table:table-cell office:value-type="float" office:value="22" calcext:value-type="float">
            <text:p>22</text:p>
          </table:table-cell>
          <table:table-cell table:formula="of:=[.A29]-[.B29]" office:value-type="float" office:value="-1084" calcext:value-type="float">
            <text:p>-1084</text:p>
          </table:table-cell>
          <table:table-cell table:formula="of:=[.A29]-[.C29]" office:value-type="float" office:value="2346" calcext:value-type="float">
            <text:p>2346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746" calcext:value-type="float">
            <text:p>746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532" calcext:value-type="float">
            <text:p>59532</text:p>
          </table:table-cell>
          <table:table-cell office:value-type="float" office:value="59935" calcext:value-type="float">
            <text:p>59935</text:p>
          </table:table-cell>
          <table:table-cell office:value-type="float" office:value="57425" calcext:value-type="float">
            <text:p>57425</text:p>
          </table:table-cell>
          <table:table-cell office:value-type="float" office:value="57697" calcext:value-type="float">
            <text:p>57697</text:p>
          </table:table-cell>
          <table:table-cell office:value-type="float" office:value="11" calcext:value-type="float">
            <text:p>11</text:p>
          </table:table-cell>
          <table:table-cell table:formula="of:=[.A30]-[.B30]" office:value-type="float" office:value="-1835" calcext:value-type="float">
            <text:p>-1835</text:p>
          </table:table-cell>
          <table:table-cell table:formula="of:=[.A30]-[.C30]" office:value-type="float" office:value="-2238" calcext:value-type="float">
            <text:p>-2238</text:p>
          </table:table-cell>
          <table:table-cell table:formula="of:=[.A30]-[.D30]" office:value-type="float" office:value="272" calcext:value-type="float">
            <text:p>272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511" calcext:value-type="float">
            <text:p>60511</text:p>
          </table:table-cell>
          <table:table-cell office:value-type="float" office:value="58541" calcext:value-type="float">
            <text:p>58541</text:p>
          </table:table-cell>
          <table:table-cell office:value-type="float" office:value="57773" calcext:value-type="float">
            <text:p>57773</text:p>
          </table:table-cell>
          <table:table-cell office:value-type="float" office:value="59461" calcext:value-type="float">
            <text:p>59461</text:p>
          </table:table-cell>
          <table:table-cell office:value-type="float" office:value="30" calcext:value-type="float">
            <text:p>30</text:p>
          </table:table-cell>
          <table:table-cell table:formula="of:=[.A31]-[.B31]" office:value-type="float" office:value="-2738" calcext:value-type="float">
            <text:p>-2738</text:p>
          </table:table-cell>
          <table:table-cell table:formula="of:=[.A31]-[.C31]" office:value-type="float" office:value="-768" calcext:value-type="float">
            <text:p>-768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688" calcext:value-type="float">
            <text:p>-1688</text:p>
          </table:table-cell>
          <table:table-cell table:number-columns-repeated="10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896" calcext:value-type="float">
            <text:p>57896</text:p>
          </table:table-cell>
          <table:table-cell office:value-type="float" office:value="59437" calcext:value-type="float">
            <text:p>59437</text:p>
          </table:table-cell>
          <table:table-cell office:value-type="float" office:value="58148" calcext:value-type="float">
            <text:p>58148</text:p>
          </table:table-cell>
          <table:table-cell office:value-type="float" office:value="61439" calcext:value-type="float">
            <text:p>61439</text:p>
          </table:table-cell>
          <table:table-cell office:value-type="float" office:value="20" calcext:value-type="float">
            <text:p>20</text:p>
          </table:table-cell>
          <table:table-cell table:formula="of:=[.A32]-[.B32]" office:value-type="float" office:value="252" calcext:value-type="float">
            <text:p>252</text:p>
          </table:table-cell>
          <table:table-cell table:formula="of:=[.A32]-[.C32]" office:value-type="float" office:value="-1289" calcext:value-type="float">
            <text:p>-1289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3291" calcext:value-type="float">
            <text:p>-3291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985" calcext:value-type="float">
            <text:p>57985</text:p>
          </table:table-cell>
          <table:table-cell office:value-type="float" office:value="60434" calcext:value-type="float">
            <text:p>60434</text:p>
          </table:table-cell>
          <table:table-cell office:value-type="float" office:value="57697" calcext:value-type="float">
            <text:p>57697</text:p>
          </table:table-cell>
          <table:table-cell office:value-type="float" office:value="58118" calcext:value-type="float">
            <text:p>58118</text:p>
          </table:table-cell>
          <table:table-cell office:value-type="float" office:value="24" calcext:value-type="float">
            <text:p>24</text:p>
          </table:table-cell>
          <table:table-cell table:formula="of:=[.A33]-[.B33]" office:value-type="float" office:value="-288" calcext:value-type="float">
            <text:p>-288</text:p>
          </table:table-cell>
          <table:table-cell table:formula="of:=[.A33]-[.C33]" office:value-type="float" office:value="-2737" calcext:value-type="float">
            <text:p>-2737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421" calcext:value-type="float">
            <text:p>-421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984" calcext:value-type="float">
            <text:p>57984</text:p>
          </table:table-cell>
          <table:table-cell office:value-type="float" office:value="59007" calcext:value-type="float">
            <text:p>59007</text:p>
          </table:table-cell>
          <table:table-cell office:value-type="float" office:value="57698" calcext:value-type="float">
            <text:p>57698</text:p>
          </table:table-cell>
          <table:table-cell office:value-type="float" office:value="58965" calcext:value-type="float">
            <text:p>58965</text:p>
          </table:table-cell>
          <table:table-cell office:value-type="float" office:value="13" calcext:value-type="float">
            <text:p>13</text:p>
          </table:table-cell>
          <table:table-cell table:formula="of:=[.A34]-[.B34]" office:value-type="float" office:value="-286" calcext:value-type="float">
            <text:p>-286</text:p>
          </table:table-cell>
          <table:table-cell table:formula="of:=[.A34]-[.C34]" office:value-type="float" office:value="-1309" calcext:value-type="float">
            <text:p>-1309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1267" calcext:value-type="float">
            <text:p>-1267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15" calcext:value-type="float">
            <text:p>59615</text:p>
          </table:table-cell>
          <table:table-cell office:value-type="float" office:value="59021" calcext:value-type="float">
            <text:p>59021</text:p>
          </table:table-cell>
          <table:table-cell office:value-type="float" office:value="57380" calcext:value-type="float">
            <text:p>57380</text:p>
          </table:table-cell>
          <table:table-cell office:value-type="float" office:value="58032" calcext:value-type="float">
            <text:p>58032</text:p>
          </table:table-cell>
          <table:table-cell office:value-type="float" office:value="13" calcext:value-type="float">
            <text:p>13</text:p>
          </table:table-cell>
          <table:table-cell table:formula="of:=[.A35]-[.B35]" office:value-type="float" office:value="-2235" calcext:value-type="float">
            <text:p>-2235</text:p>
          </table:table-cell>
          <table:table-cell table:formula="of:=[.A35]-[.C35]" office:value-type="float" office:value="-1641" calcext:value-type="float">
            <text:p>-1641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652" calcext:value-type="float">
            <text:p>-652</text:p>
          </table:table-cell>
          <table:table-cell table:number-columns-repeated="10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552" calcext:value-type="float">
            <text:p>60552</text:p>
          </table:table-cell>
          <table:table-cell office:value-type="float" office:value="59519" calcext:value-type="float">
            <text:p>59519</text:p>
          </table:table-cell>
          <table:table-cell office:value-type="float" office:value="57695" calcext:value-type="float">
            <text:p>57695</text:p>
          </table:table-cell>
          <table:table-cell office:value-type="float" office:value="57866" calcext:value-type="float">
            <text:p>57866</text:p>
          </table:table-cell>
          <table:table-cell office:value-type="float" office:value="4" calcext:value-type="float">
            <text:p>4</text:p>
          </table:table-cell>
          <table:table-cell table:formula="of:=[.A36]-[.B36]" office:value-type="float" office:value="-2857" calcext:value-type="float">
            <text:p>-2857</text:p>
          </table:table-cell>
          <table:table-cell table:formula="of:=[.A36]-[.C36]" office:value-type="float" office:value="-1824" calcext:value-type="float">
            <text:p>-1824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71" calcext:value-type="float">
            <text:p>-171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55" calcext:value-type="float">
            <text:p>59055</text:p>
          </table:table-cell>
          <table:table-cell office:value-type="float" office:value="57755" calcext:value-type="float">
            <text:p>57755</text:p>
          </table:table-cell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2" calcext:value-type="float">
            <text:p>2</text:p>
          </table:table-cell>
          <table:table-cell table:formula="of:=[.A37]-[.B37]" office:value-type="float" office:value="-1675" calcext:value-type="float">
            <text:p>-1675</text:p>
          </table:table-cell>
          <table:table-cell table:formula="of:=[.A37]-[.C37]" office:value-type="float" office:value="-375" calcext:value-type="float">
            <text:p>-375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3547" calcext:value-type="float">
            <text:p>-3547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15" calcext:value-type="float">
            <text:p>59915</text:p>
          </table:table-cell>
          <table:table-cell office:value-type="float" office:value="60726" calcext:value-type="float">
            <text:p>60726</text:p>
          </table:table-cell>
          <table:table-cell office:value-type="float" office:value="58975" calcext:value-type="float">
            <text:p>58975</text:p>
          </table:table-cell>
          <table:table-cell office:value-type="float" office:value="58545" calcext:value-type="float">
            <text:p>58545</text:p>
          </table:table-cell>
          <table:table-cell office:value-type="float" office:value="3" calcext:value-type="float">
            <text:p>3</text:p>
          </table:table-cell>
          <table:table-cell table:formula="of:=[.A38]-[.B38]" office:value-type="float" office:value="-1370" calcext:value-type="float">
            <text:p>-1370</text:p>
          </table:table-cell>
          <table:table-cell table:formula="of:=[.A38]-[.C38]" office:value-type="float" office:value="-2181" calcext:value-type="float">
            <text:p>-2181</text:p>
          </table:table-cell>
          <table:table-cell table:formula="of:=[.A38]-[.D38]" office:value-type="float" office:value="-430" calcext:value-type="float">
            <text:p>-430</text:p>
          </table:table-cell>
          <table:table-cell table:formula="of:=[.A38]-[.E3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389" calcext:value-type="float">
            <text:p>58389</text:p>
          </table:table-cell>
          <table:table-cell office:value-type="float" office:value="60209" calcext:value-type="float">
            <text:p>60209</text:p>
          </table:table-cell>
          <table:table-cell office:value-type="float" office:value="57905" calcext:value-type="float">
            <text:p>57905</text:p>
          </table:table-cell>
          <table:table-cell office:value-type="float" office:value="57877" calcext:value-type="float">
            <text:p>57877</text:p>
          </table:table-cell>
          <table:table-cell office:value-type="float" office:value="27" calcext:value-type="float">
            <text:p>27</text:p>
          </table:table-cell>
          <table:table-cell table:formula="of:=[.A39]-[.B39]" office:value-type="float" office:value="-484" calcext:value-type="float">
            <text:p>-484</text:p>
          </table:table-cell>
          <table:table-cell table:formula="of:=[.A39]-[.C39]" office:value-type="float" office:value="-2304" calcext:value-type="float">
            <text:p>-230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008" calcext:value-type="float">
            <text:p>59008</text:p>
          </table:table-cell>
          <table:table-cell office:value-type="float" office:value="57637" calcext:value-type="float">
            <text:p>57637</text:p>
          </table:table-cell>
          <table:table-cell office:value-type="float" office:value="60543" calcext:value-type="float">
            <text:p>60543</text:p>
          </table:table-cell>
          <table:table-cell office:value-type="float" office:value="57707" calcext:value-type="float">
            <text:p>57707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1301" calcext:value-type="float">
            <text:p>-1301</text:p>
          </table:table-cell>
          <table:table-cell table:formula="of:=[.A40]-[.C40]" office:value-type="float" office:value="70" calcext:value-type="float">
            <text:p>70</text:p>
          </table:table-cell>
          <table:table-cell table:formula="of:=[.A40]-[.D40]" office:value-type="float" office:value="-2836" calcext:value-type="float">
            <text:p>-2836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455" calcext:value-type="float">
            <text:p>58455</text:p>
          </table:table-cell>
          <table:table-cell office:value-type="float" office:value="59501" calcext:value-type="float">
            <text:p>59501</text:p>
          </table:table-cell>
          <table:table-cell office:value-type="float" office:value="57393" calcext:value-type="float">
            <text:p>57393</text:p>
          </table:table-cell>
          <table:table-cell office:value-type="float" office:value="57350" calcext:value-type="float">
            <text:p>57350</text:p>
          </table:table-cell>
          <table:table-cell office:value-type="float" office:value="14" calcext:value-type="float">
            <text:p>14</text:p>
          </table:table-cell>
          <table:table-cell table:formula="of:=[.A41]-[.B41]" office:value-type="float" office:value="-1062" calcext:value-type="float">
            <text:p>-1062</text:p>
          </table:table-cell>
          <table:table-cell table:formula="of:=[.A41]-[.C41]" office:value-type="float" office:value="-2108" calcext:value-type="float">
            <text:p>-2108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9594" calcext:value-type="float">
            <text:p>59594</text:p>
          </table:table-cell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14" calcext:value-type="float">
            <text:p>14</text:p>
          </table:table-cell>
          <table:table-cell table:formula="of:=[.A42]-[.B42]" office:value-type="float" office:value="-3547" calcext:value-type="float">
            <text:p>-3547</text:p>
          </table:table-cell>
          <table:table-cell table:formula="of:=[.A42]-[.C42]" office:value-type="float" office:value="-2214" calcext:value-type="float">
            <text:p>-2214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4059" calcext:value-type="float">
            <text:p>-4059</text:p>
          </table:table-cell>
          <table:table-cell table:number-columns-repeated="10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072" calcext:value-type="float">
            <text:p>60072</text:p>
          </table:table-cell>
          <table:table-cell office:value-type="float" office:value="58009" calcext:value-type="float">
            <text:p>58009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4" calcext:value-type="float">
            <text:p>58954</text:p>
          </table:table-cell>
          <table:table-cell office:value-type="float" office:value="2" calcext:value-type="float">
            <text:p>2</text:p>
          </table:table-cell>
          <table:table-cell table:formula="of:=[.A43]-[.B43]" office:value-type="float" office:value="-1118" calcext:value-type="float">
            <text:p>-1118</text:p>
          </table:table-cell>
          <table:table-cell table:formula="of:=[.A43]-[.C43]" office:value-type="float" office:value="945" calcext:value-type="float">
            <text:p>945</text:p>
          </table:table-cell>
          <table:table-cell table:formula="of:=[.A43]-[.D43]" office:value-type="float" office:value="-437" calcext:value-type="float">
            <text:p>-437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52" calcext:value-type="float">
            <text:p>60052</text:p>
          </table:table-cell>
          <table:table-cell office:value-type="float" office:value="59444" calcext:value-type="float">
            <text:p>59444</text:p>
          </table:table-cell>
          <table:table-cell office:value-type="float" office:value="57380" calcext:value-type="float">
            <text:p>57380</text:p>
          </table:table-cell>
          <table:table-cell office:value-type="float" office:value="59071" calcext:value-type="float">
            <text:p>59071</text:p>
          </table:table-cell>
          <table:table-cell office:value-type="float" office:value="15" calcext:value-type="float">
            <text:p>15</text:p>
          </table:table-cell>
          <table:table-cell table:formula="of:=[.A44]-[.B44]" office:value-type="float" office:value="-2672" calcext:value-type="float">
            <text:p>-2672</text:p>
          </table:table-cell>
          <table:table-cell table:formula="of:=[.A44]-[.C44]" office:value-type="float" office:value="-2064" calcext:value-type="float">
            <text:p>-2064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1691" calcext:value-type="float">
            <text:p>-1691</text:p>
          </table:table-cell>
          <table:table-cell table:number-columns-repeated="10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434" calcext:value-type="float">
            <text:p>57434</text:p>
          </table:table-cell>
          <table:table-cell office:value-type="float" office:value="58751" calcext:value-type="float">
            <text:p>58751</text:p>
          </table:table-cell>
          <table:table-cell office:value-type="float" office:value="58657" calcext:value-type="float">
            <text:p>58657</text:p>
          </table:table-cell>
          <table:table-cell office:value-type="float" office:value="57407" calcext:value-type="float">
            <text:p>57407</text:p>
          </table:table-cell>
          <table:table-cell office:value-type="float" office:value="20" calcext:value-type="float">
            <text:p>20</text:p>
          </table:table-cell>
          <table:table-cell table:formula="of:=[.A45]-[.B45]" office:value-type="float" office:value="1223" calcext:value-type="float">
            <text:p>1223</text:p>
          </table:table-cell>
          <table:table-cell table:formula="of:=[.A45]-[.C45]" office:value-type="float" office:value="-94" calcext:value-type="float">
            <text:p>-94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1250" calcext:value-type="float">
            <text:p>1250</text:p>
          </table:table-cell>
          <table:table-cell table:number-columns-repeated="10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159" calcext:value-type="float">
            <text:p>60159</text:p>
          </table:table-cell>
          <table:table-cell office:value-type="float" office:value="60415" calcext:value-type="float">
            <text:p>60415</text:p>
          </table:table-cell>
          <table:table-cell office:value-type="float" office:value="57475" calcext:value-type="float">
            <text:p>57475</text:p>
          </table:table-cell>
          <table:table-cell office:value-type="float" office:value="60415" calcext:value-type="float">
            <text:p>60415</text:p>
          </table:table-cell>
          <table:table-cell office:value-type="float" office:value="24" calcext:value-type="float">
            <text:p>24</text:p>
          </table:table-cell>
          <table:table-cell table:formula="of:=[.A46]-[.B46]" office:value-type="float" office:value="-2684" calcext:value-type="float">
            <text:p>-2684</text:p>
          </table:table-cell>
          <table:table-cell table:formula="of:=[.A46]-[.C46]" office:value-type="float" office:value="-2940" calcext:value-type="float">
            <text:p>-2940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940" calcext:value-type="float">
            <text:p>-2940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378" calcext:value-type="float">
            <text:p>57378</text:p>
          </table:table-cell>
          <table:table-cell office:value-type="float" office:value="59670" calcext:value-type="float">
            <text:p>59670</text:p>
          </table:table-cell>
          <table:table-cell office:value-type="float" office:value="57393" calcext:value-type="float">
            <text:p>57393</text:p>
          </table:table-cell>
          <table:table-cell office:value-type="float" office:value="60479" calcext:value-type="float">
            <text:p>60479</text:p>
          </table:table-cell>
          <table:table-cell office:value-type="float" office:value="20" calcext:value-type="float">
            <text:p>20</text:p>
          </table:table-cell>
          <table:table-cell table:formula="of:=[.A47]-[.B47]" office:value-type="float" office:value="15" calcext:value-type="float">
            <text:p>15</text:p>
          </table:table-cell>
          <table:table-cell table:formula="of:=[.A47]-[.C47]" office:value-type="float" office:value="-2277" calcext:value-type="float">
            <text:p>-2277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3086" calcext:value-type="float">
            <text:p>-3086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60230" calcext:value-type="float">
            <text:p>60230</text:p>
          </table:table-cell>
          <table:table-cell office:value-type="float" office:value="57380" calcext:value-type="float">
            <text:p>57380</text:p>
          </table:table-cell>
          <table:table-cell office:value-type="float" office:value="59082" calcext:value-type="float">
            <text:p>59082</text:p>
          </table:table-cell>
          <table:table-cell office:value-type="float" office:value="12" calcext:value-type="float">
            <text:p>12</text:p>
          </table:table-cell>
          <table:table-cell table:formula="of:=[.A48]-[.B48]" office:value-type="float" office:value="-4059" calcext:value-type="float">
            <text:p>-4059</text:p>
          </table:table-cell>
          <table:table-cell table:formula="of:=[.A48]-[.C48]" office:value-type="float" office:value="-2850" calcext:value-type="float">
            <text:p>-2850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702" calcext:value-type="float">
            <text:p>-1702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15" calcext:value-type="float">
            <text:p>60415</text:p>
          </table:table-cell>
          <table:table-cell office:value-type="float" office:value="57688" calcext:value-type="float">
            <text:p>57688</text:p>
          </table:table-cell>
          <table:table-cell office:value-type="float" office:value="57702" calcext:value-type="float">
            <text:p>57702</text:p>
          </table:table-cell>
          <table:table-cell office:value-type="float" office:value="58882" calcext:value-type="float">
            <text:p>58882</text:p>
          </table:table-cell>
          <table:table-cell office:value-type="float" office:value="12" calcext:value-type="float">
            <text:p>12</text:p>
          </table:table-cell>
          <table:table-cell table:formula="of:=[.A49]-[.B49]" office:value-type="float" office:value="-2713" calcext:value-type="float">
            <text:p>-2713</text:p>
          </table:table-cell>
          <table:table-cell table:formula="of:=[.A49]-[.C49]" office:value-type="float" office:value="14" calcext:value-type="float">
            <text:p>14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180" calcext:value-type="float">
            <text:p>-1180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80" calcext:value-type="float">
            <text:p>59980</text:p>
          </table:table-cell>
          <table:table-cell office:value-type="float" office:value="60611" calcext:value-type="float">
            <text:p>60611</text:p>
          </table:table-cell>
          <table:table-cell office:value-type="float" office:value="59977" calcext:value-type="float">
            <text:p>59977</text:p>
          </table:table-cell>
          <table:table-cell office:value-type="float" office:value="57476" calcext:value-type="float">
            <text:p>57476</text:p>
          </table:table-cell>
          <table:table-cell office:value-type="float" office:value="12" calcext:value-type="float">
            <text:p>12</text:p>
          </table:table-cell>
          <table:table-cell table:formula="of:=[.A50]-[.B50]" office:value-type="float" office:value="-2504" calcext:value-type="float">
            <text:p>-2504</text:p>
          </table:table-cell>
          <table:table-cell table:formula="of:=[.A50]-[.C50]" office:value-type="float" office:value="-3135" calcext:value-type="float">
            <text:p>-3135</text:p>
          </table:table-cell>
          <table:table-cell table:formula="of:=[.A50]-[.D50]" office:value-type="float" office:value="-2501" calcext:value-type="float">
            <text:p>-2501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35" calcext:value-type="float">
            <text:p>57535</text:p>
          </table:table-cell>
          <table:table-cell office:value-type="float" office:value="60799" calcext:value-type="float">
            <text:p>60799</text:p>
          </table:table-cell>
          <table:table-cell office:value-type="float" office:value="57380" calcext:value-type="float">
            <text:p>57380</text:p>
          </table:table-cell>
          <table:table-cell office:value-type="float" office:value="57427" calcext:value-type="float">
            <text:p>57427</text:p>
          </table:table-cell>
          <table:table-cell office:value-type="float" office:value="12" calcext:value-type="float">
            <text:p>12</text:p>
          </table:table-cell>
          <table:table-cell table:formula="of:=[.A51]-[.B51]" office:value-type="float" office:value="-155" calcext:value-type="float">
            <text:p>-155</text:p>
          </table:table-cell>
          <table:table-cell table:formula="of:=[.A51]-[.C51]" office:value-type="float" office:value="-3419" calcext:value-type="float">
            <text:p>-3419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47" calcext:value-type="float">
            <text:p>-47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867" calcext:value-type="float">
            <text:p>57867</text:p>
          </table:table-cell>
          <table:table-cell office:value-type="float" office:value="60415" calcext:value-type="float">
            <text:p>60415</text:p>
          </table:table-cell>
          <table:table-cell office:value-type="float" office:value="58779" calcext:value-type="float">
            <text:p>58779</text:p>
          </table:table-cell>
          <table:table-cell office:value-type="float" office:value="60799" calcext:value-type="float">
            <text:p>60799</text:p>
          </table:table-cell>
          <table:table-cell office:value-type="float" office:value="15" calcext:value-type="float">
            <text:p>15</text:p>
          </table:table-cell>
          <table:table-cell table:formula="of:=[.A52]-[.B52]" office:value-type="float" office:value="912" calcext:value-type="float">
            <text:p>912</text:p>
          </table:table-cell>
          <table:table-cell table:formula="of:=[.A52]-[.C52]" office:value-type="float" office:value="-1636" calcext:value-type="float">
            <text:p>-1636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2020" calcext:value-type="float">
            <text:p>-2020</text:p>
          </table:table-cell>
          <table:table-cell table:number-columns-repeated="10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911" calcext:value-type="float">
            <text:p>59911</text:p>
          </table:table-cell>
          <table:table-cell office:value-type="float" office:value="58444" calcext:value-type="float">
            <text:p>58444</text:p>
          </table:table-cell>
          <table:table-cell office:value-type="float" office:value="57700" calcext:value-type="float">
            <text:p>57700</text:p>
          </table:table-cell>
          <table:table-cell office:value-type="float" office:value="57727" calcext:value-type="float">
            <text:p>57727</text:p>
          </table:table-cell>
          <table:table-cell office:value-type="float" office:value="20" calcext:value-type="float">
            <text:p>20</text:p>
          </table:table-cell>
          <table:table-cell table:formula="of:=[.A53]-[.B53]" office:value-type="float" office:value="-2211" calcext:value-type="float">
            <text:p>-2211</text:p>
          </table:table-cell>
          <table:table-cell table:formula="of:=[.A53]-[.C53]" office:value-type="float" office:value="-744" calcext:value-type="float">
            <text:p>-744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27" calcext:value-type="float">
            <text:p>-27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039" calcext:value-type="float">
            <text:p>58039</text:p>
          </table:table-cell>
          <table:table-cell office:value-type="float" office:value="59436" calcext:value-type="float">
            <text:p>59436</text:p>
          </table:table-cell>
          <table:table-cell office:value-type="float" office:value="57707" calcext:value-type="float">
            <text:p>57707</text:p>
          </table:table-cell>
          <table:table-cell office:value-type="float" office:value="57864" calcext:value-type="float">
            <text:p>57864</text:p>
          </table:table-cell>
          <table:table-cell office:value-type="float" office:value="4" calcext:value-type="float">
            <text:p>4</text:p>
          </table:table-cell>
          <table:table-cell table:formula="of:=[.A54]-[.B54]" office:value-type="float" office:value="-332" calcext:value-type="float">
            <text:p>-332</text:p>
          </table:table-cell>
          <table:table-cell table:formula="of:=[.A54]-[.C54]" office:value-type="float" office:value="-1729" calcext:value-type="float">
            <text:p>-1729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157" calcext:value-type="float">
            <text:p>-157</text:p>
          </table:table-cell>
          <table:table-cell table:number-columns-repeated="10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726" calcext:value-type="float">
            <text:p>58726</text:p>
          </table:table-cell>
          <table:table-cell office:value-type="float" office:value="59903" calcext:value-type="float">
            <text:p>59903</text:p>
          </table:table-cell>
          <table:table-cell office:value-type="float" office:value="57735" calcext:value-type="float">
            <text:p>57735</text:p>
          </table:table-cell>
          <table:table-cell office:value-type="float" office:value="57650" calcext:value-type="float">
            <text:p>57650</text:p>
          </table:table-cell>
          <table:table-cell office:value-type="float" office:value="25" calcext:value-type="float">
            <text:p>25</text:p>
          </table:table-cell>
          <table:table-cell table:formula="of:=[.A55]-[.B55]" office:value-type="float" office:value="-991" calcext:value-type="float">
            <text:p>-991</text:p>
          </table:table-cell>
          <table:table-cell table:formula="of:=[.A55]-[.C55]" office:value-type="float" office:value="-2168" calcext:value-type="float">
            <text:p>-2168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table:number-columns-repeated="2" office:value-type="float" office:value="60415" calcext:value-type="float">
            <text:p>60415</text:p>
          </table:table-cell>
          <table:table-cell office:value-type="float" office:value="57380" calcext:value-type="float">
            <text:p>57380</text:p>
          </table:table-cell>
          <table:table-cell office:value-type="float" office:value="58778" calcext:value-type="float">
            <text:p>58778</text:p>
          </table:table-cell>
          <table:table-cell office:value-type="float" office:value="14" calcext:value-type="float">
            <text:p>14</text:p>
          </table:table-cell>
          <table:table-cell table:formula="of:=[.A56]-[.B56]" office:value-type="float" office:value="-3035" calcext:value-type="float">
            <text:p>-3035</text:p>
          </table:table-cell>
          <table:table-cell table:formula="of:=[.A56]-[.C56]" office:value-type="float" office:value="-3035" calcext:value-type="float">
            <text:p>-303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398" calcext:value-type="float">
            <text:p>-1398</text:p>
          </table:table-cell>
          <table:table-cell table:number-columns-repeated="10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527" calcext:value-type="float">
            <text:p>58527</text:p>
          </table:table-cell>
          <table:table-cell office:value-type="float" office:value="57439" calcext:value-type="float">
            <text:p>57439</text:p>
          </table:table-cell>
          <table:table-cell office:value-type="float" office:value="58649" calcext:value-type="float">
            <text:p>58649</text:p>
          </table:table-cell>
          <table:table-cell office:value-type="float" office:value="60677" calcext:value-type="float">
            <text:p>60677</text:p>
          </table:table-cell>
          <table:table-cell office:value-type="float" office:value="23" calcext:value-type="float">
            <text:p>23</text:p>
          </table:table-cell>
          <table:table-cell table:formula="of:=[.A57]-[.B57]" office:value-type="float" office:value="122" calcext:value-type="float">
            <text:p>122</text:p>
          </table:table-cell>
          <table:table-cell table:formula="of:=[.A57]-[.C57]" office:value-type="float" office:value="1210" calcext:value-type="float">
            <text:p>1210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2028" calcext:value-type="float">
            <text:p>-2028</text:p>
          </table:table-cell>
          <table:table-cell table:number-columns-repeated="10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553" calcext:value-type="float">
            <text:p>57553</text:p>
          </table:table-cell>
          <table:table-cell office:value-type="float" office:value="57740" calcext:value-type="float">
            <text:p>57740</text:p>
          </table:table-cell>
          <table:table-cell office:value-type="float" office:value="58175" calcext:value-type="float">
            <text:p>58175</text:p>
          </table:table-cell>
          <table:table-cell office:value-type="float" office:value="60619" calcext:value-type="float">
            <text:p>60619</text:p>
          </table:table-cell>
          <table:table-cell office:value-type="float" office:value="29" calcext:value-type="float">
            <text:p>29</text:p>
          </table:table-cell>
          <table:table-cell table:formula="of:=[.A58]-[.B58]" office:value-type="float" office:value="622" calcext:value-type="float">
            <text:p>622</text:p>
          </table:table-cell>
          <table:table-cell table:formula="of:=[.A58]-[.C58]" office:value-type="float" office:value="435" calcext:value-type="float">
            <text:p>435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444" calcext:value-type="float">
            <text:p>-2444</text:p>
          </table:table-cell>
          <table:table-cell table:number-columns-repeated="10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387" calcext:value-type="float">
            <text:p>57387</text:p>
          </table:table-cell>
          <table:table-cell office:value-type="float" office:value="59440" calcext:value-type="float">
            <text:p>59440</text:p>
          </table:table-cell>
          <table:table-cell office:value-type="float" office:value="57734" calcext:value-type="float">
            <text:p>57734</text:p>
          </table:table-cell>
          <table:table-cell office:value-type="float" office:value="58531" calcext:value-type="float">
            <text:p>58531</text:p>
          </table:table-cell>
          <table:table-cell office:value-type="float" office:value="20" calcext:value-type="float">
            <text:p>20</text:p>
          </table:table-cell>
          <table:table-cell table:formula="of:=[.A59]-[.B59]" office:value-type="float" office:value="347" calcext:value-type="float">
            <text:p>347</text:p>
          </table:table-cell>
          <table:table-cell table:formula="of:=[.A59]-[.C59]" office:value-type="float" office:value="-1706" calcext:value-type="float">
            <text:p>-1706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797" calcext:value-type="float">
            <text:p>-797</text:p>
          </table:table-cell>
          <table:table-cell table:number-columns-repeated="10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903" calcext:value-type="float">
            <text:p>59903</text:p>
          </table:table-cell>
          <table:table-cell office:value-type="float" office:value="57672" calcext:value-type="float">
            <text:p>57672</text:p>
          </table:table-cell>
          <table:table-cell office:value-type="float" office:value="58160" calcext:value-type="float">
            <text:p>58160</text:p>
          </table:table-cell>
          <table:table-cell office:value-type="float" office:value="57857" calcext:value-type="float">
            <text:p>57857</text:p>
          </table:table-cell>
          <table:table-cell office:value-type="float" office:value="12" calcext:value-type="float">
            <text:p>12</text:p>
          </table:table-cell>
          <table:table-cell table:formula="of:=[.A60]-[.B60]" office:value-type="float" office:value="-1743" calcext:value-type="float">
            <text:p>-1743</text:p>
          </table:table-cell>
          <table:table-cell table:formula="of:=[.A60]-[.C60]" office:value-type="float" office:value="488" calcext:value-type="float">
            <text:p>488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255" calcext:value-type="float">
            <text:p>60255</text:p>
          </table:table-cell>
          <table:table-cell office:value-type="float" office:value="59650" calcext:value-type="float">
            <text:p>59650</text:p>
          </table:table-cell>
          <table:table-cell office:value-type="float" office:value="59811" calcext:value-type="float">
            <text:p>59811</text:p>
          </table:table-cell>
          <table:table-cell office:value-type="float" office:value="57354" calcext:value-type="float">
            <text:p>57354</text:p>
          </table:table-cell>
          <table:table-cell office:value-type="float" office:value="2" calcext:value-type="float">
            <text:p>2</text:p>
          </table:table-cell>
          <table:table-cell table:formula="of:=[.A61]-[.B61]" office:value-type="float" office:value="-2901" calcext:value-type="float">
            <text:p>-2901</text:p>
          </table:table-cell>
          <table:table-cell table:formula="of:=[.A61]-[.C61]" office:value-type="float" office:value="-2296" calcext:value-type="float">
            <text:p>-2296</text:p>
          </table:table-cell>
          <table:table-cell table:formula="of:=[.A61]-[.D61]" office:value-type="float" office:value="-2457" calcext:value-type="float">
            <text:p>-2457</text:p>
          </table:table-cell>
          <table:table-cell table:formula="of:=[.A61]-[.E6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588" calcext:value-type="float">
            <text:p>59588</text:p>
          </table:table-cell>
          <table:table-cell office:value-type="float" office:value="60114" calcext:value-type="float">
            <text:p>60114</text:p>
          </table:table-cell>
          <table:table-cell office:value-type="float" office:value="58779" calcext:value-type="float">
            <text:p>58779</text:p>
          </table:table-cell>
          <table:table-cell office:value-type="float" office:value="58038" calcext:value-type="float">
            <text:p>58038</text:p>
          </table:table-cell>
          <table:table-cell office:value-type="float" office:value="13" calcext:value-type="float">
            <text:p>13</text:p>
          </table:table-cell>
          <table:table-cell table:formula="of:=[.A62]-[.B62]" office:value-type="float" office:value="-809" calcext:value-type="float">
            <text:p>-809</text:p>
          </table:table-cell>
          <table:table-cell table:formula="of:=[.A62]-[.C62]" office:value-type="float" office:value="-1335" calcext:value-type="float">
            <text:p>-1335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741" calcext:value-type="float">
            <text:p>741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530" calcext:value-type="float">
            <text:p>58530</text:p>
          </table:table-cell>
          <table:table-cell office:value-type="float" office:value="60706" calcext:value-type="float">
            <text:p>60706</text:p>
          </table:table-cell>
          <table:table-cell office:value-type="float" office:value="59721" calcext:value-type="float">
            <text:p>59721</text:p>
          </table:table-cell>
          <table:table-cell office:value-type="float" office:value="57504" calcext:value-type="float">
            <text:p>57504</text:p>
          </table:table-cell>
          <table:table-cell office:value-type="float" office:value="25" calcext:value-type="float">
            <text:p>25</text:p>
          </table:table-cell>
          <table:table-cell table:formula="of:=[.A63]-[.B63]" office:value-type="float" office:value="1191" calcext:value-type="float">
            <text:p>1191</text:p>
          </table:table-cell>
          <table:table-cell table:formula="of:=[.A63]-[.C63]" office:value-type="float" office:value="-985" calcext:value-type="float">
            <text:p>-985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2217" calcext:value-type="float">
            <text:p>2217</text:p>
          </table:table-cell>
          <table:table-cell table:number-columns-repeated="10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535" calcext:value-type="float">
            <text:p>57535</text:p>
          </table:table-cell>
          <table:table-cell office:value-type="float" office:value="58576" calcext:value-type="float">
            <text:p>58576</text:p>
          </table:table-cell>
          <table:table-cell office:value-type="float" office:value="59799" calcext:value-type="float">
            <text:p>59799</text:p>
          </table:table-cell>
          <table:table-cell office:value-type="float" office:value="57493" calcext:value-type="float">
            <text:p>57493</text:p>
          </table:table-cell>
          <table:table-cell office:value-type="float" office:value="2" calcext:value-type="float">
            <text:p>2</text:p>
          </table:table-cell>
          <table:table-cell table:formula="of:=[.A64]-[.B64]" office:value-type="float" office:value="-42" calcext:value-type="float">
            <text:p>-42</text:p>
          </table:table-cell>
          <table:table-cell table:formula="of:=[.A64]-[.C64]" office:value-type="float" office:value="-1083" calcext:value-type="float">
            <text:p>-1083</text:p>
          </table:table-cell>
          <table:table-cell table:formula="of:=[.A64]-[.D64]" office:value-type="float" office:value="-2306" calcext:value-type="float">
            <text:p>-2306</text:p>
          </table:table-cell>
          <table:table-cell table:formula="of:=[.A64]-[.E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9" calcext:value-type="float">
            <text:p>57759</text:p>
          </table:table-cell>
          <table:table-cell office:value-type="float" office:value="57684" calcext:value-type="float">
            <text:p>57684</text:p>
          </table:table-cell>
          <table:table-cell office:value-type="float" office:value="57380" calcext:value-type="float">
            <text:p>57380</text:p>
          </table:table-cell>
          <table:table-cell office:value-type="float" office:value="60677" calcext:value-type="float">
            <text:p>60677</text:p>
          </table:table-cell>
          <table:table-cell office:value-type="float" office:value="18" calcext:value-type="float">
            <text:p>18</text:p>
          </table:table-cell>
          <table:table-cell table:formula="of:=[.A65]-[.B65]" office:value-type="float" office:value="-379" calcext:value-type="float">
            <text:p>-379</text:p>
          </table:table-cell>
          <table:table-cell table:formula="of:=[.A65]-[.C65]" office:value-type="float" office:value="-304" calcext:value-type="float">
            <text:p>-304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3297" calcext:value-type="float">
            <text:p>-3297</text:p>
          </table:table-cell>
          <table:table-cell table:number-columns-repeated="10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159" calcext:value-type="float">
            <text:p>60159</text:p>
          </table:table-cell>
          <table:table-cell office:value-type="float" office:value="59660" calcext:value-type="float">
            <text:p>59660</text:p>
          </table:table-cell>
          <table:table-cell office:value-type="float" office:value="57921" calcext:value-type="float">
            <text:p>57921</text:p>
          </table:table-cell>
          <table:table-cell office:value-type="float" office:value="57399" calcext:value-type="float">
            <text:p>57399</text:p>
          </table:table-cell>
          <table:table-cell office:value-type="float" office:value="5" calcext:value-type="float">
            <text:p>5</text:p>
          </table:table-cell>
          <table:table-cell table:formula="of:=[.A66]-[.B66]" office:value-type="float" office:value="-2760" calcext:value-type="float">
            <text:p>-2760</text:p>
          </table:table-cell>
          <table:table-cell table:formula="of:=[.A66]-[.C66]" office:value-type="float" office:value="-2261" calcext:value-type="float">
            <text:p>-2261</text:p>
          </table:table-cell>
          <table:table-cell table:formula="of:=[.A66]-[.D66]" office:value-type="float" office:value="-522" calcext:value-type="float">
            <text:p>-522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111" calcext:value-type="float">
            <text:p>58111</text:p>
          </table:table-cell>
          <table:table-cell office:value-type="float" office:value="57652" calcext:value-type="float">
            <text:p>57652</text:p>
          </table:table-cell>
          <table:table-cell office:value-type="float" office:value="57397" calcext:value-type="float">
            <text:p>57397</text:p>
          </table:table-cell>
          <table:table-cell office:value-type="float" office:value="59923" calcext:value-type="float">
            <text:p>59923</text:p>
          </table:table-cell>
          <table:table-cell office:value-type="float" office:value="12" calcext:value-type="float">
            <text:p>12</text:p>
          </table:table-cell>
          <table:table-cell table:formula="of:=[.A67]-[.B67]" office:value-type="float" office:value="-714" calcext:value-type="float">
            <text:p>-714</text:p>
          </table:table-cell>
          <table:table-cell table:formula="of:=[.A67]-[.C67]" office:value-type="float" office:value="-255" calcext:value-type="float">
            <text:p>-255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2526" calcext:value-type="float">
            <text:p>-2526</text:p>
          </table:table-cell>
          <table:table-cell table:number-columns-repeated="10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759" calcext:value-type="float">
            <text:p>57759</text:p>
          </table:table-cell>
          <table:table-cell office:value-type="float" office:value="58438" calcext:value-type="float">
            <text:p>58438</text:p>
          </table:table-cell>
          <table:table-cell office:value-type="float" office:value="57398" calcext:value-type="float">
            <text:p>57398</text:p>
          </table:table-cell>
          <table:table-cell office:value-type="float" office:value="59915" calcext:value-type="float">
            <text:p>59915</text:p>
          </table:table-cell>
          <table:table-cell office:value-type="float" office:value="12" calcext:value-type="float">
            <text:p>12</text:p>
          </table:table-cell>
          <table:table-cell table:formula="of:=[.A68]-[.B68]" office:value-type="float" office:value="-361" calcext:value-type="float">
            <text:p>-361</text:p>
          </table:table-cell>
          <table:table-cell table:formula="of:=[.A68]-[.C68]" office:value-type="float" office:value="-1040" calcext:value-type="float">
            <text:p>-1040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2517" calcext:value-type="float">
            <text:p>-2517</text:p>
          </table:table-cell>
          <table:table-cell table:number-columns-repeated="10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890" calcext:value-type="float">
            <text:p>58890</text:p>
          </table:table-cell>
          <table:table-cell office:value-type="float" office:value="60069" calcext:value-type="float">
            <text:p>60069</text:p>
          </table:table-cell>
          <table:table-cell office:value-type="float" office:value="57413" calcext:value-type="float">
            <text:p>57413</text:p>
          </table:table-cell>
          <table:table-cell office:value-type="float" office:value="59814" calcext:value-type="float">
            <text:p>59814</text:p>
          </table:table-cell>
          <table:table-cell office:value-type="float" office:value="29" calcext:value-type="float">
            <text:p>29</text:p>
          </table:table-cell>
          <table:table-cell table:formula="of:=[.A69]-[.B69]" office:value-type="float" office:value="-1477" calcext:value-type="float">
            <text:p>-1477</text:p>
          </table:table-cell>
          <table:table-cell table:formula="of:=[.A69]-[.C69]" office:value-type="float" office:value="-2656" calcext:value-type="float">
            <text:p>-2656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401" calcext:value-type="float">
            <text:p>-2401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672" calcext:value-type="float">
            <text:p>58672</text:p>
          </table:table-cell>
          <table:table-cell office:value-type="float" office:value="60543" calcext:value-type="float">
            <text:p>60543</text:p>
          </table:table-cell>
          <table:table-cell office:value-type="float" office:value="57354" calcext:value-type="float">
            <text:p>57354</text:p>
          </table:table-cell>
          <table:table-cell office:value-type="float" office:value="60031" calcext:value-type="float">
            <text:p>60031</text:p>
          </table:table-cell>
          <table:table-cell office:value-type="float" office:value="8" calcext:value-type="float">
            <text:p>8</text:p>
          </table:table-cell>
          <table:table-cell table:formula="of:=[.A70]-[.B70]" office:value-type="float" office:value="-1318" calcext:value-type="float">
            <text:p>-1318</text:p>
          </table:table-cell>
          <table:table-cell table:formula="of:=[.A70]-[.C70]" office:value-type="float" office:value="-3189" calcext:value-type="float">
            <text:p>-3189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677" calcext:value-type="float">
            <text:p>-2677</text:p>
          </table:table-cell>
          <table:table-cell table:number-columns-repeated="10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637" calcext:value-type="float">
            <text:p>58637</text:p>
          </table:table-cell>
          <table:table-cell office:value-type="float" office:value="59472" calcext:value-type="float">
            <text:p>59472</text:p>
          </table:table-cell>
          <table:table-cell office:value-type="float" office:value="61439" calcext:value-type="float">
            <text:p>61439</text:p>
          </table:table-cell>
          <table:table-cell office:value-type="float" office:value="58911" calcext:value-type="float">
            <text:p>58911</text:p>
          </table:table-cell>
          <table:table-cell office:value-type="float" office:value="2" calcext:value-type="float">
            <text:p>2</text:p>
          </table:table-cell>
          <table:table-cell table:formula="of:=[.A71]-[.B71]" office:value-type="float" office:value="2802" calcext:value-type="float">
            <text:p>2802</text:p>
          </table:table-cell>
          <table:table-cell table:formula="of:=[.A71]-[.C71]" office:value-type="float" office:value="1967" calcext:value-type="float">
            <text:p>1967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2528" calcext:value-type="float">
            <text:p>2528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0" calcext:value-type="float">
            <text:p>0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59" calcext:value-type="float">
            <text:p>59</text:p>
          </table:table-cell>
          <table:table-cell table:style-name="ce3" table:formula="of:=COUNTIF([.J2:.J71];0)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842857142857143" calcext:value-type="float">
            <text:p>0.842857142857143</text:p>
          </table:table-cell>
          <table:table-cell table:number-columns-repeated="11"/>
        </table:table-row>
      </table:table>
      <table:table table:name="ReadingStep=250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4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13" calcext:value-type="float">
            <text:p>58713</text:p>
          </table:table-cell>
          <table:table-cell office:value-type="float" office:value="60415" calcext:value-type="float">
            <text:p>60415</text:p>
          </table:table-cell>
          <table:table-cell office:value-type="float" office:value="58688" calcext:value-type="float">
            <text:p>58688</text:p>
          </table:table-cell>
          <table:table-cell office:value-type="float" office:value="59533" calcext:value-type="float">
            <text:p>59533</text:p>
          </table:table-cell>
          <table:table-cell office:value-type="float" office:value="4" calcext:value-type="float">
            <text:p>4</text:p>
          </table:table-cell>
          <table:table-cell table:formula="of:=[.A2]-[.B2]" office:value-type="float" office:value="-25" calcext:value-type="float">
            <text:p>-25</text:p>
          </table:table-cell>
          <table:table-cell table:formula="of:=[.A2]-[.C2]" office:value-type="float" office:value="-1727" calcext:value-type="float">
            <text:p>-1727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845" calcext:value-type="float">
            <text:p>-845</text:p>
          </table:table-cell>
          <table:table-cell office:value-type="string" calcext:value-type="string">
            <text:p>BBB</text:p>
          </table:table-cell>
          <table:table-cell office:value-type="float" office:value="200908" calcext:value-type="float">
            <text:p>200908</text:p>
          </table:table-cell>
          <table:table-cell office:value-type="float" office:value="38238" calcext:value-type="float">
            <text:p>38238</text:p>
          </table:table-cell>
          <table:table-cell office:value-type="float" office:value="70" calcext:value-type="float">
            <text:p>70</text:p>
          </table:table-cell>
          <table:table-cell office:value-type="float" office:value="109473" calcext:value-type="float">
            <text:p>109473</text:p>
          </table:table-cell>
          <table:table-cell office:value-type="float" office:value="7663027" calcext:value-type="float">
            <text:p>7663027</text:p>
          </table:table-cell>
          <table:table-cell office:value-type="float" office:value="183134" calcext:value-type="float">
            <text:p>183134</text:p>
          </table:table-cell>
          <table:table-cell office:value-type="float" office:value="44470" calcext:value-type="float">
            <text:p>44470</text:p>
          </table:table-cell>
          <table:table-cell office:value-type="float" office:value="183133" calcext:value-type="float">
            <text:p>18313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524" calcext:value-type="float">
            <text:p>59524</text:p>
          </table:table-cell>
          <table:table-cell office:value-type="float" office:value="59491" calcext:value-type="float">
            <text:p>59491</text:p>
          </table:table-cell>
          <table:table-cell office:value-type="float" office:value="57477" calcext:value-type="float">
            <text:p>57477</text:p>
          </table:table-cell>
          <table:table-cell office:value-type="float" office:value="60479" calcext:value-type="float">
            <text:p>60479</text:p>
          </table:table-cell>
          <table:table-cell office:value-type="float" office:value="20" calcext:value-type="float">
            <text:p>20</text:p>
          </table:table-cell>
          <table:table-cell table:formula="of:=[.A3]-[.B3]" office:value-type="float" office:value="-2047" calcext:value-type="float">
            <text:p>-2047</text:p>
          </table:table-cell>
          <table:table-cell table:formula="of:=[.A3]-[.C3]" office:value-type="float" office:value="-2014" calcext:value-type="float">
            <text:p>-2014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3002" calcext:value-type="float">
            <text:p>-3002</text:p>
          </table:table-cell>
          <table:table-cell office:value-type="string" calcext:value-type="string">
            <text:p>Rpi</text:p>
          </table:table-cell>
          <table:table-cell office:value-type="float" office:value="200908" calcext:value-type="float">
            <text:p>200908</text:p>
          </table:table-cell>
          <table:table-cell office:value-type="float" office:value="37937" calcext:value-type="float">
            <text:p>37937</text:p>
          </table:table-cell>
          <table:table-cell office:value-type="float" office:value="70" calcext:value-type="float">
            <text:p>70</text:p>
          </table:table-cell>
          <table:table-cell office:value-type="float" office:value="109430" calcext:value-type="float">
            <text:p>109430</text:p>
          </table:table-cell>
          <table:table-cell office:value-type="float" office:value="7660394" calcext:value-type="float">
            <text:p>7660394</text:p>
          </table:table-cell>
          <table:table-cell office:value-type="float" office:value="183134" calcext:value-type="float">
            <text:p>183134</text:p>
          </table:table-cell>
          <table:table-cell office:value-type="float" office:value="43691" calcext:value-type="float">
            <text:p>43691</text:p>
          </table:table-cell>
          <table:table-cell office:value-type="float" office:value="183133" calcext:value-type="float">
            <text:p>18313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9" calcext:value-type="float">
            <text:p>58709</text:p>
          </table:table-cell>
          <table:table-cell office:value-type="float" office:value="57375" calcext:value-type="float">
            <text:p>57375</text:p>
          </table:table-cell>
          <table:table-cell office:value-type="float" office:value="57380" calcext:value-type="float">
            <text:p>57380</text:p>
          </table:table-cell>
          <table:table-cell office:value-type="float" office:value="57387" calcext:value-type="float">
            <text:p>57387</text:p>
          </table:table-cell>
          <table:table-cell office:value-type="float" office:value="24" calcext:value-type="float">
            <text:p>24</text:p>
          </table:table-cell>
          <table:table-cell table:formula="of:=[.A4]-[.B4]" office:value-type="float" office:value="-1329" calcext:value-type="float">
            <text:p>-1329</text:p>
          </table:table-cell>
          <table:table-cell table:formula="of:=[.A4]-[.C4]" office:value-type="float" office:value="5" calcext:value-type="float">
            <text:p>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7" calcext:value-type="float">
            <text:p>-7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table:number-columns-repeated="2" office:value-type="float" office:value="57919" calcext:value-type="float">
            <text:p>57919</text:p>
          </table:table-cell>
          <table:table-cell office:value-type="float" office:value="59816" calcext:value-type="float">
            <text:p>59816</text:p>
          </table:table-cell>
          <table:table-cell office:value-type="float" office:value="58932" calcext:value-type="float">
            <text:p>58932</text:p>
          </table:table-cell>
          <table:table-cell office:value-type="float" office:value="6" calcext:value-type="float">
            <text:p>6</text:p>
          </table:table-cell>
          <table:table-cell table:formula="of:=[.A5]-[.B5]" office:value-type="float" office:value="1013" calcext:value-type="float">
            <text:p>1013</text:p>
          </table:table-cell>
          <table:table-cell table:formula="of:=[.A5]-[.C5]" office:value-type="float" office:value="1013" calcext:value-type="float">
            <text:p>1013</text:p>
          </table:table-cell>
          <table:table-cell table:formula="of:=[.A5]-[.D5]" office:value-type="float" office:value="-884" calcext:value-type="float">
            <text:p>-884</text:p>
          </table:table-cell>
          <table:table-cell table:formula="of:=[.A5]-[.E5]" office:value-type="float" office:value="0" calcext:value-type="float">
            <text:p>0</text:p>
          </table:table-cell>
          <table:table-cell table:number-columns-repeated="5"/>
          <table:table-cell table:formula="of:=AVERAGE([.P2];[.P3])/3600/1000" office:value-type="float" office:value="2.12825291666667" calcext:value-type="float">
            <text:p>2.12825291666667</text:p>
          </table:table-cell>
          <table:table-cell table:number-columns-repeated="4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376" calcext:value-type="float">
            <text:p>58376</text:p>
          </table:table-cell>
          <table:table-cell office:value-type="float" office:value="57887" calcext:value-type="float">
            <text:p>57887</text:p>
          </table:table-cell>
          <table:table-cell office:value-type="float" office:value="57699" calcext:value-type="float">
            <text:p>57699</text:p>
          </table:table-cell>
          <table:table-cell office:value-type="float" office:value="57389" calcext:value-type="float">
            <text:p>57389</text:p>
          </table:table-cell>
          <table:table-cell office:value-type="float" office:value="5" calcext:value-type="float">
            <text:p>5</text:p>
          </table:table-cell>
          <table:table-cell table:formula="of:=[.A6]-[.B6]" office:value-type="float" office:value="-677" calcext:value-type="float">
            <text:p>-677</text:p>
          </table:table-cell>
          <table:table-cell table:formula="of:=[.A6]-[.C6]" office:value-type="float" office:value="-188" calcext:value-type="float">
            <text:p>-188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367" calcext:value-type="float">
            <text:p>58367</text:p>
          </table:table-cell>
          <table:table-cell office:value-type="float" office:value="57503" calcext:value-type="float">
            <text:p>57503</text:p>
          </table:table-cell>
          <table:table-cell office:value-type="float" office:value="57995" calcext:value-type="float">
            <text:p>57995</text:p>
          </table:table-cell>
          <table:table-cell office:value-type="float" office:value="58375" calcext:value-type="float">
            <text:p>58375</text:p>
          </table:table-cell>
          <table:table-cell office:value-type="float" office:value="3" calcext:value-type="float">
            <text:p>3</text:p>
          </table:table-cell>
          <table:table-cell table:formula="of:=[.A7]-[.B7]" office:value-type="float" office:value="-372" calcext:value-type="float">
            <text:p>-372</text:p>
          </table:table-cell>
          <table:table-cell table:formula="of:=[.A7]-[.C7]" office:value-type="float" office:value="492" calcext:value-type="float">
            <text:p>492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380" calcext:value-type="float">
            <text:p>-380</text:p>
          </table:table-cell>
          <table:table-cell table:number-columns-repeated="10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575" calcext:value-type="float">
            <text:p>60575</text:p>
          </table:table-cell>
          <table:table-cell office:value-type="float" office:value="57425" calcext:value-type="float">
            <text:p>57425</text:p>
          </table:table-cell>
          <table:table-cell office:value-type="float" office:value="57701" calcext:value-type="float">
            <text:p>57701</text:p>
          </table:table-cell>
          <table:table-cell office:value-type="float" office:value="58963" calcext:value-type="float">
            <text:p>58963</text:p>
          </table:table-cell>
          <table:table-cell office:value-type="float" office:value="9" calcext:value-type="float">
            <text:p>9</text:p>
          </table:table-cell>
          <table:table-cell table:formula="of:=[.A8]-[.B8]" office:value-type="float" office:value="-2874" calcext:value-type="float">
            <text:p>-2874</text:p>
          </table:table-cell>
          <table:table-cell table:formula="of:=[.A8]-[.C8]" office:value-type="float" office:value="276" calcext:value-type="float">
            <text:p>276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262" calcext:value-type="float">
            <text:p>-1262</text:p>
          </table:table-cell>
          <table:table-cell table:number-columns-repeated="10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99" calcext:value-type="float">
            <text:p>57399</text:p>
          </table:table-cell>
          <table:table-cell office:value-type="float" office:value="60607" calcext:value-type="float">
            <text:p>60607</text:p>
          </table:table-cell>
          <table:table-cell office:value-type="float" office:value="57748" calcext:value-type="float">
            <text:p>57748</text:p>
          </table:table-cell>
          <table:table-cell office:value-type="float" office:value="57432" calcext:value-type="float">
            <text:p>57432</text:p>
          </table:table-cell>
          <table:table-cell office:value-type="float" office:value="9" calcext:value-type="float">
            <text:p>9</text:p>
          </table:table-cell>
          <table:table-cell table:formula="of:=[.A9]-[.B9]" office:value-type="float" office:value="349" calcext:value-type="float">
            <text:p>349</text:p>
          </table:table-cell>
          <table:table-cell table:formula="of:=[.A9]-[.C9]" office:value-type="float" office:value="-2859" calcext:value-type="float">
            <text:p>-285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316" calcext:value-type="float">
            <text:p>316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548" calcext:value-type="float">
            <text:p>60548</text:p>
          </table:table-cell>
          <table:table-cell office:value-type="float" office:value="58435" calcext:value-type="float">
            <text:p>58435</text:p>
          </table:table-cell>
          <table:table-cell office:value-type="float" office:value="57760" calcext:value-type="float">
            <text:p>57760</text:p>
          </table:table-cell>
          <table:table-cell office:value-type="float" office:value="60617" calcext:value-type="float">
            <text:p>60617</text:p>
          </table:table-cell>
          <table:table-cell office:value-type="float" office:value="28" calcext:value-type="float">
            <text:p>28</text:p>
          </table:table-cell>
          <table:table-cell table:formula="of:=[.A10]-[.B10]" office:value-type="float" office:value="-2788" calcext:value-type="float">
            <text:p>-2788</text:p>
          </table:table-cell>
          <table:table-cell table:formula="of:=[.A10]-[.C10]" office:value-type="float" office:value="-675" calcext:value-type="float">
            <text:p>-675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857" calcext:value-type="float">
            <text:p>-2857</text:p>
          </table:table-cell>
          <table:table-cell table:number-columns-repeated="10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055" calcext:value-type="float">
            <text:p>59055</text:p>
          </table:table-cell>
          <table:table-cell office:value-type="float" office:value="60447" calcext:value-type="float">
            <text:p>60447</text:p>
          </table:table-cell>
          <table:table-cell office:value-type="float" office:value="57484" calcext:value-type="float">
            <text:p>57484</text:p>
          </table:table-cell>
          <table:table-cell office:value-type="float" office:value="59776" calcext:value-type="float">
            <text:p>59776</text:p>
          </table:table-cell>
          <table:table-cell office:value-type="float" office:value="23" calcext:value-type="float">
            <text:p>23</text:p>
          </table:table-cell>
          <table:table-cell table:formula="of:=[.A11]-[.B11]" office:value-type="float" office:value="-1571" calcext:value-type="float">
            <text:p>-1571</text:p>
          </table:table-cell>
          <table:table-cell table:formula="of:=[.A11]-[.C11]" office:value-type="float" office:value="-2963" calcext:value-type="float">
            <text:p>-2963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292" calcext:value-type="float">
            <text:p>-2292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2" calcext:value-type="float">
            <text:p>60692</text:p>
          </table:table-cell>
          <table:table-cell office:value-type="float" office:value="60160" calcext:value-type="float">
            <text:p>60160</text:p>
          </table:table-cell>
          <table:table-cell office:value-type="float" office:value="57380" calcext:value-type="float">
            <text:p>57380</text:p>
          </table:table-cell>
          <table:table-cell office:value-type="float" office:value="59916" calcext:value-type="float">
            <text:p>59916</text:p>
          </table:table-cell>
          <table:table-cell office:value-type="float" office:value="22" calcext:value-type="float">
            <text:p>22</text:p>
          </table:table-cell>
          <table:table-cell table:formula="of:=[.A12]-[.B12]" office:value-type="float" office:value="-3312" calcext:value-type="float">
            <text:p>-3312</text:p>
          </table:table-cell>
          <table:table-cell table:formula="of:=[.A12]-[.C12]" office:value-type="float" office:value="-2780" calcext:value-type="float">
            <text:p>-2780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2536" calcext:value-type="float">
            <text:p>-2536</text:p>
          </table:table-cell>
          <table:table-cell table:number-columns-repeated="10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036" calcext:value-type="float">
            <text:p>58036</text:p>
          </table:table-cell>
          <table:table-cell office:value-type="float" office:value="59044" calcext:value-type="float">
            <text:p>59044</text:p>
          </table:table-cell>
          <table:table-cell office:value-type="float" office:value="59435" calcext:value-type="float">
            <text:p>59435</text:p>
          </table:table-cell>
          <table:table-cell office:value-type="float" office:value="59664" calcext:value-type="float">
            <text:p>59664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1399" calcext:value-type="float">
            <text:p>1399</text:p>
          </table:table-cell>
          <table:table-cell table:formula="of:=[.A13]-[.C13]" office:value-type="float" office:value="391" calcext:value-type="float">
            <text:p>391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229" calcext:value-type="float">
            <text:p>-229</text:p>
          </table:table-cell>
          <table:table-cell table:number-columns-repeated="10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671" calcext:value-type="float">
            <text:p>60671</text:p>
          </table:table-cell>
          <table:table-cell office:value-type="float" office:value="57451" calcext:value-type="float">
            <text:p>57451</text:p>
          </table:table-cell>
          <table:table-cell office:value-type="float" office:value="60415" calcext:value-type="float">
            <text:p>60415</text:p>
          </table:table-cell>
          <table:table-cell office:value-type="float" office:value="57922" calcext:value-type="float">
            <text:p>57922</text:p>
          </table:table-cell>
          <table:table-cell office:value-type="float" office:value="8" calcext:value-type="float">
            <text:p>8</text:p>
          </table:table-cell>
          <table:table-cell table:formula="of:=[.A14]-[.B14]" office:value-type="float" office:value="-2749" calcext:value-type="float">
            <text:p>-2749</text:p>
          </table:table-cell>
          <table:table-cell table:formula="of:=[.A14]-[.C14]" office:value-type="float" office:value="471" calcext:value-type="float">
            <text:p>471</text:p>
          </table:table-cell>
          <table:table-cell table:formula="of:=[.A14]-[.D14]" office:value-type="float" office:value="-2493" calcext:value-type="float">
            <text:p>-2493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008" calcext:value-type="float">
            <text:p>58008</text:p>
          </table:table-cell>
          <table:table-cell office:value-type="float" office:value="61439" calcext:value-type="float">
            <text:p>61439</text:p>
          </table:table-cell>
          <table:table-cell office:value-type="float" office:value="57783" calcext:value-type="float">
            <text:p>57783</text:p>
          </table:table-cell>
          <table:table-cell office:value-type="float" office:value="57439" calcext:value-type="float">
            <text:p>57439</text:p>
          </table:table-cell>
          <table:table-cell office:value-type="float" office:value="20" calcext:value-type="float">
            <text:p>20</text:p>
          </table:table-cell>
          <table:table-cell table:formula="of:=[.A15]-[.B15]" office:value-type="float" office:value="-225" calcext:value-type="float">
            <text:p>-225</text:p>
          </table:table-cell>
          <table:table-cell table:formula="of:=[.A15]-[.C15]" office:value-type="float" office:value="-3656" calcext:value-type="float">
            <text:p>-3656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344" calcext:value-type="float">
            <text:p>344</text:p>
          </table:table-cell>
          <table:table-cell table:number-columns-repeated="10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102" calcext:value-type="float">
            <text:p>60102</text:p>
          </table:table-cell>
          <table:table-cell office:value-type="float" office:value="59012" calcext:value-type="float">
            <text:p>59012</text:p>
          </table:table-cell>
          <table:table-cell office:value-type="float" office:value="57407" calcext:value-type="float">
            <text:p>57407</text:p>
          </table:table-cell>
          <table:table-cell office:value-type="float" office:value="58161" calcext:value-type="float">
            <text:p>58161</text:p>
          </table:table-cell>
          <table:table-cell office:value-type="float" office:value="5" calcext:value-type="float">
            <text:p>5</text:p>
          </table:table-cell>
          <table:table-cell table:formula="of:=[.A16]-[.B16]" office:value-type="float" office:value="-1941" calcext:value-type="float">
            <text:p>-1941</text:p>
          </table:table-cell>
          <table:table-cell table:formula="of:=[.A16]-[.C16]" office:value-type="float" office:value="-851" calcext:value-type="float">
            <text:p>-851</text:p>
          </table:table-cell>
          <table:table-cell table:formula="of:=[.A16]-[.D16]" office:value-type="float" office:value="754" calcext:value-type="float">
            <text:p>754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927" calcext:value-type="float">
            <text:p>60927</text:p>
          </table:table-cell>
          <table:table-cell office:value-type="float" office:value="58065" calcext:value-type="float">
            <text:p>58065</text:p>
          </table:table-cell>
          <table:table-cell office:value-type="float" office:value="58367" calcext:value-type="float">
            <text:p>58367</text:p>
          </table:table-cell>
          <table:table-cell office:value-type="float" office:value="57485" calcext:value-type="float">
            <text:p>57485</text:p>
          </table:table-cell>
          <table:table-cell office:value-type="float" office:value="14" calcext:value-type="float">
            <text:p>14</text:p>
          </table:table-cell>
          <table:table-cell table:formula="of:=[.A17]-[.B17]" office:value-type="float" office:value="-3442" calcext:value-type="float">
            <text:p>-3442</text:p>
          </table:table-cell>
          <table:table-cell table:formula="of:=[.A17]-[.C17]" office:value-type="float" office:value="-580" calcext:value-type="float">
            <text:p>-580</text:p>
          </table:table-cell>
          <table:table-cell table:formula="of:=[.A17]-[.D17]" office:value-type="float" office:value="-882" calcext:value-type="float">
            <text:p>-882</text:p>
          </table:table-cell>
          <table:table-cell table:formula="of:=[.A17]-[.E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05" calcext:value-type="float">
            <text:p>58905</text:p>
          </table:table-cell>
          <table:table-cell office:value-type="float" office:value="58463" calcext:value-type="float">
            <text:p>58463</text:p>
          </table:table-cell>
          <table:table-cell office:value-type="float" office:value="57380" calcext:value-type="float">
            <text:p>57380</text:p>
          </table:table-cell>
          <table:table-cell office:value-type="float" office:value="57344" calcext:value-type="float">
            <text:p>57344</text:p>
          </table:table-cell>
          <table:table-cell office:value-type="float" office:value="29" calcext:value-type="float">
            <text:p>29</text:p>
          </table:table-cell>
          <table:table-cell table:formula="of:=[.A18]-[.B18]" office:value-type="float" office:value="-1525" calcext:value-type="float">
            <text:p>-1525</text:p>
          </table:table-cell>
          <table:table-cell table:formula="of:=[.A18]-[.C18]" office:value-type="float" office:value="-1083" calcext:value-type="float">
            <text:p>-1083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225" calcext:value-type="float">
            <text:p>60225</text:p>
          </table:table-cell>
          <table:table-cell office:value-type="float" office:value="57895" calcext:value-type="float">
            <text:p>57895</text:p>
          </table:table-cell>
          <table:table-cell office:value-type="float" office:value="57698" calcext:value-type="float">
            <text:p>57698</text:p>
          </table:table-cell>
          <table:table-cell office:value-type="float" office:value="61439" calcext:value-type="float">
            <text:p>61439</text:p>
          </table:table-cell>
          <table:table-cell office:value-type="float" office:value="23" calcext:value-type="float">
            <text:p>23</text:p>
          </table:table-cell>
          <table:table-cell table:formula="of:=[.A19]-[.B19]" office:value-type="float" office:value="-2527" calcext:value-type="float">
            <text:p>-2527</text:p>
          </table:table-cell>
          <table:table-cell table:formula="of:=[.A19]-[.C19]" office:value-type="float" office:value="-197" calcext:value-type="float">
            <text:p>-197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3741" calcext:value-type="float">
            <text:p>-3741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27" calcext:value-type="float">
            <text:p>59927</text:p>
          </table:table-cell>
          <table:table-cell office:value-type="float" office:value="58911" calcext:value-type="float">
            <text:p>58911</text:p>
          </table:table-cell>
          <table:table-cell office:value-type="float" office:value="61439" calcext:value-type="float">
            <text:p>61439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 table:formula="of:=[.A20]-[.B20]" office:value-type="float" office:value="-2547" calcext:value-type="float">
            <text:p>-2547</text:p>
          </table:table-cell>
          <table:table-cell table:formula="of:=[.A20]-[.C20]" office:value-type="float" office:value="-1531" calcext:value-type="float">
            <text:p>-1531</text:p>
          </table:table-cell>
          <table:table-cell table:formula="of:=[.A20]-[.D20]" office:value-type="float" office:value="-4059" calcext:value-type="float">
            <text:p>-4059</text:p>
          </table:table-cell>
          <table:table-cell table:formula="of:=[.A20]-[.E2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87" calcext:value-type="float">
            <text:p>58687</text:p>
          </table:table-cell>
          <table:table-cell office:value-type="float" office:value="57375" calcext:value-type="float">
            <text:p>57375</text:p>
          </table:table-cell>
          <table:table-cell office:value-type="float" office:value="61439" calcext:value-type="float">
            <text:p>61439</text:p>
          </table:table-cell>
          <table:table-cell office:value-type="float" office:value="58545" calcext:value-type="float">
            <text:p>58545</text:p>
          </table:table-cell>
          <table:table-cell office:value-type="float" office:value="11" calcext:value-type="float">
            <text:p>11</text:p>
          </table:table-cell>
          <table:table-cell table:formula="of:=[.A21]-[.B21]" office:value-type="float" office:value="-142" calcext:value-type="float">
            <text:p>-142</text:p>
          </table:table-cell>
          <table:table-cell table:formula="of:=[.A21]-[.C21]" office:value-type="float" office:value="1170" calcext:value-type="float">
            <text:p>1170</text:p>
          </table:table-cell>
          <table:table-cell table:formula="of:=[.A21]-[.D21]" office:value-type="float" office:value="-2894" calcext:value-type="float">
            <text:p>-2894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941" calcext:value-type="float">
            <text:p>57941</text:p>
          </table:table-cell>
          <table:table-cell office:value-type="float" office:value="57648" calcext:value-type="float">
            <text:p>57648</text:p>
          </table:table-cell>
          <table:table-cell office:value-type="float" office:value="58943" calcext:value-type="float">
            <text:p>58943</text:p>
          </table:table-cell>
          <table:table-cell office:value-type="float" office:value="57741" calcext:value-type="float">
            <text:p>57741</text:p>
          </table:table-cell>
          <table:table-cell office:value-type="float" office:value="13" calcext:value-type="float">
            <text:p>13</text:p>
          </table:table-cell>
          <table:table-cell table:formula="of:=[.A22]-[.B22]" office:value-type="float" office:value="-200" calcext:value-type="float">
            <text:p>-200</text:p>
          </table:table-cell>
          <table:table-cell table:formula="of:=[.A22]-[.C22]" office:value-type="float" office:value="93" calcext:value-type="float">
            <text:p>93</text:p>
          </table:table-cell>
          <table:table-cell table:formula="of:=[.A22]-[.D22]" office:value-type="float" office:value="-1202" calcext:value-type="float">
            <text:p>-1202</text:p>
          </table:table-cell>
          <table:table-cell table:formula="of:=[.A22]-[.E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385" calcext:value-type="float">
            <text:p>57385</text:p>
          </table:table-cell>
          <table:table-cell office:value-type="float" office:value="58000" calcext:value-type="float">
            <text:p>58000</text:p>
          </table:table-cell>
          <table:table-cell office:value-type="float" office:value="59135" calcext:value-type="float">
            <text:p>59135</text:p>
          </table:table-cell>
          <table:table-cell office:value-type="float" office:value="57729" calcext:value-type="float">
            <text:p>57729</text:p>
          </table:table-cell>
          <table:table-cell office:value-type="float" office:value="14" calcext:value-type="float">
            <text:p>14</text:p>
          </table:table-cell>
          <table:table-cell table:formula="of:=[.A23]-[.B23]" office:value-type="float" office:value="344" calcext:value-type="float">
            <text:p>344</text:p>
          </table:table-cell>
          <table:table-cell table:formula="of:=[.A23]-[.C23]" office:value-type="float" office:value="-271" calcext:value-type="float">
            <text:p>-271</text:p>
          </table:table-cell>
          <table:table-cell table:formula="of:=[.A23]-[.D23]" office:value-type="float" office:value="-1406" calcext:value-type="float">
            <text:p>-1406</text:p>
          </table:table-cell>
          <table:table-cell table:formula="of:=[.A23]-[.E2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479" calcext:value-type="float">
            <text:p>60479</text:p>
          </table:table-cell>
          <table:table-cell office:value-type="float" office:value="57407" calcext:value-type="float">
            <text:p>57407</text:p>
          </table:table-cell>
          <table:table-cell office:value-type="float" office:value="57731" calcext:value-type="float">
            <text:p>57731</text:p>
          </table:table-cell>
          <table:table-cell office:value-type="float" office:value="60012" calcext:value-type="float">
            <text:p>60012</text:p>
          </table:table-cell>
          <table:table-cell office:value-type="float" office:value="30" calcext:value-type="float">
            <text:p>30</text:p>
          </table:table-cell>
          <table:table-cell table:formula="of:=[.A24]-[.B24]" office:value-type="float" office:value="-2748" calcext:value-type="float">
            <text:p>-2748</text:p>
          </table:table-cell>
          <table:table-cell table:formula="of:=[.A24]-[.C24]" office:value-type="float" office:value="324" calcext:value-type="float">
            <text:p>324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2281" calcext:value-type="float">
            <text:p>-2281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68" calcext:value-type="float">
            <text:p>59568</text:p>
          </table:table-cell>
          <table:table-cell office:value-type="float" office:value="60257" calcext:value-type="float">
            <text:p>60257</text:p>
          </table:table-cell>
          <table:table-cell office:value-type="float" office:value="57511" calcext:value-type="float">
            <text:p>57511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25]-[.B25]" office:value-type="float" office:value="-2188" calcext:value-type="float">
            <text:p>-2188</text:p>
          </table:table-cell>
          <table:table-cell table:formula="of:=[.A25]-[.C25]" office:value-type="float" office:value="-2877" calcext:value-type="float">
            <text:p>-2877</text:p>
          </table:table-cell>
          <table:table-cell table:formula="of:=[.A25]-[.D25]" office:value-type="float" office:value="-131" calcext:value-type="float">
            <text:p>-131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651" calcext:value-type="float">
            <text:p>57651</text:p>
          </table:table-cell>
          <table:table-cell office:value-type="float" office:value="57663" calcext:value-type="float">
            <text:p>57663</text:p>
          </table:table-cell>
          <table:table-cell office:value-type="float" office:value="57702" calcext:value-type="float">
            <text:p>57702</text:p>
          </table:table-cell>
          <table:table-cell office:value-type="float" office:value="57867" calcext:value-type="float">
            <text:p>57867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51" calcext:value-type="float">
            <text:p>51</text:p>
          </table:table-cell>
          <table:table-cell table:formula="of:=[.A26]-[.C26]" office:value-type="float" office:value="39" calcext:value-type="float">
            <text:p>39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65" calcext:value-type="float">
            <text:p>-165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156" calcext:value-type="float">
            <text:p>58156</text:p>
          </table:table-cell>
          <table:table-cell office:value-type="float" office:value="60616" calcext:value-type="float">
            <text:p>60616</text:p>
          </table:table-cell>
          <table:table-cell office:value-type="float" office:value="57476" calcext:value-type="float">
            <text:p>57476</text:p>
          </table:table-cell>
          <table:table-cell office:value-type="float" office:value="60191" calcext:value-type="float">
            <text:p>60191</text:p>
          </table:table-cell>
          <table:table-cell office:value-type="float" office:value="20" calcext:value-type="float">
            <text:p>20</text:p>
          </table:table-cell>
          <table:table-cell table:formula="of:=[.A27]-[.B27]" office:value-type="float" office:value="-680" calcext:value-type="float">
            <text:p>-680</text:p>
          </table:table-cell>
          <table:table-cell table:formula="of:=[.A27]-[.C27]" office:value-type="float" office:value="-3140" calcext:value-type="float">
            <text:p>-3140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715" calcext:value-type="float">
            <text:p>-2715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07" calcext:value-type="float">
            <text:p>57407</text:p>
          </table:table-cell>
          <table:table-cell office:value-type="float" office:value="59135" calcext:value-type="float">
            <text:p>59135</text:p>
          </table:table-cell>
          <table:table-cell office:value-type="float" office:value="60287" calcext:value-type="float">
            <text:p>60287</text:p>
          </table:table-cell>
          <table:table-cell office:value-type="float" office:value="57380" calcext:value-type="float">
            <text:p>57380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27" calcext:value-type="float">
            <text:p>-27</text:p>
          </table:table-cell>
          <table:table-cell table:formula="of:=[.A28]-[.C28]" office:value-type="float" office:value="-1755" calcext:value-type="float">
            <text:p>-1755</text:p>
          </table:table-cell>
          <table:table-cell table:formula="of:=[.A28]-[.D28]" office:value-type="float" office:value="-2907" calcext:value-type="float">
            <text:p>-2907</text:p>
          </table:table-cell>
          <table:table-cell table:formula="of:=[.A28]-[.E2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919" calcext:value-type="float">
            <text:p>57919</text:p>
          </table:table-cell>
          <table:table-cell office:value-type="float" office:value="58383" calcext:value-type="float">
            <text:p>58383</text:p>
          </table:table-cell>
          <table:table-cell office:value-type="float" office:value="59721" calcext:value-type="float">
            <text:p>59721</text:p>
          </table:table-cell>
          <table:table-cell office:value-type="float" office:value="58185" calcext:value-type="float">
            <text:p>58185</text:p>
          </table:table-cell>
          <table:table-cell office:value-type="float" office:value="28" calcext:value-type="float">
            <text:p>28</text:p>
          </table:table-cell>
          <table:table-cell table:formula="of:=[.A29]-[.B29]" office:value-type="float" office:value="1802" calcext:value-type="float">
            <text:p>1802</text:p>
          </table:table-cell>
          <table:table-cell table:formula="of:=[.A29]-[.C29]" office:value-type="float" office:value="1338" calcext:value-type="float">
            <text:p>1338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536" calcext:value-type="float">
            <text:p>1536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033" calcext:value-type="float">
            <text:p>58033</text:p>
          </table:table-cell>
          <table:table-cell office:value-type="float" office:value="57385" calcext:value-type="float">
            <text:p>57385</text:p>
          </table:table-cell>
          <table:table-cell office:value-type="float" office:value="58911" calcext:value-type="float">
            <text:p>58911</text:p>
          </table:table-cell>
          <table:table-cell office:value-type="float" office:value="57697" calcext:value-type="float">
            <text:p>57697</text:p>
          </table:table-cell>
          <table:table-cell office:value-type="float" office:value="12" calcext:value-type="float">
            <text:p>12</text:p>
          </table:table-cell>
          <table:table-cell table:formula="of:=[.A30]-[.B30]" office:value-type="float" office:value="-336" calcext:value-type="float">
            <text:p>-336</text:p>
          </table:table-cell>
          <table:table-cell table:formula="of:=[.A30]-[.C30]" office:value-type="float" office:value="312" calcext:value-type="float">
            <text:p>312</text:p>
          </table:table-cell>
          <table:table-cell table:formula="of:=[.A30]-[.D30]" office:value-type="float" office:value="-1214" calcext:value-type="float">
            <text:p>-1214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526" calcext:value-type="float">
            <text:p>57526</text:p>
          </table:table-cell>
          <table:table-cell office:value-type="float" office:value="60001" calcext:value-type="float">
            <text:p>60001</text:p>
          </table:table-cell>
          <table:table-cell office:value-type="float" office:value="57773" calcext:value-type="float">
            <text:p>57773</text:p>
          </table:table-cell>
          <table:table-cell office:value-type="float" office:value="58495" calcext:value-type="float">
            <text:p>58495</text:p>
          </table:table-cell>
          <table:table-cell office:value-type="float" office:value="20" calcext:value-type="float">
            <text:p>20</text:p>
          </table:table-cell>
          <table:table-cell table:formula="of:=[.A31]-[.B31]" office:value-type="float" office:value="247" calcext:value-type="float">
            <text:p>247</text:p>
          </table:table-cell>
          <table:table-cell table:formula="of:=[.A31]-[.C31]" office:value-type="float" office:value="-2228" calcext:value-type="float">
            <text:p>-2228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722" calcext:value-type="float">
            <text:p>-722</text:p>
          </table:table-cell>
          <table:table-cell table:number-columns-repeated="10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536" calcext:value-type="float">
            <text:p>58536</text:p>
          </table:table-cell>
          <table:table-cell office:value-type="float" office:value="58703" calcext:value-type="float">
            <text:p>58703</text:p>
          </table:table-cell>
          <table:table-cell office:value-type="float" office:value="58148" calcext:value-type="float">
            <text:p>58148</text:p>
          </table:table-cell>
          <table:table-cell office:value-type="float" office:value="60211" calcext:value-type="float">
            <text:p>60211</text:p>
          </table:table-cell>
          <table:table-cell office:value-type="float" office:value="18" calcext:value-type="float">
            <text:p>18</text:p>
          </table:table-cell>
          <table:table-cell table:formula="of:=[.A32]-[.B32]" office:value-type="float" office:value="-388" calcext:value-type="float">
            <text:p>-388</text:p>
          </table:table-cell>
          <table:table-cell table:formula="of:=[.A32]-[.C32]" office:value-type="float" office:value="-555" calcext:value-type="float">
            <text:p>-555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063" calcext:value-type="float">
            <text:p>-2063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44" calcext:value-type="float">
            <text:p>57344</text:p>
          </table:table-cell>
          <table:table-cell office:value-type="float" office:value="58719" calcext:value-type="float">
            <text:p>58719</text:p>
          </table:table-cell>
          <table:table-cell office:value-type="float" office:value="57697" calcext:value-type="float">
            <text:p>57697</text:p>
          </table:table-cell>
          <table:table-cell office:value-type="float" office:value="57368" calcext:value-type="float">
            <text:p>57368</text:p>
          </table:table-cell>
          <table:table-cell office:value-type="float" office:value="31" calcext:value-type="float">
            <text:p>31</text:p>
          </table:table-cell>
          <table:table-cell table:formula="of:=[.A33]-[.B33]" office:value-type="float" office:value="353" calcext:value-type="float">
            <text:p>353</text:p>
          </table:table-cell>
          <table:table-cell table:formula="of:=[.A33]-[.C33]" office:value-type="float" office:value="-1022" calcext:value-type="float">
            <text:p>-1022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67" calcext:value-type="float">
            <text:p>58067</text:p>
          </table:table-cell>
          <table:table-cell office:value-type="float" office:value="59667" calcext:value-type="float">
            <text:p>59667</text:p>
          </table:table-cell>
          <table:table-cell office:value-type="float" office:value="59967" calcext:value-type="float">
            <text:p>59967</text:p>
          </table:table-cell>
          <table:table-cell office:value-type="float" office:value="57698" calcext:value-type="float">
            <text:p>57698</text:p>
          </table:table-cell>
          <table:table-cell office:value-type="float" office:value="12" calcext:value-type="float">
            <text:p>12</text:p>
          </table:table-cell>
          <table:table-cell table:formula="of:=[.A34]-[.B34]" office:value-type="float" office:value="-369" calcext:value-type="float">
            <text:p>-369</text:p>
          </table:table-cell>
          <table:table-cell table:formula="of:=[.A34]-[.C34]" office:value-type="float" office:value="-1969" calcext:value-type="float">
            <text:p>-1969</text:p>
          </table:table-cell>
          <table:table-cell table:formula="of:=[.A34]-[.D34]" office:value-type="float" office:value="-2269" calcext:value-type="float">
            <text:p>-2269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103" calcext:value-type="float">
            <text:p>59103</text:p>
          </table:table-cell>
          <table:table-cell office:value-type="float" office:value="60748" calcext:value-type="float">
            <text:p>60748</text:p>
          </table:table-cell>
          <table:table-cell office:value-type="float" office:value="57380" calcext:value-type="float">
            <text:p>57380</text:p>
          </table:table-cell>
          <table:table-cell office:value-type="float" office:value="59743" calcext:value-type="float">
            <text:p>59743</text:p>
          </table:table-cell>
          <table:table-cell office:value-type="float" office:value="21" calcext:value-type="float">
            <text:p>21</text:p>
          </table:table-cell>
          <table:table-cell table:formula="of:=[.A35]-[.B35]" office:value-type="float" office:value="-1723" calcext:value-type="float">
            <text:p>-1723</text:p>
          </table:table-cell>
          <table:table-cell table:formula="of:=[.A35]-[.C35]" office:value-type="float" office:value="-3368" calcext:value-type="float">
            <text:p>-3368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2363" calcext:value-type="float">
            <text:p>-2363</text:p>
          </table:table-cell>
          <table:table-cell table:number-columns-repeated="10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456" calcext:value-type="float">
            <text:p>60456</text:p>
          </table:table-cell>
          <table:table-cell office:value-type="float" office:value="57513" calcext:value-type="float">
            <text:p>57513</text:p>
          </table:table-cell>
          <table:table-cell office:value-type="float" office:value="57695" calcext:value-type="float">
            <text:p>57695</text:p>
          </table:table-cell>
          <table:table-cell office:value-type="float" office:value="60471" calcext:value-type="float">
            <text:p>60471</text:p>
          </table:table-cell>
          <table:table-cell office:value-type="float" office:value="12" calcext:value-type="float">
            <text:p>12</text:p>
          </table:table-cell>
          <table:table-cell table:formula="of:=[.A36]-[.B36]" office:value-type="float" office:value="-2761" calcext:value-type="float">
            <text:p>-2761</text:p>
          </table:table-cell>
          <table:table-cell table:formula="of:=[.A36]-[.C36]" office:value-type="float" office:value="182" calcext:value-type="float">
            <text:p>182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776" calcext:value-type="float">
            <text:p>-2776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88" calcext:value-type="float">
            <text:p>58888</text:p>
          </table:table-cell>
          <table:table-cell office:value-type="float" office:value="58879" calcext:value-type="float">
            <text:p>58879</text:p>
          </table:table-cell>
          <table:table-cell office:value-type="float" office:value="57380" calcext:value-type="float">
            <text:p>57380</text:p>
          </table:table-cell>
          <table:table-cell office:value-type="float" office:value="58559" calcext:value-type="float">
            <text:p>58559</text:p>
          </table:table-cell>
          <table:table-cell office:value-type="float" office:value="1" calcext:value-type="float">
            <text:p>1</text:p>
          </table:table-cell>
          <table:table-cell table:formula="of:=[.A37]-[.B37]" office:value-type="float" office:value="-1508" calcext:value-type="float">
            <text:p>-1508</text:p>
          </table:table-cell>
          <table:table-cell table:formula="of:=[.A37]-[.C37]" office:value-type="float" office:value="-1499" calcext:value-type="float">
            <text:p>-1499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1179" calcext:value-type="float">
            <text:p>-1179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895" calcext:value-type="float">
            <text:p>57895</text:p>
          </table:table-cell>
          <table:table-cell office:value-type="float" office:value="60423" calcext:value-type="float">
            <text:p>60423</text:p>
          </table:table-cell>
          <table:table-cell office:value-type="float" office:value="59679" calcext:value-type="float">
            <text:p>59679</text:p>
          </table:table-cell>
          <table:table-cell office:value-type="float" office:value="58545" calcext:value-type="float">
            <text:p>58545</text:p>
          </table:table-cell>
          <table:table-cell office:value-type="float" office:value="12" calcext:value-type="float">
            <text:p>12</text:p>
          </table:table-cell>
          <table:table-cell table:formula="of:=[.A38]-[.B38]" office:value-type="float" office:value="650" calcext:value-type="float">
            <text:p>650</text:p>
          </table:table-cell>
          <table:table-cell table:formula="of:=[.A38]-[.C38]" office:value-type="float" office:value="-1878" calcext:value-type="float">
            <text:p>-1878</text:p>
          </table:table-cell>
          <table:table-cell table:formula="of:=[.A38]-[.D38]" office:value-type="float" office:value="-1134" calcext:value-type="float">
            <text:p>-1134</text:p>
          </table:table-cell>
          <table:table-cell table:formula="of:=[.A38]-[.E3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887" calcext:value-type="float">
            <text:p>57887</text:p>
          </table:table-cell>
          <table:table-cell office:value-type="float" office:value="61439" calcext:value-type="float">
            <text:p>61439</text:p>
          </table:table-cell>
          <table:table-cell office:value-type="float" office:value="57905" calcext:value-type="float">
            <text:p>57905</text:p>
          </table:table-cell>
          <table:table-cell office:value-type="float" office:value="57601" calcext:value-type="float">
            <text:p>57601</text:p>
          </table:table-cell>
          <table:table-cell office:value-type="float" office:value="4" calcext:value-type="float">
            <text:p>4</text:p>
          </table:table-cell>
          <table:table-cell table:formula="of:=[.A39]-[.B39]" office:value-type="float" office:value="18" calcext:value-type="float">
            <text:p>18</text:p>
          </table:table-cell>
          <table:table-cell table:formula="of:=[.A39]-[.C39]" office:value-type="float" office:value="-3534" calcext:value-type="float">
            <text:p>-353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76" calcext:value-type="float">
            <text:p>59776</text:p>
          </table:table-cell>
          <table:table-cell office:value-type="float" office:value="58890" calcext:value-type="float">
            <text:p>58890</text:p>
          </table:table-cell>
          <table:table-cell office:value-type="float" office:value="57707" calcext:value-type="float">
            <text:p>57707</text:p>
          </table:table-cell>
          <table:table-cell office:value-type="float" office:value="58431" calcext:value-type="float">
            <text:p>58431</text:p>
          </table:table-cell>
          <table:table-cell office:value-type="float" office:value="21" calcext:value-type="float">
            <text:p>21</text:p>
          </table:table-cell>
          <table:table-cell table:formula="of:=[.A40]-[.B40]" office:value-type="float" office:value="-2069" calcext:value-type="float">
            <text:p>-2069</text:p>
          </table:table-cell>
          <table:table-cell table:formula="of:=[.A40]-[.C40]" office:value-type="float" office:value="-1183" calcext:value-type="float">
            <text:p>-1183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724" calcext:value-type="float">
            <text:p>-724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891" calcext:value-type="float">
            <text:p>58891</text:p>
          </table:table-cell>
          <table:table-cell office:value-type="float" office:value="60452" calcext:value-type="float">
            <text:p>60452</text:p>
          </table:table-cell>
          <table:table-cell office:value-type="float" office:value="57393" calcext:value-type="float">
            <text:p>57393</text:p>
          </table:table-cell>
          <table:table-cell office:value-type="float" office:value="59471" calcext:value-type="float">
            <text:p>59471</text:p>
          </table:table-cell>
          <table:table-cell office:value-type="float" office:value="24" calcext:value-type="float">
            <text:p>24</text:p>
          </table:table-cell>
          <table:table-cell table:formula="of:=[.A41]-[.B41]" office:value-type="float" office:value="-1498" calcext:value-type="float">
            <text:p>-1498</text:p>
          </table:table-cell>
          <table:table-cell table:formula="of:=[.A41]-[.C41]" office:value-type="float" office:value="-3059" calcext:value-type="float">
            <text:p>-3059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078" calcext:value-type="float">
            <text:p>-2078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71" calcext:value-type="float">
            <text:p>57671</text:p>
          </table:table-cell>
          <table:table-cell office:value-type="float" office:value="57407" calcext:value-type="float">
            <text:p>57407</text:p>
          </table:table-cell>
          <table:table-cell office:value-type="float" office:value="57380" calcext:value-type="float">
            <text:p>57380</text:p>
          </table:table-cell>
          <table:table-cell office:value-type="float" office:value="58200" calcext:value-type="float">
            <text:p>58200</text:p>
          </table:table-cell>
          <table:table-cell office:value-type="float" office:value="28" calcext:value-type="float">
            <text:p>28</text:p>
          </table:table-cell>
          <table:table-cell table:formula="of:=[.A42]-[.B42]" office:value-type="float" office:value="-291" calcext:value-type="float">
            <text:p>-291</text:p>
          </table:table-cell>
          <table:table-cell table:formula="of:=[.A42]-[.C42]" office:value-type="float" office:value="-27" calcext:value-type="float">
            <text:p>-27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820" calcext:value-type="float">
            <text:p>-820</text:p>
          </table:table-cell>
          <table:table-cell table:number-columns-repeated="10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921" calcext:value-type="float">
            <text:p>57921</text:p>
          </table:table-cell>
          <table:table-cell office:value-type="float" office:value="57872" calcext:value-type="float">
            <text:p>57872</text:p>
          </table:table-cell>
          <table:table-cell office:value-type="float" office:value="58367" calcext:value-type="float">
            <text:p>58367</text:p>
          </table:table-cell>
          <table:table-cell office:value-type="float" office:value="58954" calcext:value-type="float">
            <text:p>58954</text:p>
          </table:table-cell>
          <table:table-cell office:value-type="float" office:value="15" calcext:value-type="float">
            <text:p>15</text:p>
          </table:table-cell>
          <table:table-cell table:formula="of:=[.A43]-[.B43]" office:value-type="float" office:value="1033" calcext:value-type="float">
            <text:p>1033</text:p>
          </table:table-cell>
          <table:table-cell table:formula="of:=[.A43]-[.C43]" office:value-type="float" office:value="1082" calcext:value-type="float">
            <text:p>1082</text:p>
          </table:table-cell>
          <table:table-cell table:formula="of:=[.A43]-[.D43]" office:value-type="float" office:value="587" calcext:value-type="float">
            <text:p>587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37" calcext:value-type="float">
            <text:p>58637</text:p>
          </table:table-cell>
          <table:table-cell office:value-type="float" office:value="59978" calcext:value-type="float">
            <text:p>59978</text:p>
          </table:table-cell>
          <table:table-cell office:value-type="float" office:value="57380" calcext:value-type="float">
            <text:p>57380</text:p>
          </table:table-cell>
          <table:table-cell office:value-type="float" office:value="57407" calcext:value-type="float">
            <text:p>57407</text:p>
          </table:table-cell>
          <table:table-cell office:value-type="float" office:value="20" calcext:value-type="float">
            <text:p>20</text:p>
          </table:table-cell>
          <table:table-cell table:formula="of:=[.A44]-[.B44]" office:value-type="float" office:value="-1257" calcext:value-type="float">
            <text:p>-1257</text:p>
          </table:table-cell>
          <table:table-cell table:formula="of:=[.A44]-[.C44]" office:value-type="float" office:value="-2598" calcext:value-type="float">
            <text:p>-2598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7" calcext:value-type="float">
            <text:p>-27</text:p>
          </table:table-cell>
          <table:table-cell table:number-columns-repeated="10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903" calcext:value-type="float">
            <text:p>59903</text:p>
          </table:table-cell>
          <table:table-cell office:value-type="float" office:value="59135" calcext:value-type="float">
            <text:p>59135</text:p>
          </table:table-cell>
          <table:table-cell office:value-type="float" office:value="58915" calcext:value-type="float">
            <text:p>58915</text:p>
          </table:table-cell>
          <table:table-cell office:value-type="float" office:value="58657" calcext:value-type="float">
            <text:p>58657</text:p>
          </table:table-cell>
          <table:table-cell office:value-type="float" office:value="5" calcext:value-type="float">
            <text:p>5</text:p>
          </table:table-cell>
          <table:table-cell table:formula="of:=[.A45]-[.B45]" office:value-type="float" office:value="-1246" calcext:value-type="float">
            <text:p>-1246</text:p>
          </table:table-cell>
          <table:table-cell table:formula="of:=[.A45]-[.C45]" office:value-type="float" office:value="-478" calcext:value-type="float">
            <text:p>-478</text:p>
          </table:table-cell>
          <table:table-cell table:formula="of:=[.A45]-[.D45]" office:value-type="float" office:value="-258" calcext:value-type="float">
            <text:p>-258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057" calcext:value-type="float">
            <text:p>60057</text:p>
          </table:table-cell>
          <table:table-cell office:value-type="float" office:value="60768" calcext:value-type="float">
            <text:p>60768</text:p>
          </table:table-cell>
          <table:table-cell office:value-type="float" office:value="57567" calcext:value-type="float">
            <text:p>57567</text:p>
          </table:table-cell>
          <table:table-cell office:value-type="float" office:value="57475" calcext:value-type="float">
            <text:p>57475</text:p>
          </table:table-cell>
          <table:table-cell office:value-type="float" office:value="12" calcext:value-type="float">
            <text:p>12</text:p>
          </table:table-cell>
          <table:table-cell table:formula="of:=[.A46]-[.B46]" office:value-type="float" office:value="-2582" calcext:value-type="float">
            <text:p>-2582</text:p>
          </table:table-cell>
          <table:table-cell table:formula="of:=[.A46]-[.C46]" office:value-type="float" office:value="-3293" calcext:value-type="float">
            <text:p>-3293</text:p>
          </table:table-cell>
          <table:table-cell table:formula="of:=[.A46]-[.D46]" office:value-type="float" office:value="-92" calcext:value-type="float">
            <text:p>-92</text:p>
          </table:table-cell>
          <table:table-cell table:formula="of:=[.A46]-[.E4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369" calcext:value-type="float">
            <text:p>58369</text:p>
          </table:table-cell>
          <table:table-cell office:value-type="float" office:value="57695" calcext:value-type="float">
            <text:p>57695</text:p>
          </table:table-cell>
          <table:table-cell office:value-type="float" office:value="57393" calcext:value-type="float">
            <text:p>57393</text:p>
          </table:table-cell>
          <table:table-cell office:value-type="float" office:value="57521" calcext:value-type="float">
            <text:p>57521</text:p>
          </table:table-cell>
          <table:table-cell office:value-type="float" office:value="3" calcext:value-type="float">
            <text:p>3</text:p>
          </table:table-cell>
          <table:table-cell table:formula="of:=[.A47]-[.B47]" office:value-type="float" office:value="-976" calcext:value-type="float">
            <text:p>-976</text:p>
          </table:table-cell>
          <table:table-cell table:formula="of:=[.A47]-[.C47]" office:value-type="float" office:value="-302" calcext:value-type="float">
            <text:p>-302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28" calcext:value-type="float">
            <text:p>-128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2" calcext:value-type="float">
            <text:p>60692</text:p>
          </table:table-cell>
          <table:table-cell office:value-type="float" office:value="60160" calcext:value-type="float">
            <text:p>60160</text:p>
          </table:table-cell>
          <table:table-cell office:value-type="float" office:value="57380" calcext:value-type="float">
            <text:p>57380</text:p>
          </table:table-cell>
          <table:table-cell office:value-type="float" office:value="59916" calcext:value-type="float">
            <text:p>59916</text:p>
          </table:table-cell>
          <table:table-cell office:value-type="float" office:value="22" calcext:value-type="float">
            <text:p>22</text:p>
          </table:table-cell>
          <table:table-cell table:formula="of:=[.A48]-[.B48]" office:value-type="float" office:value="-3312" calcext:value-type="float">
            <text:p>-3312</text:p>
          </table:table-cell>
          <table:table-cell table:formula="of:=[.A48]-[.C48]" office:value-type="float" office:value="-2780" calcext:value-type="float">
            <text:p>-2780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536" calcext:value-type="float">
            <text:p>-2536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716" calcext:value-type="float">
            <text:p>59716</text:p>
          </table:table-cell>
          <table:table-cell office:value-type="float" office:value="57983" calcext:value-type="float">
            <text:p>57983</text:p>
          </table:table-cell>
          <table:table-cell office:value-type="float" office:value="57702" calcext:value-type="float">
            <text:p>57702</text:p>
          </table:table-cell>
          <table:table-cell office:value-type="float" office:value="58175" calcext:value-type="float">
            <text:p>58175</text:p>
          </table:table-cell>
          <table:table-cell office:value-type="float" office:value="20" calcext:value-type="float">
            <text:p>20</text:p>
          </table:table-cell>
          <table:table-cell table:formula="of:=[.A49]-[.B49]" office:value-type="float" office:value="-2014" calcext:value-type="float">
            <text:p>-2014</text:p>
          </table:table-cell>
          <table:table-cell table:formula="of:=[.A49]-[.C49]" office:value-type="float" office:value="-281" calcext:value-type="float">
            <text:p>-281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473" calcext:value-type="float">
            <text:p>-473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04" calcext:value-type="float">
            <text:p>58004</text:p>
          </table:table-cell>
          <table:table-cell office:value-type="float" office:value="57663" calcext:value-type="float">
            <text:p>57663</text:p>
          </table:table-cell>
          <table:table-cell office:value-type="float" office:value="57476" calcext:value-type="float">
            <text:p>57476</text:p>
          </table:table-cell>
          <table:table-cell office:value-type="float" office:value="57766" calcext:value-type="float">
            <text:p>57766</text:p>
          </table:table-cell>
          <table:table-cell office:value-type="float" office:value="14" calcext:value-type="float">
            <text:p>14</text:p>
          </table:table-cell>
          <table:table-cell table:formula="of:=[.A50]-[.B50]" office:value-type="float" office:value="-528" calcext:value-type="float">
            <text:p>-528</text:p>
          </table:table-cell>
          <table:table-cell table:formula="of:=[.A50]-[.C50]" office:value-type="float" office:value="-187" calcext:value-type="float">
            <text:p>-187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90" calcext:value-type="float">
            <text:p>-29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58" calcext:value-type="float">
            <text:p>58058</text:p>
          </table:table-cell>
          <table:table-cell office:value-type="float" office:value="59927" calcext:value-type="float">
            <text:p>59927</text:p>
          </table:table-cell>
          <table:table-cell office:value-type="float" office:value="57380" calcext:value-type="float">
            <text:p>57380</text:p>
          </table:table-cell>
          <table:table-cell office:value-type="float" office:value="57994" calcext:value-type="float">
            <text:p>57994</text:p>
          </table:table-cell>
          <table:table-cell office:value-type="float" office:value="22" calcext:value-type="float">
            <text:p>22</text:p>
          </table:table-cell>
          <table:table-cell table:formula="of:=[.A51]-[.B51]" office:value-type="float" office:value="-678" calcext:value-type="float">
            <text:p>-678</text:p>
          </table:table-cell>
          <table:table-cell table:formula="of:=[.A51]-[.C51]" office:value-type="float" office:value="-2547" calcext:value-type="float">
            <text:p>-2547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614" calcext:value-type="float">
            <text:p>-614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1439" calcext:value-type="float">
            <text:p>61439</text:p>
          </table:table-cell>
          <table:table-cell office:value-type="float" office:value="57535" calcext:value-type="float">
            <text:p>57535</text:p>
          </table:table-cell>
          <table:table-cell office:value-type="float" office:value="59724" calcext:value-type="float">
            <text:p>59724</text:p>
          </table:table-cell>
          <table:table-cell office:value-type="float" office:value="58779" calcext:value-type="float">
            <text:p>58779</text:p>
          </table:table-cell>
          <table:table-cell office:value-type="float" office:value="3" calcext:value-type="float">
            <text:p>3</text:p>
          </table:table-cell>
          <table:table-cell table:formula="of:=[.A52]-[.B52]" office:value-type="float" office:value="-2660" calcext:value-type="float">
            <text:p>-2660</text:p>
          </table:table-cell>
          <table:table-cell table:formula="of:=[.A52]-[.C52]" office:value-type="float" office:value="1244" calcext:value-type="float">
            <text:p>1244</text:p>
          </table:table-cell>
          <table:table-cell table:formula="of:=[.A52]-[.D52]" office:value-type="float" office:value="-945" calcext:value-type="float">
            <text:p>-945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727" calcext:value-type="float">
            <text:p>57727</text:p>
          </table:table-cell>
          <table:table-cell office:value-type="float" office:value="58124" calcext:value-type="float">
            <text:p>58124</text:p>
          </table:table-cell>
          <table:table-cell office:value-type="float" office:value="59391" calcext:value-type="float">
            <text:p>59391</text:p>
          </table:table-cell>
          <table:table-cell office:value-type="float" office:value="57700" calcext:value-type="float">
            <text:p>57700</text:p>
          </table:table-cell>
          <table:table-cell office:value-type="float" office:value="10" calcext:value-type="float">
            <text:p>10</text:p>
          </table:table-cell>
          <table:table-cell table:formula="of:=[.A53]-[.B53]" office:value-type="float" office:value="-27" calcext:value-type="float">
            <text:p>-27</text:p>
          </table:table-cell>
          <table:table-cell table:formula="of:=[.A53]-[.C53]" office:value-type="float" office:value="-424" calcext:value-type="float">
            <text:p>-424</text:p>
          </table:table-cell>
          <table:table-cell table:formula="of:=[.A53]-[.D53]" office:value-type="float" office:value="-1691" calcext:value-type="float">
            <text:p>-1691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690" calcext:value-type="float">
            <text:p>60690</text:p>
          </table:table-cell>
          <table:table-cell office:value-type="float" office:value="57927" calcext:value-type="float">
            <text:p>57927</text:p>
          </table:table-cell>
          <table:table-cell office:value-type="float" office:value="57707" calcext:value-type="float">
            <text:p>57707</text:p>
          </table:table-cell>
          <table:table-cell office:value-type="float" office:value="60287" calcext:value-type="float">
            <text:p>60287</text:p>
          </table:table-cell>
          <table:table-cell office:value-type="float" office:value="22" calcext:value-type="float">
            <text:p>22</text:p>
          </table:table-cell>
          <table:table-cell table:formula="of:=[.A54]-[.B54]" office:value-type="float" office:value="-2983" calcext:value-type="float">
            <text:p>-2983</text:p>
          </table:table-cell>
          <table:table-cell table:formula="of:=[.A54]-[.C54]" office:value-type="float" office:value="-220" calcext:value-type="float">
            <text:p>-220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580" calcext:value-type="float">
            <text:p>-2580</text:p>
          </table:table-cell>
          <table:table-cell table:number-columns-repeated="10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498" calcext:value-type="float">
            <text:p>58498</text:p>
          </table:table-cell>
          <table:table-cell office:value-type="float" office:value="58166" calcext:value-type="float">
            <text:p>58166</text:p>
          </table:table-cell>
          <table:table-cell office:value-type="float" office:value="57735" calcext:value-type="float">
            <text:p>57735</text:p>
          </table:table-cell>
          <table:table-cell office:value-type="float" office:value="59775" calcext:value-type="float">
            <text:p>59775</text:p>
          </table:table-cell>
          <table:table-cell office:value-type="float" office:value="26" calcext:value-type="float">
            <text:p>26</text:p>
          </table:table-cell>
          <table:table-cell table:formula="of:=[.A55]-[.B55]" office:value-type="float" office:value="-763" calcext:value-type="float">
            <text:p>-763</text:p>
          </table:table-cell>
          <table:table-cell table:formula="of:=[.A55]-[.C55]" office:value-type="float" office:value="-431" calcext:value-type="float">
            <text:p>-431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040" calcext:value-type="float">
            <text:p>-204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5" calcext:value-type="float">
            <text:p>58165</text:p>
          </table:table-cell>
          <table:table-cell office:value-type="float" office:value="58569" calcext:value-type="float">
            <text:p>58569</text:p>
          </table:table-cell>
          <table:table-cell office:value-type="float" office:value="57380" calcext:value-type="float">
            <text:p>57380</text:p>
          </table:table-cell>
          <table:table-cell office:value-type="float" office:value="58724" calcext:value-type="float">
            <text:p>58724</text:p>
          </table:table-cell>
          <table:table-cell office:value-type="float" office:value="28" calcext:value-type="float">
            <text:p>28</text:p>
          </table:table-cell>
          <table:table-cell table:formula="of:=[.A56]-[.B56]" office:value-type="float" office:value="-785" calcext:value-type="float">
            <text:p>-785</text:p>
          </table:table-cell>
          <table:table-cell table:formula="of:=[.A56]-[.C56]" office:value-type="float" office:value="-1189" calcext:value-type="float">
            <text:p>-1189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344" calcext:value-type="float">
            <text:p>-1344</text:p>
          </table:table-cell>
          <table:table-cell table:number-columns-repeated="10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1439" calcext:value-type="float">
            <text:p>61439</text:p>
          </table:table-cell>
          <table:table-cell office:value-type="float" office:value="57407" calcext:value-type="float">
            <text:p>57407</text:p>
          </table:table-cell>
          <table:table-cell office:value-type="float" office:value="59007" calcext:value-type="float">
            <text:p>59007</text:p>
          </table:table-cell>
          <table:table-cell office:value-type="float" office:value="58649" calcext:value-type="float">
            <text:p>58649</text:p>
          </table:table-cell>
          <table:table-cell office:value-type="float" office:value="14" calcext:value-type="float">
            <text:p>14</text:p>
          </table:table-cell>
          <table:table-cell table:formula="of:=[.A57]-[.B57]" office:value-type="float" office:value="-2790" calcext:value-type="float">
            <text:p>-2790</text:p>
          </table:table-cell>
          <table:table-cell table:formula="of:=[.A57]-[.C57]" office:value-type="float" office:value="1242" calcext:value-type="float">
            <text:p>1242</text:p>
          </table:table-cell>
          <table:table-cell table:formula="of:=[.A57]-[.D57]" office:value-type="float" office:value="-358" calcext:value-type="float">
            <text:p>-358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909" calcext:value-type="float">
            <text:p>59909</text:p>
          </table:table-cell>
          <table:table-cell office:value-type="float" office:value="57407" calcext:value-type="float">
            <text:p>57407</text:p>
          </table:table-cell>
          <table:table-cell office:value-type="float" office:value="58175" calcext:value-type="float">
            <text:p>58175</text:p>
          </table:table-cell>
          <table:table-cell office:value-type="float" office:value="57353" calcext:value-type="float">
            <text:p>57353</text:p>
          </table:table-cell>
          <table:table-cell office:value-type="float" office:value="12" calcext:value-type="float">
            <text:p>12</text:p>
          </table:table-cell>
          <table:table-cell table:formula="of:=[.A58]-[.B58]" office:value-type="float" office:value="-1734" calcext:value-type="float">
            <text:p>-1734</text:p>
          </table:table-cell>
          <table:table-cell table:formula="of:=[.A58]-[.C58]" office:value-type="float" office:value="768" calcext:value-type="float">
            <text:p>768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822" calcext:value-type="float">
            <text:p>822</text:p>
          </table:table-cell>
          <table:table-cell table:number-columns-repeated="10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088" calcext:value-type="float">
            <text:p>59088</text:p>
          </table:table-cell>
          <table:table-cell office:value-type="float" office:value="59437" calcext:value-type="float">
            <text:p>59437</text:p>
          </table:table-cell>
          <table:table-cell office:value-type="float" office:value="57734" calcext:value-type="float">
            <text:p>57734</text:p>
          </table:table-cell>
          <table:table-cell office:value-type="float" office:value="60863" calcext:value-type="float">
            <text:p>60863</text:p>
          </table:table-cell>
          <table:table-cell office:value-type="float" office:value="20" calcext:value-type="float">
            <text:p>20</text:p>
          </table:table-cell>
          <table:table-cell table:formula="of:=[.A59]-[.B59]" office:value-type="float" office:value="-1354" calcext:value-type="float">
            <text:p>-1354</text:p>
          </table:table-cell>
          <table:table-cell table:formula="of:=[.A59]-[.C59]" office:value-type="float" office:value="-1703" calcext:value-type="float">
            <text:p>-1703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3129" calcext:value-type="float">
            <text:p>-3129</text:p>
          </table:table-cell>
          <table:table-cell table:number-columns-repeated="10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914" calcext:value-type="float">
            <text:p>59914</text:p>
          </table:table-cell>
          <table:table-cell office:value-type="float" office:value="60742" calcext:value-type="float">
            <text:p>60742</text:p>
          </table:table-cell>
          <table:table-cell office:value-type="float" office:value="58160" calcext:value-type="float">
            <text:p>58160</text:p>
          </table:table-cell>
          <table:table-cell office:value-type="float" office:value="58143" calcext:value-type="float">
            <text:p>58143</text:p>
          </table:table-cell>
          <table:table-cell office:value-type="float" office:value="3" calcext:value-type="float">
            <text:p>3</text:p>
          </table:table-cell>
          <table:table-cell table:formula="of:=[.A60]-[.B60]" office:value-type="float" office:value="-1754" calcext:value-type="float">
            <text:p>-1754</text:p>
          </table:table-cell>
          <table:table-cell table:formula="of:=[.A60]-[.C60]" office:value-type="float" office:value="-2582" calcext:value-type="float">
            <text:p>-2582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67" calcext:value-type="float">
            <text:p>57367</text:p>
          </table:table-cell>
          <table:table-cell office:value-type="float" office:value="59040" calcext:value-type="float">
            <text:p>59040</text:p>
          </table:table-cell>
          <table:table-cell office:value-type="float" office:value="57354" calcext:value-type="float">
            <text:p>57354</text:p>
          </table:table-cell>
          <table:table-cell office:value-type="float" office:value="59407" calcext:value-type="float">
            <text:p>59407</text:p>
          </table:table-cell>
          <table:table-cell office:value-type="float" office:value="8" calcext:value-type="float">
            <text:p>8</text:p>
          </table:table-cell>
          <table:table-cell table:formula="of:=[.A61]-[.B61]" office:value-type="float" office:value="-13" calcext:value-type="float">
            <text:p>-13</text:p>
          </table:table-cell>
          <table:table-cell table:formula="of:=[.A61]-[.C61]" office:value-type="float" office:value="-1686" calcext:value-type="float">
            <text:p>-1686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053" calcext:value-type="float">
            <text:p>-2053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607" calcext:value-type="float">
            <text:p>60607</text:p>
          </table:table-cell>
          <table:table-cell office:value-type="float" office:value="58943" calcext:value-type="float">
            <text:p>58943</text:p>
          </table:table-cell>
          <table:table-cell office:value-type="float" office:value="57641" calcext:value-type="float">
            <text:p>57641</text:p>
          </table:table-cell>
          <table:table-cell office:value-type="float" office:value="58779" calcext:value-type="float">
            <text:p>58779</text:p>
          </table:table-cell>
          <table:table-cell office:value-type="float" office:value="4" calcext:value-type="float">
            <text:p>4</text:p>
          </table:table-cell>
          <table:table-cell table:formula="of:=[.A62]-[.B62]" office:value-type="float" office:value="-1828" calcext:value-type="float">
            <text:p>-1828</text:p>
          </table:table-cell>
          <table:table-cell table:formula="of:=[.A62]-[.C62]" office:value-type="float" office:value="-164" calcext:value-type="float">
            <text:p>-164</text:p>
          </table:table-cell>
          <table:table-cell table:formula="of:=[.A62]-[.D62]" office:value-type="float" office:value="1138" calcext:value-type="float">
            <text:p>1138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425" calcext:value-type="float">
            <text:p>57425</text:p>
          </table:table-cell>
          <table:table-cell office:value-type="float" office:value="57361" calcext:value-type="float">
            <text:p>57361</text:p>
          </table:table-cell>
          <table:table-cell office:value-type="float" office:value="59721" calcext:value-type="float">
            <text:p>59721</text:p>
          </table:table-cell>
          <table:table-cell office:value-type="float" office:value="58535" calcext:value-type="float">
            <text:p>58535</text:p>
          </table:table-cell>
          <table:table-cell office:value-type="float" office:value="1" calcext:value-type="float">
            <text:p>1</text:p>
          </table:table-cell>
          <table:table-cell table:formula="of:=[.A63]-[.B63]" office:value-type="float" office:value="2296" calcext:value-type="float">
            <text:p>2296</text:p>
          </table:table-cell>
          <table:table-cell table:formula="of:=[.A63]-[.C63]" office:value-type="float" office:value="2360" calcext:value-type="float">
            <text:p>2360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186" calcext:value-type="float">
            <text:p>1186</text:p>
          </table:table-cell>
          <table:table-cell table:number-columns-repeated="10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685" calcext:value-type="float">
            <text:p>59685</text:p>
          </table:table-cell>
          <table:table-cell office:value-type="float" office:value="59711" calcext:value-type="float">
            <text:p>59711</text:p>
          </table:table-cell>
          <table:table-cell office:value-type="float" office:value="57493" calcext:value-type="float">
            <text:p>57493</text:p>
          </table:table-cell>
          <table:table-cell office:value-type="float" office:value="57407" calcext:value-type="float">
            <text:p>57407</text:p>
          </table:table-cell>
          <table:table-cell office:value-type="float" office:value="11" calcext:value-type="float">
            <text:p>11</text:p>
          </table:table-cell>
          <table:table-cell table:formula="of:=[.A64]-[.B64]" office:value-type="float" office:value="-2192" calcext:value-type="float">
            <text:p>-2192</text:p>
          </table:table-cell>
          <table:table-cell table:formula="of:=[.A64]-[.C64]" office:value-type="float" office:value="-2218" calcext:value-type="float">
            <text:p>-221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97" calcext:value-type="float">
            <text:p>59597</text:p>
          </table:table-cell>
          <table:table-cell office:value-type="float" office:value="57527" calcext:value-type="float">
            <text:p>57527</text:p>
          </table:table-cell>
          <table:table-cell office:value-type="float" office:value="57760" calcext:value-type="float">
            <text:p>57760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65]-[.B65]" office:value-type="float" office:value="-2217" calcext:value-type="float">
            <text:p>-2217</text:p>
          </table:table-cell>
          <table:table-cell table:formula="of:=[.A65]-[.C65]" office:value-type="float" office:value="-147" calcext:value-type="float">
            <text:p>-147</text:p>
          </table:table-cell>
          <table:table-cell table:formula="of:=[.A65]-[.D65]" office:value-type="float" office:value="-380" calcext:value-type="float">
            <text:p>-380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824" calcext:value-type="float">
            <text:p>59824</text:p>
          </table:table-cell>
          <table:table-cell office:value-type="float" office:value="59007" calcext:value-type="float">
            <text:p>59007</text:p>
          </table:table-cell>
          <table:table-cell office:value-type="float" office:value="57407" calcext:value-type="float">
            <text:p>57407</text:p>
          </table:table-cell>
          <table:table-cell office:value-type="float" office:value="57399" calcext:value-type="float">
            <text:p>57399</text:p>
          </table:table-cell>
          <table:table-cell office:value-type="float" office:value="5" calcext:value-type="float">
            <text:p>5</text:p>
          </table:table-cell>
          <table:table-cell table:formula="of:=[.A66]-[.B66]" office:value-type="float" office:value="-2425" calcext:value-type="float">
            <text:p>-2425</text:p>
          </table:table-cell>
          <table:table-cell table:formula="of:=[.A66]-[.C66]" office:value-type="float" office:value="-1608" calcext:value-type="float">
            <text:p>-1608</text:p>
          </table:table-cell>
          <table:table-cell table:formula="of:=[.A66]-[.D66]" office:value-type="float" office:value="-8" calcext:value-type="float">
            <text:p>-8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895" calcext:value-type="float">
            <text:p>58895</text:p>
          </table:table-cell>
          <table:table-cell office:value-type="float" office:value="60447" calcext:value-type="float">
            <text:p>60447</text:p>
          </table:table-cell>
          <table:table-cell office:value-type="float" office:value="57397" calcext:value-type="float">
            <text:p>57397</text:p>
          </table:table-cell>
          <table:table-cell office:value-type="float" office:value="58969" calcext:value-type="float">
            <text:p>58969</text:p>
          </table:table-cell>
          <table:table-cell office:value-type="float" office:value="5" calcext:value-type="float">
            <text:p>5</text:p>
          </table:table-cell>
          <table:table-cell table:formula="of:=[.A67]-[.B67]" office:value-type="float" office:value="-1498" calcext:value-type="float">
            <text:p>-1498</text:p>
          </table:table-cell>
          <table:table-cell table:formula="of:=[.A67]-[.C67]" office:value-type="float" office:value="-3050" calcext:value-type="float">
            <text:p>-3050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572" calcext:value-type="float">
            <text:p>-1572</text:p>
          </table:table-cell>
          <table:table-cell table:number-columns-repeated="10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356" calcext:value-type="float">
            <text:p>57356</text:p>
          </table:table-cell>
          <table:table-cell office:value-type="float" office:value="57605" calcext:value-type="float">
            <text:p>57605</text:p>
          </table:table-cell>
          <table:table-cell office:value-type="float" office:value="60543" calcext:value-type="float">
            <text:p>60543</text:p>
          </table:table-cell>
          <table:table-cell office:value-type="float" office:value="57398" calcext:value-type="float">
            <text:p>57398</text:p>
          </table:table-cell>
          <table:table-cell office:value-type="float" office:value="12" calcext:value-type="float">
            <text:p>12</text:p>
          </table:table-cell>
          <table:table-cell table:formula="of:=[.A68]-[.B68]" office:value-type="float" office:value="42" calcext:value-type="float">
            <text:p>42</text:p>
          </table:table-cell>
          <table:table-cell table:formula="of:=[.A68]-[.C68]" office:value-type="float" office:value="-207" calcext:value-type="float">
            <text:p>-207</text:p>
          </table:table-cell>
          <table:table-cell table:formula="of:=[.A68]-[.D68]" office:value-type="float" office:value="-3145" calcext:value-type="float">
            <text:p>-3145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418" calcext:value-type="float">
            <text:p>57418</text:p>
          </table:table-cell>
          <table:table-cell office:value-type="float" office:value="60167" calcext:value-type="float">
            <text:p>60167</text:p>
          </table:table-cell>
          <table:table-cell office:value-type="float" office:value="57413" calcext:value-type="float">
            <text:p>57413</text:p>
          </table:table-cell>
          <table:table-cell office:value-type="float" office:value="57616" calcext:value-type="float">
            <text:p>57616</text:p>
          </table:table-cell>
          <table:table-cell office:value-type="float" office:value="20" calcext:value-type="float">
            <text:p>20</text:p>
          </table:table-cell>
          <table:table-cell table:formula="of:=[.A69]-[.B69]" office:value-type="float" office:value="-5" calcext:value-type="float">
            <text:p>-5</text:p>
          </table:table-cell>
          <table:table-cell table:formula="of:=[.A69]-[.C69]" office:value-type="float" office:value="-2754" calcext:value-type="float">
            <text:p>-2754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03" calcext:value-type="float">
            <text:p>-203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560" calcext:value-type="float">
            <text:p>58560</text:p>
          </table:table-cell>
          <table:table-cell office:value-type="float" office:value="58399" calcext:value-type="float">
            <text:p>58399</text:p>
          </table:table-cell>
          <table:table-cell office:value-type="float" office:value="57354" calcext:value-type="float">
            <text:p>57354</text:p>
          </table:table-cell>
          <table:table-cell office:value-type="float" office:value="59671" calcext:value-type="float">
            <text:p>59671</text:p>
          </table:table-cell>
          <table:table-cell office:value-type="float" office:value="8" calcext:value-type="float">
            <text:p>8</text:p>
          </table:table-cell>
          <table:table-cell table:formula="of:=[.A70]-[.B70]" office:value-type="float" office:value="-1206" calcext:value-type="float">
            <text:p>-1206</text:p>
          </table:table-cell>
          <table:table-cell table:formula="of:=[.A70]-[.C70]" office:value-type="float" office:value="-1045" calcext:value-type="float">
            <text:p>-1045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317" calcext:value-type="float">
            <text:p>-2317</text:p>
          </table:table-cell>
          <table:table-cell table:number-columns-repeated="10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963" calcext:value-type="float">
            <text:p>57963</text:p>
          </table:table-cell>
          <table:table-cell office:value-type="float" office:value="57631" calcext:value-type="float">
            <text:p>57631</text:p>
          </table:table-cell>
          <table:table-cell office:value-type="float" office:value="61439" calcext:value-type="float">
            <text:p>61439</text:p>
          </table:table-cell>
          <table:table-cell office:value-type="float" office:value="59396" calcext:value-type="float">
            <text:p>59396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3476" calcext:value-type="float">
            <text:p>3476</text:p>
          </table:table-cell>
          <table:table-cell table:formula="of:=[.A71]-[.C71]" office:value-type="float" office:value="3808" calcext:value-type="float">
            <text:p>3808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2043" calcext:value-type="float">
            <text:p>2043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0" calcext:value-type="float">
            <text:p>0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47" calcext:value-type="float">
            <text:p>47</text:p>
          </table:table-cell>
          <table:table-cell table:style-name="ce3" table:formula="of:=COUNTIF([.J2:.J71];0)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671428571428571" calcext:value-type="float">
            <text:p>0.671428571428571</text:p>
          </table:table-cell>
          <table:table-cell table:number-columns-repeated="11"/>
        </table:table-row>
      </table:table>
      <table:table table:name="ReadingStep=200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4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415" calcext:value-type="float">
            <text:p>60415</text:p>
          </table:table-cell>
          <table:table-cell office:value-type="float" office:value="58051" calcext:value-type="float">
            <text:p>58051</text:p>
          </table:table-cell>
          <table:table-cell office:value-type="float" office:value="57988" calcext:value-type="float">
            <text:p>57988</text:p>
          </table:table-cell>
          <table:table-cell office:value-type="float" office:value="58688" calcext:value-type="float">
            <text:p>58688</text:p>
          </table:table-cell>
          <table:table-cell office:value-type="float" office:value="3" calcext:value-type="float">
            <text:p>3</text:p>
          </table:table-cell>
          <table:table-cell table:formula="of:=[.A2]-[.B2]" office:value-type="float" office:value="-1727" calcext:value-type="float">
            <text:p>-1727</text:p>
          </table:table-cell>
          <table:table-cell table:formula="of:=[.A2]-[.C2]" office:value-type="float" office:value="637" calcext:value-type="float">
            <text:p>637</text:p>
          </table:table-cell>
          <table:table-cell table:formula="of:=[.A2]-[.D2]" office:value-type="float" office:value="700" calcext:value-type="float">
            <text:p>700</text:p>
          </table:table-cell>
          <table:table-cell table:formula="of:=[.A2]-[.E2]" office:value-type="float" office:value="0" calcext:value-type="float">
            <text:p>0</text:p>
          </table:table-cell>
          <table:table-cell office:value-type="string" calcext:value-type="string">
            <text:p>BBB</text:p>
          </table:table-cell>
          <table:table-cell office:value-type="float" office:value="338135" calcext:value-type="float">
            <text:p>338135</text:p>
          </table:table-cell>
          <table:table-cell office:value-type="float" office:value="29160" calcext:value-type="float">
            <text:p>29160</text:p>
          </table:table-cell>
          <table:table-cell office:value-type="float" office:value="70" calcext:value-type="float">
            <text:p>70</text:p>
          </table:table-cell>
          <table:table-cell office:value-type="float" office:value="142095" calcext:value-type="float">
            <text:p>142095</text:p>
          </table:table-cell>
          <table:table-cell office:value-type="float" office:value="9946777" calcext:value-type="float">
            <text:p>9946777</text:p>
          </table:table-cell>
          <table:table-cell office:value-type="float" office:value="237699" calcext:value-type="float">
            <text:p>237699</text:p>
          </table:table-cell>
          <table:table-cell office:value-type="float" office:value="44419" calcext:value-type="float">
            <text:p>44419</text:p>
          </table:table-cell>
          <table:table-cell office:value-type="float" office:value="237698" calcext:value-type="float">
            <text:p>23769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04" calcext:value-type="float">
            <text:p>57604</text:p>
          </table:table-cell>
          <table:table-cell office:value-type="float" office:value="58543" calcext:value-type="float">
            <text:p>58543</text:p>
          </table:table-cell>
          <table:table-cell office:value-type="float" office:value="58399" calcext:value-type="float">
            <text:p>58399</text:p>
          </table:table-cell>
          <table:table-cell office:value-type="float" office:value="57477" calcext:value-type="float">
            <text:p>57477</text:p>
          </table:table-cell>
          <table:table-cell office:value-type="float" office:value="4" calcext:value-type="float">
            <text:p>4</text:p>
          </table:table-cell>
          <table:table-cell table:formula="of:=[.A3]-[.B3]" office:value-type="float" office:value="-127" calcext:value-type="float">
            <text:p>-127</text:p>
          </table:table-cell>
          <table:table-cell table:formula="of:=[.A3]-[.C3]" office:value-type="float" office:value="-1066" calcext:value-type="float">
            <text:p>-1066</text:p>
          </table:table-cell>
          <table:table-cell table:formula="of:=[.A3]-[.D3]" office:value-type="float" office:value="-922" calcext:value-type="float">
            <text:p>-922</text:p>
          </table:table-cell>
          <table:table-cell table:formula="of:=[.A3]-[.E3]" office:value-type="float" office:value="0" calcext:value-type="float">
            <text:p>0</text:p>
          </table:table-cell>
          <table:table-cell office:value-type="string" calcext:value-type="string">
            <text:p>Rpi</text:p>
          </table:table-cell>
          <table:table-cell office:value-type="float" office:value="338135" calcext:value-type="float">
            <text:p>338135</text:p>
          </table:table-cell>
          <table:table-cell office:value-type="float" office:value="29129" calcext:value-type="float">
            <text:p>29129</text:p>
          </table:table-cell>
          <table:table-cell office:value-type="float" office:value="70" calcext:value-type="float">
            <text:p>70</text:p>
          </table:table-cell>
          <table:table-cell office:value-type="float" office:value="142076" calcext:value-type="float">
            <text:p>142076</text:p>
          </table:table-cell>
          <table:table-cell office:value-type="float" office:value="9945630" calcext:value-type="float">
            <text:p>9945630</text:p>
          </table:table-cell>
          <table:table-cell office:value-type="float" office:value="237699" calcext:value-type="float">
            <text:p>237699</text:p>
          </table:table-cell>
          <table:table-cell office:value-type="float" office:value="44050" calcext:value-type="float">
            <text:p>44050</text:p>
          </table:table-cell>
          <table:table-cell office:value-type="float" office:value="237698" calcext:value-type="float">
            <text:p>23769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81" calcext:value-type="float">
            <text:p>60481</text:p>
          </table:table-cell>
          <table:table-cell office:value-type="float" office:value="3" calcext:value-type="float">
            <text:p>3</text:p>
          </table:table-cell>
          <table:table-cell table:formula="of:=[.A4]-[.B4]" office:value-type="float" office:value="-3547" calcext:value-type="float">
            <text:p>-3547</text:p>
          </table:table-cell>
          <table:table-cell table:formula="of:=[.A4]-[.C4]" office:value-type="float" office:value="-315" calcext:value-type="float">
            <text:p>-31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101" calcext:value-type="float">
            <text:p>-3101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493" calcext:value-type="float">
            <text:p>57493</text:p>
          </table:table-cell>
          <table:table-cell office:value-type="float" office:value="59903" calcext:value-type="float">
            <text:p>59903</text:p>
          </table:table-cell>
          <table:table-cell office:value-type="float" office:value="57983" calcext:value-type="float">
            <text:p>57983</text:p>
          </table:table-cell>
          <table:table-cell office:value-type="float" office:value="58932" calcext:value-type="float">
            <text:p>58932</text:p>
          </table:table-cell>
          <table:table-cell office:value-type="float" office:value="13" calcext:value-type="float">
            <text:p>13</text:p>
          </table:table-cell>
          <table:table-cell table:formula="of:=[.A5]-[.B5]" office:value-type="float" office:value="1439" calcext:value-type="float">
            <text:p>1439</text:p>
          </table:table-cell>
          <table:table-cell table:formula="of:=[.A5]-[.C5]" office:value-type="float" office:value="-971" calcext:value-type="float">
            <text:p>-971</text:p>
          </table:table-cell>
          <table:table-cell table:formula="of:=[.A5]-[.D5]" office:value-type="float" office:value="949" calcext:value-type="float">
            <text:p>949</text:p>
          </table:table-cell>
          <table:table-cell table:formula="of:=[.A5]-[.E5]" office:value-type="float" office:value="0" calcext:value-type="float">
            <text:p>0</text:p>
          </table:table-cell>
          <table:table-cell table:number-columns-repeated="5"/>
          <table:table-cell table:formula="of:=AVERAGE([.P2];[.P3])/3600/1000" office:value-type="float" office:value="2.76283430555556" calcext:value-type="float">
            <text:p>2.76283430555556</text:p>
          </table:table-cell>
          <table:table-cell table:number-columns-repeated="4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983" calcext:value-type="float">
            <text:p>57983</text:p>
          </table:table-cell>
          <table:table-cell office:value-type="float" office:value="59743" calcext:value-type="float">
            <text:p>59743</text:p>
          </table:table-cell>
          <table:table-cell office:value-type="float" office:value="58559" calcext:value-type="float">
            <text:p>58559</text:p>
          </table:table-cell>
          <table:table-cell office:value-type="float" office:value="57699" calcext:value-type="float">
            <text:p>57699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-284" calcext:value-type="float">
            <text:p>-284</text:p>
          </table:table-cell>
          <table:table-cell table:formula="of:=[.A6]-[.C6]" office:value-type="float" office:value="-2044" calcext:value-type="float">
            <text:p>-2044</text:p>
          </table:table-cell>
          <table:table-cell table:formula="of:=[.A6]-[.D6]" office:value-type="float" office:value="-860" calcext:value-type="float">
            <text:p>-860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7995" calcext:value-type="float">
            <text:p>57995</text:p>
          </table:table-cell>
          <table:table-cell office:value-type="float" office:value="57471" calcext:value-type="float">
            <text:p>57471</text:p>
          </table:table-cell>
          <table:table-cell office:value-type="float" office:value="58971" calcext:value-type="float">
            <text:p>58971</text:p>
          </table:table-cell>
          <table:table-cell office:value-type="float" office:value="57520" calcext:value-type="float">
            <text:p>57520</text:p>
          </table:table-cell>
          <table:table-cell office:value-type="float" office:value="46" calcext:value-type="float">
            <text:p>46</text:p>
          </table:table-cell>
          <table:table-cell table:formula="of:=[.A7]-[.B7]" office:value-type="float" office:value="0" calcext:value-type="float">
            <text:p>0</text:p>
          </table:table-cell>
          <table:table-cell table:formula="of:=[.A7]-[.C7]" office:value-type="float" office:value="524" calcext:value-type="float">
            <text:p>524</text:p>
          </table:table-cell>
          <table:table-cell table:formula="of:=[.A7]-[.D7]" office:value-type="float" office:value="-976" calcext:value-type="float">
            <text:p>-976</text:p>
          </table:table-cell>
          <table:table-cell table:formula="of:=[.A7]-[.E7]"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761" calcext:value-type="float">
            <text:p>57761</text:p>
          </table:table-cell>
          <table:table-cell office:value-type="float" office:value="58015" calcext:value-type="float">
            <text:p>58015</text:p>
          </table:table-cell>
          <table:table-cell office:value-type="float" office:value="57701" calcext:value-type="float">
            <text:p>57701</text:p>
          </table:table-cell>
          <table:table-cell office:value-type="float" office:value="60112" calcext:value-type="float">
            <text:p>60112</text:p>
          </table:table-cell>
          <table:table-cell office:value-type="float" office:value="36" calcext:value-type="float">
            <text:p>36</text:p>
          </table:table-cell>
          <table:table-cell table:formula="of:=[.A8]-[.B8]" office:value-type="float" office:value="-60" calcext:value-type="float">
            <text:p>-60</text:p>
          </table:table-cell>
          <table:table-cell table:formula="of:=[.A8]-[.C8]" office:value-type="float" office:value="-314" calcext:value-type="float">
            <text:p>-314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2411" calcext:value-type="float">
            <text:p>-2411</text:p>
          </table:table-cell>
          <table:table-cell table:number-columns-repeated="10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100" calcext:value-type="float">
            <text:p>60100</text:p>
          </table:table-cell>
          <table:table-cell office:value-type="float" office:value="58707" calcext:value-type="float">
            <text:p>58707</text:p>
          </table:table-cell>
          <table:table-cell office:value-type="float" office:value="57748" calcext:value-type="float">
            <text:p>57748</text:p>
          </table:table-cell>
          <table:table-cell office:value-type="float" office:value="58783" calcext:value-type="float">
            <text:p>58783</text:p>
          </table:table-cell>
          <table:table-cell office:value-type="float" office:value="22" calcext:value-type="float">
            <text:p>22</text:p>
          </table:table-cell>
          <table:table-cell table:formula="of:=[.A9]-[.B9]" office:value-type="float" office:value="-2352" calcext:value-type="float">
            <text:p>-2352</text:p>
          </table:table-cell>
          <table:table-cell table:formula="of:=[.A9]-[.C9]" office:value-type="float" office:value="-959" calcext:value-type="float">
            <text:p>-95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035" calcext:value-type="float">
            <text:p>-103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479" calcext:value-type="float">
            <text:p>58479</text:p>
          </table:table-cell>
          <table:table-cell office:value-type="float" office:value="58726" calcext:value-type="float">
            <text:p>58726</text:p>
          </table:table-cell>
          <table:table-cell office:value-type="float" office:value="58367" calcext:value-type="float">
            <text:p>58367</text:p>
          </table:table-cell>
          <table:table-cell office:value-type="float" office:value="57760" calcext:value-type="float">
            <text:p>57760</text:p>
          </table:table-cell>
          <table:table-cell office:value-type="float" office:value="5" calcext:value-type="float">
            <text:p>5</text:p>
          </table:table-cell>
          <table:table-cell table:formula="of:=[.A10]-[.B10]" office:value-type="float" office:value="-719" calcext:value-type="float">
            <text:p>-719</text:p>
          </table:table-cell>
          <table:table-cell table:formula="of:=[.A10]-[.C10]" office:value-type="float" office:value="-966" calcext:value-type="float">
            <text:p>-966</text:p>
          </table:table-cell>
          <table:table-cell table:formula="of:=[.A10]-[.D10]" office:value-type="float" office:value="-607" calcext:value-type="float">
            <text:p>-607</text:p>
          </table:table-cell>
          <table:table-cell table:formula="of:=[.A10]-[.E1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64" calcext:value-type="float">
            <text:p>60464</text:p>
          </table:table-cell>
          <table:table-cell office:value-type="float" office:value="59560" calcext:value-type="float">
            <text:p>59560</text:p>
          </table:table-cell>
          <table:table-cell office:value-type="float" office:value="58463" calcext:value-type="float">
            <text:p>58463</text:p>
          </table:table-cell>
          <table:table-cell office:value-type="float" office:value="57484" calcext:value-type="float">
            <text:p>57484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2980" calcext:value-type="float">
            <text:p>-2980</text:p>
          </table:table-cell>
          <table:table-cell table:formula="of:=[.A11]-[.C11]" office:value-type="float" office:value="-2076" calcext:value-type="float">
            <text:p>-2076</text:p>
          </table:table-cell>
          <table:table-cell table:formula="of:=[.A11]-[.D11]" office:value-type="float" office:value="-979" calcext:value-type="float">
            <text:p>-979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07" calcext:value-type="float">
            <text:p>58207</text:p>
          </table:table-cell>
          <table:table-cell office:value-type="float" office:value="58943" calcext:value-type="float">
            <text:p>58943</text:p>
          </table:table-cell>
          <table:table-cell office:value-type="float" office:value="60415" calcext:value-type="float">
            <text:p>60415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 table:formula="of:=[.A12]-[.B12]" office:value-type="float" office:value="-827" calcext:value-type="float">
            <text:p>-827</text:p>
          </table:table-cell>
          <table:table-cell table:formula="of:=[.A12]-[.C12]" office:value-type="float" office:value="-1563" calcext:value-type="float">
            <text:p>-1563</text:p>
          </table:table-cell>
          <table:table-cell table:formula="of:=[.A12]-[.D12]" office:value-type="float" office:value="-3035" calcext:value-type="float">
            <text:p>-3035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787" calcext:value-type="float">
            <text:p>58787</text:p>
          </table:table-cell>
          <table:table-cell office:value-type="float" office:value="60833" calcext:value-type="float">
            <text:p>60833</text:p>
          </table:table-cell>
          <table:table-cell office:value-type="float" office:value="59435" calcext:value-type="float">
            <text:p>59435</text:p>
          </table:table-cell>
          <table:table-cell office:value-type="float" office:value="60703" calcext:value-type="float">
            <text:p>60703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648" calcext:value-type="float">
            <text:p>648</text:p>
          </table:table-cell>
          <table:table-cell table:formula="of:=[.A13]-[.C13]" office:value-type="float" office:value="-1398" calcext:value-type="float">
            <text:p>-1398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1268" calcext:value-type="float">
            <text:p>-1268</text:p>
          </table:table-cell>
          <table:table-cell table:number-columns-repeated="10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581" calcext:value-type="float">
            <text:p>60581</text:p>
          </table:table-cell>
          <table:table-cell office:value-type="float" office:value="58367" calcext:value-type="float">
            <text:p>58367</text:p>
          </table:table-cell>
          <table:table-cell office:value-type="float" office:value="57727" calcext:value-type="float">
            <text:p>57727</text:p>
          </table:table-cell>
          <table:table-cell office:value-type="float" office:value="57922" calcext:value-type="float">
            <text:p>57922</text:p>
          </table:table-cell>
          <table:table-cell office:value-type="float" office:value="22" calcext:value-type="float">
            <text:p>22</text:p>
          </table:table-cell>
          <table:table-cell table:formula="of:=[.A14]-[.B14]" office:value-type="float" office:value="-2659" calcext:value-type="float">
            <text:p>-2659</text:p>
          </table:table-cell>
          <table:table-cell table:formula="of:=[.A14]-[.C14]" office:value-type="float" office:value="-445" calcext:value-type="float">
            <text:p>-445</text:p>
          </table:table-cell>
          <table:table-cell table:formula="of:=[.A14]-[.D14]" office:value-type="float" office:value="195" calcext:value-type="float">
            <text:p>195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7783" calcext:value-type="float">
            <text:p>57783</text:p>
          </table:table-cell>
          <table:table-cell office:value-type="float" office:value="57759" calcext:value-type="float">
            <text:p>57759</text:p>
          </table:table-cell>
          <table:table-cell office:value-type="float" office:value="58066" calcext:value-type="float">
            <text:p>58066</text:p>
          </table:table-cell>
          <table:table-cell office:value-type="float" office:value="60591" calcext:value-type="float">
            <text:p>60591</text:p>
          </table:table-cell>
          <table:table-cell office:value-type="float" office:value="29" calcext:value-type="float">
            <text:p>29</text:p>
          </table:table-cell>
          <table:table-cell table:formula="of:=[.A15]-[.B15]" office:value-type="float" office:value="0" calcext:value-type="float">
            <text:p>0</text:p>
          </table:table-cell>
          <table:table-cell table:formula="of:=[.A15]-[.C15]" office:value-type="float" office:value="24" calcext:value-type="float">
            <text:p>24</text:p>
          </table:table-cell>
          <table:table-cell table:formula="of:=[.A15]-[.D15]" office:value-type="float" office:value="-283" calcext:value-type="float">
            <text:p>-283</text:p>
          </table:table-cell>
          <table:table-cell table:formula="of:=[.A15]-[.E15]" office:value-type="float" office:value="-2808" calcext:value-type="float">
            <text:p>-2808</text:p>
          </table:table-cell>
          <table:table-cell table:number-columns-repeated="10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9" calcext:value-type="float">
            <text:p>58889</text:p>
          </table:table-cell>
          <table:table-cell office:value-type="float" office:value="58431" calcext:value-type="float">
            <text:p>58431</text:p>
          </table:table-cell>
          <table:table-cell office:value-type="float" office:value="60127" calcext:value-type="float">
            <text:p>60127</text:p>
          </table:table-cell>
          <table:table-cell office:value-type="float" office:value="58161" calcext:value-type="float">
            <text:p>58161</text:p>
          </table:table-cell>
          <table:table-cell office:value-type="float" office:value="4" calcext:value-type="float">
            <text:p>4</text:p>
          </table:table-cell>
          <table:table-cell table:formula="of:=[.A16]-[.B16]" office:value-type="float" office:value="-728" calcext:value-type="float">
            <text:p>-728</text:p>
          </table:table-cell>
          <table:table-cell table:formula="of:=[.A16]-[.C16]" office:value-type="float" office:value="-270" calcext:value-type="float">
            <text:p>-270</text:p>
          </table:table-cell>
          <table:table-cell table:formula="of:=[.A16]-[.D16]" office:value-type="float" office:value="-1966" calcext:value-type="float">
            <text:p>-1966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22" calcext:value-type="float">
            <text:p>57522</text:p>
          </table:table-cell>
          <table:table-cell office:value-type="float" office:value="58731" calcext:value-type="float">
            <text:p>58731</text:p>
          </table:table-cell>
          <table:table-cell office:value-type="float" office:value="59839" calcext:value-type="float">
            <text:p>59839</text:p>
          </table:table-cell>
          <table:table-cell office:value-type="float" office:value="57485" calcext:value-type="float">
            <text:p>57485</text:p>
          </table:table-cell>
          <table:table-cell office:value-type="float" office:value="4" calcext:value-type="float">
            <text:p>4</text:p>
          </table:table-cell>
          <table:table-cell table:formula="of:=[.A17]-[.B17]" office:value-type="float" office:value="-37" calcext:value-type="float">
            <text:p>-37</text:p>
          </table:table-cell>
          <table:table-cell table:formula="of:=[.A17]-[.C17]" office:value-type="float" office:value="-1246" calcext:value-type="float">
            <text:p>-1246</text:p>
          </table:table-cell>
          <table:table-cell table:formula="of:=[.A17]-[.D17]" office:value-type="float" office:value="-2354" calcext:value-type="float">
            <text:p>-2354</text:p>
          </table:table-cell>
          <table:table-cell table:formula="of:=[.A17]-[.E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2" calcext:value-type="float">
            <text:p>60672</text:p>
          </table:table-cell>
          <table:table-cell office:value-type="float" office:value="60671" calcext:value-type="float">
            <text:p>60671</text:p>
          </table:table-cell>
          <table:table-cell office:value-type="float" office:value="57380" calcext:value-type="float">
            <text:p>57380</text:p>
          </table:table-cell>
          <table:table-cell office:value-type="float" office:value="58024" calcext:value-type="float">
            <text:p>58024</text:p>
          </table:table-cell>
          <table:table-cell office:value-type="float" office:value="39" calcext:value-type="float">
            <text:p>39</text:p>
          </table:table-cell>
          <table:table-cell table:formula="of:=[.A18]-[.B18]" office:value-type="float" office:value="-3292" calcext:value-type="float">
            <text:p>-3292</text:p>
          </table:table-cell>
          <table:table-cell table:formula="of:=[.A18]-[.C18]" office:value-type="float" office:value="-3291" calcext:value-type="float">
            <text:p>-3291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644" calcext:value-type="float">
            <text:p>-644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391" calcext:value-type="float">
            <text:p>59391</text:p>
          </table:table-cell>
          <table:table-cell office:value-type="float" office:value="59605" calcext:value-type="float">
            <text:p>59605</text:p>
          </table:table-cell>
          <table:table-cell office:value-type="float" office:value="57698" calcext:value-type="float">
            <text:p>57698</text:p>
          </table:table-cell>
          <table:table-cell office:value-type="float" office:value="58367" calcext:value-type="float">
            <text:p>58367</text:p>
          </table:table-cell>
          <table:table-cell office:value-type="float" office:value="21" calcext:value-type="float">
            <text:p>21</text:p>
          </table:table-cell>
          <table:table-cell table:formula="of:=[.A19]-[.B19]" office:value-type="float" office:value="-1693" calcext:value-type="float">
            <text:p>-1693</text:p>
          </table:table-cell>
          <table:table-cell table:formula="of:=[.A19]-[.C19]" office:value-type="float" office:value="-1907" calcext:value-type="float">
            <text:p>-1907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669" calcext:value-type="float">
            <text:p>-669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18" calcext:value-type="float">
            <text:p>58218</text:p>
          </table:table-cell>
          <table:table-cell office:value-type="float" office:value="60255" calcext:value-type="float">
            <text:p>60255</text:p>
          </table:table-cell>
          <table:table-cell office:value-type="float" office:value="57380" calcext:value-type="float">
            <text:p>57380</text:p>
          </table:table-cell>
          <table:table-cell office:value-type="float" office:value="60802" calcext:value-type="float">
            <text:p>60802</text:p>
          </table:table-cell>
          <table:table-cell office:value-type="float" office:value="10" calcext:value-type="float">
            <text:p>10</text:p>
          </table:table-cell>
          <table:table-cell table:formula="of:=[.A20]-[.B20]" office:value-type="float" office:value="-838" calcext:value-type="float">
            <text:p>-838</text:p>
          </table:table-cell>
          <table:table-cell table:formula="of:=[.A20]-[.C20]" office:value-type="float" office:value="-2875" calcext:value-type="float">
            <text:p>-2875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3422" calcext:value-type="float">
            <text:p>-3422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479" calcext:value-type="float">
            <text:p>60479</text:p>
          </table:table-cell>
          <table:table-cell office:value-type="float" office:value="58391" calcext:value-type="float">
            <text:p>58391</text:p>
          </table:table-cell>
          <table:table-cell office:value-type="float" office:value="58545" calcext:value-type="float">
            <text:p>58545</text:p>
          </table:table-cell>
          <table:table-cell office:value-type="float" office:value="61439" calcext:value-type="float">
            <text:p>61439</text:p>
          </table:table-cell>
          <table:table-cell office:value-type="float" office:value="20" calcext:value-type="float">
            <text:p>20</text:p>
          </table:table-cell>
          <table:table-cell table:formula="of:=[.A21]-[.B21]" office:value-type="float" office:value="-1934" calcext:value-type="float">
            <text:p>-1934</text:p>
          </table:table-cell>
          <table:table-cell table:formula="of:=[.A21]-[.C21]" office:value-type="float" office:value="154" calcext:value-type="float">
            <text:p>15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2894" calcext:value-type="float">
            <text:p>-2894</text:p>
          </table:table-cell>
          <table:table-cell table:number-columns-repeated="10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015" calcext:value-type="float">
            <text:p>59015</text:p>
          </table:table-cell>
          <table:table-cell office:value-type="float" office:value="60436" calcext:value-type="float">
            <text:p>60436</text:p>
          </table:table-cell>
          <table:table-cell office:value-type="float" office:value="57741" calcext:value-type="float">
            <text:p>57741</text:p>
          </table:table-cell>
          <table:table-cell office:value-type="float" office:value="59007" calcext:value-type="float">
            <text:p>59007</text:p>
          </table:table-cell>
          <table:table-cell office:value-type="float" office:value="21" calcext:value-type="float">
            <text:p>21</text:p>
          </table:table-cell>
          <table:table-cell table:formula="of:=[.A22]-[.B22]" office:value-type="float" office:value="-1274" calcext:value-type="float">
            <text:p>-1274</text:p>
          </table:table-cell>
          <table:table-cell table:formula="of:=[.A22]-[.C22]" office:value-type="float" office:value="-2695" calcext:value-type="float">
            <text:p>-2695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266" calcext:value-type="float">
            <text:p>-1266</text:p>
          </table:table-cell>
          <table:table-cell table:number-columns-repeated="10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35" calcext:value-type="float">
            <text:p>57635</text:p>
          </table:table-cell>
          <table:table-cell office:value-type="float" office:value="59099" calcext:value-type="float">
            <text:p>59099</text:p>
          </table:table-cell>
          <table:table-cell office:value-type="float" office:value="59967" calcext:value-type="float">
            <text:p>59967</text:p>
          </table:table-cell>
          <table:table-cell office:value-type="float" office:value="57729" calcext:value-type="float">
            <text:p>57729</text:p>
          </table:table-cell>
          <table:table-cell office:value-type="float" office:value="5" calcext:value-type="float">
            <text:p>5</text:p>
          </table:table-cell>
          <table:table-cell table:formula="of:=[.A23]-[.B23]" office:value-type="float" office:value="94" calcext:value-type="float">
            <text:p>94</text:p>
          </table:table-cell>
          <table:table-cell table:formula="of:=[.A23]-[.C23]" office:value-type="float" office:value="-1370" calcext:value-type="float">
            <text:p>-1370</text:p>
          </table:table-cell>
          <table:table-cell table:formula="of:=[.A23]-[.D23]" office:value-type="float" office:value="-2238" calcext:value-type="float">
            <text:p>-2238</text:p>
          </table:table-cell>
          <table:table-cell table:formula="of:=[.A23]-[.E2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891" calcext:value-type="float">
            <text:p>58891</text:p>
          </table:table-cell>
          <table:table-cell office:value-type="float" office:value="58735" calcext:value-type="float">
            <text:p>58735</text:p>
          </table:table-cell>
          <table:table-cell office:value-type="float" office:value="57731" calcext:value-type="float">
            <text:p>57731</text:p>
          </table:table-cell>
          <table:table-cell office:value-type="float" office:value="57727" calcext:value-type="float">
            <text:p>57727</text:p>
          </table:table-cell>
          <table:table-cell office:value-type="float" office:value="6" calcext:value-type="float">
            <text:p>6</text:p>
          </table:table-cell>
          <table:table-cell table:formula="of:=[.A24]-[.B24]" office:value-type="float" office:value="-1160" calcext:value-type="float">
            <text:p>-1160</text:p>
          </table:table-cell>
          <table:table-cell table:formula="of:=[.A24]-[.C24]" office:value-type="float" office:value="-1004" calcext:value-type="float">
            <text:p>-1004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81" calcext:value-type="float">
            <text:p>60481</text:p>
          </table:table-cell>
          <table:table-cell office:value-type="float" office:value="3" calcext:value-type="float">
            <text:p>3</text:p>
          </table:table-cell>
          <table:table-cell table:formula="of:=[.A25]-[.B25]" office:value-type="float" office:value="-3547" calcext:value-type="float">
            <text:p>-3547</text:p>
          </table:table-cell>
          <table:table-cell table:formula="of:=[.A25]-[.C25]" office:value-type="float" office:value="-315" calcext:value-type="float">
            <text:p>-315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3101" calcext:value-type="float">
            <text:p>-3101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92" calcext:value-type="float">
            <text:p>60492</text:p>
          </table:table-cell>
          <table:table-cell office:value-type="float" office:value="59583" calcext:value-type="float">
            <text:p>59583</text:p>
          </table:table-cell>
          <table:table-cell office:value-type="float" office:value="57702" calcext:value-type="float">
            <text:p>57702</text:p>
          </table:table-cell>
          <table:table-cell office:value-type="float" office:value="57487" calcext:value-type="float">
            <text:p>57487</text:p>
          </table:table-cell>
          <table:table-cell office:value-type="float" office:value="28" calcext:value-type="float">
            <text:p>28</text:p>
          </table:table-cell>
          <table:table-cell table:formula="of:=[.A26]-[.B26]" office:value-type="float" office:value="-2790" calcext:value-type="float">
            <text:p>-2790</text:p>
          </table:table-cell>
          <table:table-cell table:formula="of:=[.A26]-[.C26]" office:value-type="float" office:value="-1881" calcext:value-type="float">
            <text:p>-1881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93" calcext:value-type="float">
            <text:p>58793</text:p>
          </table:table-cell>
          <table:table-cell office:value-type="float" office:value="57631" calcext:value-type="float">
            <text:p>57631</text:p>
          </table:table-cell>
          <table:table-cell office:value-type="float" office:value="57476" calcext:value-type="float">
            <text:p>57476</text:p>
          </table:table-cell>
          <table:table-cell office:value-type="float" office:value="59557" calcext:value-type="float">
            <text:p>59557</text:p>
          </table:table-cell>
          <table:table-cell office:value-type="float" office:value="38" calcext:value-type="float">
            <text:p>38</text:p>
          </table:table-cell>
          <table:table-cell table:formula="of:=[.A27]-[.B27]" office:value-type="float" office:value="-1317" calcext:value-type="float">
            <text:p>-1317</text:p>
          </table:table-cell>
          <table:table-cell table:formula="of:=[.A27]-[.C27]" office:value-type="float" office:value="-155" calcext:value-type="float">
            <text:p>-155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081" calcext:value-type="float">
            <text:p>-2081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66" calcext:value-type="float">
            <text:p>60566</text:p>
          </table:table-cell>
          <table:table-cell office:value-type="float" office:value="57455" calcext:value-type="float">
            <text:p>5745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80" calcext:value-type="float">
            <text:p>60480</text:p>
          </table:table-cell>
          <table:table-cell office:value-type="float" office:value="15" calcext:value-type="float">
            <text:p>15</text:p>
          </table:table-cell>
          <table:table-cell table:formula="of:=[.A28]-[.B28]" office:value-type="float" office:value="-3186" calcext:value-type="float">
            <text:p>-3186</text:p>
          </table:table-cell>
          <table:table-cell table:formula="of:=[.A28]-[.C28]" office:value-type="float" office:value="-75" calcext:value-type="float">
            <text:p>-75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3100" calcext:value-type="float">
            <text:p>-3100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928" calcext:value-type="float">
            <text:p>58928</text:p>
          </table:table-cell>
          <table:table-cell office:value-type="float" office:value="59391" calcext:value-type="float">
            <text:p>59391</text:p>
          </table:table-cell>
          <table:table-cell office:value-type="float" office:value="59721" calcext:value-type="float">
            <text:p>59721</text:p>
          </table:table-cell>
          <table:table-cell office:value-type="float" office:value="57904" calcext:value-type="float">
            <text:p>57904</text:p>
          </table:table-cell>
          <table:table-cell office:value-type="float" office:value="12" calcext:value-type="float">
            <text:p>12</text:p>
          </table:table-cell>
          <table:table-cell table:formula="of:=[.A29]-[.B29]" office:value-type="float" office:value="793" calcext:value-type="float">
            <text:p>793</text:p>
          </table:table-cell>
          <table:table-cell table:formula="of:=[.A29]-[.C29]" office:value-type="float" office:value="330" calcext:value-type="float">
            <text:p>330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817" calcext:value-type="float">
            <text:p>1817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514" calcext:value-type="float">
            <text:p>60514</text:p>
          </table:table-cell>
          <table:table-cell office:value-type="float" office:value="58016" calcext:value-type="float">
            <text:p>58016</text:p>
          </table:table-cell>
          <table:table-cell office:value-type="float" office:value="59583" calcext:value-type="float">
            <text:p>59583</text:p>
          </table:table-cell>
          <table:table-cell office:value-type="float" office:value="57697" calcext:value-type="float">
            <text:p>57697</text:p>
          </table:table-cell>
          <table:table-cell office:value-type="float" office:value="5" calcext:value-type="float">
            <text:p>5</text:p>
          </table:table-cell>
          <table:table-cell table:formula="of:=[.A30]-[.B30]" office:value-type="float" office:value="-2817" calcext:value-type="float">
            <text:p>-2817</text:p>
          </table:table-cell>
          <table:table-cell table:formula="of:=[.A30]-[.C30]" office:value-type="float" office:value="-319" calcext:value-type="float">
            <text:p>-319</text:p>
          </table:table-cell>
          <table:table-cell table:formula="of:=[.A30]-[.D30]" office:value-type="float" office:value="-1886" calcext:value-type="float">
            <text:p>-1886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602" calcext:value-type="float">
            <text:p>57602</text:p>
          </table:table-cell>
          <table:table-cell office:value-type="float" office:value="58585" calcext:value-type="float">
            <text:p>58585</text:p>
          </table:table-cell>
          <table:table-cell office:value-type="float" office:value="59839" calcext:value-type="float">
            <text:p>59839</text:p>
          </table:table-cell>
          <table:table-cell office:value-type="float" office:value="57773" calcext:value-type="float">
            <text:p>57773</text:p>
          </table:table-cell>
          <table:table-cell office:value-type="float" office:value="5" calcext:value-type="float">
            <text:p>5</text:p>
          </table:table-cell>
          <table:table-cell table:formula="of:=[.A31]-[.B31]" office:value-type="float" office:value="171" calcext:value-type="float">
            <text:p>171</text:p>
          </table:table-cell>
          <table:table-cell table:formula="of:=[.A31]-[.C31]" office:value-type="float" office:value="-812" calcext:value-type="float">
            <text:p>-812</text:p>
          </table:table-cell>
          <table:table-cell table:formula="of:=[.A31]-[.D31]" office:value-type="float" office:value="-2066" calcext:value-type="float">
            <text:p>-2066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488" calcext:value-type="float">
            <text:p>57488</text:p>
          </table:table-cell>
          <table:table-cell office:value-type="float" office:value="58559" calcext:value-type="float">
            <text:p>58559</text:p>
          </table:table-cell>
          <table:table-cell office:value-type="float" office:value="60575" calcext:value-type="float">
            <text:p>60575</text:p>
          </table:table-cell>
          <table:table-cell office:value-type="float" office:value="58148" calcext:value-type="float">
            <text:p>58148</text:p>
          </table:table-cell>
          <table:table-cell office:value-type="float" office:value="12" calcext:value-type="float">
            <text:p>12</text:p>
          </table:table-cell>
          <table:table-cell table:formula="of:=[.A32]-[.B32]" office:value-type="float" office:value="660" calcext:value-type="float">
            <text:p>660</text:p>
          </table:table-cell>
          <table:table-cell table:formula="of:=[.A32]-[.C32]" office:value-type="float" office:value="-411" calcext:value-type="float">
            <text:p>-411</text:p>
          </table:table-cell>
          <table:table-cell table:formula="of:=[.A32]-[.D32]" office:value-type="float" office:value="-2427" calcext:value-type="float">
            <text:p>-2427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506" calcext:value-type="float">
            <text:p>57506</text:p>
          </table:table-cell>
          <table:table-cell office:value-type="float" office:value="58377" calcext:value-type="float">
            <text:p>58377</text:p>
          </table:table-cell>
          <table:table-cell office:value-type="float" office:value="58431" calcext:value-type="float">
            <text:p>58431</text:p>
          </table:table-cell>
          <table:table-cell office:value-type="float" office:value="57697" calcext:value-type="float">
            <text:p>57697</text:p>
          </table:table-cell>
          <table:table-cell office:value-type="float" office:value="5" calcext:value-type="float">
            <text:p>5</text:p>
          </table:table-cell>
          <table:table-cell table:formula="of:=[.A33]-[.B33]" office:value-type="float" office:value="191" calcext:value-type="float">
            <text:p>191</text:p>
          </table:table-cell>
          <table:table-cell table:formula="of:=[.A33]-[.C33]" office:value-type="float" office:value="-680" calcext:value-type="float">
            <text:p>-680</text:p>
          </table:table-cell>
          <table:table-cell table:formula="of:=[.A33]-[.D33]" office:value-type="float" office:value="-734" calcext:value-type="float">
            <text:p>-734</text:p>
          </table:table-cell>
          <table:table-cell table:formula="of:=[.A33]-[.E3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79" calcext:value-type="float">
            <text:p>58079</text:p>
          </table:table-cell>
          <table:table-cell office:value-type="float" office:value="58672" calcext:value-type="float">
            <text:p>58672</text:p>
          </table:table-cell>
          <table:table-cell office:value-type="float" office:value="60735" calcext:value-type="float">
            <text:p>60735</text:p>
          </table:table-cell>
          <table:table-cell office:value-type="float" office:value="57698" calcext:value-type="float">
            <text:p>57698</text:p>
          </table:table-cell>
          <table:table-cell office:value-type="float" office:value="4" calcext:value-type="float">
            <text:p>4</text:p>
          </table:table-cell>
          <table:table-cell table:formula="of:=[.A34]-[.B34]" office:value-type="float" office:value="-381" calcext:value-type="float">
            <text:p>-381</text:p>
          </table:table-cell>
          <table:table-cell table:formula="of:=[.A34]-[.C34]" office:value-type="float" office:value="-974" calcext:value-type="float">
            <text:p>-974</text:p>
          </table:table-cell>
          <table:table-cell table:formula="of:=[.A34]-[.D34]" office:value-type="float" office:value="-3037" calcext:value-type="float">
            <text:p>-3037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9007" calcext:value-type="float">
            <text:p>59007</text:p>
          </table:table-cell>
          <table:table-cell office:value-type="float" office:value="57380" calcext:value-type="float">
            <text:p>57380</text:p>
          </table:table-cell>
          <table:table-cell office:value-type="float" office:value="58778" calcext:value-type="float">
            <text:p>58778</text:p>
          </table:table-cell>
          <table:table-cell office:value-type="float" office:value="4" calcext:value-type="float">
            <text:p>4</text:p>
          </table:table-cell>
          <table:table-cell table:formula="of:=[.A35]-[.B35]" office:value-type="float" office:value="-2011" calcext:value-type="float">
            <text:p>-2011</text:p>
          </table:table-cell>
          <table:table-cell table:formula="of:=[.A35]-[.C35]" office:value-type="float" office:value="-1627" calcext:value-type="float">
            <text:p>-1627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398" calcext:value-type="float">
            <text:p>-1398</text:p>
          </table:table-cell>
          <table:table-cell table:number-columns-repeated="10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016" calcext:value-type="float">
            <text:p>58016</text:p>
          </table:table-cell>
          <table:table-cell office:value-type="float" office:value="58687" calcext:value-type="float">
            <text:p>58687</text:p>
          </table:table-cell>
          <table:table-cell office:value-type="float" office:value="57695" calcext:value-type="float">
            <text:p>57695</text:p>
          </table:table-cell>
          <table:table-cell office:value-type="float" office:value="60847" calcext:value-type="float">
            <text:p>60847</text:p>
          </table:table-cell>
          <table:table-cell office:value-type="float" office:value="12" calcext:value-type="float">
            <text:p>12</text:p>
          </table:table-cell>
          <table:table-cell table:formula="of:=[.A36]-[.B36]" office:value-type="float" office:value="-321" calcext:value-type="float">
            <text:p>-321</text:p>
          </table:table-cell>
          <table:table-cell table:formula="of:=[.A36]-[.C36]" office:value-type="float" office:value="-992" calcext:value-type="float">
            <text:p>-992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3152" calcext:value-type="float">
            <text:p>-3152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99" calcext:value-type="float">
            <text:p>57599</text:p>
          </table:table-cell>
          <table:table-cell office:value-type="float" office:value="60767" calcext:value-type="float">
            <text:p>60767</text:p>
          </table:table-cell>
          <table:table-cell office:value-type="float" office:value="57380" calcext:value-type="float">
            <text:p>57380</text:p>
          </table:table-cell>
          <table:table-cell office:value-type="float" office:value="58690" calcext:value-type="float">
            <text:p>58690</text:p>
          </table:table-cell>
          <table:table-cell office:value-type="float" office:value="12" calcext:value-type="float">
            <text:p>12</text:p>
          </table:table-cell>
          <table:table-cell table:formula="of:=[.A37]-[.B37]" office:value-type="float" office:value="-219" calcext:value-type="float">
            <text:p>-219</text:p>
          </table:table-cell>
          <table:table-cell table:formula="of:=[.A37]-[.C37]" office:value-type="float" office:value="-3387" calcext:value-type="float">
            <text:p>-3387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1310" calcext:value-type="float">
            <text:p>-1310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81" calcext:value-type="float">
            <text:p>58581</text:p>
          </table:table-cell>
          <table:table-cell office:value-type="float" office:value="57855" calcext:value-type="float">
            <text:p>57855</text:p>
          </table:table-cell>
          <table:table-cell office:value-type="float" office:value="58545" calcext:value-type="float">
            <text:p>58545</text:p>
          </table:table-cell>
          <table:table-cell office:value-type="float" office:value="59914" calcext:value-type="float">
            <text:p>59914</text:p>
          </table:table-cell>
          <table:table-cell office:value-type="float" office:value="38" calcext:value-type="float">
            <text:p>38</text:p>
          </table:table-cell>
          <table:table-cell table:formula="of:=[.A38]-[.B38]" office:value-type="float" office:value="-36" calcext:value-type="float">
            <text:p>-36</text:p>
          </table:table-cell>
          <table:table-cell table:formula="of:=[.A38]-[.C38]" office:value-type="float" office:value="690" calcext:value-type="float">
            <text:p>69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369" calcext:value-type="float">
            <text:p>-1369</text:p>
          </table:table-cell>
          <table:table-cell table:number-columns-repeated="10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920" calcext:value-type="float">
            <text:p>57920</text:p>
          </table:table-cell>
          <table:table-cell office:value-type="float" office:value="60485" calcext:value-type="float">
            <text:p>60485</text:p>
          </table:table-cell>
          <table:table-cell office:value-type="float" office:value="58047" calcext:value-type="float">
            <text:p>58047</text:p>
          </table:table-cell>
          <table:table-cell office:value-type="float" office:value="57905" calcext:value-type="float">
            <text:p>57905</text:p>
          </table:table-cell>
          <table:table-cell office:value-type="float" office:value="4" calcext:value-type="float">
            <text:p>4</text:p>
          </table:table-cell>
          <table:table-cell table:formula="of:=[.A39]-[.B39]" office:value-type="float" office:value="-15" calcext:value-type="float">
            <text:p>-15</text:p>
          </table:table-cell>
          <table:table-cell table:formula="of:=[.A39]-[.C39]" office:value-type="float" office:value="-2580" calcext:value-type="float">
            <text:p>-2580</text:p>
          </table:table-cell>
          <table:table-cell table:formula="of:=[.A39]-[.D39]" office:value-type="float" office:value="-142" calcext:value-type="float">
            <text:p>-142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98" calcext:value-type="float">
            <text:p>60598</text:p>
          </table:table-cell>
          <table:table-cell office:value-type="float" office:value="61439" calcext:value-type="float">
            <text:p>61439</text:p>
          </table:table-cell>
          <table:table-cell office:value-type="float" office:value="57707" calcext:value-type="float">
            <text:p>57707</text:p>
          </table:table-cell>
          <table:table-cell office:value-type="float" office:value="58881" calcext:value-type="float">
            <text:p>58881</text:p>
          </table:table-cell>
          <table:table-cell office:value-type="float" office:value="15" calcext:value-type="float">
            <text:p>15</text:p>
          </table:table-cell>
          <table:table-cell table:formula="of:=[.A40]-[.B40]" office:value-type="float" office:value="-2891" calcext:value-type="float">
            <text:p>-2891</text:p>
          </table:table-cell>
          <table:table-cell table:formula="of:=[.A40]-[.C40]" office:value-type="float" office:value="-3732" calcext:value-type="float">
            <text:p>-3732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174" calcext:value-type="float">
            <text:p>-1174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77" calcext:value-type="float">
            <text:p>59777</text:p>
          </table:table-cell>
          <table:table-cell office:value-type="float" office:value="60031" calcext:value-type="float">
            <text:p>60031</text:p>
          </table:table-cell>
          <table:table-cell office:value-type="float" office:value="57393" calcext:value-type="float">
            <text:p>57393</text:p>
          </table:table-cell>
          <table:table-cell office:value-type="float" office:value="57517" calcext:value-type="float">
            <text:p>57517</text:p>
          </table:table-cell>
          <table:table-cell office:value-type="float" office:value="11" calcext:value-type="float">
            <text:p>11</text:p>
          </table:table-cell>
          <table:table-cell table:formula="of:=[.A41]-[.B41]" office:value-type="float" office:value="-2384" calcext:value-type="float">
            <text:p>-2384</text:p>
          </table:table-cell>
          <table:table-cell table:formula="of:=[.A41]-[.C41]" office:value-type="float" office:value="-2638" calcext:value-type="float">
            <text:p>-2638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24" calcext:value-type="float">
            <text:p>-124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8" calcext:value-type="float">
            <text:p>57708</text:p>
          </table:table-cell>
          <table:table-cell office:value-type="float" office:value="58047" calcext:value-type="float">
            <text:p>58047</text:p>
          </table:table-cell>
          <table:table-cell office:value-type="float" office:value="57599" calcext:value-type="float">
            <text:p>57599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42]-[.B42]" office:value-type="float" office:value="-328" calcext:value-type="float">
            <text:p>-328</text:p>
          </table:table-cell>
          <table:table-cell table:formula="of:=[.A42]-[.C42]" office:value-type="float" office:value="-667" calcext:value-type="float">
            <text:p>-667</text:p>
          </table:table-cell>
          <table:table-cell table:formula="of:=[.A42]-[.D42]" office:value-type="float" office:value="-219" calcext:value-type="float">
            <text:p>-219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370" calcext:value-type="float">
            <text:p>58370</text:p>
          </table:table-cell>
          <table:table-cell office:value-type="float" office:value="59455" calcext:value-type="float">
            <text:p>59455</text:p>
          </table:table-cell>
          <table:table-cell office:value-type="float" office:value="57855" calcext:value-type="float">
            <text:p>57855</text:p>
          </table:table-cell>
          <table:table-cell office:value-type="float" office:value="58954" calcext:value-type="float">
            <text:p>58954</text:p>
          </table:table-cell>
          <table:table-cell office:value-type="float" office:value="14" calcext:value-type="float">
            <text:p>14</text:p>
          </table:table-cell>
          <table:table-cell table:formula="of:=[.A43]-[.B43]" office:value-type="float" office:value="584" calcext:value-type="float">
            <text:p>584</text:p>
          </table:table-cell>
          <table:table-cell table:formula="of:=[.A43]-[.C43]" office:value-type="float" office:value="-501" calcext:value-type="float">
            <text:p>-501</text:p>
          </table:table-cell>
          <table:table-cell table:formula="of:=[.A43]-[.D43]" office:value-type="float" office:value="1099" calcext:value-type="float">
            <text:p>1099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20" calcext:value-type="float">
            <text:p>60520</text:p>
          </table:table-cell>
          <table:table-cell office:value-type="float" office:value="58135" calcext:value-type="float">
            <text:p>58135</text:p>
          </table:table-cell>
          <table:table-cell office:value-type="float" office:value="57407" calcext:value-type="float">
            <text:p>5740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44]-[.B44]" office:value-type="float" office:value="-3140" calcext:value-type="float">
            <text:p>-3140</text:p>
          </table:table-cell>
          <table:table-cell table:formula="of:=[.A44]-[.C44]" office:value-type="float" office:value="-755" calcext:value-type="float">
            <text:p>-755</text:p>
          </table:table-cell>
          <table:table-cell table:formula="of:=[.A44]-[.D44]" office:value-type="float" office:value="-27" calcext:value-type="float">
            <text:p>-27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903" calcext:value-type="float">
            <text:p>59903</text:p>
          </table:table-cell>
          <table:table-cell office:value-type="float" office:value="60000" calcext:value-type="float">
            <text:p>60000</text:p>
          </table:table-cell>
          <table:table-cell office:value-type="float" office:value="60479" calcext:value-type="float">
            <text:p>60479</text:p>
          </table:table-cell>
          <table:table-cell office:value-type="float" office:value="58657" calcext:value-type="float">
            <text:p>58657</text:p>
          </table:table-cell>
          <table:table-cell office:value-type="float" office:value="5" calcext:value-type="float">
            <text:p>5</text:p>
          </table:table-cell>
          <table:table-cell table:formula="of:=[.A45]-[.B45]" office:value-type="float" office:value="-1246" calcext:value-type="float">
            <text:p>-1246</text:p>
          </table:table-cell>
          <table:table-cell table:formula="of:=[.A45]-[.C45]" office:value-type="float" office:value="-1343" calcext:value-type="float">
            <text:p>-1343</text:p>
          </table:table-cell>
          <table:table-cell table:formula="of:=[.A45]-[.D45]" office:value-type="float" office:value="-1822" calcext:value-type="float">
            <text:p>-1822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735" calcext:value-type="float">
            <text:p>58735</text:p>
          </table:table-cell>
          <table:table-cell office:value-type="float" office:value="58899" calcext:value-type="float">
            <text:p>58899</text:p>
          </table:table-cell>
          <table:table-cell office:value-type="float" office:value="57475" calcext:value-type="float">
            <text:p>57475</text:p>
          </table:table-cell>
          <table:table-cell office:value-type="float" office:value="57775" calcext:value-type="float">
            <text:p>57775</text:p>
          </table:table-cell>
          <table:table-cell office:value-type="float" office:value="20" calcext:value-type="float">
            <text:p>20</text:p>
          </table:table-cell>
          <table:table-cell table:formula="of:=[.A46]-[.B46]" office:value-type="float" office:value="-1260" calcext:value-type="float">
            <text:p>-1260</text:p>
          </table:table-cell>
          <table:table-cell table:formula="of:=[.A46]-[.C46]" office:value-type="float" office:value="-1424" calcext:value-type="float">
            <text:p>-142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300" calcext:value-type="float">
            <text:p>-300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122" calcext:value-type="float">
            <text:p>60122</text:p>
          </table:table-cell>
          <table:table-cell office:value-type="float" office:value="58911" calcext:value-type="float">
            <text:p>58911</text:p>
          </table:table-cell>
          <table:table-cell office:value-type="float" office:value="58495" calcext:value-type="float">
            <text:p>58495</text:p>
          </table:table-cell>
          <table:table-cell office:value-type="float" office:value="57393" calcext:value-type="float">
            <text:p>57393</text:p>
          </table:table-cell>
          <table:table-cell office:value-type="float" office:value="12" calcext:value-type="float">
            <text:p>12</text:p>
          </table:table-cell>
          <table:table-cell table:formula="of:=[.A47]-[.B47]" office:value-type="float" office:value="-2729" calcext:value-type="float">
            <text:p>-2729</text:p>
          </table:table-cell>
          <table:table-cell table:formula="of:=[.A47]-[.C47]" office:value-type="float" office:value="-1518" calcext:value-type="float">
            <text:p>-1518</text:p>
          </table:table-cell>
          <table:table-cell table:formula="of:=[.A47]-[.D47]" office:value-type="float" office:value="-1102" calcext:value-type="float">
            <text:p>-1102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0" calcext:value-type="float">
            <text:p>58500</text:p>
          </table:table-cell>
          <table:table-cell office:value-type="float" office:value="58217" calcext:value-type="float">
            <text:p>58217</text:p>
          </table:table-cell>
          <table:table-cell office:value-type="float" office:value="60512" calcext:value-type="float">
            <text:p>60512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48]-[.B48]" office:value-type="float" office:value="-1120" calcext:value-type="float">
            <text:p>-1120</text:p>
          </table:table-cell>
          <table:table-cell table:formula="of:=[.A48]-[.C48]" office:value-type="float" office:value="-837" calcext:value-type="float">
            <text:p>-837</text:p>
          </table:table-cell>
          <table:table-cell table:formula="of:=[.A48]-[.D48]" office:value-type="float" office:value="-3132" calcext:value-type="float">
            <text:p>-3132</text:p>
          </table:table-cell>
          <table:table-cell table:formula="of:=[.A48]-[.E4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711" calcext:value-type="float">
            <text:p>58711</text:p>
          </table:table-cell>
          <table:table-cell office:value-type="float" office:value="60415" calcext:value-type="float">
            <text:p>60415</text:p>
          </table:table-cell>
          <table:table-cell office:value-type="float" office:value="57702" calcext:value-type="float">
            <text:p>57702</text:p>
          </table:table-cell>
          <table:table-cell office:value-type="float" office:value="58167" calcext:value-type="float">
            <text:p>58167</text:p>
          </table:table-cell>
          <table:table-cell office:value-type="float" office:value="12" calcext:value-type="float">
            <text:p>12</text:p>
          </table:table-cell>
          <table:table-cell table:formula="of:=[.A49]-[.B49]" office:value-type="float" office:value="-1009" calcext:value-type="float">
            <text:p>-1009</text:p>
          </table:table-cell>
          <table:table-cell table:formula="of:=[.A49]-[.C49]" office:value-type="float" office:value="-2713" calcext:value-type="float">
            <text:p>-2713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465" calcext:value-type="float">
            <text:p>-465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898" calcext:value-type="float">
            <text:p>58898</text:p>
          </table:table-cell>
          <table:table-cell office:value-type="float" office:value="60468" calcext:value-type="float">
            <text:p>60468</text:p>
          </table:table-cell>
          <table:table-cell office:value-type="float" office:value="59679" calcext:value-type="float">
            <text:p>59679</text:p>
          </table:table-cell>
          <table:table-cell office:value-type="float" office:value="57476" calcext:value-type="float">
            <text:p>57476</text:p>
          </table:table-cell>
          <table:table-cell office:value-type="float" office:value="4" calcext:value-type="float">
            <text:p>4</text:p>
          </table:table-cell>
          <table:table-cell table:formula="of:=[.A50]-[.B50]" office:value-type="float" office:value="-1422" calcext:value-type="float">
            <text:p>-1422</text:p>
          </table:table-cell>
          <table:table-cell table:formula="of:=[.A50]-[.C50]" office:value-type="float" office:value="-2992" calcext:value-type="float">
            <text:p>-2992</text:p>
          </table:table-cell>
          <table:table-cell table:formula="of:=[.A50]-[.D50]" office:value-type="float" office:value="-2203" calcext:value-type="float">
            <text:p>-2203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47" calcext:value-type="float">
            <text:p>60247</text:p>
          </table:table-cell>
          <table:table-cell office:value-type="float" office:value="60450" calcext:value-type="float">
            <text:p>60450</text:p>
          </table:table-cell>
          <table:table-cell office:value-type="float" office:value="57380" calcext:value-type="float">
            <text:p>57380</text:p>
          </table:table-cell>
          <table:table-cell office:value-type="float" office:value="59455" calcext:value-type="float">
            <text:p>59455</text:p>
          </table:table-cell>
          <table:table-cell office:value-type="float" office:value="22" calcext:value-type="float">
            <text:p>22</text:p>
          </table:table-cell>
          <table:table-cell table:formula="of:=[.A51]-[.B51]" office:value-type="float" office:value="-2867" calcext:value-type="float">
            <text:p>-2867</text:p>
          </table:table-cell>
          <table:table-cell table:formula="of:=[.A51]-[.C51]" office:value-type="float" office:value="-3070" calcext:value-type="float">
            <text:p>-3070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2075" calcext:value-type="float">
            <text:p>-2075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578" calcext:value-type="float">
            <text:p>58578</text:p>
          </table:table-cell>
          <table:table-cell office:value-type="float" office:value="59087" calcext:value-type="float">
            <text:p>59087</text:p>
          </table:table-cell>
          <table:table-cell office:value-type="float" office:value="58779" calcext:value-type="float">
            <text:p>58779</text:p>
          </table:table-cell>
          <table:table-cell office:value-type="float" office:value="58697" calcext:value-type="float">
            <text:p>58697</text:p>
          </table:table-cell>
          <table:table-cell office:value-type="float" office:value="14" calcext:value-type="float">
            <text:p>14</text:p>
          </table:table-cell>
          <table:table-cell table:formula="of:=[.A52]-[.B52]" office:value-type="float" office:value="201" calcext:value-type="float">
            <text:p>201</text:p>
          </table:table-cell>
          <table:table-cell table:formula="of:=[.A52]-[.C52]" office:value-type="float" office:value="-308" calcext:value-type="float">
            <text:p>-308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521" calcext:value-type="float">
            <text:p>59521</text:p>
          </table:table-cell>
          <table:table-cell office:value-type="float" office:value="59748" calcext:value-type="float">
            <text:p>59748</text:p>
          </table:table-cell>
          <table:table-cell office:value-type="float" office:value="57696" calcext:value-type="float">
            <text:p>57696</text:p>
          </table:table-cell>
          <table:table-cell office:value-type="float" office:value="57700" calcext:value-type="float">
            <text:p>57700</text:p>
          </table:table-cell>
          <table:table-cell office:value-type="float" office:value="4" calcext:value-type="float">
            <text:p>4</text:p>
          </table:table-cell>
          <table:table-cell table:formula="of:=[.A53]-[.B53]" office:value-type="float" office:value="-1821" calcext:value-type="float">
            <text:p>-1821</text:p>
          </table:table-cell>
          <table:table-cell table:formula="of:=[.A53]-[.C53]" office:value-type="float" office:value="-2048" calcext:value-type="float">
            <text:p>-2048</text:p>
          </table:table-cell>
          <table:table-cell table:formula="of:=[.A53]-[.D53]" office:value-type="float" office:value="4" calcext:value-type="float">
            <text:p>4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738" calcext:value-type="float">
            <text:p>60738</text:p>
          </table:table-cell>
          <table:table-cell office:value-type="float" office:value="60511" calcext:value-type="float">
            <text:p>60511</text:p>
          </table:table-cell>
          <table:table-cell office:value-type="float" office:value="57707" calcext:value-type="float">
            <text:p>57707</text:p>
          </table:table-cell>
          <table:table-cell office:value-type="float" office:value="58915" calcext:value-type="float">
            <text:p>58915</text:p>
          </table:table-cell>
          <table:table-cell office:value-type="float" office:value="28" calcext:value-type="float">
            <text:p>28</text:p>
          </table:table-cell>
          <table:table-cell table:formula="of:=[.A54]-[.B54]" office:value-type="float" office:value="-3031" calcext:value-type="float">
            <text:p>-3031</text:p>
          </table:table-cell>
          <table:table-cell table:formula="of:=[.A54]-[.C54]" office:value-type="float" office:value="-2804" calcext:value-type="float">
            <text:p>-2804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1208" calcext:value-type="float">
            <text:p>-1208</text:p>
          </table:table-cell>
          <table:table-cell table:number-columns-repeated="10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554" calcext:value-type="float">
            <text:p>59554</text:p>
          </table:table-cell>
          <table:table-cell office:value-type="float" office:value="57727" calcext:value-type="float">
            <text:p>57727</text:p>
          </table:table-cell>
          <table:table-cell office:value-type="float" office:value="57735" calcext:value-type="float">
            <text:p>57735</text:p>
          </table:table-cell>
          <table:table-cell office:value-type="float" office:value="58945" calcext:value-type="float">
            <text:p>58945</text:p>
          </table:table-cell>
          <table:table-cell office:value-type="float" office:value="18" calcext:value-type="float">
            <text:p>18</text:p>
          </table:table-cell>
          <table:table-cell table:formula="of:=[.A55]-[.B55]" office:value-type="float" office:value="-1819" calcext:value-type="float">
            <text:p>-1819</text:p>
          </table:table-cell>
          <table:table-cell table:formula="of:=[.A55]-[.C55]" office:value-type="float" office:value="8" calcext:value-type="float">
            <text:p>8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210" calcext:value-type="float">
            <text:p>-121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60850" calcext:value-type="float">
            <text:p>60850</text:p>
          </table:table-cell>
          <table:table-cell office:value-type="float" office:value="57380" calcext:value-type="float">
            <text:p>57380</text:p>
          </table:table-cell>
          <table:table-cell office:value-type="float" office:value="57537" calcext:value-type="float">
            <text:p>57537</text:p>
          </table:table-cell>
          <table:table-cell office:value-type="float" office:value="6" calcext:value-type="float">
            <text:p>6</text:p>
          </table:table-cell>
          <table:table-cell table:formula="of:=[.A56]-[.B56]" office:value-type="float" office:value="-3547" calcext:value-type="float">
            <text:p>-3547</text:p>
          </table:table-cell>
          <table:table-cell table:formula="of:=[.A56]-[.C56]" office:value-type="float" office:value="-3470" calcext:value-type="float">
            <text:p>-3470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57" calcext:value-type="float">
            <text:p>-157</text:p>
          </table:table-cell>
          <table:table-cell table:number-columns-repeated="10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509" calcext:value-type="float">
            <text:p>57509</text:p>
          </table:table-cell>
          <table:table-cell office:value-type="float" office:value="57567" calcext:value-type="float">
            <text:p>57567</text:p>
          </table:table-cell>
          <table:table-cell office:value-type="float" office:value="57997" calcext:value-type="float">
            <text:p>57997</text:p>
          </table:table-cell>
          <table:table-cell office:value-type="float" office:value="58649" calcext:value-type="float">
            <text:p>58649</text:p>
          </table:table-cell>
          <table:table-cell office:value-type="float" office:value="9" calcext:value-type="float">
            <text:p>9</text:p>
          </table:table-cell>
          <table:table-cell table:formula="of:=[.A57]-[.B57]" office:value-type="float" office:value="1140" calcext:value-type="float">
            <text:p>1140</text:p>
          </table:table-cell>
          <table:table-cell table:formula="of:=[.A57]-[.C57]" office:value-type="float" office:value="1082" calcext:value-type="float">
            <text:p>1082</text:p>
          </table:table-cell>
          <table:table-cell table:formula="of:=[.A57]-[.D57]" office:value-type="float" office:value="652" calcext:value-type="float">
            <text:p>652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878" calcext:value-type="float">
            <text:p>57878</text:p>
          </table:table-cell>
          <table:table-cell office:value-type="float" office:value="58431" calcext:value-type="float">
            <text:p>58431</text:p>
          </table:table-cell>
          <table:table-cell office:value-type="float" office:value="58175" calcext:value-type="float">
            <text:p>58175</text:p>
          </table:table-cell>
          <table:table-cell office:value-type="float" office:value="58139" calcext:value-type="float">
            <text:p>58139</text:p>
          </table:table-cell>
          <table:table-cell office:value-type="float" office:value="12" calcext:value-type="float">
            <text:p>12</text:p>
          </table:table-cell>
          <table:table-cell table:formula="of:=[.A58]-[.B58]" office:value-type="float" office:value="297" calcext:value-type="float">
            <text:p>297</text:p>
          </table:table-cell>
          <table:table-cell table:formula="of:=[.A58]-[.C58]" office:value-type="float" office:value="-256" calcext:value-type="float">
            <text:p>-256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1439" calcext:value-type="float">
            <text:p>61439</text:p>
          </table:table-cell>
          <table:table-cell office:value-type="float" office:value="57443" calcext:value-type="float">
            <text:p>57443</text:p>
          </table:table-cell>
          <table:table-cell office:value-type="float" office:value="59647" calcext:value-type="float">
            <text:p>59647</text:p>
          </table:table-cell>
          <table:table-cell office:value-type="float" office:value="57734" calcext:value-type="float">
            <text:p>57734</text:p>
          </table:table-cell>
          <table:table-cell office:value-type="float" office:value="6" calcext:value-type="float">
            <text:p>6</text:p>
          </table:table-cell>
          <table:table-cell table:formula="of:=[.A59]-[.B59]" office:value-type="float" office:value="-3705" calcext:value-type="float">
            <text:p>-3705</text:p>
          </table:table-cell>
          <table:table-cell table:formula="of:=[.A59]-[.C59]" office:value-type="float" office:value="291" calcext:value-type="float">
            <text:p>291</text:p>
          </table:table-cell>
          <table:table-cell table:formula="of:=[.A59]-[.D59]" office:value-type="float" office:value="-1913" calcext:value-type="float">
            <text:p>-1913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855" calcext:value-type="float">
            <text:p>60855</text:p>
          </table:table-cell>
          <table:table-cell office:value-type="float" office:value="59007" calcext:value-type="float">
            <text:p>59007</text:p>
          </table:table-cell>
          <table:table-cell office:value-type="float" office:value="58160" calcext:value-type="float">
            <text:p>58160</text:p>
          </table:table-cell>
          <table:table-cell office:value-type="float" office:value="60545" calcext:value-type="float">
            <text:p>60545</text:p>
          </table:table-cell>
          <table:table-cell office:value-type="float" office:value="12" calcext:value-type="float">
            <text:p>12</text:p>
          </table:table-cell>
          <table:table-cell table:formula="of:=[.A60]-[.B60]" office:value-type="float" office:value="-2695" calcext:value-type="float">
            <text:p>-2695</text:p>
          </table:table-cell>
          <table:table-cell table:formula="of:=[.A60]-[.C60]" office:value-type="float" office:value="-847" calcext:value-type="float">
            <text:p>-847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2385" calcext:value-type="float">
            <text:p>-2385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523" calcext:value-type="float">
            <text:p>59523</text:p>
          </table:table-cell>
          <table:table-cell office:value-type="float" office:value="60713" calcext:value-type="float">
            <text:p>60713</text:p>
          </table:table-cell>
          <table:table-cell office:value-type="float" office:value="57354" calcext:value-type="float">
            <text:p>57354</text:p>
          </table:table-cell>
          <table:table-cell office:value-type="float" office:value="58207" calcext:value-type="float">
            <text:p>58207</text:p>
          </table:table-cell>
          <table:table-cell office:value-type="float" office:value="8" calcext:value-type="float">
            <text:p>8</text:p>
          </table:table-cell>
          <table:table-cell table:formula="of:=[.A61]-[.B61]" office:value-type="float" office:value="-2169" calcext:value-type="float">
            <text:p>-2169</text:p>
          </table:table-cell>
          <table:table-cell table:formula="of:=[.A61]-[.C61]" office:value-type="float" office:value="-3359" calcext:value-type="float">
            <text:p>-3359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853" calcext:value-type="float">
            <text:p>-853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47" calcext:value-type="float">
            <text:p>58147</text:p>
          </table:table-cell>
          <table:table-cell office:value-type="float" office:value="57375" calcext:value-type="float">
            <text:p>57375</text:p>
          </table:table-cell>
          <table:table-cell office:value-type="float" office:value="61439" calcext:value-type="float">
            <text:p>61439</text:p>
          </table:table-cell>
          <table:table-cell office:value-type="float" office:value="58779" calcext:value-type="float">
            <text:p>58779</text:p>
          </table:table-cell>
          <table:table-cell office:value-type="float" office:value="11" calcext:value-type="float">
            <text:p>11</text:p>
          </table:table-cell>
          <table:table-cell table:formula="of:=[.A62]-[.B62]" office:value-type="float" office:value="632" calcext:value-type="float">
            <text:p>632</text:p>
          </table:table-cell>
          <table:table-cell table:formula="of:=[.A62]-[.C62]" office:value-type="float" office:value="1404" calcext:value-type="float">
            <text:p>1404</text:p>
          </table:table-cell>
          <table:table-cell table:formula="of:=[.A62]-[.D62]" office:value-type="float" office:value="-2660" calcext:value-type="float">
            <text:p>-2660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519" calcext:value-type="float">
            <text:p>59519</text:p>
          </table:table-cell>
          <table:table-cell office:value-type="float" office:value="58112" calcext:value-type="float">
            <text:p>58112</text:p>
          </table:table-cell>
          <table:table-cell office:value-type="float" office:value="58885" calcext:value-type="float">
            <text:p>58885</text:p>
          </table:table-cell>
          <table:table-cell office:value-type="float" office:value="59721" calcext:value-type="float">
            <text:p>59721</text:p>
          </table:table-cell>
          <table:table-cell office:value-type="float" office:value="7" calcext:value-type="float">
            <text:p>7</text:p>
          </table:table-cell>
          <table:table-cell table:formula="of:=[.A63]-[.B63]" office:value-type="float" office:value="202" calcext:value-type="float">
            <text:p>202</text:p>
          </table:table-cell>
          <table:table-cell table:formula="of:=[.A63]-[.C63]" office:value-type="float" office:value="1609" calcext:value-type="float">
            <text:p>1609</text:p>
          </table:table-cell>
          <table:table-cell table:formula="of:=[.A63]-[.D63]" office:value-type="float" office:value="836" calcext:value-type="float">
            <text:p>836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728" calcext:value-type="float">
            <text:p>59728</text:p>
          </table:table-cell>
          <table:table-cell office:value-type="float" office:value="59135" calcext:value-type="float">
            <text:p>59135</text:p>
          </table:table-cell>
          <table:table-cell office:value-type="float" office:value="59455" calcext:value-type="float">
            <text:p>59455</text:p>
          </table:table-cell>
          <table:table-cell office:value-type="float" office:value="57493" calcext:value-type="float">
            <text:p>57493</text:p>
          </table:table-cell>
          <table:table-cell office:value-type="float" office:value="4" calcext:value-type="float">
            <text:p>4</text:p>
          </table:table-cell>
          <table:table-cell table:formula="of:=[.A64]-[.B64]" office:value-type="float" office:value="-2235" calcext:value-type="float">
            <text:p>-2235</text:p>
          </table:table-cell>
          <table:table-cell table:formula="of:=[.A64]-[.C64]" office:value-type="float" office:value="-1642" calcext:value-type="float">
            <text:p>-1642</text:p>
          </table:table-cell>
          <table:table-cell table:formula="of:=[.A64]-[.D64]" office:value-type="float" office:value="-1962" calcext:value-type="float">
            <text:p>-1962</text:p>
          </table:table-cell>
          <table:table-cell table:formula="of:=[.A64]-[.E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23" calcext:value-type="float">
            <text:p>60623</text:p>
          </table:table-cell>
          <table:table-cell office:value-type="float" office:value="60049" calcext:value-type="float">
            <text:p>60049</text:p>
          </table:table-cell>
          <table:table-cell office:value-type="float" office:value="57380" calcext:value-type="float">
            <text:p>57380</text:p>
          </table:table-cell>
          <table:table-cell office:value-type="float" office:value="57344" calcext:value-type="float">
            <text:p>57344</text:p>
          </table:table-cell>
          <table:table-cell office:value-type="float" office:value="11" calcext:value-type="float">
            <text:p>11</text:p>
          </table:table-cell>
          <table:table-cell table:formula="of:=[.A65]-[.B65]" office:value-type="float" office:value="-3243" calcext:value-type="float">
            <text:p>-3243</text:p>
          </table:table-cell>
          <table:table-cell table:formula="of:=[.A65]-[.C65]" office:value-type="float" office:value="-2669" calcext:value-type="float">
            <text:p>-2669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832" calcext:value-type="float">
            <text:p>60832</text:p>
          </table:table-cell>
          <table:table-cell office:value-type="float" office:value="57951" calcext:value-type="float">
            <text:p>57951</text:p>
          </table:table-cell>
          <table:table-cell office:value-type="float" office:value="57399" calcext:value-type="float">
            <text:p>57399</text:p>
          </table:table-cell>
          <table:table-cell office:value-type="float" office:value="60415" calcext:value-type="float">
            <text:p>60415</text:p>
          </table:table-cell>
          <table:table-cell office:value-type="float" office:value="6" calcext:value-type="float">
            <text:p>6</text:p>
          </table:table-cell>
          <table:table-cell table:formula="of:=[.A66]-[.B66]" office:value-type="float" office:value="-3433" calcext:value-type="float">
            <text:p>-3433</text:p>
          </table:table-cell>
          <table:table-cell table:formula="of:=[.A66]-[.C66]" office:value-type="float" office:value="-552" calcext:value-type="float">
            <text:p>-552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3016" calcext:value-type="float">
            <text:p>-3016</text:p>
          </table:table-cell>
          <table:table-cell table:number-columns-repeated="10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936" calcext:value-type="float">
            <text:p>59936</text:p>
          </table:table-cell>
          <table:table-cell office:value-type="float" office:value="60735" calcext:value-type="float">
            <text:p>60735</text:p>
          </table:table-cell>
          <table:table-cell office:value-type="float" office:value="58431" calcext:value-type="float">
            <text:p>58431</text:p>
          </table:table-cell>
          <table:table-cell office:value-type="float" office:value="57397" calcext:value-type="float">
            <text:p>57397</text:p>
          </table:table-cell>
          <table:table-cell office:value-type="float" office:value="12" calcext:value-type="float">
            <text:p>12</text:p>
          </table:table-cell>
          <table:table-cell table:formula="of:=[.A67]-[.B67]" office:value-type="float" office:value="-2539" calcext:value-type="float">
            <text:p>-2539</text:p>
          </table:table-cell>
          <table:table-cell table:formula="of:=[.A67]-[.C67]" office:value-type="float" office:value="-3338" calcext:value-type="float">
            <text:p>-3338</text:p>
          </table:table-cell>
          <table:table-cell table:formula="of:=[.A67]-[.D67]" office:value-type="float" office:value="-1034" calcext:value-type="float">
            <text:p>-1034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951" calcext:value-type="float">
            <text:p>57951</text:p>
          </table:table-cell>
          <table:table-cell office:value-type="float" office:value="58563" calcext:value-type="float">
            <text:p>58563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8" calcext:value-type="float">
            <text:p>57398</text:p>
          </table:table-cell>
          <table:table-cell office:value-type="float" office:value="9" calcext:value-type="float">
            <text:p>9</text:p>
          </table:table-cell>
          <table:table-cell table:formula="of:=[.A68]-[.B68]" office:value-type="float" office:value="-553" calcext:value-type="float">
            <text:p>-553</text:p>
          </table:table-cell>
          <table:table-cell table:formula="of:=[.A68]-[.C68]" office:value-type="float" office:value="-1165" calcext:value-type="float">
            <text:p>-1165</text:p>
          </table:table-cell>
          <table:table-cell table:formula="of:=[.A68]-[.D68]" office:value-type="float" office:value="-4041" calcext:value-type="float">
            <text:p>-4041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223" calcext:value-type="float">
            <text:p>60223</text:p>
          </table:table-cell>
          <table:table-cell office:value-type="float" office:value="60735" calcext:value-type="float">
            <text:p>60735</text:p>
          </table:table-cell>
          <table:table-cell office:value-type="float" office:value="61439" calcext:value-type="float">
            <text:p>61439</text:p>
          </table:table-cell>
          <table:table-cell office:value-type="float" office:value="57413" calcext:value-type="float">
            <text:p>57413</text:p>
          </table:table-cell>
          <table:table-cell office:value-type="float" office:value="11" calcext:value-type="float">
            <text:p>11</text:p>
          </table:table-cell>
          <table:table-cell table:formula="of:=[.A69]-[.B69]" office:value-type="float" office:value="-2810" calcext:value-type="float">
            <text:p>-2810</text:p>
          </table:table-cell>
          <table:table-cell table:formula="of:=[.A69]-[.C69]" office:value-type="float" office:value="-3322" calcext:value-type="float">
            <text:p>-3322</text:p>
          </table:table-cell>
          <table:table-cell table:formula="of:=[.A69]-[.D69]" office:value-type="float" office:value="-4026" calcext:value-type="float">
            <text:p>-4026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1439" calcext:value-type="float">
            <text:p>61439</text:p>
          </table:table-cell>
          <table:table-cell office:value-type="float" office:value="60753" calcext:value-type="float">
            <text:p>60753</text:p>
          </table:table-cell>
          <table:table-cell office:value-type="float" office:value="57354" calcext:value-type="float">
            <text:p>57354</text:p>
          </table:table-cell>
          <table:table-cell office:value-type="float" office:value="58918" calcext:value-type="float">
            <text:p>58918</text:p>
          </table:table-cell>
          <table:table-cell office:value-type="float" office:value="7" calcext:value-type="float">
            <text:p>7</text:p>
          </table:table-cell>
          <table:table-cell table:formula="of:=[.A70]-[.B70]" office:value-type="float" office:value="-4085" calcext:value-type="float">
            <text:p>-4085</text:p>
          </table:table-cell>
          <table:table-cell table:formula="of:=[.A70]-[.C70]" office:value-type="float" office:value="-3399" calcext:value-type="float">
            <text:p>-3399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1564" calcext:value-type="float">
            <text:p>-1564</text:p>
          </table:table-cell>
          <table:table-cell table:number-columns-repeated="10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803" calcext:value-type="float">
            <text:p>60803</text:p>
          </table:table-cell>
          <table:table-cell office:value-type="float" office:value="57695" calcext:value-type="float">
            <text:p>57695</text:p>
          </table:table-cell>
          <table:table-cell office:value-type="float" office:value="61439" calcext:value-type="float">
            <text:p>61439</text:p>
          </table:table-cell>
          <table:table-cell office:value-type="float" office:value="60423" calcext:value-type="float">
            <text:p>60423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636" calcext:value-type="float">
            <text:p>636</text:p>
          </table:table-cell>
          <table:table-cell table:formula="of:=[.A71]-[.C71]" office:value-type="float" office:value="3744" calcext:value-type="float">
            <text:p>3744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1016" calcext:value-type="float">
            <text:p>1016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2" calcext:value-type="float">
            <text:p>2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35" calcext:value-type="float">
            <text:p>35</text:p>
          </table:table-cell>
          <table:table-cell table:style-name="ce3" table:formula="of:=COUNTIF([.J2:.J71];0)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" calcext:value-type="float">
            <text:p>0.5</text:p>
          </table:table-cell>
          <table:table-cell table:number-columns-repeated="11"/>
        </table:table-row>
      </table:table>
      <table:table table:name="ReadingStep=166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391" calcext:value-type="float">
            <text:p>59391</text:p>
          </table:table-cell>
          <table:table-cell office:value-type="float" office:value="60682" calcext:value-type="float">
            <text:p>60682</text:p>
          </table:table-cell>
          <table:table-cell office:value-type="float" office:value="58688" calcext:value-type="float">
            <text:p>58688</text:p>
          </table:table-cell>
          <table:table-cell office:value-type="float" office:value="59553" calcext:value-type="float">
            <text:p>59553</text:p>
          </table:table-cell>
          <table:table-cell office:value-type="float" office:value="13" calcext:value-type="float">
            <text:p>13</text:p>
          </table:table-cell>
          <table:table-cell table:formula="of:=[.A2]-[.B2]" office:value-type="float" office:value="-703" calcext:value-type="float">
            <text:p>-703</text:p>
          </table:table-cell>
          <table:table-cell table:formula="of:=[.A2]-[.C2]" office:value-type="float" office:value="-1994" calcext:value-type="float">
            <text:p>-1994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865" calcext:value-type="float">
            <text:p>-865</text:p>
          </table:table-cell>
          <table:table-cell office:value-type="string" calcext:value-type="string">
            <text:p>BBB</text:p>
          </table:table-cell>
          <table:table-cell office:value-type="float" office:value="208448" calcext:value-type="float">
            <text:p>208448</text:p>
          </table:table-cell>
          <table:table-cell office:value-type="float" office:value="22136" calcext:value-type="float">
            <text:p>22136</text:p>
          </table:table-cell>
          <table:table-cell office:value-type="float" office:value="70" calcext:value-type="float">
            <text:p>70</text:p>
          </table:table-cell>
          <table:table-cell office:value-type="float" office:value="64818" calcext:value-type="float">
            <text:p>64818</text:p>
          </table:table-cell>
          <table:table-cell office:value-type="float" office:value="4536914" calcext:value-type="float">
            <text:p>4536914</text:p>
          </table:table-cell>
          <table:table-cell office:value-type="float" office:value="108386" calcext:value-type="float">
            <text:p>108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73" calcext:value-type="float">
            <text:p>57673</text:p>
          </table:table-cell>
          <table:table-cell office:value-type="float" office:value="57695" calcext:value-type="float">
            <text:p>57695</text:p>
          </table:table-cell>
          <table:table-cell office:value-type="float" office:value="57477" calcext:value-type="float">
            <text:p>57477</text:p>
          </table:table-cell>
          <table:table-cell office:value-type="float" office:value="57483" calcext:value-type="float">
            <text:p>57483</text:p>
          </table:table-cell>
          <table:table-cell office:value-type="float" office:value="12" calcext:value-type="float">
            <text:p>12</text:p>
          </table:table-cell>
          <table:table-cell table:formula="of:=[.A3]-[.B3]" office:value-type="float" office:value="-196" calcext:value-type="float">
            <text:p>-196</text:p>
          </table:table-cell>
          <table:table-cell table:formula="of:=[.A3]-[.C3]" office:value-type="float" office:value="-218" calcext:value-type="float">
            <text:p>-21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6" calcext:value-type="float">
            <text:p>-6</text:p>
          </table:table-cell>
          <table:table-cell office:value-type="string" calcext:value-type="string">
            <text:p>Rpi</text:p>
          </table:table-cell>
          <table:table-cell office:value-type="float" office:value="208448" calcext:value-type="float">
            <text:p>208448</text:p>
          </table:table-cell>
          <table:table-cell office:value-type="float" office:value="22093" calcext:value-type="float">
            <text:p>22093</text:p>
          </table:table-cell>
          <table:table-cell office:value-type="float" office:value="70" calcext:value-type="float">
            <text:p>70</text:p>
          </table:table-cell>
          <table:table-cell office:value-type="float" office:value="64785" calcext:value-type="float">
            <text:p>64785</text:p>
          </table:table-cell>
          <table:table-cell office:value-type="float" office:value="4535018" calcext:value-type="float">
            <text:p>4535018</text:p>
          </table:table-cell>
          <table:table-cell office:value-type="float" office:value="108386" calcext:value-type="float">
            <text:p>108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38" calcext:value-type="float">
            <text:p>57938</text:p>
          </table:table-cell>
          <table:table-cell office:value-type="float" office:value="17" calcext:value-type="float">
            <text:p>17</text:p>
          </table:table-cell>
          <table:table-cell table:formula="of:=[.A4]-[.B4]" office:value-type="float" office:value="-2011" calcext:value-type="float">
            <text:p>-2011</text:p>
          </table:table-cell>
          <table:table-cell table:formula="of:=[.A4]-[.C4]" office:value-type="float" office:value="-315" calcext:value-type="float">
            <text:p>-31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558" calcext:value-type="float">
            <text:p>-558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755" calcext:value-type="float">
            <text:p>60755</text:p>
          </table:table-cell>
          <table:table-cell office:value-type="float" office:value="59596" calcext:value-type="float">
            <text:p>59596</text:p>
          </table:table-cell>
          <table:table-cell office:value-type="float" office:value="57695" calcext:value-type="float">
            <text:p>57695</text:p>
          </table:table-cell>
          <table:table-cell office:value-type="float" office:value="58932" calcext:value-type="float">
            <text:p>58932</text:p>
          </table:table-cell>
          <table:table-cell office:value-type="float" office:value="20" calcext:value-type="float">
            <text:p>20</text:p>
          </table:table-cell>
          <table:table-cell table:formula="of:=[.A5]-[.B5]" office:value-type="float" office:value="-1823" calcext:value-type="float">
            <text:p>-1823</text:p>
          </table:table-cell>
          <table:table-cell table:formula="of:=[.A5]-[.C5]" office:value-type="float" office:value="-664" calcext:value-type="float">
            <text:p>-664</text:p>
          </table:table-cell>
          <table:table-cell table:formula="of:=[.A5]-[.D5]" office:value-type="float" office:value="1237" calcext:value-type="float">
            <text:p>1237</text:p>
          </table:table-cell>
          <table:table-cell table:formula="of:=[.A5]-[.E5]" office:value-type="float" office:value="0" calcext:value-type="float">
            <text:p>0</text:p>
          </table:table-cell>
          <table:table-cell table:number-columns-repeated="5"/>
          <table:table-cell table:formula="of:=AVERAGE([.P2];[.P3])/3600/1000" office:value-type="float" office:value="1.25999055555556" calcext:value-type="float">
            <text:p>1.25999055555556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855" calcext:value-type="float">
            <text:p>57855</text:p>
          </table:table-cell>
          <table:table-cell office:value-type="float" office:value="57874" calcext:value-type="float">
            <text:p>57874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9" calcext:value-type="float">
            <text:p>57699</text:p>
          </table:table-cell>
          <table:table-cell office:value-type="float" office:value="20" calcext:value-type="float">
            <text:p>20</text:p>
          </table:table-cell>
          <table:table-cell table:formula="of:=[.A6]-[.B6]" office:value-type="float" office:value="-156" calcext:value-type="float">
            <text:p>-156</text:p>
          </table:table-cell>
          <table:table-cell table:formula="of:=[.A6]-[.C6]" office:value-type="float" office:value="-175" calcext:value-type="float">
            <text:p>-175</text:p>
          </table:table-cell>
          <table:table-cell table:formula="of:=[.A6]-[.D6]" office:value-type="float" office:value="4" calcext:value-type="float">
            <text:p>4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489" calcext:value-type="float">
            <text:p>60489</text:p>
          </table:table-cell>
          <table:table-cell office:value-type="float" office:value="57684" calcext:value-type="float">
            <text:p>57684</text:p>
          </table:table-cell>
          <table:table-cell office:value-type="float" office:value="57389" calcext:value-type="float">
            <text:p>57389</text:p>
          </table:table-cell>
          <table:table-cell office:value-type="float" office:value="57995" calcext:value-type="float">
            <text:p>57995</text:p>
          </table:table-cell>
          <table:table-cell office:value-type="float" office:value="10" calcext:value-type="float">
            <text:p>10</text:p>
          </table:table-cell>
          <table:table-cell table:formula="of:=[.A7]-[.B7]" office:value-type="float" office:value="-2494" calcext:value-type="float">
            <text:p>-2494</text:p>
          </table:table-cell>
          <table:table-cell table:formula="of:=[.A7]-[.C7]" office:value-type="float" office:value="311" calcext:value-type="float">
            <text:p>311</text:p>
          </table:table-cell>
          <table:table-cell table:formula="of:=[.A7]-[.D7]" office:value-type="float" office:value="606" calcext:value-type="float">
            <text:p>606</text:p>
          </table:table-cell>
          <table:table-cell table:formula="of:=[.A7]-[.E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645" calcext:value-type="float">
            <text:p>57645</text:p>
          </table:table-cell>
          <table:table-cell office:value-type="float" office:value="59530" calcext:value-type="float">
            <text:p>59530</text:p>
          </table:table-cell>
          <table:table-cell office:value-type="float" office:value="59412" calcext:value-type="float">
            <text:p>59412</text:p>
          </table:table-cell>
          <table:table-cell office:value-type="float" office:value="57701" calcext:value-type="float">
            <text:p>57701</text:p>
          </table:table-cell>
          <table:table-cell office:value-type="float" office:value="9" calcext:value-type="float">
            <text:p>9</text:p>
          </table:table-cell>
          <table:table-cell table:formula="of:=[.A8]-[.B8]" office:value-type="float" office:value="56" calcext:value-type="float">
            <text:p>56</text:p>
          </table:table-cell>
          <table:table-cell table:formula="of:=[.A8]-[.C8]" office:value-type="float" office:value="-1829" calcext:value-type="float">
            <text:p>-1829</text:p>
          </table:table-cell>
          <table:table-cell table:formula="of:=[.A8]-[.D8]" office:value-type="float" office:value="-1711" calcext:value-type="float">
            <text:p>-1711</text:p>
          </table:table-cell>
          <table:table-cell table:formula="of:=[.A8]-[.E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613" calcext:value-type="float">
            <text:p>57613</text:p>
          </table:table-cell>
          <table:table-cell office:value-type="float" office:value="58965" calcext:value-type="float">
            <text:p>58965</text:p>
          </table:table-cell>
          <table:table-cell office:value-type="float" office:value="57748" calcext:value-type="float">
            <text:p>57748</text:p>
          </table:table-cell>
          <table:table-cell office:value-type="float" office:value="57555" calcext:value-type="float">
            <text:p>57555</text:p>
          </table:table-cell>
          <table:table-cell office:value-type="float" office:value="1" calcext:value-type="float">
            <text:p>1</text:p>
          </table:table-cell>
          <table:table-cell table:formula="of:=[.A9]-[.B9]" office:value-type="float" office:value="135" calcext:value-type="float">
            <text:p>135</text:p>
          </table:table-cell>
          <table:table-cell table:formula="of:=[.A9]-[.C9]" office:value-type="float" office:value="-1217" calcext:value-type="float">
            <text:p>-1217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193" calcext:value-type="float">
            <text:p>193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855" calcext:value-type="float">
            <text:p>57855</text:p>
          </table:table-cell>
          <table:table-cell office:value-type="float" office:value="59435" calcext:value-type="float">
            <text:p>59435</text:p>
          </table:table-cell>
          <table:table-cell office:value-type="float" office:value="57760" calcext:value-type="float">
            <text:p>57760</text:p>
          </table:table-cell>
          <table:table-cell office:value-type="float" office:value="57695" calcext:value-type="float">
            <text:p>57695</text:p>
          </table:table-cell>
          <table:table-cell office:value-type="float" office:value="22" calcext:value-type="float">
            <text:p>22</text:p>
          </table:table-cell>
          <table:table-cell table:formula="of:=[.A10]-[.B10]" office:value-type="float" office:value="-95" calcext:value-type="float">
            <text:p>-95</text:p>
          </table:table-cell>
          <table:table-cell table:formula="of:=[.A10]-[.C10]" office:value-type="float" office:value="-1675" calcext:value-type="float">
            <text:p>-1675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5" calcext:value-type="float">
            <text:p>60735</text:p>
          </table:table-cell>
          <table:table-cell office:value-type="float" office:value="59441" calcext:value-type="float">
            <text:p>59441</text:p>
          </table:table-cell>
          <table:table-cell office:value-type="float" office:value="57484" calcext:value-type="float">
            <text:p>57484</text:p>
          </table:table-cell>
          <table:table-cell office:value-type="float" office:value="57392" calcext:value-type="float">
            <text:p>57392</text:p>
          </table:table-cell>
          <table:table-cell office:value-type="float" office:value="14" calcext:value-type="float">
            <text:p>14</text:p>
          </table:table-cell>
          <table:table-cell table:formula="of:=[.A11]-[.B11]" office:value-type="float" office:value="-3251" calcext:value-type="float">
            <text:p>-3251</text:p>
          </table:table-cell>
          <table:table-cell table:formula="of:=[.A11]-[.C11]" office:value-type="float" office:value="-1957" calcext:value-type="float">
            <text:p>-1957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2" calcext:value-type="float">
            <text:p>57432</text:p>
          </table:table-cell>
          <table:table-cell office:value-type="float" office:value="58075" calcext:value-type="float">
            <text:p>58075</text:p>
          </table:table-cell>
          <table:table-cell office:value-type="float" office:value="58668" calcext:value-type="float">
            <text:p>58668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 table:formula="of:=[.A12]-[.B12]" office:value-type="float" office:value="-52" calcext:value-type="float">
            <text:p>-52</text:p>
          </table:table-cell>
          <table:table-cell table:formula="of:=[.A12]-[.C12]" office:value-type="float" office:value="-695" calcext:value-type="float">
            <text:p>-695</text:p>
          </table:table-cell>
          <table:table-cell table:formula="of:=[.A12]-[.D12]" office:value-type="float" office:value="-1288" calcext:value-type="float">
            <text:p>-1288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039" calcext:value-type="float">
            <text:p>60039</text:p>
          </table:table-cell>
          <table:table-cell office:value-type="float" office:value="58445" calcext:value-type="float">
            <text:p>58445</text:p>
          </table:table-cell>
          <table:table-cell office:value-type="float" office:value="59435" calcext:value-type="float">
            <text:p>59435</text:p>
          </table:table-cell>
          <table:table-cell office:value-type="float" office:value="60101" calcext:value-type="float">
            <text:p>60101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-604" calcext:value-type="float">
            <text:p>-604</text:p>
          </table:table-cell>
          <table:table-cell table:formula="of:=[.A13]-[.C13]" office:value-type="float" office:value="990" calcext:value-type="float">
            <text:p>990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666" calcext:value-type="float">
            <text:p>-666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963" calcext:value-type="float">
            <text:p>58963</text:p>
          </table:table-cell>
          <table:table-cell office:value-type="float" office:value="59974" calcext:value-type="float">
            <text:p>59974</text:p>
          </table:table-cell>
          <table:table-cell office:value-type="float" office:value="57391" calcext:value-type="float">
            <text:p>57391</text:p>
          </table:table-cell>
          <table:table-cell office:value-type="float" office:value="57922" calcext:value-type="float">
            <text:p>57922</text:p>
          </table:table-cell>
          <table:table-cell office:value-type="float" office:value="10" calcext:value-type="float">
            <text:p>10</text:p>
          </table:table-cell>
          <table:table-cell table:formula="of:=[.A14]-[.B14]" office:value-type="float" office:value="-1041" calcext:value-type="float">
            <text:p>-1041</text:p>
          </table:table-cell>
          <table:table-cell table:formula="of:=[.A14]-[.C14]" office:value-type="float" office:value="-2052" calcext:value-type="float">
            <text:p>-2052</text:p>
          </table:table-cell>
          <table:table-cell table:formula="of:=[.A14]-[.D14]" office:value-type="float" office:value="531" calcext:value-type="float">
            <text:p>531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568" calcext:value-type="float">
            <text:p>59568</text:p>
          </table:table-cell>
          <table:table-cell office:value-type="float" office:value="58566" calcext:value-type="float">
            <text:p>58566</text:p>
          </table:table-cell>
          <table:table-cell office:value-type="float" office:value="57783" calcext:value-type="float">
            <text:p>57783</text:p>
          </table:table-cell>
          <table:table-cell office:value-type="float" office:value="60422" calcext:value-type="float">
            <text:p>60422</text:p>
          </table:table-cell>
          <table:table-cell office:value-type="float" office:value="38" calcext:value-type="float">
            <text:p>38</text:p>
          </table:table-cell>
          <table:table-cell table:formula="of:=[.A15]-[.B15]" office:value-type="float" office:value="-1785" calcext:value-type="float">
            <text:p>-1785</text:p>
          </table:table-cell>
          <table:table-cell table:formula="of:=[.A15]-[.C15]" office:value-type="float" office:value="-783" calcext:value-type="float">
            <text:p>-783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639" calcext:value-type="float">
            <text:p>-2639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824" calcext:value-type="float">
            <text:p>59824</text:p>
          </table:table-cell>
          <table:table-cell office:value-type="float" office:value="58368" calcext:value-type="float">
            <text:p>58368</text:p>
          </table:table-cell>
          <table:table-cell office:value-type="float" office:value="59906" calcext:value-type="float">
            <text:p>59906</text:p>
          </table:table-cell>
          <table:table-cell office:value-type="float" office:value="58161" calcext:value-type="float">
            <text:p>58161</text:p>
          </table:table-cell>
          <table:table-cell office:value-type="float" office:value="6" calcext:value-type="float">
            <text:p>6</text:p>
          </table:table-cell>
          <table:table-cell table:formula="of:=[.A16]-[.B16]" office:value-type="float" office:value="-1663" calcext:value-type="float">
            <text:p>-1663</text:p>
          </table:table-cell>
          <table:table-cell table:formula="of:=[.A16]-[.C16]" office:value-type="float" office:value="-207" calcext:value-type="float">
            <text:p>-207</text:p>
          </table:table-cell>
          <table:table-cell table:formula="of:=[.A16]-[.D16]" office:value-type="float" office:value="-1745" calcext:value-type="float">
            <text:p>-1745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695" calcext:value-type="float">
            <text:p>57695</text:p>
          </table:table-cell>
          <table:table-cell office:value-type="float" office:value="60546" calcext:value-type="float">
            <text:p>60546</text:p>
          </table:table-cell>
          <table:table-cell office:value-type="float" office:value="57485" calcext:value-type="float">
            <text:p>57485</text:p>
          </table:table-cell>
          <table:table-cell office:value-type="float" office:value="59435" calcext:value-type="float">
            <text:p>59435</text:p>
          </table:table-cell>
          <table:table-cell office:value-type="float" office:value="22" calcext:value-type="float">
            <text:p>22</text:p>
          </table:table-cell>
          <table:table-cell table:formula="of:=[.A17]-[.B17]" office:value-type="float" office:value="-210" calcext:value-type="float">
            <text:p>-210</text:p>
          </table:table-cell>
          <table:table-cell table:formula="of:=[.A17]-[.C17]" office:value-type="float" office:value="-3061" calcext:value-type="float">
            <text:p>-3061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950" calcext:value-type="float">
            <text:p>-195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06" calcext:value-type="float">
            <text:p>57906</text:p>
          </table:table-cell>
          <table:table-cell office:value-type="float" office:value="57728" calcext:value-type="float">
            <text:p>57728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20" calcext:value-type="float">
            <text:p>20</text:p>
          </table:table-cell>
          <table:table-cell table:formula="of:=[.A18]-[.B18]" office:value-type="float" office:value="-526" calcext:value-type="float">
            <text:p>-526</text:p>
          </table:table-cell>
          <table:table-cell table:formula="of:=[.A18]-[.C18]" office:value-type="float" office:value="-348" calcext:value-type="float">
            <text:p>-348</text:p>
          </table:table-cell>
          <table:table-cell table:formula="of:=[.A18]-[.D18]" office:value-type="float" office:value="-315" calcext:value-type="float">
            <text:p>-315</text:p>
          </table:table-cell>
          <table:table-cell table:formula="of:=[.A18]-[.E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54" calcext:value-type="float">
            <text:p>58054</text:p>
          </table:table-cell>
          <table:table-cell office:value-type="float" office:value="59583" calcext:value-type="float">
            <text:p>59583</text:p>
          </table:table-cell>
          <table:table-cell office:value-type="float" office:value="60801" calcext:value-type="float">
            <text:p>60801</text:p>
          </table:table-cell>
          <table:table-cell office:value-type="float" office:value="57698" calcext:value-type="float">
            <text:p>57698</text:p>
          </table:table-cell>
          <table:table-cell office:value-type="float" office:value="5" calcext:value-type="float">
            <text:p>5</text:p>
          </table:table-cell>
          <table:table-cell table:formula="of:=[.A19]-[.B19]" office:value-type="float" office:value="-356" calcext:value-type="float">
            <text:p>-356</text:p>
          </table:table-cell>
          <table:table-cell table:formula="of:=[.A19]-[.C19]" office:value-type="float" office:value="-1885" calcext:value-type="float">
            <text:p>-1885</text:p>
          </table:table-cell>
          <table:table-cell table:formula="of:=[.A19]-[.D19]" office:value-type="float" office:value="-3103" calcext:value-type="float">
            <text:p>-3103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5" calcext:value-type="float">
            <text:p>60415</text:p>
          </table:table-cell>
          <table:table-cell office:value-type="float" office:value="59539" calcext:value-type="float">
            <text:p>59539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1" calcext:value-type="float">
            <text:p>58111</text:p>
          </table:table-cell>
          <table:table-cell office:value-type="float" office:value="16" calcext:value-type="float">
            <text:p>16</text:p>
          </table:table-cell>
          <table:table-cell table:formula="of:=[.A20]-[.B20]" office:value-type="float" office:value="-3035" calcext:value-type="float">
            <text:p>-3035</text:p>
          </table:table-cell>
          <table:table-cell table:formula="of:=[.A20]-[.C20]" office:value-type="float" office:value="-2159" calcext:value-type="float">
            <text:p>-2159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731" calcext:value-type="float">
            <text:p>-731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647" calcext:value-type="float">
            <text:p>59647</text:p>
          </table:table-cell>
          <table:table-cell office:value-type="float" office:value="58048" calcext:value-type="float">
            <text:p>58048</text:p>
          </table:table-cell>
          <table:table-cell office:value-type="float" office:value="57695" calcext:value-type="float">
            <text:p>57695</text:p>
          </table:table-cell>
          <table:table-cell office:value-type="float" office:value="58545" calcext:value-type="float">
            <text:p>58545</text:p>
          </table:table-cell>
          <table:table-cell office:value-type="float" office:value="20" calcext:value-type="float">
            <text:p>20</text:p>
          </table:table-cell>
          <table:table-cell table:formula="of:=[.A21]-[.B21]" office:value-type="float" office:value="-1102" calcext:value-type="float">
            <text:p>-1102</text:p>
          </table:table-cell>
          <table:table-cell table:formula="of:=[.A21]-[.C21]" office:value-type="float" office:value="497" calcext:value-type="float">
            <text:p>497</text:p>
          </table:table-cell>
          <table:table-cell table:formula="of:=[.A21]-[.D21]" office:value-type="float" office:value="850" calcext:value-type="float">
            <text:p>850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55" calcext:value-type="float">
            <text:p>58455</text:p>
          </table:table-cell>
          <table:table-cell office:value-type="float" office:value="58625" calcext:value-type="float">
            <text:p>58625</text:p>
          </table:table-cell>
          <table:table-cell office:value-type="float" office:value="57741" calcext:value-type="float">
            <text:p>57741</text:p>
          </table:table-cell>
          <table:table-cell office:value-type="float" office:value="58905" calcext:value-type="float">
            <text:p>58905</text:p>
          </table:table-cell>
          <table:table-cell office:value-type="float" office:value="4" calcext:value-type="float">
            <text:p>4</text:p>
          </table:table-cell>
          <table:table-cell table:formula="of:=[.A22]-[.B22]" office:value-type="float" office:value="-714" calcext:value-type="float">
            <text:p>-714</text:p>
          </table:table-cell>
          <table:table-cell table:formula="of:=[.A22]-[.C22]" office:value-type="float" office:value="-884" calcext:value-type="float">
            <text:p>-884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164" calcext:value-type="float">
            <text:p>-1164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690" calcext:value-type="float">
            <text:p>60690</text:p>
          </table:table-cell>
          <table:table-cell office:value-type="float" office:value="58417" calcext:value-type="float">
            <text:p>58417</text:p>
          </table:table-cell>
          <table:table-cell office:value-type="float" office:value="57729" calcext:value-type="float">
            <text:p>57729</text:p>
          </table:table-cell>
          <table:table-cell office:value-type="float" office:value="57399" calcext:value-type="float">
            <text:p>57399</text:p>
          </table:table-cell>
          <table:table-cell office:value-type="float" office:value="20" calcext:value-type="float">
            <text:p>20</text:p>
          </table:table-cell>
          <table:table-cell table:formula="of:=[.A23]-[.B23]" office:value-type="float" office:value="-2961" calcext:value-type="float">
            <text:p>-2961</text:p>
          </table:table-cell>
          <table:table-cell table:formula="of:=[.A23]-[.C23]" office:value-type="float" office:value="-688" calcext:value-type="float">
            <text:p>-688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927" calcext:value-type="float">
            <text:p>60927</text:p>
          </table:table-cell>
          <table:table-cell office:value-type="float" office:value="59396" calcext:value-type="float">
            <text:p>59396</text:p>
          </table:table-cell>
          <table:table-cell office:value-type="float" office:value="57731" calcext:value-type="float">
            <text:p>57731</text:p>
          </table:table-cell>
          <table:table-cell office:value-type="float" office:value="58456" calcext:value-type="float">
            <text:p>58456</text:p>
          </table:table-cell>
          <table:table-cell office:value-type="float" office:value="5" calcext:value-type="float">
            <text:p>5</text:p>
          </table:table-cell>
          <table:table-cell table:formula="of:=[.A24]-[.B24]" office:value-type="float" office:value="-3196" calcext:value-type="float">
            <text:p>-3196</text:p>
          </table:table-cell>
          <table:table-cell table:formula="of:=[.A24]-[.C24]" office:value-type="float" office:value="-1665" calcext:value-type="float">
            <text:p>-1665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725" calcext:value-type="float">
            <text:p>-72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1" calcext:value-type="float">
            <text:p>577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59477" calcext:value-type="float">
            <text:p>59477</text:p>
          </table:table-cell>
          <table:table-cell office:value-type="float" office:value="12" calcext:value-type="float">
            <text:p>12</text:p>
          </table:table-cell>
          <table:table-cell table:formula="of:=[.A25]-[.B25]" office:value-type="float" office:value="-351" calcext:value-type="float">
            <text:p>-351</text:p>
          </table:table-cell>
          <table:table-cell table:formula="of:=[.A25]-[.C25]" office:value-type="float" office:value="-315" calcext:value-type="float">
            <text:p>-315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097" calcext:value-type="float">
            <text:p>-2097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08" calcext:value-type="float">
            <text:p>60708</text:p>
          </table:table-cell>
          <table:table-cell office:value-type="float" office:value="57695" calcext:value-type="float">
            <text:p>57695</text:p>
          </table:table-cell>
          <table:table-cell office:value-type="float" office:value="57432" calcext:value-type="float">
            <text:p>57432</text:p>
          </table:table-cell>
          <table:table-cell office:value-type="float" office:value="57702" calcext:value-type="float">
            <text:p>57702</text:p>
          </table:table-cell>
          <table:table-cell office:value-type="float" office:value="12" calcext:value-type="float">
            <text:p>12</text:p>
          </table:table-cell>
          <table:table-cell table:formula="of:=[.A26]-[.B26]" office:value-type="float" office:value="-3006" calcext:value-type="float">
            <text:p>-3006</text:p>
          </table:table-cell>
          <table:table-cell table:formula="of:=[.A26]-[.C26]" office:value-type="float" office:value="7" calcext:value-type="float">
            <text:p>7</text:p>
          </table:table-cell>
          <table:table-cell table:formula="of:=[.A26]-[.D26]" office:value-type="float" office:value="270" calcext:value-type="float">
            <text:p>270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786" calcext:value-type="float">
            <text:p>59786</text:p>
          </table:table-cell>
          <table:table-cell office:value-type="float" office:value="57440" calcext:value-type="float">
            <text:p>57440</text:p>
          </table:table-cell>
          <table:table-cell office:value-type="float" office:value="57476" calcext:value-type="float">
            <text:p>57476</text:p>
          </table:table-cell>
          <table:table-cell office:value-type="float" office:value="60770" calcext:value-type="float">
            <text:p>60770</text:p>
          </table:table-cell>
          <table:table-cell office:value-type="float" office:value="20" calcext:value-type="float">
            <text:p>20</text:p>
          </table:table-cell>
          <table:table-cell table:formula="of:=[.A27]-[.B27]" office:value-type="float" office:value="-2310" calcext:value-type="float">
            <text:p>-2310</text:p>
          </table:table-cell>
          <table:table-cell table:formula="of:=[.A27]-[.C27]" office:value-type="float" office:value="36" calcext:value-type="float">
            <text:p>3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3294" calcext:value-type="float">
            <text:p>-329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645" calcext:value-type="float">
            <text:p>58645</text:p>
          </table:table-cell>
          <table:table-cell office:value-type="float" office:value="14" calcext:value-type="float">
            <text:p>14</text:p>
          </table:table-cell>
          <table:table-cell table:formula="of:=[.A28]-[.B28]" office:value-type="float" office:value="-987" calcext:value-type="float">
            <text:p>-987</text:p>
          </table:table-cell>
          <table:table-cell table:formula="of:=[.A28]-[.C28]" office:value-type="float" office:value="-315" calcext:value-type="float">
            <text:p>-315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1265" calcext:value-type="float">
            <text:p>-1265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3" calcext:value-type="float">
            <text:p>58953</text:p>
          </table:table-cell>
          <table:table-cell office:value-type="float" office:value="57695" calcext:value-type="float">
            <text:p>57695</text:p>
          </table:table-cell>
          <table:table-cell office:value-type="float" office:value="59721" calcext:value-type="float">
            <text:p>59721</text:p>
          </table:table-cell>
          <table:table-cell office:value-type="float" office:value="20" calcext:value-type="float">
            <text:p>20</text:p>
          </table:table-cell>
          <table:table-cell table:formula="of:=[.A29]-[.B29]" office:value-type="float" office:value="330" calcext:value-type="float">
            <text:p>330</text:p>
          </table:table-cell>
          <table:table-cell table:formula="of:=[.A29]-[.C29]" office:value-type="float" office:value="768" calcext:value-type="float">
            <text:p>768</text:p>
          </table:table-cell>
          <table:table-cell table:formula="of:=[.A29]-[.D29]" office:value-type="float" office:value="2026" calcext:value-type="float">
            <text:p>2026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28" calcext:value-type="float">
            <text:p>59928</text:p>
          </table:table-cell>
          <table:table-cell office:value-type="float" office:value="59729" calcext:value-type="float">
            <text:p>59729</text:p>
          </table:table-cell>
          <table:table-cell office:value-type="float" office:value="57697" calcext:value-type="float">
            <text:p>57697</text:p>
          </table:table-cell>
          <table:table-cell office:value-type="float" office:value="59011" calcext:value-type="float">
            <text:p>59011</text:p>
          </table:table-cell>
          <table:table-cell office:value-type="float" office:value="39" calcext:value-type="float">
            <text:p>39</text:p>
          </table:table-cell>
          <table:table-cell table:formula="of:=[.A30]-[.B30]" office:value-type="float" office:value="-2231" calcext:value-type="float">
            <text:p>-2231</text:p>
          </table:table-cell>
          <table:table-cell table:formula="of:=[.A30]-[.C30]" office:value-type="float" office:value="-2032" calcext:value-type="float">
            <text:p>-2032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314" calcext:value-type="float">
            <text:p>-1314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352" calcext:value-type="float">
            <text:p>57352</text:p>
          </table:table-cell>
          <table:table-cell office:value-type="float" office:value="60421" calcext:value-type="float">
            <text:p>60421</text:p>
          </table:table-cell>
          <table:table-cell office:value-type="float" office:value="57773" calcext:value-type="float">
            <text:p>57773</text:p>
          </table:table-cell>
          <table:table-cell office:value-type="float" office:value="59391" calcext:value-type="float">
            <text:p>59391</text:p>
          </table:table-cell>
          <table:table-cell office:value-type="float" office:value="26" calcext:value-type="float">
            <text:p>26</text:p>
          </table:table-cell>
          <table:table-cell table:formula="of:=[.A31]-[.B31]" office:value-type="float" office:value="421" calcext:value-type="float">
            <text:p>421</text:p>
          </table:table-cell>
          <table:table-cell table:formula="of:=[.A31]-[.C31]" office:value-type="float" office:value="-2648" calcext:value-type="float">
            <text:p>-2648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618" calcext:value-type="float">
            <text:p>-1618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391" calcext:value-type="float">
            <text:p>59391</text:p>
          </table:table-cell>
          <table:table-cell office:value-type="float" office:value="59584" calcext:value-type="float">
            <text:p>59584</text:p>
          </table:table-cell>
          <table:table-cell office:value-type="float" office:value="58148" calcext:value-type="float">
            <text:p>58148</text:p>
          </table:table-cell>
          <table:table-cell office:value-type="float" office:value="60479" calcext:value-type="float">
            <text:p>60479</text:p>
          </table:table-cell>
          <table:table-cell office:value-type="float" office:value="4" calcext:value-type="float">
            <text:p>4</text:p>
          </table:table-cell>
          <table:table-cell table:formula="of:=[.A32]-[.B32]" office:value-type="float" office:value="-1243" calcext:value-type="float">
            <text:p>-1243</text:p>
          </table:table-cell>
          <table:table-cell table:formula="of:=[.A32]-[.C32]" office:value-type="float" office:value="-1436" calcext:value-type="float">
            <text:p>-1436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331" calcext:value-type="float">
            <text:p>-2331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87" calcext:value-type="float">
            <text:p>57887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7" calcext:value-type="float">
            <text:p>57697</text:p>
          </table:table-cell>
          <table:table-cell office:value-type="float" office:value="57682" calcext:value-type="float">
            <text:p>57682</text:p>
          </table:table-cell>
          <table:table-cell office:value-type="float" office:value="25" calcext:value-type="float">
            <text:p>25</text:p>
          </table:table-cell>
          <table:table-cell table:formula="of:=[.A33]-[.B33]" office:value-type="float" office:value="-190" calcext:value-type="float">
            <text:p>-190</text:p>
          </table:table-cell>
          <table:table-cell table:formula="of:=[.A33]-[.C33]" office:value-type="float" office:value="2" calcext:value-type="float">
            <text:p>2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32" calcext:value-type="float">
            <text:p>58032</text:p>
          </table:table-cell>
          <table:table-cell office:value-type="float" office:value="58660" calcext:value-type="float">
            <text:p>58660</text:p>
          </table:table-cell>
          <table:table-cell office:value-type="float" office:value="57698" calcext:value-type="float">
            <text:p>57698</text:p>
          </table:table-cell>
          <table:table-cell office:value-type="float" office:value="57940" calcext:value-type="float">
            <text:p>57940</text:p>
          </table:table-cell>
          <table:table-cell office:value-type="float" office:value="29" calcext:value-type="float">
            <text:p>29</text:p>
          </table:table-cell>
          <table:table-cell table:formula="of:=[.A34]-[.B34]" office:value-type="float" office:value="-334" calcext:value-type="float">
            <text:p>-334</text:p>
          </table:table-cell>
          <table:table-cell table:formula="of:=[.A34]-[.C34]" office:value-type="float" office:value="-962" calcext:value-type="float">
            <text:p>-962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42" calcext:value-type="float">
            <text:p>-24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03" calcext:value-type="float">
            <text:p>59903</text:p>
          </table:table-cell>
          <table:table-cell office:value-type="float" office:value="59794" calcext:value-type="float">
            <text:p>59794</text:p>
          </table:table-cell>
          <table:table-cell office:value-type="float" office:value="57380" calcext:value-type="float">
            <text:p>57380</text:p>
          </table:table-cell>
          <table:table-cell office:value-type="float" office:value="57512" calcext:value-type="float">
            <text:p>57512</text:p>
          </table:table-cell>
          <table:table-cell office:value-type="float" office:value="14" calcext:value-type="float">
            <text:p>14</text:p>
          </table:table-cell>
          <table:table-cell table:formula="of:=[.A35]-[.B35]" office:value-type="float" office:value="-2523" calcext:value-type="float">
            <text:p>-2523</text:p>
          </table:table-cell>
          <table:table-cell table:formula="of:=[.A35]-[.C35]" office:value-type="float" office:value="-2414" calcext:value-type="float">
            <text:p>-2414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32" calcext:value-type="float">
            <text:p>-132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391" calcext:value-type="float">
            <text:p>59391</text:p>
          </table:table-cell>
          <table:table-cell office:value-type="float" office:value="59497" calcext:value-type="float">
            <text:p>59497</text:p>
          </table:table-cell>
          <table:table-cell office:value-type="float" office:value="57695" calcext:value-type="float">
            <text:p>57695</text:p>
          </table:table-cell>
          <table:table-cell office:value-type="float" office:value="58773" calcext:value-type="float">
            <text:p>58773</text:p>
          </table:table-cell>
          <table:table-cell office:value-type="float" office:value="20" calcext:value-type="float">
            <text:p>20</text:p>
          </table:table-cell>
          <table:table-cell table:formula="of:=[.A36]-[.B36]" office:value-type="float" office:value="-1696" calcext:value-type="float">
            <text:p>-1696</text:p>
          </table:table-cell>
          <table:table-cell table:formula="of:=[.A36]-[.C36]" office:value-type="float" office:value="-1802" calcext:value-type="float">
            <text:p>-1802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078" calcext:value-type="float">
            <text:p>-107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1" calcext:value-type="float">
            <text:p>60441</text:p>
          </table:table-cell>
          <table:table-cell office:value-type="float" office:value="59587" calcext:value-type="float">
            <text:p>59587</text:p>
          </table:table-cell>
          <table:table-cell office:value-type="float" office:value="57380" calcext:value-type="float">
            <text:p>57380</text:p>
          </table:table-cell>
          <table:table-cell office:value-type="float" office:value="60566" calcext:value-type="float">
            <text:p>60566</text:p>
          </table:table-cell>
          <table:table-cell office:value-type="float" office:value="4" calcext:value-type="float">
            <text:p>4</text:p>
          </table:table-cell>
          <table:table-cell table:formula="of:=[.A37]-[.B37]" office:value-type="float" office:value="-3061" calcext:value-type="float">
            <text:p>-3061</text:p>
          </table:table-cell>
          <table:table-cell table:formula="of:=[.A37]-[.C37]" office:value-type="float" office:value="-2207" calcext:value-type="float">
            <text:p>-2207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3186" calcext:value-type="float">
            <text:p>-3186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989" calcext:value-type="float">
            <text:p>58989</text:p>
          </table:table-cell>
          <table:table-cell office:value-type="float" office:value="59796" calcext:value-type="float">
            <text:p>59796</text:p>
          </table:table-cell>
          <table:table-cell office:value-type="float" office:value="58545" calcext:value-type="float">
            <text:p>58545</text:p>
          </table:table-cell>
          <table:table-cell office:value-type="float" office:value="57427" calcext:value-type="float">
            <text:p>57427</text:p>
          </table:table-cell>
          <table:table-cell office:value-type="float" office:value="20" calcext:value-type="float">
            <text:p>20</text:p>
          </table:table-cell>
          <table:table-cell table:formula="of:=[.A38]-[.B38]" office:value-type="float" office:value="-444" calcext:value-type="float">
            <text:p>-444</text:p>
          </table:table-cell>
          <table:table-cell table:formula="of:=[.A38]-[.C38]" office:value-type="float" office:value="-1251" calcext:value-type="float">
            <text:p>-1251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1118" calcext:value-type="float">
            <text:p>1118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999" calcext:value-type="float">
            <text:p>59999</text:p>
          </table:table-cell>
          <table:table-cell office:value-type="float" office:value="59552" calcext:value-type="float">
            <text:p>59552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5" calcext:value-type="float">
            <text:p>57695</text:p>
          </table:table-cell>
          <table:table-cell office:value-type="float" office:value="3" calcext:value-type="float">
            <text:p>3</text:p>
          </table:table-cell>
          <table:table-cell table:formula="of:=[.A39]-[.B39]" office:value-type="float" office:value="-2094" calcext:value-type="float">
            <text:p>-2094</text:p>
          </table:table-cell>
          <table:table-cell table:formula="of:=[.A39]-[.C39]" office:value-type="float" office:value="-1647" calcext:value-type="float">
            <text:p>-1647</text:p>
          </table:table-cell>
          <table:table-cell table:formula="of:=[.A39]-[.D39]" office:value-type="float" office:value="-3534" calcext:value-type="float">
            <text:p>-3534</text:p>
          </table:table-cell>
          <table:table-cell table:formula="of:=[.A39]-[.E39]"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754" calcext:value-type="float">
            <text:p>57754</text:p>
          </table:table-cell>
          <table:table-cell office:value-type="float" office:value="57695" calcext:value-type="float">
            <text:p>57695</text:p>
          </table:table-cell>
          <table:table-cell office:value-type="float" office:value="59018" calcext:value-type="float">
            <text:p>59018</text:p>
          </table:table-cell>
          <table:table-cell office:value-type="float" office:value="57707" calcext:value-type="float">
            <text:p>57707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47" calcext:value-type="float">
            <text:p>-47</text:p>
          </table:table-cell>
          <table:table-cell table:formula="of:=[.A40]-[.C40]" office:value-type="float" office:value="12" calcext:value-type="float">
            <text:p>12</text:p>
          </table:table-cell>
          <table:table-cell table:formula="of:=[.A40]-[.D40]" office:value-type="float" office:value="-1311" calcext:value-type="float">
            <text:p>-1311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04" calcext:value-type="float">
            <text:p>57604</text:p>
          </table:table-cell>
          <table:table-cell office:value-type="float" office:value="59409" calcext:value-type="float">
            <text:p>59409</text:p>
          </table:table-cell>
          <table:table-cell office:value-type="float" office:value="57393" calcext:value-type="float">
            <text:p>57393</text:p>
          </table:table-cell>
          <table:table-cell office:value-type="float" office:value="59655" calcext:value-type="float">
            <text:p>59655</text:p>
          </table:table-cell>
          <table:table-cell office:value-type="float" office:value="8" calcext:value-type="float">
            <text:p>8</text:p>
          </table:table-cell>
          <table:table-cell table:formula="of:=[.A41]-[.B41]" office:value-type="float" office:value="-211" calcext:value-type="float">
            <text:p>-211</text:p>
          </table:table-cell>
          <table:table-cell table:formula="of:=[.A41]-[.C41]" office:value-type="float" office:value="-2016" calcext:value-type="float">
            <text:p>-2016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262" calcext:value-type="float">
            <text:p>-226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6" calcext:value-type="float">
            <text:p>57396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516" calcext:value-type="float">
            <text:p>58516</text:p>
          </table:table-cell>
          <table:table-cell office:value-type="float" office:value="24" calcext:value-type="float">
            <text:p>24</text:p>
          </table:table-cell>
          <table:table-cell table:formula="of:=[.A42]-[.B42]" office:value-type="float" office:value="-16" calcext:value-type="float">
            <text:p>-16</text:p>
          </table:table-cell>
          <table:table-cell table:formula="of:=[.A42]-[.C42]" office:value-type="float" office:value="-315" calcext:value-type="float">
            <text:p>-315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136" calcext:value-type="float">
            <text:p>-1136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176" calcext:value-type="float">
            <text:p>58176</text:p>
          </table:table-cell>
          <table:table-cell office:value-type="float" office:value="58447" calcext:value-type="float">
            <text:p>58447</text:p>
          </table:table-cell>
          <table:table-cell office:value-type="float" office:value="58954" calcext:value-type="float">
            <text:p>58954</text:p>
          </table:table-cell>
          <table:table-cell office:value-type="float" office:value="59462" calcext:value-type="float">
            <text:p>59462</text:p>
          </table:table-cell>
          <table:table-cell office:value-type="float" office:value="5" calcext:value-type="float">
            <text:p>5</text:p>
          </table:table-cell>
          <table:table-cell table:formula="of:=[.A43]-[.B43]" office:value-type="float" office:value="778" calcext:value-type="float">
            <text:p>778</text:p>
          </table:table-cell>
          <table:table-cell table:formula="of:=[.A43]-[.C43]" office:value-type="float" office:value="507" calcext:value-type="float">
            <text:p>507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508" calcext:value-type="float">
            <text:p>-50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57695" calcext:value-type="float">
            <text:p>57695</text:p>
          </table:table-cell>
          <table:table-cell office:value-type="float" office:value="57665" calcext:value-type="float">
            <text:p>57665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44]-[.B44]" office:value-type="float" office:value="-1243" calcext:value-type="float">
            <text:p>-1243</text:p>
          </table:table-cell>
          <table:table-cell table:formula="of:=[.A44]-[.C44]" office:value-type="float" office:value="-315" calcext:value-type="float">
            <text:p>-315</text:p>
          </table:table-cell>
          <table:table-cell table:formula="of:=[.A44]-[.D44]" office:value-type="float" office:value="-285" calcext:value-type="float">
            <text:p>-285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817" calcext:value-type="float">
            <text:p>60817</text:p>
          </table:table-cell>
          <table:table-cell office:value-type="float" office:value="59782" calcext:value-type="float">
            <text:p>59782</text:p>
          </table:table-cell>
          <table:table-cell office:value-type="float" office:value="58055" calcext:value-type="float">
            <text:p>58055</text:p>
          </table:table-cell>
          <table:table-cell office:value-type="float" office:value="58657" calcext:value-type="float">
            <text:p>58657</text:p>
          </table:table-cell>
          <table:table-cell office:value-type="float" office:value="19" calcext:value-type="float">
            <text:p>19</text:p>
          </table:table-cell>
          <table:table-cell table:formula="of:=[.A45]-[.B45]" office:value-type="float" office:value="-2160" calcext:value-type="float">
            <text:p>-2160</text:p>
          </table:table-cell>
          <table:table-cell table:formula="of:=[.A45]-[.C45]" office:value-type="float" office:value="-1125" calcext:value-type="float">
            <text:p>-1125</text:p>
          </table:table-cell>
          <table:table-cell table:formula="of:=[.A45]-[.D45]" office:value-type="float" office:value="602" calcext:value-type="float">
            <text:p>602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150" calcext:value-type="float">
            <text:p>58150</text:p>
          </table:table-cell>
          <table:table-cell office:value-type="float" office:value="58727" calcext:value-type="float">
            <text:p>58727</text:p>
          </table:table-cell>
          <table:table-cell office:value-type="float" office:value="57475" calcext:value-type="float">
            <text:p>57475</text:p>
          </table:table-cell>
          <table:table-cell office:value-type="float" office:value="58367" calcext:value-type="float">
            <text:p>58367</text:p>
          </table:table-cell>
          <table:table-cell office:value-type="float" office:value="5" calcext:value-type="float">
            <text:p>5</text:p>
          </table:table-cell>
          <table:table-cell table:formula="of:=[.A46]-[.B46]" office:value-type="float" office:value="-675" calcext:value-type="float">
            <text:p>-675</text:p>
          </table:table-cell>
          <table:table-cell table:formula="of:=[.A46]-[.C46]" office:value-type="float" office:value="-1252" calcext:value-type="float">
            <text:p>-1252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892" calcext:value-type="float">
            <text:p>-892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192" calcext:value-type="float">
            <text:p>60192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9" calcext:value-type="float">
            <text:p>57699</text:p>
          </table:table-cell>
          <table:table-cell office:value-type="float" office:value="59431" calcext:value-type="float">
            <text:p>59431</text:p>
          </table:table-cell>
          <table:table-cell office:value-type="float" office:value="13" calcext:value-type="float">
            <text:p>13</text:p>
          </table:table-cell>
          <table:table-cell table:formula="of:=[.A47]-[.B47]" office:value-type="float" office:value="-2799" calcext:value-type="float">
            <text:p>-2799</text:p>
          </table:table-cell>
          <table:table-cell table:formula="of:=[.A47]-[.C47]" office:value-type="float" office:value="-302" calcext:value-type="float">
            <text:p>-302</text:p>
          </table:table-cell>
          <table:table-cell table:formula="of:=[.A47]-[.D47]" office:value-type="float" office:value="-306" calcext:value-type="float">
            <text:p>-306</text:p>
          </table:table-cell>
          <table:table-cell table:formula="of:=[.A47]-[.E47]" office:value-type="float" office:value="-2038" calcext:value-type="float">
            <text:p>-203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61" calcext:value-type="float">
            <text:p>59661</text:p>
          </table:table-cell>
          <table:table-cell office:value-type="float" office:value="60799" calcext:value-type="float">
            <text:p>60799</text:p>
          </table:table-cell>
          <table:table-cell office:value-type="float" office:value="57380" calcext:value-type="float">
            <text:p>57380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 table:formula="of:=[.A48]-[.B48]" office:value-type="float" office:value="-2281" calcext:value-type="float">
            <text:p>-2281</text:p>
          </table:table-cell>
          <table:table-cell table:formula="of:=[.A48]-[.C48]" office:value-type="float" office:value="-3419" calcext:value-type="float">
            <text:p>-3419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15" calcext:value-type="float">
            <text:p>-315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163" calcext:value-type="float">
            <text:p>60163</text:p>
          </table:table-cell>
          <table:table-cell office:value-type="float" office:value="57365" calcext:value-type="float">
            <text:p>57365</text:p>
          </table:table-cell>
          <table:table-cell office:value-type="float" office:value="57415" calcext:value-type="float">
            <text:p>57415</text:p>
          </table:table-cell>
          <table:table-cell office:value-type="float" office:value="57702" calcext:value-type="float">
            <text:p>57702</text:p>
          </table:table-cell>
          <table:table-cell office:value-type="float" office:value="2" calcext:value-type="float">
            <text:p>2</text:p>
          </table:table-cell>
          <table:table-cell table:formula="of:=[.A49]-[.B49]" office:value-type="float" office:value="-2461" calcext:value-type="float">
            <text:p>-2461</text:p>
          </table:table-cell>
          <table:table-cell table:formula="of:=[.A49]-[.C49]" office:value-type="float" office:value="337" calcext:value-type="float">
            <text:p>337</text:p>
          </table:table-cell>
          <table:table-cell table:formula="of:=[.A49]-[.D49]" office:value-type="float" office:value="287" calcext:value-type="float">
            <text:p>287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249" calcext:value-type="float">
            <text:p>60249</text:p>
          </table:table-cell>
          <table:table-cell office:value-type="float" office:value="60168" calcext:value-type="float">
            <text:p>60168</text:p>
          </table:table-cell>
          <table:table-cell office:value-type="float" office:value="57476" calcext:value-type="float">
            <text:p>57476</text:p>
          </table:table-cell>
          <table:table-cell office:value-type="float" office:value="57344" calcext:value-type="float">
            <text:p>57344</text:p>
          </table:table-cell>
          <table:table-cell office:value-type="float" office:value="20" calcext:value-type="float">
            <text:p>20</text:p>
          </table:table-cell>
          <table:table-cell table:formula="of:=[.A50]-[.B50]" office:value-type="float" office:value="-2773" calcext:value-type="float">
            <text:p>-2773</text:p>
          </table:table-cell>
          <table:table-cell table:formula="of:=[.A50]-[.C50]" office:value-type="float" office:value="-2692" calcext:value-type="float">
            <text:p>-2692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2" calcext:value-type="float">
            <text:p>58562</text:p>
          </table:table-cell>
          <table:table-cell office:value-type="float" office:value="59603" calcext:value-type="float">
            <text:p>59603</text:p>
          </table:table-cell>
          <table:table-cell office:value-type="float" office:value="57391" calcext:value-type="float">
            <text:p>57391</text:p>
          </table:table-cell>
          <table:table-cell office:value-type="float" office:value="58214" calcext:value-type="float">
            <text:p>58214</text:p>
          </table:table-cell>
          <table:table-cell office:value-type="float" office:value="10" calcext:value-type="float">
            <text:p>10</text:p>
          </table:table-cell>
          <table:table-cell table:formula="of:=[.A51]-[.B51]" office:value-type="float" office:value="-1182" calcext:value-type="float">
            <text:p>-1182</text:p>
          </table:table-cell>
          <table:table-cell table:formula="of:=[.A51]-[.C51]" office:value-type="float" office:value="-2223" calcext:value-type="float">
            <text:p>-2223</text:p>
          </table:table-cell>
          <table:table-cell table:formula="of:=[.A51]-[.D51]" office:value-type="float" office:value="-11" calcext:value-type="float">
            <text:p>-11</text:p>
          </table:table-cell>
          <table:table-cell table:formula="of:=[.A51]-[.E51]" office:value-type="float" office:value="-834" calcext:value-type="float">
            <text:p>-8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9906" calcext:value-type="float">
            <text:p>59906</text:p>
          </table:table-cell>
          <table:table-cell office:value-type="float" office:value="57599" calcext:value-type="float">
            <text:p>57599</text:p>
          </table:table-cell>
          <table:table-cell office:value-type="float" office:value="57663" calcext:value-type="float">
            <text:p>57663</text:p>
          </table:table-cell>
          <table:table-cell office:value-type="float" office:value="21" calcext:value-type="float">
            <text:p>21</text:p>
          </table:table-cell>
          <table:table-cell table:formula="of:=[.A52]-[.B52]" office:value-type="float" office:value="0" calcext:value-type="float">
            <text:p>0</text:p>
          </table:table-cell>
          <table:table-cell table:formula="of:=[.A52]-[.C52]" office:value-type="float" office:value="-1127" calcext:value-type="float">
            <text:p>-1127</text:p>
          </table:table-cell>
          <table:table-cell table:formula="of:=[.A52]-[.D52]" office:value-type="float" office:value="1180" calcext:value-type="float">
            <text:p>1180</text:p>
          </table:table-cell>
          <table:table-cell table:formula="of:=[.A52]-[.E52]" office:value-type="float" office:value="1116" calcext:value-type="float">
            <text:p>1116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580" calcext:value-type="float">
            <text:p>58580</text:p>
          </table:table-cell>
          <table:table-cell office:value-type="float" office:value="58444" calcext:value-type="float">
            <text:p>58444</text:p>
          </table:table-cell>
          <table:table-cell office:value-type="float" office:value="57700" calcext:value-type="float">
            <text:p>57700</text:p>
          </table:table-cell>
          <table:table-cell office:value-type="float" office:value="57668" calcext:value-type="float">
            <text:p>57668</text:p>
          </table:table-cell>
          <table:table-cell office:value-type="float" office:value="1" calcext:value-type="float">
            <text:p>1</text:p>
          </table:table-cell>
          <table:table-cell table:formula="of:=[.A53]-[.B53]" office:value-type="float" office:value="-880" calcext:value-type="float">
            <text:p>-880</text:p>
          </table:table-cell>
          <table:table-cell table:formula="of:=[.A53]-[.C53]" office:value-type="float" office:value="-744" calcext:value-type="float">
            <text:p>-744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855" calcext:value-type="float">
            <text:p>57855</text:p>
          </table:table-cell>
          <table:table-cell office:value-type="float" office:value="59447" calcext:value-type="float">
            <text:p>59447</text:p>
          </table:table-cell>
          <table:table-cell office:value-type="float" office:value="58034" calcext:value-type="float">
            <text:p>58034</text:p>
          </table:table-cell>
          <table:table-cell office:value-type="float" office:value="57707" calcext:value-type="float">
            <text:p>57707</text:p>
          </table:table-cell>
          <table:table-cell office:value-type="float" office:value="4" calcext:value-type="float">
            <text:p>4</text:p>
          </table:table-cell>
          <table:table-cell table:formula="of:=[.A54]-[.B54]" office:value-type="float" office:value="-148" calcext:value-type="float">
            <text:p>-148</text:p>
          </table:table-cell>
          <table:table-cell table:formula="of:=[.A54]-[.C54]" office:value-type="float" office:value="-1740" calcext:value-type="float">
            <text:p>-1740</text:p>
          </table:table-cell>
          <table:table-cell table:formula="of:=[.A54]-[.D54]" office:value-type="float" office:value="-327" calcext:value-type="float">
            <text:p>-327</text:p>
          </table:table-cell>
          <table:table-cell table:formula="of:=[.A54]-[.E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004" calcext:value-type="float">
            <text:p>60004</text:p>
          </table:table-cell>
          <table:table-cell office:value-type="float" office:value="57695" calcext:value-type="float">
            <text:p>57695</text:p>
          </table:table-cell>
          <table:table-cell office:value-type="float" office:value="57350" calcext:value-type="float">
            <text:p>57350</text:p>
          </table:table-cell>
          <table:table-cell office:value-type="float" office:value="57735" calcext:value-type="float">
            <text:p>57735</text:p>
          </table:table-cell>
          <table:table-cell office:value-type="float" office:value="12" calcext:value-type="float">
            <text:p>12</text:p>
          </table:table-cell>
          <table:table-cell table:formula="of:=[.A55]-[.B55]" office:value-type="float" office:value="-2269" calcext:value-type="float">
            <text:p>-2269</text:p>
          </table:table-cell>
          <table:table-cell table:formula="of:=[.A55]-[.C55]" office:value-type="float" office:value="40" calcext:value-type="float">
            <text:p>40</text:p>
          </table:table-cell>
          <table:table-cell table:formula="of:=[.A55]-[.D55]" office:value-type="float" office:value="385" calcext:value-type="float">
            <text:p>385</text:p>
          </table:table-cell>
          <table:table-cell table:formula="of:=[.A55]-[.E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60002" calcext:value-type="float">
            <text:p>60002</text:p>
          </table:table-cell>
          <table:table-cell office:value-type="float" office:value="59532" calcext:value-type="float">
            <text:p>59532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56]-[.B56]" office:value-type="float" office:value="-2011" calcext:value-type="float">
            <text:p>-2011</text:p>
          </table:table-cell>
          <table:table-cell table:formula="of:=[.A56]-[.C56]" office:value-type="float" office:value="-2622" calcext:value-type="float">
            <text:p>-2622</text:p>
          </table:table-cell>
          <table:table-cell table:formula="of:=[.A56]-[.D56]" office:value-type="float" office:value="-2152" calcext:value-type="float">
            <text:p>-2152</text:p>
          </table:table-cell>
          <table:table-cell table:formula="of:=[.A56]-[.E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677" calcext:value-type="float">
            <text:p>57677</text:p>
          </table:table-cell>
          <table:table-cell office:value-type="float" office:value="57695" calcext:value-type="float">
            <text:p>57695</text:p>
          </table:table-cell>
          <table:table-cell office:value-type="float" office:value="58649" calcext:value-type="float">
            <text:p>58649</text:p>
          </table:table-cell>
          <table:table-cell office:value-type="float" office:value="59471" calcext:value-type="float">
            <text:p>59471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972" calcext:value-type="float">
            <text:p>972</text:p>
          </table:table-cell>
          <table:table-cell table:formula="of:=[.A57]-[.C57]" office:value-type="float" office:value="954" calcext:value-type="float">
            <text:p>954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822" calcext:value-type="float">
            <text:p>-822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576" calcext:value-type="float">
            <text:p>58576</text:p>
          </table:table-cell>
          <table:table-cell office:value-type="float" office:value="59492" calcext:value-type="float">
            <text:p>59492</text:p>
          </table:table-cell>
          <table:table-cell office:value-type="float" office:value="58175" calcext:value-type="float">
            <text:p>58175</text:p>
          </table:table-cell>
          <table:table-cell office:value-type="float" office:value="58707" calcext:value-type="float">
            <text:p>58707</text:p>
          </table:table-cell>
          <table:table-cell office:value-type="float" office:value="3" calcext:value-type="float">
            <text:p>3</text:p>
          </table:table-cell>
          <table:table-cell table:formula="of:=[.A58]-[.B58]" office:value-type="float" office:value="-401" calcext:value-type="float">
            <text:p>-401</text:p>
          </table:table-cell>
          <table:table-cell table:formula="of:=[.A58]-[.C58]" office:value-type="float" office:value="-1317" calcext:value-type="float">
            <text:p>-1317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532" calcext:value-type="float">
            <text:p>-532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564" calcext:value-type="float">
            <text:p>59564</text:p>
          </table:table-cell>
          <table:table-cell office:value-type="float" office:value="59455" calcext:value-type="float">
            <text:p>59455</text:p>
          </table:table-cell>
          <table:table-cell office:value-type="float" office:value="57447" calcext:value-type="float">
            <text:p>57447</text:p>
          </table:table-cell>
          <table:table-cell office:value-type="float" office:value="57734" calcext:value-type="float">
            <text:p>57734</text:p>
          </table:table-cell>
          <table:table-cell office:value-type="float" office:value="12" calcext:value-type="float">
            <text:p>12</text:p>
          </table:table-cell>
          <table:table-cell table:formula="of:=[.A59]-[.B59]" office:value-type="float" office:value="-1830" calcext:value-type="float">
            <text:p>-1830</text:p>
          </table:table-cell>
          <table:table-cell table:formula="of:=[.A59]-[.C59]" office:value-type="float" office:value="-1721" calcext:value-type="float">
            <text:p>-1721</text:p>
          </table:table-cell>
          <table:table-cell table:formula="of:=[.A59]-[.D59]" office:value-type="float" office:value="287" calcext:value-type="float">
            <text:p>287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421" calcext:value-type="float">
            <text:p>60421</text:p>
          </table:table-cell>
          <table:table-cell office:value-type="float" office:value="59903" calcext:value-type="float">
            <text:p>59903</text:p>
          </table:table-cell>
          <table:table-cell office:value-type="float" office:value="58160" calcext:value-type="float">
            <text:p>58160</text:p>
          </table:table-cell>
          <table:table-cell office:value-type="float" office:value="60496" calcext:value-type="float">
            <text:p>60496</text:p>
          </table:table-cell>
          <table:table-cell office:value-type="float" office:value="4" calcext:value-type="float">
            <text:p>4</text:p>
          </table:table-cell>
          <table:table-cell table:formula="of:=[.A60]-[.B60]" office:value-type="float" office:value="-2261" calcext:value-type="float">
            <text:p>-2261</text:p>
          </table:table-cell>
          <table:table-cell table:formula="of:=[.A60]-[.C60]" office:value-type="float" office:value="-1743" calcext:value-type="float">
            <text:p>-1743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2336" calcext:value-type="float">
            <text:p>-2336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14" calcext:value-type="float">
            <text:p>59414</text:p>
          </table:table-cell>
          <table:table-cell office:value-type="float" office:value="57412" calcext:value-type="float">
            <text:p>57412</text:p>
          </table:table-cell>
          <table:table-cell office:value-type="float" office:value="57354" calcext:value-type="float">
            <text:p>57354</text:p>
          </table:table-cell>
          <table:table-cell office:value-type="float" office:value="60577" calcext:value-type="float">
            <text:p>60577</text:p>
          </table:table-cell>
          <table:table-cell office:value-type="float" office:value="8" calcext:value-type="float">
            <text:p>8</text:p>
          </table:table-cell>
          <table:table-cell table:formula="of:=[.A61]-[.B61]" office:value-type="float" office:value="-2060" calcext:value-type="float">
            <text:p>-2060</text:p>
          </table:table-cell>
          <table:table-cell table:formula="of:=[.A61]-[.C61]" office:value-type="float" office:value="-58" calcext:value-type="float">
            <text:p>-58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3223" calcext:value-type="float">
            <text:p>-3223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14" calcext:value-type="float">
            <text:p>58114</text:p>
          </table:table-cell>
          <table:table-cell office:value-type="float" office:value="60801" calcext:value-type="float">
            <text:p>60801</text:p>
          </table:table-cell>
          <table:table-cell office:value-type="float" office:value="58779" calcext:value-type="float">
            <text:p>58779</text:p>
          </table:table-cell>
          <table:table-cell office:value-type="float" office:value="59411" calcext:value-type="float">
            <text:p>59411</text:p>
          </table:table-cell>
          <table:table-cell office:value-type="float" office:value="41" calcext:value-type="float">
            <text:p>41</text:p>
          </table:table-cell>
          <table:table-cell table:formula="of:=[.A62]-[.B62]" office:value-type="float" office:value="665" calcext:value-type="float">
            <text:p>665</text:p>
          </table:table-cell>
          <table:table-cell table:formula="of:=[.A62]-[.C62]" office:value-type="float" office:value="-2022" calcext:value-type="float">
            <text:p>-2022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632" calcext:value-type="float">
            <text:p>-632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885" calcext:value-type="float">
            <text:p>58885</text:p>
          </table:table-cell>
          <table:table-cell office:value-type="float" office:value="58623" calcext:value-type="float">
            <text:p>58623</text:p>
          </table:table-cell>
          <table:table-cell office:value-type="float" office:value="60436" calcext:value-type="float">
            <text:p>60436</text:p>
          </table:table-cell>
          <table:table-cell office:value-type="float" office:value="59721" calcext:value-type="float">
            <text:p>59721</text:p>
          </table:table-cell>
          <table:table-cell office:value-type="float" office:value="11" calcext:value-type="float">
            <text:p>11</text:p>
          </table:table-cell>
          <table:table-cell table:formula="of:=[.A63]-[.B63]" office:value-type="float" office:value="836" calcext:value-type="float">
            <text:p>836</text:p>
          </table:table-cell>
          <table:table-cell table:formula="of:=[.A63]-[.C63]" office:value-type="float" office:value="1098" calcext:value-type="float">
            <text:p>1098</text:p>
          </table:table-cell>
          <table:table-cell table:formula="of:=[.A63]-[.D63]" office:value-type="float" office:value="-715" calcext:value-type="float">
            <text:p>-715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250" calcext:value-type="float">
            <text:p>60250</text:p>
          </table:table-cell>
          <table:table-cell office:value-type="float" office:value="57479" calcext:value-type="float">
            <text:p>57479</text:p>
          </table:table-cell>
          <table:table-cell office:value-type="float" office:value="57535" calcext:value-type="float">
            <text:p>57535</text:p>
          </table:table-cell>
          <table:table-cell office:value-type="float" office:value="59922" calcext:value-type="float">
            <text:p>59922</text:p>
          </table:table-cell>
          <table:table-cell office:value-type="float" office:value="12" calcext:value-type="float">
            <text:p>12</text:p>
          </table:table-cell>
          <table:table-cell table:formula="of:=[.A64]-[.B64]" office:value-type="float" office:value="-2757" calcext:value-type="float">
            <text:p>-2757</text:p>
          </table:table-cell>
          <table:table-cell table:formula="of:=[.A64]-[.C64]" office:value-type="float" office:value="14" calcext:value-type="float">
            <text:p>14</text:p>
          </table:table-cell>
          <table:table-cell table:formula="of:=[.A64]-[.D64]" office:value-type="float" office:value="-42" calcext:value-type="float">
            <text:p>-42</text:p>
          </table:table-cell>
          <table:table-cell table:formula="of:=[.A64]-[.E64]" office:value-type="float" office:value="-2429" calcext:value-type="float">
            <text:p>-242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7" calcext:value-type="float">
            <text:p>58517</text:p>
          </table:table-cell>
          <table:table-cell office:value-type="float" office:value="57695" calcext:value-type="float">
            <text:p>57695</text:p>
          </table:table-cell>
          <table:table-cell office:value-type="float" office:value="60544" calcext:value-type="float">
            <text:p>60544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65]-[.B65]" office:value-type="float" office:value="-1137" calcext:value-type="float">
            <text:p>-1137</text:p>
          </table:table-cell>
          <table:table-cell table:formula="of:=[.A65]-[.C65]" office:value-type="float" office:value="-315" calcext:value-type="float">
            <text:p>-315</text:p>
          </table:table-cell>
          <table:table-cell table:formula="of:=[.A65]-[.D65]" office:value-type="float" office:value="-3164" calcext:value-type="float">
            <text:p>-3164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744" calcext:value-type="float">
            <text:p>59744</text:p>
          </table:table-cell>
          <table:table-cell office:value-type="float" office:value="57680" calcext:value-type="float">
            <text:p>57680</text:p>
          </table:table-cell>
          <table:table-cell office:value-type="float" office:value="57399" calcext:value-type="float">
            <text:p>57399</text:p>
          </table:table-cell>
          <table:table-cell office:value-type="float" office:value="58389" calcext:value-type="float">
            <text:p>58389</text:p>
          </table:table-cell>
          <table:table-cell office:value-type="float" office:value="22" calcext:value-type="float">
            <text:p>22</text:p>
          </table:table-cell>
          <table:table-cell table:formula="of:=[.A66]-[.B66]" office:value-type="float" office:value="-2345" calcext:value-type="float">
            <text:p>-2345</text:p>
          </table:table-cell>
          <table:table-cell table:formula="of:=[.A66]-[.C66]" office:value-type="float" office:value="-281" calcext:value-type="float">
            <text:p>-281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990" calcext:value-type="float">
            <text:p>-990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487" calcext:value-type="float">
            <text:p>57487</text:p>
          </table:table-cell>
          <table:table-cell office:value-type="float" office:value="57680" calcext:value-type="float">
            <text:p>57680</text:p>
          </table:table-cell>
          <table:table-cell office:value-type="float" office:value="57397" calcext:value-type="float">
            <text:p>57397</text:p>
          </table:table-cell>
          <table:table-cell office:value-type="float" office:value="59957" calcext:value-type="float">
            <text:p>59957</text:p>
          </table:table-cell>
          <table:table-cell office:value-type="float" office:value="11" calcext:value-type="float">
            <text:p>11</text:p>
          </table:table-cell>
          <table:table-cell table:formula="of:=[.A67]-[.B67]" office:value-type="float" office:value="-90" calcext:value-type="float">
            <text:p>-90</text:p>
          </table:table-cell>
          <table:table-cell table:formula="of:=[.A67]-[.C67]" office:value-type="float" office:value="-283" calcext:value-type="float">
            <text:p>-283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2560" calcext:value-type="float">
            <text:p>-256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451" calcext:value-type="float">
            <text:p>58451</text:p>
          </table:table-cell>
          <table:table-cell office:value-type="float" office:value="60443" calcext:value-type="float">
            <text:p>60443</text:p>
          </table:table-cell>
          <table:table-cell office:value-type="float" office:value="57695" calcext:value-type="float">
            <text:p>57695</text:p>
          </table:table-cell>
          <table:table-cell office:value-type="float" office:value="57398" calcext:value-type="float">
            <text:p>57398</text:p>
          </table:table-cell>
          <table:table-cell office:value-type="float" office:value="20" calcext:value-type="float">
            <text:p>20</text:p>
          </table:table-cell>
          <table:table-cell table:formula="of:=[.A68]-[.B68]" office:value-type="float" office:value="-1053" calcext:value-type="float">
            <text:p>-1053</text:p>
          </table:table-cell>
          <table:table-cell table:formula="of:=[.A68]-[.C68]" office:value-type="float" office:value="-3045" calcext:value-type="float">
            <text:p>-3045</text:p>
          </table:table-cell>
          <table:table-cell table:formula="of:=[.A68]-[.D68]" office:value-type="float" office:value="-297" calcext:value-type="float">
            <text:p>-297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578" calcext:value-type="float">
            <text:p>60578</text:p>
          </table:table-cell>
          <table:table-cell office:value-type="float" office:value="57695" calcext:value-type="float">
            <text:p>57695</text:p>
          </table:table-cell>
          <table:table-cell office:value-type="float" office:value="60127" calcext:value-type="float">
            <text:p>60127</text:p>
          </table:table-cell>
          <table:table-cell office:value-type="float" office:value="57413" calcext:value-type="float">
            <text:p>57413</text:p>
          </table:table-cell>
          <table:table-cell office:value-type="float" office:value="13" calcext:value-type="float">
            <text:p>13</text:p>
          </table:table-cell>
          <table:table-cell table:formula="of:=[.A69]-[.B69]" office:value-type="float" office:value="-3165" calcext:value-type="float">
            <text:p>-3165</text:p>
          </table:table-cell>
          <table:table-cell table:formula="of:=[.A69]-[.C69]" office:value-type="float" office:value="-282" calcext:value-type="float">
            <text:p>-282</text:p>
          </table:table-cell>
          <table:table-cell table:formula="of:=[.A69]-[.D69]" office:value-type="float" office:value="-2714" calcext:value-type="float">
            <text:p>-2714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table:number-columns-repeated="2" office:value-type="float" office:value="61439" calcext:value-type="float">
            <text:p>61439</text:p>
          </table:table-cell>
          <table:table-cell office:value-type="float" office:value="57354" calcext:value-type="float">
            <text:p>57354</text:p>
          </table:table-cell>
          <table:table-cell office:value-type="float" office:value="60610" calcext:value-type="float">
            <text:p>60610</text:p>
          </table:table-cell>
          <table:table-cell office:value-type="float" office:value="7" calcext:value-type="float">
            <text:p>7</text:p>
          </table:table-cell>
          <table:table-cell table:formula="of:=[.A70]-[.B70]" office:value-type="float" office:value="-4085" calcext:value-type="float">
            <text:p>-4085</text:p>
          </table:table-cell>
          <table:table-cell table:formula="of:=[.A70]-[.C70]" office:value-type="float" office:value="-4085" calcext:value-type="float">
            <text:p>-4085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3256" calcext:value-type="float">
            <text:p>-3256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495" calcext:value-type="float">
            <text:p>58495</text:p>
          </table:table-cell>
          <table:table-cell office:value-type="float" office:value="58975" calcext:value-type="float">
            <text:p>58975</text:p>
          </table:table-cell>
          <table:table-cell office:value-type="float" office:value="60415" calcext:value-type="float">
            <text:p>60415</text:p>
          </table:table-cell>
          <table:table-cell office:value-type="float" office:value="57695" calcext:value-type="float">
            <text:p>57695</text:p>
          </table:table-cell>
          <table:table-cell office:value-type="float" office:value="1" calcext:value-type="float">
            <text:p>1</text:p>
          </table:table-cell>
          <table:table-cell table:formula="of:=[.A71]-[.B71]" office:value-type="float" office:value="2944" calcext:value-type="float">
            <text:p>2944</text:p>
          </table:table-cell>
          <table:table-cell table:formula="of:=[.A71]-[.C71]" office:value-type="float" office:value="2464" calcext:value-type="float">
            <text:p>2464</text:p>
          </table:table-cell>
          <table:table-cell table:formula="of:=[.A71]-[.D71]" office:value-type="float" office:value="1024" calcext:value-type="float">
            <text:p>1024</text:p>
          </table:table-cell>
          <table:table-cell table:formula="of:=[.A71]-[.E71]" office:value-type="float" office:value="3744" calcext:value-type="float">
            <text:p>3744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1" calcext:value-type="float">
            <text:p>1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40" calcext:value-type="float">
            <text:p>40</text:p>
          </table:table-cell>
          <table:table-cell table:style-name="ce3" table:formula="of:=COUNTIF([.J2:.J71];0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71428571428571" calcext:value-type="float">
            <text:p>0.571428571428571</text:p>
          </table:table-cell>
          <table:table-cell table:number-columns-repeated="9"/>
        </table:table-row>
      </table:table>
      <table:table table:name="ReadingStep=125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4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771" calcext:value-type="float">
            <text:p>60771</text:p>
          </table:table-cell>
          <table:table-cell office:value-type="float" office:value="57399" calcext:value-type="float">
            <text:p>57399</text:p>
          </table:table-cell>
          <table:table-cell office:value-type="float" office:value="58688" calcext:value-type="float">
            <text:p>58688</text:p>
          </table:table-cell>
          <table:table-cell office:value-type="float" office:value="59535" calcext:value-type="float">
            <text:p>59535</text:p>
          </table:table-cell>
          <table:table-cell office:value-type="float" office:value="3" calcext:value-type="float">
            <text:p>3</text:p>
          </table:table-cell>
          <table:table-cell table:formula="of:=[.A2]-[.B2]" office:value-type="float" office:value="-2083" calcext:value-type="float">
            <text:p>-2083</text:p>
          </table:table-cell>
          <table:table-cell table:formula="of:=[.A2]-[.C2]" office:value-type="float" office:value="1289" calcext:value-type="float">
            <text:p>1289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847" calcext:value-type="float">
            <text:p>-847</text:p>
          </table:table-cell>
          <table:table-cell office:value-type="string" calcext:value-type="string">
            <text:p>BBB</text:p>
          </table:table-cell>
          <table:table-cell office:value-type="float" office:value="133719" calcext:value-type="float">
            <text:p>133719</text:p>
          </table:table-cell>
          <table:table-cell table:style-name="ce4" office:value-type="string" calcext:value-type="string">
            <text:p><text:s/>21139 </text:p>
          </table:table-cell>
          <table:table-cell office:value-type="float" office:value="70" calcext:value-type="float">
            <text:p>70</text:p>
          </table:table-cell>
          <table:table-cell office:value-type="float" office:value="38062" calcext:value-type="float">
            <text:p>38062</text:p>
          </table:table-cell>
          <table:table-cell office:value-type="float" office:value="2663896" calcext:value-type="float">
            <text:p>2663896</text:p>
          </table:table-cell>
          <table:table-cell office:value-type="float" office:value="63643" calcext:value-type="float">
            <text:p>63643</text:p>
          </table:table-cell>
          <table:table-cell office:value-type="float" office:value="43774" calcext:value-type="float">
            <text:p>43774</text:p>
          </table:table-cell>
          <table:table-cell office:value-type="float" office:value="63642" calcext:value-type="float">
            <text:p>6364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367" calcext:value-type="float">
            <text:p>57367</text:p>
          </table:table-cell>
          <table:table-cell office:value-type="float" office:value="59519" calcext:value-type="float">
            <text:p>59519</text:p>
          </table:table-cell>
          <table:table-cell office:value-type="float" office:value="57477" calcext:value-type="float">
            <text:p>57477</text:p>
          </table:table-cell>
          <table:table-cell office:value-type="float" office:value="59399" calcext:value-type="float">
            <text:p>59399</text:p>
          </table:table-cell>
          <table:table-cell office:value-type="float" office:value="21" calcext:value-type="float">
            <text:p>21</text:p>
          </table:table-cell>
          <table:table-cell table:formula="of:=[.A3]-[.B3]" office:value-type="float" office:value="110" calcext:value-type="float">
            <text:p>110</text:p>
          </table:table-cell>
          <table:table-cell table:formula="of:=[.A3]-[.C3]" office:value-type="float" office:value="-2042" calcext:value-type="float">
            <text:p>-2042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1922" calcext:value-type="float">
            <text:p>-1922</text:p>
          </table:table-cell>
          <table:table-cell office:value-type="string" calcext:value-type="string">
            <text:p>Rpi</text:p>
          </table:table-cell>
          <table:table-cell office:value-type="float" office:value="133719" calcext:value-type="float">
            <text:p>133719</text:p>
          </table:table-cell>
          <table:table-cell office:value-type="float" office:value="21113" calcext:value-type="float">
            <text:p>21113</text:p>
          </table:table-cell>
          <table:table-cell office:value-type="float" office:value="70" calcext:value-type="float">
            <text:p>70</text:p>
          </table:table-cell>
          <table:table-cell office:value-type="float" office:value="38038" calcext:value-type="float">
            <text:p>38038</text:p>
          </table:table-cell>
          <table:table-cell office:value-type="float" office:value="2662828" calcext:value-type="float">
            <text:p>2662828</text:p>
          </table:table-cell>
          <table:table-cell office:value-type="float" office:value="63643" calcext:value-type="float">
            <text:p>63643</text:p>
          </table:table-cell>
          <table:table-cell office:value-type="float" office:value="43338" calcext:value-type="float">
            <text:p>43338</text:p>
          </table:table-cell>
          <table:table-cell office:value-type="float" office:value="63642" calcext:value-type="float">
            <text:p>6364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12" calcext:value-type="float">
            <text:p>58912</text:p>
          </table:table-cell>
          <table:table-cell office:value-type="float" office:value="60159" calcext:value-type="float">
            <text:p>60159</text:p>
          </table:table-cell>
          <table:table-cell office:value-type="float" office:value="57484" calcext:value-type="float">
            <text:p>57484</text:p>
          </table:table-cell>
          <table:table-cell office:value-type="float" office:value="57380" calcext:value-type="float">
            <text:p>57380</text:p>
          </table:table-cell>
          <table:table-cell office:value-type="float" office:value="27" calcext:value-type="float">
            <text:p>27</text:p>
          </table:table-cell>
          <table:table-cell table:formula="of:=[.A4]-[.B4]" office:value-type="float" office:value="-1532" calcext:value-type="float">
            <text:p>-1532</text:p>
          </table:table-cell>
          <table:table-cell table:formula="of:=[.A4]-[.C4]" office:value-type="float" office:value="-2779" calcext:value-type="float">
            <text:p>-2779</text:p>
          </table:table-cell>
          <table:table-cell table:formula="of:=[.A4]-[.D4]" office:value-type="float" office:value="-104" calcext:value-type="float">
            <text:p>-104</text:p>
          </table:table-cell>
          <table:table-cell table:formula="of:=[.A4]-[.E4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442" calcext:value-type="float">
            <text:p>58442</text:p>
          </table:table-cell>
          <table:table-cell office:value-type="float" office:value="57355" calcext:value-type="float">
            <text:p>57355</text:p>
          </table:table-cell>
          <table:table-cell office:value-type="float" office:value="58932" calcext:value-type="float">
            <text:p>58932</text:p>
          </table:table-cell>
          <table:table-cell office:value-type="float" office:value="58371" calcext:value-type="float">
            <text:p>58371</text:p>
          </table:table-cell>
          <table:table-cell office:value-type="float" office:value="19" calcext:value-type="float">
            <text:p>19</text:p>
          </table:table-cell>
          <table:table-cell table:formula="of:=[.A5]-[.B5]" office:value-type="float" office:value="490" calcext:value-type="float">
            <text:p>490</text:p>
          </table:table-cell>
          <table:table-cell table:formula="of:=[.A5]-[.C5]" office:value-type="float" office:value="1577" calcext:value-type="float">
            <text:p>1577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561" calcext:value-type="float">
            <text:p>561</text:p>
          </table:table-cell>
          <table:table-cell table:number-columns-repeated="5"/>
          <table:table-cell table:formula="of:=AVERAGE([.P2];[.P3])/3600/1000" office:value-type="float" office:value="0.739822777777778" calcext:value-type="float">
            <text:p>0.739822777777778</text:p>
          </table:table-cell>
          <table:table-cell table:number-columns-repeated="4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665" calcext:value-type="float">
            <text:p>57665</text:p>
          </table:table-cell>
          <table:table-cell office:value-type="float" office:value="59494" calcext:value-type="float">
            <text:p>59494</text:p>
          </table:table-cell>
          <table:table-cell office:value-type="float" office:value="60431" calcext:value-type="float">
            <text:p>60431</text:p>
          </table:table-cell>
          <table:table-cell office:value-type="float" office:value="57699" calcext:value-type="float">
            <text:p>57699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34" calcext:value-type="float">
            <text:p>34</text:p>
          </table:table-cell>
          <table:table-cell table:formula="of:=[.A6]-[.C6]" office:value-type="float" office:value="-1795" calcext:value-type="float">
            <text:p>-1795</text:p>
          </table:table-cell>
          <table:table-cell table:formula="of:=[.A6]-[.D6]" office:value-type="float" office:value="-2732" calcext:value-type="float">
            <text:p>-2732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64" calcext:value-type="float">
            <text:p>57364</text:p>
          </table:table-cell>
          <table:table-cell office:value-type="float" office:value="58543" calcext:value-type="float">
            <text:p>58543</text:p>
          </table:table-cell>
          <table:table-cell office:value-type="float" office:value="57995" calcext:value-type="float">
            <text:p>57995</text:p>
          </table:table-cell>
          <table:table-cell office:value-type="float" office:value="57896" calcext:value-type="float">
            <text:p>57896</text:p>
          </table:table-cell>
          <table:table-cell office:value-type="float" office:value="21" calcext:value-type="float">
            <text:p>21</text:p>
          </table:table-cell>
          <table:table-cell table:formula="of:=[.A7]-[.B7]" office:value-type="float" office:value="631" calcext:value-type="float">
            <text:p>631</text:p>
          </table:table-cell>
          <table:table-cell table:formula="of:=[.A7]-[.C7]" office:value-type="float" office:value="-548" calcext:value-type="float">
            <text:p>-54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923" calcext:value-type="float">
            <text:p>57923</text:p>
          </table:table-cell>
          <table:table-cell office:value-type="float" office:value="57384" calcext:value-type="float">
            <text:p>57384</text:p>
          </table:table-cell>
          <table:table-cell office:value-type="float" office:value="60498" calcext:value-type="float">
            <text:p>60498</text:p>
          </table:table-cell>
          <table:table-cell office:value-type="float" office:value="57791" calcext:value-type="float">
            <text:p>57791</text:p>
          </table:table-cell>
          <table:table-cell office:value-type="float" office:value="5" calcext:value-type="float">
            <text:p>5</text:p>
          </table:table-cell>
          <table:table-cell table:formula="of:=[.A8]-[.B8]" office:value-type="float" office:value="-222" calcext:value-type="float">
            <text:p>-222</text:p>
          </table:table-cell>
          <table:table-cell table:formula="of:=[.A8]-[.C8]" office:value-type="float" office:value="317" calcext:value-type="float">
            <text:p>317</text:p>
          </table:table-cell>
          <table:table-cell table:formula="of:=[.A8]-[.D8]" office:value-type="float" office:value="-2797" calcext:value-type="float">
            <text:p>-2797</text:p>
          </table:table-cell>
          <table:table-cell table:formula="of:=[.A8]-[.E8]" office:value-type="float" office:value="-90" calcext:value-type="float">
            <text:p>-90</text:p>
          </table:table-cell>
          <table:table-cell table:number-columns-repeated="10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864" calcext:value-type="float">
            <text:p>57864</text:p>
          </table:table-cell>
          <table:table-cell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58391" calcext:value-type="float">
            <text:p>58391</text:p>
          </table:table-cell>
          <table:table-cell office:value-type="float" office:value="44" calcext:value-type="float">
            <text:p>44</text:p>
          </table:table-cell>
          <table:table-cell table:formula="of:=[.A9]-[.B9]" office:value-type="float" office:value="-116" calcext:value-type="float">
            <text:p>-116</text:p>
          </table:table-cell>
          <table:table-cell table:formula="of:=[.A9]-[.C9]" office:value-type="float" office:value="394" calcext:value-type="float">
            <text:p>394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643" calcext:value-type="float">
            <text:p>-643</text:p>
          </table:table-cell>
          <table:table-cell table:number-columns-repeated="10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56" calcext:value-type="float">
            <text:p>60456</text:p>
          </table:table-cell>
          <table:table-cell office:value-type="float" office:value="57357" calcext:value-type="float">
            <text:p>57357</text:p>
          </table:table-cell>
          <table:table-cell office:value-type="float" office:value="57760" calcext:value-type="float">
            <text:p>57760</text:p>
          </table:table-cell>
          <table:table-cell office:value-type="float" office:value="58056" calcext:value-type="float">
            <text:p>58056</text:p>
          </table:table-cell>
          <table:table-cell office:value-type="float" office:value="2" calcext:value-type="float">
            <text:p>2</text:p>
          </table:table-cell>
          <table:table-cell table:formula="of:=[.A10]-[.B10]" office:value-type="float" office:value="-2696" calcext:value-type="float">
            <text:p>-2696</text:p>
          </table:table-cell>
          <table:table-cell table:formula="of:=[.A10]-[.C10]" office:value-type="float" office:value="403" calcext:value-type="float">
            <text:p>403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96" calcext:value-type="float">
            <text:p>-296</text:p>
          </table:table-cell>
          <table:table-cell table:number-columns-repeated="10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356" calcext:value-type="float">
            <text:p>57356</text:p>
          </table:table-cell>
          <table:table-cell office:value-type="float" office:value="57731" calcext:value-type="float">
            <text:p>57731</text:p>
          </table:table-cell>
          <table:table-cell office:value-type="float" office:value="58559" calcext:value-type="float">
            <text:p>58559</text:p>
          </table:table-cell>
          <table:table-cell office:value-type="float" office:value="57353" calcext:value-type="float">
            <text:p>57353</text:p>
          </table:table-cell>
          <table:table-cell office:value-type="float" office:value="5" calcext:value-type="float">
            <text:p>5</text:p>
          </table:table-cell>
          <table:table-cell table:formula="of:=[.A11]-[.B11]" office:value-type="float" office:value="128" calcext:value-type="float">
            <text:p>128</text:p>
          </table:table-cell>
          <table:table-cell table:formula="of:=[.A11]-[.C11]" office:value-type="float" office:value="-247" calcext:value-type="float">
            <text:p>-247</text:p>
          </table:table-cell>
          <table:table-cell table:formula="of:=[.A11]-[.D11]" office:value-type="float" office:value="-1075" calcext:value-type="float">
            <text:p>-1075</text:p>
          </table:table-cell>
          <table:table-cell table:formula="of:=[.A11]-[.E11]"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9" calcext:value-type="float">
            <text:p>57859</text:p>
          </table:table-cell>
          <table:table-cell office:value-type="float" office:value="60420" calcext:value-type="float">
            <text:p>60420</text:p>
          </table:table-cell>
          <table:table-cell office:value-type="float" office:value="59035" calcext:value-type="float">
            <text:p>59035</text:p>
          </table:table-cell>
          <table:table-cell office:value-type="float" office:value="59903" calcext:value-type="float">
            <text:p>59903</text:p>
          </table:table-cell>
          <table:table-cell office:value-type="float" office:value="30" calcext:value-type="float">
            <text:p>30</text:p>
          </table:table-cell>
          <table:table-cell table:formula="of:=[.A12]-[.B12]" office:value-type="float" office:value="-479" calcext:value-type="float">
            <text:p>-479</text:p>
          </table:table-cell>
          <table:table-cell table:formula="of:=[.A12]-[.C12]" office:value-type="float" office:value="-3040" calcext:value-type="float">
            <text:p>-3040</text:p>
          </table:table-cell>
          <table:table-cell table:formula="of:=[.A12]-[.D12]" office:value-type="float" office:value="-1655" calcext:value-type="float">
            <text:p>-1655</text:p>
          </table:table-cell>
          <table:table-cell table:formula="of:=[.A12]-[.E12]" office:value-type="float" office:value="-2523" calcext:value-type="float">
            <text:p>-2523</text:p>
          </table:table-cell>
          <table:table-cell table:number-columns-repeated="10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470" calcext:value-type="float">
            <text:p>60470</text:p>
          </table:table-cell>
          <table:table-cell office:value-type="float" office:value="58499" calcext:value-type="float">
            <text:p>58499</text:p>
          </table:table-cell>
          <table:table-cell office:value-type="float" office:value="59435" calcext:value-type="float">
            <text:p>59435</text:p>
          </table:table-cell>
          <table:table-cell office:value-type="float" office:value="59439" calcext:value-type="float">
            <text:p>59439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-1035" calcext:value-type="float">
            <text:p>-1035</text:p>
          </table:table-cell>
          <table:table-cell table:formula="of:=[.A13]-[.C13]" office:value-type="float" office:value="936" calcext:value-type="float">
            <text:p>936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34" calcext:value-type="float">
            <text:p>58134</text:p>
          </table:table-cell>
          <table:table-cell office:value-type="float" office:value="58575" calcext:value-type="float">
            <text:p>58575</text:p>
          </table:table-cell>
          <table:table-cell office:value-type="float" office:value="57922" calcext:value-type="float">
            <text:p>57922</text:p>
          </table:table-cell>
          <table:table-cell office:value-type="float" office:value="57356" calcext:value-type="float">
            <text:p>57356</text:p>
          </table:table-cell>
          <table:table-cell office:value-type="float" office:value="5" calcext:value-type="float">
            <text:p>5</text:p>
          </table:table-cell>
          <table:table-cell table:formula="of:=[.A14]-[.B14]" office:value-type="float" office:value="-212" calcext:value-type="float">
            <text:p>-212</text:p>
          </table:table-cell>
          <table:table-cell table:formula="of:=[.A14]-[.C14]" office:value-type="float" office:value="-653" calcext:value-type="float">
            <text:p>-653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566" calcext:value-type="float">
            <text:p>566</text:p>
          </table:table-cell>
          <table:table-cell table:number-columns-repeated="10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1" calcext:value-type="float">
            <text:p>57731</text:p>
          </table:table-cell>
          <table:table-cell office:value-type="float" office:value="57366" calcext:value-type="float">
            <text:p>57366</text:p>
          </table:table-cell>
          <table:table-cell office:value-type="float" office:value="57407" calcext:value-type="float">
            <text:p>57407</text:p>
          </table:table-cell>
          <table:table-cell office:value-type="float" office:value="57783" calcext:value-type="float">
            <text:p>57783</text:p>
          </table:table-cell>
          <table:table-cell office:value-type="float" office:value="11" calcext:value-type="float">
            <text:p>11</text:p>
          </table:table-cell>
          <table:table-cell table:formula="of:=[.A15]-[.B15]" office:value-type="float" office:value="52" calcext:value-type="float">
            <text:p>52</text:p>
          </table:table-cell>
          <table:table-cell table:formula="of:=[.A15]-[.C15]" office:value-type="float" office:value="417" calcext:value-type="float">
            <text:p>417</text:p>
          </table:table-cell>
          <table:table-cell table:formula="of:=[.A15]-[.D15]" office:value-type="float" office:value="376" calcext:value-type="float">
            <text:p>376</text:p>
          </table:table-cell>
          <table:table-cell table:formula="of:=[.A15]-[.E1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7611" calcext:value-type="float">
            <text:p>57611</text:p>
          </table:table-cell>
          <table:table-cell office:value-type="float" office:value="59415" calcext:value-type="float">
            <text:p>59415</text:p>
          </table:table-cell>
          <table:table-cell office:value-type="float" office:value="58161" calcext:value-type="float">
            <text:p>58161</text:p>
          </table:table-cell>
          <table:table-cell office:value-type="float" office:value="57383" calcext:value-type="float">
            <text:p>57383</text:p>
          </table:table-cell>
          <table:table-cell office:value-type="float" office:value="4" calcext:value-type="float">
            <text:p>4</text:p>
          </table:table-cell>
          <table:table-cell table:formula="of:=[.A16]-[.B16]" office:value-type="float" office:value="550" calcext:value-type="float">
            <text:p>550</text:p>
          </table:table-cell>
          <table:table-cell table:formula="of:=[.A16]-[.C16]" office:value-type="float" office:value="-1254" calcext:value-type="float">
            <text:p>-1254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778" calcext:value-type="float">
            <text:p>778</text:p>
          </table:table-cell>
          <table:table-cell table:number-columns-repeated="10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409" calcext:value-type="float">
            <text:p>59409</text:p>
          </table:table-cell>
          <table:table-cell office:value-type="float" office:value="57344" calcext:value-type="float">
            <text:p>57344</text:p>
          </table:table-cell>
          <table:table-cell office:value-type="float" office:value="57485" calcext:value-type="float">
            <text:p>57485</text:p>
          </table:table-cell>
          <table:table-cell office:value-type="float" office:value="59044" calcext:value-type="float">
            <text:p>59044</text:p>
          </table:table-cell>
          <table:table-cell office:value-type="float" office:value="22" calcext:value-type="float">
            <text:p>22</text:p>
          </table:table-cell>
          <table:table-cell table:formula="of:=[.A17]-[.B17]" office:value-type="float" office:value="-1924" calcext:value-type="float">
            <text:p>-1924</text:p>
          </table:table-cell>
          <table:table-cell table:formula="of:=[.A17]-[.C17]" office:value-type="float" office:value="141" calcext:value-type="float">
            <text:p>141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559" calcext:value-type="float">
            <text:p>-1559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7506" calcext:value-type="float">
            <text:p>57506</text:p>
          </table:table-cell>
          <table:table-cell office:value-type="float" office:value="61439" calcext:value-type="float">
            <text:p>61439</text:p>
          </table:table-cell>
          <table:table-cell office:value-type="float" office:value="58791" calcext:value-type="float">
            <text:p>58791</text:p>
          </table:table-cell>
          <table:table-cell office:value-type="float" office:value="3" calcext:value-type="float">
            <text:p>3</text:p>
          </table:table-cell>
          <table:table-cell table:formula="of:=[.A18]-[.B18]" office:value-type="float" office:value="-4059" calcext:value-type="float">
            <text:p>-4059</text:p>
          </table:table-cell>
          <table:table-cell table:formula="of:=[.A18]-[.C18]" office:value-type="float" office:value="-126" calcext:value-type="float">
            <text:p>-126</text:p>
          </table:table-cell>
          <table:table-cell table:formula="of:=[.A18]-[.D18]" office:value-type="float" office:value="-4059" calcext:value-type="float">
            <text:p>-4059</text:p>
          </table:table-cell>
          <table:table-cell table:formula="of:=[.A18]-[.E18]" office:value-type="float" office:value="-1411" calcext:value-type="float">
            <text:p>-1411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886" calcext:value-type="float">
            <text:p>58886</text:p>
          </table:table-cell>
          <table:table-cell office:value-type="float" office:value="59591" calcext:value-type="float">
            <text:p>59591</text:p>
          </table:table-cell>
          <table:table-cell office:value-type="float" office:value="57505" calcext:value-type="float">
            <text:p>57505</text:p>
          </table:table-cell>
          <table:table-cell office:value-type="float" office:value="57698" calcext:value-type="float">
            <text:p>57698</text:p>
          </table:table-cell>
          <table:table-cell office:value-type="float" office:value="12" calcext:value-type="float">
            <text:p>12</text:p>
          </table:table-cell>
          <table:table-cell table:formula="of:=[.A19]-[.B19]" office:value-type="float" office:value="-1188" calcext:value-type="float">
            <text:p>-1188</text:p>
          </table:table-cell>
          <table:table-cell table:formula="of:=[.A19]-[.C19]" office:value-type="float" office:value="-1893" calcext:value-type="float">
            <text:p>-1893</text:p>
          </table:table-cell>
          <table:table-cell table:formula="of:=[.A19]-[.D19]" office:value-type="float" office:value="193" calcext:value-type="float">
            <text:p>193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09" calcext:value-type="float">
            <text:p>57409</text:p>
          </table:table-cell>
          <table:table-cell office:value-type="float" office:value="57490" calcext:value-type="float">
            <text:p>57490</text:p>
          </table:table-cell>
          <table:table-cell office:value-type="float" office:value="59391" calcext:value-type="float">
            <text:p>59391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 table:formula="of:=[.A20]-[.B20]" office:value-type="float" office:value="-29" calcext:value-type="float">
            <text:p>-29</text:p>
          </table:table-cell>
          <table:table-cell table:formula="of:=[.A20]-[.C20]" office:value-type="float" office:value="-110" calcext:value-type="float">
            <text:p>-110</text:p>
          </table:table-cell>
          <table:table-cell table:formula="of:=[.A20]-[.D20]" office:value-type="float" office:value="-2011" calcext:value-type="float">
            <text:p>-2011</text:p>
          </table:table-cell>
          <table:table-cell table:formula="of:=[.A20]-[.E2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48" calcext:value-type="float">
            <text:p>58548</text:p>
          </table:table-cell>
          <table:table-cell office:value-type="float" office:value="58125" calcext:value-type="float">
            <text:p>58125</text:p>
          </table:table-cell>
          <table:table-cell office:value-type="float" office:value="58545" calcext:value-type="float">
            <text:p>58545</text:p>
          </table:table-cell>
          <table:table-cell office:value-type="float" office:value="59988" calcext:value-type="float">
            <text:p>59988</text:p>
          </table:table-cell>
          <table:table-cell office:value-type="float" office:value="44" calcext:value-type="float">
            <text:p>44</text:p>
          </table:table-cell>
          <table:table-cell table:formula="of:=[.A21]-[.B21]" office:value-type="float" office:value="-3" calcext:value-type="float">
            <text:p>-3</text:p>
          </table:table-cell>
          <table:table-cell table:formula="of:=[.A21]-[.C21]" office:value-type="float" office:value="420" calcext:value-type="float">
            <text:p>420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443" calcext:value-type="float">
            <text:p>-1443</text:p>
          </table:table-cell>
          <table:table-cell table:number-columns-repeated="10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891" calcext:value-type="float">
            <text:p>57891</text:p>
          </table:table-cell>
          <table:table-cell office:value-type="float" office:value="60749" calcext:value-type="float">
            <text:p>60749</text:p>
          </table:table-cell>
          <table:table-cell office:value-type="float" office:value="57741" calcext:value-type="float">
            <text:p>57741</text:p>
          </table:table-cell>
          <table:table-cell office:value-type="float" office:value="58212" calcext:value-type="float">
            <text:p>58212</text:p>
          </table:table-cell>
          <table:table-cell office:value-type="float" office:value="26" calcext:value-type="float">
            <text:p>26</text:p>
          </table:table-cell>
          <table:table-cell table:formula="of:=[.A22]-[.B22]" office:value-type="float" office:value="-150" calcext:value-type="float">
            <text:p>-150</text:p>
          </table:table-cell>
          <table:table-cell table:formula="of:=[.A22]-[.C22]" office:value-type="float" office:value="-3008" calcext:value-type="float">
            <text:p>-3008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471" calcext:value-type="float">
            <text:p>-471</text:p>
          </table:table-cell>
          <table:table-cell table:number-columns-repeated="10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76" calcext:value-type="float">
            <text:p>57676</text:p>
          </table:table-cell>
          <table:table-cell office:value-type="float" office:value="57350" calcext:value-type="float">
            <text:p>57350</text:p>
          </table:table-cell>
          <table:table-cell office:value-type="float" office:value="57729" calcext:value-type="float">
            <text:p>57729</text:p>
          </table:table-cell>
          <table:table-cell office:value-type="float" office:value="57398" calcext:value-type="float">
            <text:p>57398</text:p>
          </table:table-cell>
          <table:table-cell office:value-type="float" office:value="13" calcext:value-type="float">
            <text:p>13</text:p>
          </table:table-cell>
          <table:table-cell table:formula="of:=[.A23]-[.B23]" office:value-type="float" office:value="53" calcext:value-type="float">
            <text:p>53</text:p>
          </table:table-cell>
          <table:table-cell table:formula="of:=[.A23]-[.C23]" office:value-type="float" office:value="379" calcext:value-type="float">
            <text:p>37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745" calcext:value-type="float">
            <text:p>59745</text:p>
          </table:table-cell>
          <table:table-cell office:value-type="float" office:value="57352" calcext:value-type="float">
            <text:p>57352</text:p>
          </table:table-cell>
          <table:table-cell office:value-type="float" office:value="57731" calcext:value-type="float">
            <text:p>57731</text:p>
          </table:table-cell>
          <table:table-cell office:value-type="float" office:value="57353" calcext:value-type="float">
            <text:p>57353</text:p>
          </table:table-cell>
          <table:table-cell office:value-type="float" office:value="16" calcext:value-type="float">
            <text:p>16</text:p>
          </table:table-cell>
          <table:table-cell table:formula="of:=[.A24]-[.B24]" office:value-type="float" office:value="-2014" calcext:value-type="float">
            <text:p>-2014</text:p>
          </table:table-cell>
          <table:table-cell table:formula="of:=[.A24]-[.C24]" office:value-type="float" office:value="379" calcext:value-type="float">
            <text:p>37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75" calcext:value-type="float">
            <text:p>58075</text:p>
          </table:table-cell>
          <table:table-cell office:value-type="float" office:value="57368" calcext:value-type="float">
            <text:p>57368</text:p>
          </table:table-cell>
          <table:table-cell office:value-type="float" office:value="58572" calcext:value-type="float">
            <text:p>58572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695" calcext:value-type="float">
            <text:p>-695</text:p>
          </table:table-cell>
          <table:table-cell table:formula="of:=[.A25]-[.C25]" office:value-type="float" office:value="12" calcext:value-type="float">
            <text:p>12</text:p>
          </table:table-cell>
          <table:table-cell table:formula="of:=[.A25]-[.D25]" office:value-type="float" office:value="-1192" calcext:value-type="float">
            <text:p>-1192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850" calcext:value-type="float">
            <text:p>60850</text:p>
          </table:table-cell>
          <table:table-cell office:value-type="float" office:value="57347" calcext:value-type="float">
            <text:p>57347</text:p>
          </table:table-cell>
          <table:table-cell office:value-type="float" office:value="58160" calcext:value-type="float">
            <text:p>58160</text:p>
          </table:table-cell>
          <table:table-cell office:value-type="float" office:value="57702" calcext:value-type="float">
            <text:p>57702</text:p>
          </table:table-cell>
          <table:table-cell office:value-type="float" office:value="3" calcext:value-type="float">
            <text:p>3</text:p>
          </table:table-cell>
          <table:table-cell table:formula="of:=[.A26]-[.B26]" office:value-type="float" office:value="-3148" calcext:value-type="float">
            <text:p>-3148</text:p>
          </table:table-cell>
          <table:table-cell table:formula="of:=[.A26]-[.C26]" office:value-type="float" office:value="355" calcext:value-type="float">
            <text:p>355</text:p>
          </table:table-cell>
          <table:table-cell table:formula="of:=[.A26]-[.D26]" office:value-type="float" office:value="-458" calcext:value-type="float">
            <text:p>-458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80" calcext:value-type="float">
            <text:p>59980</text:p>
          </table:table-cell>
          <table:table-cell office:value-type="float" office:value="60223" calcext:value-type="float">
            <text:p>60223</text:p>
          </table:table-cell>
          <table:table-cell office:value-type="float" office:value="57476" calcext:value-type="float">
            <text:p>57476</text:p>
          </table:table-cell>
          <table:table-cell office:value-type="float" office:value="57399" calcext:value-type="float">
            <text:p>57399</text:p>
          </table:table-cell>
          <table:table-cell office:value-type="float" office:value="31" calcext:value-type="float">
            <text:p>31</text:p>
          </table:table-cell>
          <table:table-cell table:formula="of:=[.A27]-[.B27]" office:value-type="float" office:value="-2504" calcext:value-type="float">
            <text:p>-2504</text:p>
          </table:table-cell>
          <table:table-cell table:formula="of:=[.A27]-[.C27]" office:value-type="float" office:value="-2747" calcext:value-type="float">
            <text:p>-274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16" calcext:value-type="float">
            <text:p>59416</text:p>
          </table:table-cell>
          <table:table-cell office:value-type="float" office:value="57375" calcext:value-type="float">
            <text:p>57375</text:p>
          </table:table-cell>
          <table:table-cell office:value-type="float" office:value="57527" calcext:value-type="float">
            <text:p>57527</text:p>
          </table:table-cell>
          <table:table-cell office:value-type="float" office:value="57471" calcext:value-type="float">
            <text:p>57471</text:p>
          </table:table-cell>
          <table:table-cell office:value-type="float" office:value="9" calcext:value-type="float">
            <text:p>9</text:p>
          </table:table-cell>
          <table:table-cell table:formula="of:=[.A28]-[.B28]" office:value-type="float" office:value="-2036" calcext:value-type="float">
            <text:p>-2036</text:p>
          </table:table-cell>
          <table:table-cell table:formula="of:=[.A28]-[.C28]" office:value-type="float" office:value="5" calcext:value-type="float">
            <text:p>5</text:p>
          </table:table-cell>
          <table:table-cell table:formula="of:=[.A28]-[.D28]" office:value-type="float" office:value="-147" calcext:value-type="float">
            <text:p>-147</text:p>
          </table:table-cell>
          <table:table-cell table:formula="of:=[.A28]-[.E28]" office:value-type="float" office:value="-91" calcext:value-type="float">
            <text:p>-91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856" calcext:value-type="float">
            <text:p>57856</text:p>
          </table:table-cell>
          <table:table-cell office:value-type="float" office:value="57385" calcext:value-type="float">
            <text:p>57385</text:p>
          </table:table-cell>
          <table:table-cell office:value-type="float" office:value="60127" calcext:value-type="float">
            <text:p>60127</text:p>
          </table:table-cell>
          <table:table-cell office:value-type="float" office:value="59721" calcext:value-type="float">
            <text:p>59721</text:p>
          </table:table-cell>
          <table:table-cell office:value-type="float" office:value="27" calcext:value-type="float">
            <text:p>27</text:p>
          </table:table-cell>
          <table:table-cell table:formula="of:=[.A29]-[.B29]" office:value-type="float" office:value="1865" calcext:value-type="float">
            <text:p>1865</text:p>
          </table:table-cell>
          <table:table-cell table:formula="of:=[.A29]-[.C29]" office:value-type="float" office:value="2336" calcext:value-type="float">
            <text:p>2336</text:p>
          </table:table-cell>
          <table:table-cell table:formula="of:=[.A29]-[.D29]" office:value-type="float" office:value="-406" calcext:value-type="float">
            <text:p>-406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59" calcext:value-type="float">
            <text:p>59659</text:p>
          </table:table-cell>
          <table:table-cell office:value-type="float" office:value="58117" calcext:value-type="float">
            <text:p>58117</text:p>
          </table:table-cell>
          <table:table-cell office:value-type="float" office:value="57697" calcext:value-type="float">
            <text:p>57697</text:p>
          </table:table-cell>
          <table:table-cell office:value-type="float" office:value="57855" calcext:value-type="float">
            <text:p>57855</text:p>
          </table:table-cell>
          <table:table-cell office:value-type="float" office:value="44" calcext:value-type="float">
            <text:p>44</text:p>
          </table:table-cell>
          <table:table-cell table:formula="of:=[.A30]-[.B30]" office:value-type="float" office:value="-1962" calcext:value-type="float">
            <text:p>-1962</text:p>
          </table:table-cell>
          <table:table-cell table:formula="of:=[.A30]-[.C30]" office:value-type="float" office:value="-420" calcext:value-type="float">
            <text:p>-420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58" calcext:value-type="float">
            <text:p>-158</text:p>
          </table:table-cell>
          <table:table-cell table:number-columns-repeated="10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83" calcext:value-type="float">
            <text:p>57983</text:p>
          </table:table-cell>
          <table:table-cell office:value-type="float" office:value="58585" calcext:value-type="float">
            <text:p>58585</text:p>
          </table:table-cell>
          <table:table-cell office:value-type="float" office:value="57773" calcext:value-type="float">
            <text:p>57773</text:p>
          </table:table-cell>
          <table:table-cell office:value-type="float" office:value="59592" calcext:value-type="float">
            <text:p>59592</text:p>
          </table:table-cell>
          <table:table-cell office:value-type="float" office:value="4" calcext:value-type="float">
            <text:p>4</text:p>
          </table:table-cell>
          <table:table-cell table:formula="of:=[.A31]-[.B31]" office:value-type="float" office:value="-210" calcext:value-type="float">
            <text:p>-210</text:p>
          </table:table-cell>
          <table:table-cell table:formula="of:=[.A31]-[.C31]" office:value-type="float" office:value="-812" calcext:value-type="float">
            <text:p>-812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819" calcext:value-type="float">
            <text:p>-1819</text:p>
          </table:table-cell>
          <table:table-cell table:number-columns-repeated="10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890" calcext:value-type="float">
            <text:p>58890</text:p>
          </table:table-cell>
          <table:table-cell office:value-type="float" office:value="57357" calcext:value-type="float">
            <text:p>57357</text:p>
          </table:table-cell>
          <table:table-cell office:value-type="float" office:value="58148" calcext:value-type="float">
            <text:p>58148</text:p>
          </table:table-cell>
          <table:table-cell office:value-type="float" office:value="57388" calcext:value-type="float">
            <text:p>57388</text:p>
          </table:table-cell>
          <table:table-cell office:value-type="float" office:value="38" calcext:value-type="float">
            <text:p>38</text:p>
          </table:table-cell>
          <table:table-cell table:formula="of:=[.A32]-[.B32]" office:value-type="float" office:value="-742" calcext:value-type="float">
            <text:p>-742</text:p>
          </table:table-cell>
          <table:table-cell table:formula="of:=[.A32]-[.C32]" office:value-type="float" office:value="791" calcext:value-type="float">
            <text:p>791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89" calcext:value-type="float">
            <text:p>57389</text:p>
          </table:table-cell>
          <table:table-cell office:value-type="float" office:value="58128" calcext:value-type="float">
            <text:p>58128</text:p>
          </table:table-cell>
          <table:table-cell office:value-type="float" office:value="57697" calcext:value-type="float">
            <text:p>57697</text:p>
          </table:table-cell>
          <table:table-cell office:value-type="float" office:value="57417" calcext:value-type="float">
            <text:p>57417</text:p>
          </table:table-cell>
          <table:table-cell office:value-type="float" office:value="48" calcext:value-type="float">
            <text:p>48</text:p>
          </table:table-cell>
          <table:table-cell table:formula="of:=[.A33]-[.B33]" office:value-type="float" office:value="308" calcext:value-type="float">
            <text:p>308</text:p>
          </table:table-cell>
          <table:table-cell table:formula="of:=[.A33]-[.C33]" office:value-type="float" office:value="-431" calcext:value-type="float">
            <text:p>-43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9" calcext:value-type="float">
            <text:p>57349</text:p>
          </table:table-cell>
          <table:table-cell office:value-type="float" office:value="58932" calcext:value-type="float">
            <text:p>58932</text:p>
          </table:table-cell>
          <table:table-cell office:value-type="float" office:value="60671" calcext:value-type="float">
            <text:p>60671</text:p>
          </table:table-cell>
          <table:table-cell office:value-type="float" office:value="57698" calcext:value-type="float">
            <text:p>57698</text:p>
          </table:table-cell>
          <table:table-cell office:value-type="float" office:value="30" calcext:value-type="float">
            <text:p>30</text:p>
          </table:table-cell>
          <table:table-cell table:formula="of:=[.A34]-[.B34]" office:value-type="float" office:value="349" calcext:value-type="float">
            <text:p>349</text:p>
          </table:table-cell>
          <table:table-cell table:formula="of:=[.A34]-[.C34]" office:value-type="float" office:value="-1234" calcext:value-type="float">
            <text:p>-1234</text:p>
          </table:table-cell>
          <table:table-cell table:formula="of:=[.A34]-[.D34]" office:value-type="float" office:value="-2973" calcext:value-type="float">
            <text:p>-2973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58696" calcext:value-type="float">
            <text:p>58696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 table:formula="of:=[.A35]-[.B35]" office:value-type="float" office:value="-1499" calcext:value-type="float">
            <text:p>-1499</text:p>
          </table:table-cell>
          <table:table-cell table:formula="of:=[.A35]-[.C35]" office:value-type="float" office:value="-1316" calcext:value-type="float">
            <text:p>-1316</text:p>
          </table:table-cell>
          <table:table-cell table:formula="of:=[.A35]-[.D35]" office:value-type="float" office:value="-2779" calcext:value-type="float">
            <text:p>-2779</text:p>
          </table:table-cell>
          <table:table-cell table:formula="of:=[.A35]-[.E3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657" calcext:value-type="float">
            <text:p>58657</text:p>
          </table:table-cell>
          <table:table-cell office:value-type="float" office:value="60831" calcext:value-type="float">
            <text:p>608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44" calcext:value-type="float">
            <text:p>44</text:p>
          </table:table-cell>
          <table:table-cell table:formula="of:=[.A36]-[.B36]" office:value-type="float" office:value="-962" calcext:value-type="float">
            <text:p>-962</text:p>
          </table:table-cell>
          <table:table-cell table:formula="of:=[.A36]-[.C36]" office:value-type="float" office:value="-3136" calcext:value-type="float">
            <text:p>-3136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315" calcext:value-type="float">
            <text:p>31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7695" calcext:value-type="float">
            <text:p>57695</text:p>
          </table:table-cell>
          <table:table-cell office:value-type="float" office:value="58477" calcext:value-type="float">
            <text:p>58477</text:p>
          </table:table-cell>
          <table:table-cell office:value-type="float" office:value="58623" calcext:value-type="float">
            <text:p>58623</text:p>
          </table:table-cell>
          <table:table-cell office:value-type="float" office:value="20" calcext:value-type="float">
            <text:p>20</text:p>
          </table:table-cell>
          <table:table-cell table:formula="of:=[.A37]-[.B37]" office:value-type="float" office:value="0" calcext:value-type="float">
            <text:p>0</text:p>
          </table:table-cell>
          <table:table-cell table:formula="of:=[.A37]-[.C37]" office:value-type="float" office:value="-315" calcext:value-type="float">
            <text:p>-315</text:p>
          </table:table-cell>
          <table:table-cell table:formula="of:=[.A37]-[.D37]" office:value-type="float" office:value="-1097" calcext:value-type="float">
            <text:p>-1097</text:p>
          </table:table-cell>
          <table:table-cell table:formula="of:=[.A37]-[.E37]" office:value-type="float" office:value="-1243" calcext:value-type="float">
            <text:p>-1243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23" calcext:value-type="float">
            <text:p>58623</text:p>
          </table:table-cell>
          <table:table-cell office:value-type="float" office:value="58477" calcext:value-type="float">
            <text:p>58477</text:p>
          </table:table-cell>
          <table:table-cell office:value-type="float" office:value="58545" calcext:value-type="float">
            <text:p>58545</text:p>
          </table:table-cell>
          <table:table-cell office:value-type="float" office:value="57375" calcext:value-type="float">
            <text:p>57375</text:p>
          </table:table-cell>
          <table:table-cell office:value-type="float" office:value="5" calcext:value-type="float">
            <text:p>5</text:p>
          </table:table-cell>
          <table:table-cell table:formula="of:=[.A38]-[.B38]" office:value-type="float" office:value="-78" calcext:value-type="float">
            <text:p>-78</text:p>
          </table:table-cell>
          <table:table-cell table:formula="of:=[.A38]-[.C38]" office:value-type="float" office:value="68" calcext:value-type="float">
            <text:p>68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1170" calcext:value-type="float">
            <text:p>1170</text:p>
          </table:table-cell>
          <table:table-cell table:number-columns-repeated="10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407" calcext:value-type="float">
            <text:p>57407</text:p>
          </table:table-cell>
          <table:table-cell office:value-type="float" office:value="57891" calcext:value-type="float">
            <text:p>57891</text:p>
          </table:table-cell>
          <table:table-cell office:value-type="float" office:value="57905" calcext:value-type="float">
            <text:p>57905</text:p>
          </table:table-cell>
          <table:table-cell office:value-type="float" office:value="58719" calcext:value-type="float">
            <text:p>58719</text:p>
          </table:table-cell>
          <table:table-cell office:value-type="float" office:value="32" calcext:value-type="float">
            <text:p>32</text:p>
          </table:table-cell>
          <table:table-cell table:formula="of:=[.A39]-[.B39]" office:value-type="float" office:value="498" calcext:value-type="float">
            <text:p>498</text:p>
          </table:table-cell>
          <table:table-cell table:formula="of:=[.A39]-[.C39]" office:value-type="float" office:value="14" calcext:value-type="float">
            <text:p>1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814" calcext:value-type="float">
            <text:p>-814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07" calcext:value-type="float">
            <text:p>57407</text:p>
          </table:table-cell>
          <table:table-cell office:value-type="float" office:value="57427" calcext:value-type="float">
            <text:p>57427</text:p>
          </table:table-cell>
          <table:table-cell office:value-type="float" office:value="60415" calcext:value-type="float">
            <text:p>60415</text:p>
          </table:table-cell>
          <table:table-cell office:value-type="float" office:value="57707" calcext:value-type="float">
            <text:p>57707</text:p>
          </table:table-cell>
          <table:table-cell office:value-type="float" office:value="8" calcext:value-type="float">
            <text:p>8</text:p>
          </table:table-cell>
          <table:table-cell table:formula="of:=[.A40]-[.B40]" office:value-type="float" office:value="300" calcext:value-type="float">
            <text:p>300</text:p>
          </table:table-cell>
          <table:table-cell table:formula="of:=[.A40]-[.C40]" office:value-type="float" office:value="280" calcext:value-type="float">
            <text:p>280</text:p>
          </table:table-cell>
          <table:table-cell table:formula="of:=[.A40]-[.D40]" office:value-type="float" office:value="-2708" calcext:value-type="float">
            <text:p>-2708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827" calcext:value-type="float">
            <text:p>59827</text:p>
          </table:table-cell>
          <table:table-cell office:value-type="float" office:value="57388" calcext:value-type="float">
            <text:p>57388</text:p>
          </table:table-cell>
          <table:table-cell office:value-type="float" office:value="57393" calcext:value-type="float">
            <text:p>57393</text:p>
          </table:table-cell>
          <table:table-cell office:value-type="float" office:value="57382" calcext:value-type="float">
            <text:p>57382</text:p>
          </table:table-cell>
          <table:table-cell office:value-type="float" office:value="37" calcext:value-type="float">
            <text:p>37</text:p>
          </table:table-cell>
          <table:table-cell table:formula="of:=[.A41]-[.B41]" office:value-type="float" office:value="-2434" calcext:value-type="float">
            <text:p>-2434</text:p>
          </table:table-cell>
          <table:table-cell table:formula="of:=[.A41]-[.C41]" office:value-type="float" office:value="5" calcext:value-type="float">
            <text:p>5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6" calcext:value-type="float">
            <text:p>57396</text:p>
          </table:table-cell>
          <table:table-cell office:value-type="float" office:value="59391" calcext:value-type="float">
            <text:p>59391</text:p>
          </table:table-cell>
          <table:table-cell office:value-type="float" office:value="58367" calcext:value-type="float">
            <text:p>58367</text:p>
          </table:table-cell>
          <table:table-cell office:value-type="float" office:value="57380" calcext:value-type="float">
            <text:p>57380</text:p>
          </table:table-cell>
          <table:table-cell office:value-type="float" office:value="8" calcext:value-type="float">
            <text:p>8</text:p>
          </table:table-cell>
          <table:table-cell table:formula="of:=[.A42]-[.B42]" office:value-type="float" office:value="-16" calcext:value-type="float">
            <text:p>-16</text:p>
          </table:table-cell>
          <table:table-cell table:formula="of:=[.A42]-[.C42]" office:value-type="float" office:value="-2011" calcext:value-type="float">
            <text:p>-2011</text:p>
          </table:table-cell>
          <table:table-cell table:formula="of:=[.A42]-[.D42]" office:value-type="float" office:value="-987" calcext:value-type="float">
            <text:p>-987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889" calcext:value-type="float">
            <text:p>57889</text:p>
          </table:table-cell>
          <table:table-cell office:value-type="float" office:value="59553" calcext:value-type="float">
            <text:p>59553</text:p>
          </table:table-cell>
          <table:table-cell office:value-type="float" office:value="58954" calcext:value-type="float">
            <text:p>58954</text:p>
          </table:table-cell>
          <table:table-cell office:value-type="float" office:value="58391" calcext:value-type="float">
            <text:p>58391</text:p>
          </table:table-cell>
          <table:table-cell office:value-type="float" office:value="54" calcext:value-type="float">
            <text:p>54</text:p>
          </table:table-cell>
          <table:table-cell table:formula="of:=[.A43]-[.B43]" office:value-type="float" office:value="1065" calcext:value-type="float">
            <text:p>1065</text:p>
          </table:table-cell>
          <table:table-cell table:formula="of:=[.A43]-[.C43]" office:value-type="float" office:value="-599" calcext:value-type="float">
            <text:p>-599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47" calcext:value-type="float">
            <text:p>59747</text:p>
          </table:table-cell>
          <table:table-cell office:value-type="float" office:value="58367" calcext:value-type="float">
            <text:p>58367</text:p>
          </table:table-cell>
          <table:table-cell office:value-type="float" office:value="60268" calcext:value-type="float">
            <text:p>60268</text:p>
          </table:table-cell>
          <table:table-cell office:value-type="float" office:value="58731" calcext:value-type="float">
            <text:p>58731</text:p>
          </table:table-cell>
          <table:table-cell office:value-type="float" office:value="1" calcext:value-type="float">
            <text:p>1</text:p>
          </table:table-cell>
          <table:table-cell table:formula="of:=[.A44]-[.B44]" office:value-type="float" office:value="-2367" calcext:value-type="float">
            <text:p>-2367</text:p>
          </table:table-cell>
          <table:table-cell table:formula="of:=[.A44]-[.C44]" office:value-type="float" office:value="-987" calcext:value-type="float">
            <text:p>-987</text:p>
          </table:table-cell>
          <table:table-cell table:formula="of:=[.A44]-[.D44]" office:value-type="float" office:value="-2888" calcext:value-type="float">
            <text:p>-2888</text:p>
          </table:table-cell>
          <table:table-cell table:formula="of:=[.A44]-[.E44]" office:value-type="float" office:value="-1351" calcext:value-type="float">
            <text:p>-1351</text:p>
          </table:table-cell>
          <table:table-cell table:number-columns-repeated="10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075" calcext:value-type="float">
            <text:p>59075</text:p>
          </table:table-cell>
          <table:table-cell office:value-type="float" office:value="57942" calcext:value-type="float">
            <text:p>57942</text:p>
          </table:table-cell>
          <table:table-cell office:value-type="float" office:value="57354" calcext:value-type="float">
            <text:p>57354</text:p>
          </table:table-cell>
          <table:table-cell office:value-type="float" office:value="58657" calcext:value-type="float">
            <text:p>58657</text:p>
          </table:table-cell>
          <table:table-cell office:value-type="float" office:value="8" calcext:value-type="float">
            <text:p>8</text:p>
          </table:table-cell>
          <table:table-cell table:formula="of:=[.A45]-[.B45]" office:value-type="float" office:value="-418" calcext:value-type="float">
            <text:p>-418</text:p>
          </table:table-cell>
          <table:table-cell table:formula="of:=[.A45]-[.C45]" office:value-type="float" office:value="715" calcext:value-type="float">
            <text:p>715</text:p>
          </table:table-cell>
          <table:table-cell table:formula="of:=[.A45]-[.D45]" office:value-type="float" office:value="1303" calcext:value-type="float">
            <text:p>1303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361" calcext:value-type="float">
            <text:p>57361</text:p>
          </table:table-cell>
          <table:table-cell office:value-type="float" office:value="60073" calcext:value-type="float">
            <text:p>60073</text:p>
          </table:table-cell>
          <table:table-cell office:value-type="float" office:value="57375" calcext:value-type="float">
            <text:p>57375</text:p>
          </table:table-cell>
          <table:table-cell office:value-type="float" office:value="57385" calcext:value-type="float">
            <text:p>57385</text:p>
          </table:table-cell>
          <table:table-cell office:value-type="float" office:value="4" calcext:value-type="float">
            <text:p>4</text:p>
          </table:table-cell>
          <table:table-cell table:formula="of:=[.A46]-[.B46]" office:value-type="float" office:value="114" calcext:value-type="float">
            <text:p>114</text:p>
          </table:table-cell>
          <table:table-cell table:formula="of:=[.A46]-[.C46]" office:value-type="float" office:value="-2598" calcext:value-type="float">
            <text:p>-2598</text:p>
          </table:table-cell>
          <table:table-cell table:formula="of:=[.A46]-[.D46]" office:value-type="float" office:value="100" calcext:value-type="float">
            <text:p>100</text:p>
          </table:table-cell>
          <table:table-cell table:formula="of:=[.A46]-[.E46]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501" calcext:value-type="float">
            <text:p>60501</text:p>
          </table:table-cell>
          <table:table-cell office:value-type="float" office:value="60527" calcext:value-type="float">
            <text:p>60527</text:p>
          </table:table-cell>
          <table:table-cell office:value-type="float" office:value="57435" calcext:value-type="float">
            <text:p>57435</text:p>
          </table:table-cell>
          <table:table-cell office:value-type="float" office:value="59395" calcext:value-type="float">
            <text:p>59395</text:p>
          </table:table-cell>
          <table:table-cell office:value-type="float" office:value="11" calcext:value-type="float">
            <text:p>11</text:p>
          </table:table-cell>
          <table:table-cell table:formula="of:=[.A47]-[.B47]" office:value-type="float" office:value="-3108" calcext:value-type="float">
            <text:p>-3108</text:p>
          </table:table-cell>
          <table:table-cell table:formula="of:=[.A47]-[.C47]" office:value-type="float" office:value="-3134" calcext:value-type="float">
            <text:p>-3134</text:p>
          </table:table-cell>
          <table:table-cell table:formula="of:=[.A47]-[.D47]" office:value-type="float" office:value="-42" calcext:value-type="float">
            <text:p>-42</text:p>
          </table:table-cell>
          <table:table-cell table:formula="of:=[.A47]-[.E47]" office:value-type="float" office:value="-2002" calcext:value-type="float">
            <text:p>-2002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44" calcext:value-type="float">
            <text:p>57744</text:p>
          </table:table-cell>
          <table:table-cell office:value-type="float" office:value="60593" calcext:value-type="float">
            <text:p>60593</text:p>
          </table:table-cell>
          <table:table-cell office:value-type="float" office:value="59608" calcext:value-type="float">
            <text:p>59608</text:p>
          </table:table-cell>
          <table:table-cell office:value-type="float" office:value="57727" calcext:value-type="float">
            <text:p>57727</text:p>
          </table:table-cell>
          <table:table-cell office:value-type="float" office:value="1" calcext:value-type="float">
            <text:p>1</text:p>
          </table:table-cell>
          <table:table-cell table:formula="of:=[.A48]-[.B48]" office:value-type="float" office:value="-364" calcext:value-type="float">
            <text:p>-364</text:p>
          </table:table-cell>
          <table:table-cell table:formula="of:=[.A48]-[.C48]" office:value-type="float" office:value="-3213" calcext:value-type="float">
            <text:p>-3213</text:p>
          </table:table-cell>
          <table:table-cell table:formula="of:=[.A48]-[.D48]" office:value-type="float" office:value="-2228" calcext:value-type="float">
            <text:p>-2228</text:p>
          </table:table-cell>
          <table:table-cell table:formula="of:=[.A48]-[.E48]" office:value-type="float" office:value="-347" calcext:value-type="float">
            <text:p>-347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673" calcext:value-type="float">
            <text:p>60673</text:p>
          </table:table-cell>
          <table:table-cell office:value-type="float" office:value="57618" calcext:value-type="float">
            <text:p>57618</text:p>
          </table:table-cell>
          <table:table-cell office:value-type="float" office:value="57702" calcext:value-type="float">
            <text:p>57702</text:p>
          </table:table-cell>
          <table:table-cell office:value-type="float" office:value="57364" calcext:value-type="float">
            <text:p>57364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-2971" calcext:value-type="float">
            <text:p>-2971</text:p>
          </table:table-cell>
          <table:table-cell table:formula="of:=[.A49]-[.C49]" office:value-type="float" office:value="84" calcext:value-type="float">
            <text:p>84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338" calcext:value-type="float">
            <text:p>338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564" calcext:value-type="float">
            <text:p>60564</text:p>
          </table:table-cell>
          <table:table-cell office:value-type="float" office:value="58899" calcext:value-type="float">
            <text:p>58899</text:p>
          </table:table-cell>
          <table:table-cell office:value-type="float" office:value="58160" calcext:value-type="float">
            <text:p>58160</text:p>
          </table:table-cell>
          <table:table-cell office:value-type="float" office:value="57391" calcext:value-type="float">
            <text:p>57391</text:p>
          </table:table-cell>
          <table:table-cell office:value-type="float" office:value="15" calcext:value-type="float">
            <text:p>15</text:p>
          </table:table-cell>
          <table:table-cell table:formula="of:=[.A50]-[.B50]" office:value-type="float" office:value="-3088" calcext:value-type="float">
            <text:p>-3088</text:p>
          </table:table-cell>
          <table:table-cell table:formula="of:=[.A50]-[.C50]" office:value-type="float" office:value="-1423" calcext:value-type="float">
            <text:p>-1423</text:p>
          </table:table-cell>
          <table:table-cell table:formula="of:=[.A50]-[.D50]" office:value-type="float" office:value="-684" calcext:value-type="float">
            <text:p>-684</text:p>
          </table:table-cell>
          <table:table-cell table:formula="of:=[.A50]-[.E50]"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4" calcext:value-type="float">
            <text:p>58704</text:p>
          </table:table-cell>
          <table:table-cell office:value-type="float" office:value="57359" calcext:value-type="float">
            <text:p>57359</text:p>
          </table:table-cell>
          <table:table-cell office:value-type="float" office:value="59816" calcext:value-type="float">
            <text:p>59816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51]-[.B51]" office:value-type="float" office:value="-1324" calcext:value-type="float">
            <text:p>-1324</text:p>
          </table:table-cell>
          <table:table-cell table:formula="of:=[.A51]-[.C51]" office:value-type="float" office:value="21" calcext:value-type="float">
            <text:p>21</text:p>
          </table:table-cell>
          <table:table-cell table:formula="of:=[.A51]-[.D51]" office:value-type="float" office:value="-2436" calcext:value-type="float">
            <text:p>-2436</text:p>
          </table:table-cell>
          <table:table-cell table:formula="of:=[.A51]-[.E5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820" calcext:value-type="float">
            <text:p>59820</text:p>
          </table:table-cell>
          <table:table-cell office:value-type="float" office:value="57377" calcext:value-type="float">
            <text:p>57377</text:p>
          </table:table-cell>
          <table:table-cell office:value-type="float" office:value="57396" calcext:value-type="float">
            <text:p>57396</text:p>
          </table:table-cell>
          <table:table-cell office:value-type="float" office:value="58779" calcext:value-type="float">
            <text:p>58779</text:p>
          </table:table-cell>
          <table:table-cell office:value-type="float" office:value="37" calcext:value-type="float">
            <text:p>37</text:p>
          </table:table-cell>
          <table:table-cell table:formula="of:=[.A52]-[.B52]" office:value-type="float" office:value="-1041" calcext:value-type="float">
            <text:p>-1041</text:p>
          </table:table-cell>
          <table:table-cell table:formula="of:=[.A52]-[.C52]" office:value-type="float" office:value="1402" calcext:value-type="float">
            <text:p>1402</text:p>
          </table:table-cell>
          <table:table-cell table:formula="of:=[.A52]-[.D52]" office:value-type="float" office:value="1383" calcext:value-type="float">
            <text:p>1383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044" calcext:value-type="float">
            <text:p>59044</text:p>
          </table:table-cell>
          <table:table-cell office:value-type="float" office:value="57347" calcext:value-type="float">
            <text:p>57347</text:p>
          </table:table-cell>
          <table:table-cell office:value-type="float" office:value="57700" calcext:value-type="float">
            <text:p>57700</text:p>
          </table:table-cell>
          <table:table-cell office:value-type="float" office:value="57887" calcext:value-type="float">
            <text:p>57887</text:p>
          </table:table-cell>
          <table:table-cell office:value-type="float" office:value="46" calcext:value-type="float">
            <text:p>46</text:p>
          </table:table-cell>
          <table:table-cell table:formula="of:=[.A53]-[.B53]" office:value-type="float" office:value="-1344" calcext:value-type="float">
            <text:p>-1344</text:p>
          </table:table-cell>
          <table:table-cell table:formula="of:=[.A53]-[.C53]" office:value-type="float" office:value="353" calcext:value-type="float">
            <text:p>353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87" calcext:value-type="float">
            <text:p>-187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83" calcext:value-type="float">
            <text:p>60583</text:p>
          </table:table-cell>
          <table:table-cell office:value-type="float" office:value="59496" calcext:value-type="float">
            <text:p>59496</text:p>
          </table:table-cell>
          <table:table-cell office:value-type="float" office:value="57707" calcext:value-type="float">
            <text:p>57707</text:p>
          </table:table-cell>
          <table:table-cell office:value-type="float" office:value="57345" calcext:value-type="float">
            <text:p>57345</text:p>
          </table:table-cell>
          <table:table-cell office:value-type="float" office:value="5" calcext:value-type="float">
            <text:p>5</text:p>
          </table:table-cell>
          <table:table-cell table:formula="of:=[.A54]-[.B54]" office:value-type="float" office:value="-2876" calcext:value-type="float">
            <text:p>-2876</text:p>
          </table:table-cell>
          <table:table-cell table:formula="of:=[.A54]-[.C54]" office:value-type="float" office:value="-1789" calcext:value-type="float">
            <text:p>-1789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370" calcext:value-type="float">
            <text:p>57370</text:p>
          </table:table-cell>
          <table:table-cell office:value-type="float" office:value="57635" calcext:value-type="float">
            <text:p>57635</text:p>
          </table:table-cell>
          <table:table-cell office:value-type="float" office:value="57735" calcext:value-type="float">
            <text:p>57735</text:p>
          </table:table-cell>
          <table:table-cell office:value-type="float" office:value="58410" calcext:value-type="float">
            <text:p>58410</text:p>
          </table:table-cell>
          <table:table-cell office:value-type="float" office:value="2" calcext:value-type="float">
            <text:p>2</text:p>
          </table:table-cell>
          <table:table-cell table:formula="of:=[.A55]-[.B55]" office:value-type="float" office:value="365" calcext:value-type="float">
            <text:p>365</text:p>
          </table:table-cell>
          <table:table-cell table:formula="of:=[.A55]-[.C55]" office:value-type="float" office:value="100" calcext:value-type="float">
            <text:p>10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675" calcext:value-type="float">
            <text:p>-675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1" calcext:value-type="float">
            <text:p>60421</text:p>
          </table:table-cell>
          <table:table-cell office:value-type="float" office:value="57355" calcext:value-type="float">
            <text:p>5735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 table:formula="of:=[.A56]-[.B56]" office:value-type="float" office:value="-3041" calcext:value-type="float">
            <text:p>-3041</text:p>
          </table:table-cell>
          <table:table-cell table:formula="of:=[.A56]-[.C56]" office:value-type="float" office:value="25" calcext:value-type="float">
            <text:p>2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3099" calcext:value-type="float">
            <text:p>-3099</text:p>
          </table:table-cell>
          <table:table-cell table:number-columns-repeated="10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05" calcext:value-type="float">
            <text:p>57705</text:p>
          </table:table-cell>
          <table:table-cell office:value-type="float" office:value="58518" calcext:value-type="float">
            <text:p>58518</text:p>
          </table:table-cell>
          <table:table-cell office:value-type="float" office:value="59784" calcext:value-type="float">
            <text:p>59784</text:p>
          </table:table-cell>
          <table:table-cell office:value-type="float" office:value="58649" calcext:value-type="float">
            <text:p>58649</text:p>
          </table:table-cell>
          <table:table-cell office:value-type="float" office:value="2" calcext:value-type="float">
            <text:p>2</text:p>
          </table:table-cell>
          <table:table-cell table:formula="of:=[.A57]-[.B57]" office:value-type="float" office:value="944" calcext:value-type="float">
            <text:p>944</text:p>
          </table:table-cell>
          <table:table-cell table:formula="of:=[.A57]-[.C57]" office:value-type="float" office:value="131" calcext:value-type="float">
            <text:p>131</text:p>
          </table:table-cell>
          <table:table-cell table:formula="of:=[.A57]-[.D57]" office:value-type="float" office:value="-1135" calcext:value-type="float">
            <text:p>-1135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447" calcext:value-type="float">
            <text:p>59447</text:p>
          </table:table-cell>
          <table:table-cell office:value-type="float" office:value="57375" calcext:value-type="float">
            <text:p>57375</text:p>
          </table:table-cell>
          <table:table-cell office:value-type="float" office:value="58175" calcext:value-type="float">
            <text:p>58175</text:p>
          </table:table-cell>
          <table:table-cell office:value-type="float" office:value="57382" calcext:value-type="float">
            <text:p>57382</text:p>
          </table:table-cell>
          <table:table-cell office:value-type="float" office:value="5" calcext:value-type="float">
            <text:p>5</text:p>
          </table:table-cell>
          <table:table-cell table:formula="of:=[.A58]-[.B58]" office:value-type="float" office:value="-1272" calcext:value-type="float">
            <text:p>-1272</text:p>
          </table:table-cell>
          <table:table-cell table:formula="of:=[.A58]-[.C58]" office:value-type="float" office:value="800" calcext:value-type="float">
            <text:p>800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793" calcext:value-type="float">
            <text:p>793</text:p>
          </table:table-cell>
          <table:table-cell table:number-columns-repeated="10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900" calcext:value-type="float">
            <text:p>58900</text:p>
          </table:table-cell>
          <table:table-cell office:value-type="float" office:value="57380" calcext:value-type="float">
            <text:p>57380</text:p>
          </table:table-cell>
          <table:table-cell office:value-type="float" office:value="57361" calcext:value-type="float">
            <text:p>57361</text:p>
          </table:table-cell>
          <table:table-cell office:value-type="float" office:value="57734" calcext:value-type="float">
            <text:p>57734</text:p>
          </table:table-cell>
          <table:table-cell office:value-type="float" office:value="36" calcext:value-type="float">
            <text:p>36</text:p>
          </table:table-cell>
          <table:table-cell table:formula="of:=[.A59]-[.B59]" office:value-type="float" office:value="-1166" calcext:value-type="float">
            <text:p>-1166</text:p>
          </table:table-cell>
          <table:table-cell table:formula="of:=[.A59]-[.C59]" office:value-type="float" office:value="354" calcext:value-type="float">
            <text:p>354</text:p>
          </table:table-cell>
          <table:table-cell table:formula="of:=[.A59]-[.D59]" office:value-type="float" office:value="373" calcext:value-type="float">
            <text:p>373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355" calcext:value-type="float">
            <text:p>57355</text:p>
          </table:table-cell>
          <table:table-cell office:value-type="float" office:value="60161" calcext:value-type="float">
            <text:p>60161</text:p>
          </table:table-cell>
          <table:table-cell office:value-type="float" office:value="58008" calcext:value-type="float">
            <text:p>58008</text:p>
          </table:table-cell>
          <table:table-cell office:value-type="float" office:value="58160" calcext:value-type="float">
            <text:p>58160</text:p>
          </table:table-cell>
          <table:table-cell office:value-type="float" office:value="21" calcext:value-type="float">
            <text:p>21</text:p>
          </table:table-cell>
          <table:table-cell table:formula="of:=[.A60]-[.B60]" office:value-type="float" office:value="805" calcext:value-type="float">
            <text:p>805</text:p>
          </table:table-cell>
          <table:table-cell table:formula="of:=[.A60]-[.C60]" office:value-type="float" office:value="-2001" calcext:value-type="float">
            <text:p>-2001</text:p>
          </table:table-cell>
          <table:table-cell table:formula="of:=[.A60]-[.D60]" office:value-type="float" office:value="152" calcext:value-type="float">
            <text:p>152</text:p>
          </table:table-cell>
          <table:table-cell table:formula="of:=[.A60]-[.E6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93" calcext:value-type="float">
            <text:p>57393</text:p>
          </table:table-cell>
          <table:table-cell office:value-type="float" office:value="60422" calcext:value-type="float">
            <text:p>60422</text:p>
          </table:table-cell>
          <table:table-cell office:value-type="float" office:value="57354" calcext:value-type="float">
            <text:p>57354</text:p>
          </table:table-cell>
          <table:table-cell office:value-type="float" office:value="58879" calcext:value-type="float">
            <text:p>58879</text:p>
          </table:table-cell>
          <table:table-cell office:value-type="float" office:value="36" calcext:value-type="float">
            <text:p>36</text:p>
          </table:table-cell>
          <table:table-cell table:formula="of:=[.A61]-[.B61]" office:value-type="float" office:value="-39" calcext:value-type="float">
            <text:p>-39</text:p>
          </table:table-cell>
          <table:table-cell table:formula="of:=[.A61]-[.C61]" office:value-type="float" office:value="-3068" calcext:value-type="float">
            <text:p>-3068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525" calcext:value-type="float">
            <text:p>-1525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535" calcext:value-type="float">
            <text:p>58535</text:p>
          </table:table-cell>
          <table:table-cell office:value-type="float" office:value="57407" calcext:value-type="float">
            <text:p>57407</text:p>
          </table:table-cell>
          <table:table-cell office:value-type="float" office:value="58214" calcext:value-type="float">
            <text:p>58214</text:p>
          </table:table-cell>
          <table:table-cell office:value-type="float" office:value="60591" calcext:value-type="float">
            <text:p>60591</text:p>
          </table:table-cell>
          <table:table-cell office:value-type="float" office:value="5" calcext:value-type="float">
            <text:p>5</text:p>
          </table:table-cell>
          <table:table-cell table:formula="of:=[.A62]-[.B62]" office:value-type="float" office:value="244" calcext:value-type="float">
            <text:p>244</text:p>
          </table:table-cell>
          <table:table-cell table:formula="of:=[.A62]-[.C62]" office:value-type="float" office:value="1372" calcext:value-type="float">
            <text:p>1372</text:p>
          </table:table-cell>
          <table:table-cell table:formula="of:=[.A62]-[.D62]" office:value-type="float" office:value="565" calcext:value-type="float">
            <text:p>565</text:p>
          </table:table-cell>
          <table:table-cell table:formula="of:=[.A62]-[.E62]" office:value-type="float" office:value="-1812" calcext:value-type="float">
            <text:p>-1812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54" calcext:value-type="float">
            <text:p>58054</text:p>
          </table:table-cell>
          <table:table-cell office:value-type="float" office:value="60178" calcext:value-type="float">
            <text:p>60178</text:p>
          </table:table-cell>
          <table:table-cell office:value-type="float" office:value="59721" calcext:value-type="float">
            <text:p>59721</text:p>
          </table:table-cell>
          <table:table-cell office:value-type="float" office:value="57388" calcext:value-type="float">
            <text:p>57388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1667" calcext:value-type="float">
            <text:p>1667</text:p>
          </table:table-cell>
          <table:table-cell table:formula="of:=[.A63]-[.C63]" office:value-type="float" office:value="-457" calcext:value-type="float">
            <text:p>-457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2333" calcext:value-type="float">
            <text:p>2333</text:p>
          </table:table-cell>
          <table:table-cell table:number-columns-repeated="10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447" calcext:value-type="float">
            <text:p>60447</text:p>
          </table:table-cell>
          <table:table-cell office:value-type="float" office:value="57367" calcext:value-type="float">
            <text:p>57367</text:p>
          </table:table-cell>
          <table:table-cell office:value-type="float" office:value="58985" calcext:value-type="float">
            <text:p>58985</text:p>
          </table:table-cell>
          <table:table-cell office:value-type="float" office:value="57493" calcext:value-type="float">
            <text:p>57493</text:p>
          </table:table-cell>
          <table:table-cell office:value-type="float" office:value="12" calcext:value-type="float">
            <text:p>12</text:p>
          </table:table-cell>
          <table:table-cell table:formula="of:=[.A64]-[.B64]" office:value-type="float" office:value="-2954" calcext:value-type="float">
            <text:p>-2954</text:p>
          </table:table-cell>
          <table:table-cell table:formula="of:=[.A64]-[.C64]" office:value-type="float" office:value="126" calcext:value-type="float">
            <text:p>126</text:p>
          </table:table-cell>
          <table:table-cell table:formula="of:=[.A64]-[.D64]" office:value-type="float" office:value="-1492" calcext:value-type="float">
            <text:p>-1492</text:p>
          </table:table-cell>
          <table:table-cell table:formula="of:=[.A64]-[.E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56" calcext:value-type="float">
            <text:p>57956</text:p>
          </table:table-cell>
          <table:table-cell office:value-type="float" office:value="57350" calcext:value-type="float">
            <text:p>57350</text:p>
          </table:table-cell>
          <table:table-cell office:value-type="float" office:value="60438" calcext:value-type="float">
            <text:p>60438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 table:formula="of:=[.A65]-[.B65]" office:value-type="float" office:value="-576" calcext:value-type="float">
            <text:p>-576</text:p>
          </table:table-cell>
          <table:table-cell table:formula="of:=[.A65]-[.C65]" office:value-type="float" office:value="30" calcext:value-type="float">
            <text:p>30</text:p>
          </table:table-cell>
          <table:table-cell table:formula="of:=[.A65]-[.D65]" office:value-type="float" office:value="-3058" calcext:value-type="float">
            <text:p>-3058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815" calcext:value-type="float">
            <text:p>58815</text:p>
          </table:table-cell>
          <table:table-cell office:value-type="float" office:value="58678" calcext:value-type="float">
            <text:p>58678</text:p>
          </table:table-cell>
          <table:table-cell office:value-type="float" office:value="58906" calcext:value-type="float">
            <text:p>58906</text:p>
          </table:table-cell>
          <table:table-cell office:value-type="float" office:value="57399" calcext:value-type="float">
            <text:p>57399</text:p>
          </table:table-cell>
          <table:table-cell office:value-type="float" office:value="6" calcext:value-type="float">
            <text:p>6</text:p>
          </table:table-cell>
          <table:table-cell table:formula="of:=[.A66]-[.B66]" office:value-type="float" office:value="-1416" calcext:value-type="float">
            <text:p>-1416</text:p>
          </table:table-cell>
          <table:table-cell table:formula="of:=[.A66]-[.C66]" office:value-type="float" office:value="-1279" calcext:value-type="float">
            <text:p>-1279</text:p>
          </table:table-cell>
          <table:table-cell table:formula="of:=[.A66]-[.D66]" office:value-type="float" office:value="-1507" calcext:value-type="float">
            <text:p>-1507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365" calcext:value-type="float">
            <text:p>57365</text:p>
          </table:table-cell>
          <table:table-cell office:value-type="float" office:value="57863" calcext:value-type="float">
            <text:p>57863</text:p>
          </table:table-cell>
          <table:table-cell office:value-type="float" office:value="57397" calcext:value-type="float">
            <text:p>57397</text:p>
          </table:table-cell>
          <table:table-cell office:value-type="float" office:value="58572" calcext:value-type="float">
            <text:p>58572</text:p>
          </table:table-cell>
          <table:table-cell office:value-type="float" office:value="37" calcext:value-type="float">
            <text:p>37</text:p>
          </table:table-cell>
          <table:table-cell table:formula="of:=[.A67]-[.B67]" office:value-type="float" office:value="32" calcext:value-type="float">
            <text:p>32</text:p>
          </table:table-cell>
          <table:table-cell table:formula="of:=[.A67]-[.C67]" office:value-type="float" office:value="-466" calcext:value-type="float">
            <text:p>-466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175" calcext:value-type="float">
            <text:p>-1175</text:p>
          </table:table-cell>
          <table:table-cell table:number-columns-repeated="10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524" calcext:value-type="float">
            <text:p>59524</text:p>
          </table:table-cell>
          <table:table-cell office:value-type="float" office:value="58185" calcext:value-type="float">
            <text:p>58185</text:p>
          </table:table-cell>
          <table:table-cell office:value-type="float" office:value="57398" calcext:value-type="float">
            <text:p>57398</text:p>
          </table:table-cell>
          <table:table-cell office:value-type="float" office:value="57508" calcext:value-type="float">
            <text:p>57508</text:p>
          </table:table-cell>
          <table:table-cell office:value-type="float" office:value="37" calcext:value-type="float">
            <text:p>37</text:p>
          </table:table-cell>
          <table:table-cell table:formula="of:=[.A68]-[.B68]" office:value-type="float" office:value="-2126" calcext:value-type="float">
            <text:p>-2126</text:p>
          </table:table-cell>
          <table:table-cell table:formula="of:=[.A68]-[.C68]" office:value-type="float" office:value="-787" calcext:value-type="float">
            <text:p>-787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10" calcext:value-type="float">
            <text:p>-110</text:p>
          </table:table-cell>
          <table:table-cell table:number-columns-repeated="10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367" calcext:value-type="float">
            <text:p>57367</text:p>
          </table:table-cell>
          <table:table-cell office:value-type="float" office:value="58879" calcext:value-type="float">
            <text:p>58879</text:p>
          </table:table-cell>
          <table:table-cell office:value-type="float" office:value="57413" calcext:value-type="float">
            <text:p>57413</text:p>
          </table:table-cell>
          <table:table-cell office:value-type="float" office:value="59803" calcext:value-type="float">
            <text:p>59803</text:p>
          </table:table-cell>
          <table:table-cell office:value-type="float" office:value="31" calcext:value-type="float">
            <text:p>31</text:p>
          </table:table-cell>
          <table:table-cell table:formula="of:=[.A69]-[.B69]" office:value-type="float" office:value="46" calcext:value-type="float">
            <text:p>46</text:p>
          </table:table-cell>
          <table:table-cell table:formula="of:=[.A69]-[.C69]" office:value-type="float" office:value="-1466" calcext:value-type="float">
            <text:p>-1466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390" calcext:value-type="float">
            <text:p>-2390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65" calcext:value-type="float">
            <text:p>57365</text:p>
          </table:table-cell>
          <table:table-cell office:value-type="float" office:value="58123" calcext:value-type="float">
            <text:p>58123</text:p>
          </table:table-cell>
          <table:table-cell office:value-type="float" office:value="61439" calcext:value-type="float">
            <text:p>61439</text:p>
          </table:table-cell>
          <table:table-cell office:value-type="float" office:value="57354" calcext:value-type="float">
            <text:p>57354</text:p>
          </table:table-cell>
          <table:table-cell office:value-type="float" office:value="10" calcext:value-type="float">
            <text:p>10</text:p>
          </table:table-cell>
          <table:table-cell table:formula="of:=[.A70]-[.B70]" office:value-type="float" office:value="-11" calcext:value-type="float">
            <text:p>-11</text:p>
          </table:table-cell>
          <table:table-cell table:formula="of:=[.A70]-[.C70]" office:value-type="float" office:value="-769" calcext:value-type="float">
            <text:p>-769</text:p>
          </table:table-cell>
          <table:table-cell table:formula="of:=[.A70]-[.D70]" office:value-type="float" office:value="-4085" calcext:value-type="float">
            <text:p>-4085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478" calcext:value-type="float">
            <text:p>57478</text:p>
          </table:table-cell>
          <table:table-cell office:value-type="float" office:value="58156" calcext:value-type="float">
            <text:p>58156</text:p>
          </table:table-cell>
          <table:table-cell office:value-type="float" office:value="58209" calcext:value-type="float">
            <text:p>58209</text:p>
          </table:table-cell>
          <table:table-cell office:value-type="float" office:value="61439" calcext:value-type="float">
            <text:p>61439</text:p>
          </table:table-cell>
          <table:table-cell office:value-type="float" office:value="14" calcext:value-type="float">
            <text:p>14</text:p>
          </table:table-cell>
          <table:table-cell table:formula="of:=[.A71]-[.B71]" office:value-type="float" office:value="3961" calcext:value-type="float">
            <text:p>3961</text:p>
          </table:table-cell>
          <table:table-cell table:formula="of:=[.A71]-[.C71]" office:value-type="float" office:value="3283" calcext:value-type="float">
            <text:p>3283</text:p>
          </table:table-cell>
          <table:table-cell table:formula="of:=[.A71]-[.D71]" office:value-type="float" office:value="3230" calcext:value-type="float">
            <text:p>3230</text:p>
          </table:table-cell>
          <table:table-cell table:formula="of:=[.A71]-[.E7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1" calcext:value-type="float">
            <text:p>1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35" calcext:value-type="float">
            <text:p>35</text:p>
          </table:table-cell>
          <table:table-cell table:style-name="ce3" table:formula="of:=COUNTIF([.J2:.J71];0)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" calcext:value-type="float">
            <text:p>0.5</text:p>
          </table:table-cell>
          <table:table-cell table:number-columns-repeated="11"/>
        </table:table-row>
      </table:table>
      <table:table table:name="ReadingStep=100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4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656" calcext:value-type="float">
            <text:p>58656</text:p>
          </table:table-cell>
          <table:table-cell office:value-type="float" office:value="58815" calcext:value-type="float">
            <text:p>58815</text:p>
          </table:table-cell>
          <table:table-cell office:value-type="float" office:value="60415" calcext:value-type="float">
            <text:p>60415</text:p>
          </table:table-cell>
          <table:table-cell office:value-type="float" office:value="58688" calcext:value-type="float">
            <text:p>58688</text:p>
          </table:table-cell>
          <table:table-cell office:value-type="float" office:value="8" calcext:value-type="float">
            <text:p>8</text:p>
          </table:table-cell>
          <table:table-cell table:formula="of:=[.A2]-[.B2]" office:value-type="float" office:value="32" calcext:value-type="float">
            <text:p>32</text:p>
          </table:table-cell>
          <table:table-cell table:formula="of:=[.A2]-[.C2]" office:value-type="float" office:value="-127" calcext:value-type="float">
            <text:p>-127</text:p>
          </table:table-cell>
          <table:table-cell table:formula="of:=[.A2]-[.D2]" office:value-type="float" office:value="-1727" calcext:value-type="float">
            <text:p>-1727</text:p>
          </table:table-cell>
          <table:table-cell table:formula="of:=[.A2]-[.E2]" office:value-type="float" office:value="0" calcext:value-type="float">
            <text:p>0</text:p>
          </table:table-cell>
          <table:table-cell office:value-type="string" calcext:value-type="string">
            <text:p>BBB</text:p>
          </table:table-cell>
          <table:table-cell office:value-type="float" office:value="159652" calcext:value-type="float">
            <text:p>159652</text:p>
          </table:table-cell>
          <table:table-cell office:value-type="float" office:value="19715" calcext:value-type="float">
            <text:p>19715</text:p>
          </table:table-cell>
          <table:table-cell office:value-type="float" office:value="70" calcext:value-type="float">
            <text:p>70</text:p>
          </table:table-cell>
          <table:table-cell office:value-type="float" office:value="39025" calcext:value-type="float">
            <text:p>39025</text:p>
          </table:table-cell>
          <table:table-cell office:value-type="float" office:value="2731550" calcext:value-type="float">
            <text:p>2731550</text:p>
          </table:table-cell>
          <table:table-cell office:value-type="float" office:value="65234" calcext:value-type="float">
            <text:p>65234</text:p>
          </table:table-cell>
          <table:table-cell office:value-type="float" office:value="44162" calcext:value-type="float">
            <text:p>44162</text:p>
          </table:table-cell>
          <table:table-cell office:value-type="float" office:value="65233" calcext:value-type="float">
            <text:p>6523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188" calcext:value-type="float">
            <text:p>58188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7" calcext:value-type="float">
            <text:p>60587</text:p>
          </table:table-cell>
          <table:table-cell office:value-type="float" office:value="60095" calcext:value-type="float">
            <text:p>60095</text:p>
          </table:table-cell>
          <table:table-cell office:value-type="float" office:value="19" calcext:value-type="float">
            <text:p>19</text:p>
          </table:table-cell>
          <table:table-cell table:formula="of:=[.A3]-[.B3]" office:value-type="float" office:value="-711" calcext:value-type="float">
            <text:p>-711</text:p>
          </table:table-cell>
          <table:table-cell table:formula="of:=[.A3]-[.C3]" office:value-type="float" office:value="-3962" calcext:value-type="float">
            <text:p>-3962</text:p>
          </table:table-cell>
          <table:table-cell table:formula="of:=[.A3]-[.D3]" office:value-type="float" office:value="-3110" calcext:value-type="float">
            <text:p>-3110</text:p>
          </table:table-cell>
          <table:table-cell table:formula="of:=[.A3]-[.E3]" office:value-type="float" office:value="-2618" calcext:value-type="float">
            <text:p>-2618</text:p>
          </table:table-cell>
          <table:table-cell office:value-type="string" calcext:value-type="string">
            <text:p>Rpi</text:p>
          </table:table-cell>
          <table:table-cell table:style-name="ce4" office:value-type="string" calcext:value-type="string">
            <text:p>159652 </text:p>
          </table:table-cell>
          <table:table-cell office:value-type="float" office:value="19673" calcext:value-type="float">
            <text:p>19673</text:p>
          </table:table-cell>
          <table:table-cell office:value-type="float" office:value="70" calcext:value-type="float">
            <text:p>70</text:p>
          </table:table-cell>
          <table:table-cell office:value-type="float" office:value="39004" calcext:value-type="float">
            <text:p>39004</text:p>
          </table:table-cell>
          <table:table-cell office:value-type="float" office:value="2730430" calcext:value-type="float">
            <text:p>2730430</text:p>
          </table:table-cell>
          <table:table-cell office:value-type="float" office:value="65234" calcext:value-type="float">
            <text:p>65234</text:p>
          </table:table-cell>
          <table:table-cell office:value-type="float" office:value="43753" calcext:value-type="float">
            <text:p>43753</text:p>
          </table:table-cell>
          <table:table-cell office:value-type="float" office:value="65233" calcext:value-type="float">
            <text:p>65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41" calcext:value-type="float">
            <text:p>59541</text:p>
          </table:table-cell>
          <table:table-cell office:value-type="float" office:value="60484" calcext:value-type="float">
            <text:p>60484</text:p>
          </table:table-cell>
          <table:table-cell office:value-type="float" office:value="59023" calcext:value-type="float">
            <text:p>59023</text:p>
          </table:table-cell>
          <table:table-cell office:value-type="float" office:value="59789" calcext:value-type="float">
            <text:p>59789</text:p>
          </table:table-cell>
          <table:table-cell office:value-type="float" office:value="19" calcext:value-type="float">
            <text:p>19</text:p>
          </table:table-cell>
          <table:table-cell table:formula="of:=[.A4]-[.B4]" office:value-type="float" office:value="-2161" calcext:value-type="float">
            <text:p>-2161</text:p>
          </table:table-cell>
          <table:table-cell table:formula="of:=[.A4]-[.C4]" office:value-type="float" office:value="-3104" calcext:value-type="float">
            <text:p>-3104</text:p>
          </table:table-cell>
          <table:table-cell table:formula="of:=[.A4]-[.D4]" office:value-type="float" office:value="-1643" calcext:value-type="float">
            <text:p>-1643</text:p>
          </table:table-cell>
          <table:table-cell table:formula="of:=[.A4]-[.E4]" office:value-type="float" office:value="-2409" calcext:value-type="float">
            <text:p>-2409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9926" calcext:value-type="float">
            <text:p>59926</text:p>
          </table:table-cell>
          <table:table-cell office:value-type="float" office:value="60713" calcext:value-type="float">
            <text:p>60713</text:p>
          </table:table-cell>
          <table:table-cell office:value-type="float" office:value="60034" calcext:value-type="float">
            <text:p>60034</text:p>
          </table:table-cell>
          <table:table-cell office:value-type="float" office:value="58932" calcext:value-type="float">
            <text:p>58932</text:p>
          </table:table-cell>
          <table:table-cell office:value-type="float" office:value="6" calcext:value-type="float">
            <text:p>6</text:p>
          </table:table-cell>
          <table:table-cell table:formula="of:=[.A5]-[.B5]" office:value-type="float" office:value="-994" calcext:value-type="float">
            <text:p>-994</text:p>
          </table:table-cell>
          <table:table-cell table:formula="of:=[.A5]-[.C5]" office:value-type="float" office:value="-1781" calcext:value-type="float">
            <text:p>-1781</text:p>
          </table:table-cell>
          <table:table-cell table:formula="of:=[.A5]-[.D5]" office:value-type="float" office:value="-1102" calcext:value-type="float">
            <text:p>-1102</text:p>
          </table:table-cell>
          <table:table-cell table:formula="of:=[.A5]-[.E5]" office:value-type="float" office:value="0" calcext:value-type="float">
            <text:p>0</text:p>
          </table:table-cell>
          <table:table-cell table:number-columns-repeated="5"/>
          <table:table-cell table:formula="of:=AVERAGE([.P2];[.P3])/3600/1000" office:value-type="float" office:value="0.758608333333333" calcext:value-type="float">
            <text:p>0.758608333333333</text:p>
          </table:table-cell>
          <table:table-cell table:number-columns-repeated="4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84" calcext:value-type="float">
            <text:p>57484</text:p>
          </table:table-cell>
          <table:table-cell office:value-type="float" office:value="58705" calcext:value-type="float">
            <text:p>58705</text:p>
          </table:table-cell>
          <table:table-cell office:value-type="float" office:value="57699" calcext:value-type="float">
            <text:p>57699</text:p>
          </table:table-cell>
          <table:table-cell office:value-type="float" office:value="60544" calcext:value-type="float">
            <text:p>60544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215" calcext:value-type="float">
            <text:p>215</text:p>
          </table:table-cell>
          <table:table-cell table:formula="of:=[.A6]-[.C6]" office:value-type="float" office:value="-1006" calcext:value-type="float">
            <text:p>-1006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845" calcext:value-type="float">
            <text:p>-2845</text:p>
          </table:table-cell>
          <table:table-cell table:number-columns-repeated="10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903" calcext:value-type="float">
            <text:p>59903</text:p>
          </table:table-cell>
          <table:table-cell office:value-type="float" office:value="57494" calcext:value-type="float">
            <text:p>57494</text:p>
          </table:table-cell>
          <table:table-cell office:value-type="float" office:value="60479" calcext:value-type="float">
            <text:p>60479</text:p>
          </table:table-cell>
          <table:table-cell office:value-type="float" office:value="61439" calcext:value-type="float">
            <text:p>61439</text:p>
          </table:table-cell>
          <table:table-cell office:value-type="float" office:value="13" calcext:value-type="float">
            <text:p>13</text:p>
          </table:table-cell>
          <table:table-cell table:formula="of:=[.A7]-[.B7]" office:value-type="float" office:value="-1908" calcext:value-type="float">
            <text:p>-1908</text:p>
          </table:table-cell>
          <table:table-cell table:formula="of:=[.A7]-[.C7]" office:value-type="float" office:value="501" calcext:value-type="float">
            <text:p>501</text:p>
          </table:table-cell>
          <table:table-cell table:formula="of:=[.A7]-[.D7]" office:value-type="float" office:value="-2484" calcext:value-type="float">
            <text:p>-2484</text:p>
          </table:table-cell>
          <table:table-cell table:formula="of:=[.A7]-[.E7]" office:value-type="float" office:value="-3444" calcext:value-type="float">
            <text:p>-3444</text:p>
          </table:table-cell>
          <table:table-cell table:number-columns-repeated="10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986" calcext:value-type="float">
            <text:p>59986</text:p>
          </table:table-cell>
          <table:table-cell office:value-type="float" office:value="59935" calcext:value-type="float">
            <text:p>59935</text:p>
          </table:table-cell>
          <table:table-cell office:value-type="float" office:value="57701" calcext:value-type="float">
            <text:p>57701</text:p>
          </table:table-cell>
          <table:table-cell office:value-type="float" office:value="58239" calcext:value-type="float">
            <text:p>58239</text:p>
          </table:table-cell>
          <table:table-cell office:value-type="float" office:value="29" calcext:value-type="float">
            <text:p>29</text:p>
          </table:table-cell>
          <table:table-cell table:formula="of:=[.A8]-[.B8]" office:value-type="float" office:value="-2285" calcext:value-type="float">
            <text:p>-2285</text:p>
          </table:table-cell>
          <table:table-cell table:formula="of:=[.A8]-[.C8]" office:value-type="float" office:value="-2234" calcext:value-type="float">
            <text:p>-2234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538" calcext:value-type="float">
            <text:p>-538</text:p>
          </table:table-cell>
          <table:table-cell table:number-columns-repeated="10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258" calcext:value-type="float">
            <text:p>60258</text:p>
          </table:table-cell>
          <table:table-cell office:value-type="float" office:value="60427" calcext:value-type="float">
            <text:p>60427</text:p>
          </table:table-cell>
          <table:table-cell office:value-type="float" office:value="57748" calcext:value-type="float">
            <text:p>57748</text:p>
          </table:table-cell>
          <table:table-cell office:value-type="float" office:value="58912" calcext:value-type="float">
            <text:p>58912</text:p>
          </table:table-cell>
          <table:table-cell office:value-type="float" office:value="38" calcext:value-type="float">
            <text:p>38</text:p>
          </table:table-cell>
          <table:table-cell table:formula="of:=[.A9]-[.B9]" office:value-type="float" office:value="-2510" calcext:value-type="float">
            <text:p>-2510</text:p>
          </table:table-cell>
          <table:table-cell table:formula="of:=[.A9]-[.C9]" office:value-type="float" office:value="-2679" calcext:value-type="float">
            <text:p>-267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164" calcext:value-type="float">
            <text:p>-1164</text:p>
          </table:table-cell>
          <table:table-cell table:number-columns-repeated="10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33" calcext:value-type="float">
            <text:p>60033</text:p>
          </table:table-cell>
          <table:table-cell office:value-type="float" office:value="57997" calcext:value-type="float">
            <text:p>57997</text:p>
          </table:table-cell>
          <table:table-cell office:value-type="float" office:value="57760" calcext:value-type="float">
            <text:p>57760</text:p>
          </table:table-cell>
          <table:table-cell office:value-type="float" office:value="60063" calcext:value-type="float">
            <text:p>60063</text:p>
          </table:table-cell>
          <table:table-cell office:value-type="float" office:value="20" calcext:value-type="float">
            <text:p>20</text:p>
          </table:table-cell>
          <table:table-cell table:formula="of:=[.A10]-[.B10]" office:value-type="float" office:value="-2273" calcext:value-type="float">
            <text:p>-2273</text:p>
          </table:table-cell>
          <table:table-cell table:formula="of:=[.A10]-[.C10]" office:value-type="float" office:value="-237" calcext:value-type="float">
            <text:p>-23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303" calcext:value-type="float">
            <text:p>-2303</text:p>
          </table:table-cell>
          <table:table-cell table:number-columns-repeated="10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15" calcext:value-type="float">
            <text:p>60415</text:p>
          </table:table-cell>
          <table:table-cell office:value-type="float" office:value="60417" calcext:value-type="float">
            <text:p>60417</text:p>
          </table:table-cell>
          <table:table-cell office:value-type="float" office:value="58138" calcext:value-type="float">
            <text:p>58138</text:p>
          </table:table-cell>
          <table:table-cell office:value-type="float" office:value="57484" calcext:value-type="float">
            <text:p>57484</text:p>
          </table:table-cell>
          <table:table-cell office:value-type="float" office:value="5" calcext:value-type="float">
            <text:p>5</text:p>
          </table:table-cell>
          <table:table-cell table:formula="of:=[.A11]-[.B11]" office:value-type="float" office:value="-2931" calcext:value-type="float">
            <text:p>-2931</text:p>
          </table:table-cell>
          <table:table-cell table:formula="of:=[.A11]-[.C11]" office:value-type="float" office:value="-2933" calcext:value-type="float">
            <text:p>-2933</text:p>
          </table:table-cell>
          <table:table-cell table:formula="of:=[.A11]-[.D11]" office:value-type="float" office:value="-654" calcext:value-type="float">
            <text:p>-654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74" calcext:value-type="float">
            <text:p>58074</text:p>
          </table:table-cell>
          <table:table-cell office:value-type="float" office:value="59391" calcext:value-type="float">
            <text:p>59391</text:p>
          </table:table-cell>
          <table:table-cell office:value-type="float" office:value="58431" calcext:value-type="float">
            <text:p>58431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12]-[.B12]" office:value-type="float" office:value="-694" calcext:value-type="float">
            <text:p>-694</text:p>
          </table:table-cell>
          <table:table-cell table:formula="of:=[.A12]-[.C12]" office:value-type="float" office:value="-2011" calcext:value-type="float">
            <text:p>-2011</text:p>
          </table:table-cell>
          <table:table-cell table:formula="of:=[.A12]-[.D12]" office:value-type="float" office:value="-1051" calcext:value-type="float">
            <text:p>-1051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906" calcext:value-type="float">
            <text:p>57906</text:p>
          </table:table-cell>
          <table:table-cell office:value-type="float" office:value="58668" calcext:value-type="float">
            <text:p>58668</text:p>
          </table:table-cell>
          <table:table-cell office:value-type="float" office:value="58904" calcext:value-type="float">
            <text:p>58904</text:p>
          </table:table-cell>
          <table:table-cell office:value-type="float" office:value="59435" calcext:value-type="float">
            <text:p>59435</text:p>
          </table:table-cell>
          <table:table-cell office:value-type="float" office:value="2" calcext:value-type="float">
            <text:p>2</text:p>
          </table:table-cell>
          <table:table-cell table:formula="of:=[.A13]-[.B13]" office:value-type="float" office:value="1529" calcext:value-type="float">
            <text:p>1529</text:p>
          </table:table-cell>
          <table:table-cell table:formula="of:=[.A13]-[.C13]" office:value-type="float" office:value="767" calcext:value-type="float">
            <text:p>767</text:p>
          </table:table-cell>
          <table:table-cell table:formula="of:=[.A13]-[.D13]" office:value-type="float" office:value="531" calcext:value-type="float">
            <text:p>531</text:p>
          </table:table-cell>
          <table:table-cell table:formula="of:=[.A13]-[.E1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53" calcext:value-type="float">
            <text:p>59953</text:p>
          </table:table-cell>
          <table:table-cell office:value-type="float" office:value="58897" calcext:value-type="float">
            <text:p>58897</text:p>
          </table:table-cell>
          <table:table-cell office:value-type="float" office:value="59999" calcext:value-type="float">
            <text:p>59999</text:p>
          </table:table-cell>
          <table:table-cell office:value-type="float" office:value="57922" calcext:value-type="float">
            <text:p>57922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-2031" calcext:value-type="float">
            <text:p>-2031</text:p>
          </table:table-cell>
          <table:table-cell table:formula="of:=[.A14]-[.C14]" office:value-type="float" office:value="-975" calcext:value-type="float">
            <text:p>-975</text:p>
          </table:table-cell>
          <table:table-cell table:formula="of:=[.A14]-[.D14]" office:value-type="float" office:value="-2077" calcext:value-type="float">
            <text:p>-2077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656" calcext:value-type="float">
            <text:p>59656</text:p>
          </table:table-cell>
          <table:table-cell office:value-type="float" office:value="57599" calcext:value-type="float">
            <text:p>57599</text:p>
          </table:table-cell>
          <table:table-cell office:value-type="float" office:value="57783" calcext:value-type="float">
            <text:p>57783</text:p>
          </table:table-cell>
          <table:table-cell office:value-type="float" office:value="59442" calcext:value-type="float">
            <text:p>59442</text:p>
          </table:table-cell>
          <table:table-cell office:value-type="float" office:value="29" calcext:value-type="float">
            <text:p>29</text:p>
          </table:table-cell>
          <table:table-cell table:formula="of:=[.A15]-[.B15]" office:value-type="float" office:value="-1873" calcext:value-type="float">
            <text:p>-1873</text:p>
          </table:table-cell>
          <table:table-cell table:formula="of:=[.A15]-[.C15]" office:value-type="float" office:value="184" calcext:value-type="float">
            <text:p>184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659" calcext:value-type="float">
            <text:p>-1659</text:p>
          </table:table-cell>
          <table:table-cell table:number-columns-repeated="10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5" calcext:value-type="float">
            <text:p>58885</text:p>
          </table:table-cell>
          <table:table-cell office:value-type="float" office:value="58703" calcext:value-type="float">
            <text:p>58703</text:p>
          </table:table-cell>
          <table:table-cell office:value-type="float" office:value="58161" calcext:value-type="float">
            <text:p>58161</text:p>
          </table:table-cell>
          <table:table-cell office:value-type="float" office:value="58944" calcext:value-type="float">
            <text:p>58944</text:p>
          </table:table-cell>
          <table:table-cell office:value-type="float" office:value="61" calcext:value-type="float">
            <text:p>61</text:p>
          </table:table-cell>
          <table:table-cell table:formula="of:=[.A16]-[.B16]" office:value-type="float" office:value="-724" calcext:value-type="float">
            <text:p>-724</text:p>
          </table:table-cell>
          <table:table-cell table:formula="of:=[.A16]-[.C16]" office:value-type="float" office:value="-542" calcext:value-type="float">
            <text:p>-54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783" calcext:value-type="float">
            <text:p>-783</text:p>
          </table:table-cell>
          <table:table-cell table:number-columns-repeated="10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169" calcext:value-type="float">
            <text:p>60169</text:p>
          </table:table-cell>
          <table:table-cell office:value-type="float" office:value="58802" calcext:value-type="float">
            <text:p>58802</text:p>
          </table:table-cell>
          <table:table-cell office:value-type="float" office:value="60439" calcext:value-type="float">
            <text:p>60439</text:p>
          </table:table-cell>
          <table:table-cell office:value-type="float" office:value="60580" calcext:value-type="float">
            <text:p>60580</text:p>
          </table:table-cell>
          <table:table-cell office:value-type="float" office:value="9" calcext:value-type="float">
            <text:p>9</text:p>
          </table:table-cell>
          <table:table-cell table:formula="of:=[.A17]-[.B17]" office:value-type="float" office:value="-2684" calcext:value-type="float">
            <text:p>-2684</text:p>
          </table:table-cell>
          <table:table-cell table:formula="of:=[.A17]-[.C17]" office:value-type="float" office:value="-1317" calcext:value-type="float">
            <text:p>-1317</text:p>
          </table:table-cell>
          <table:table-cell table:formula="of:=[.A17]-[.D17]" office:value-type="float" office:value="-2954" calcext:value-type="float">
            <text:p>-2954</text:p>
          </table:table-cell>
          <table:table-cell table:formula="of:=[.A17]-[.E17]" office:value-type="float" office:value="-3095" calcext:value-type="float">
            <text:p>-3095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1" calcext:value-type="float">
            <text:p>58751</text:p>
          </table:table-cell>
          <table:table-cell office:value-type="float" office:value="58512" calcext:value-type="float">
            <text:p>58512</text:p>
          </table:table-cell>
          <table:table-cell office:value-type="float" office:value="57380" calcext:value-type="float">
            <text:p>57380</text:p>
          </table:table-cell>
          <table:table-cell office:value-type="float" office:value="60704" calcext:value-type="float">
            <text:p>60704</text:p>
          </table:table-cell>
          <table:table-cell office:value-type="float" office:value="12" calcext:value-type="float">
            <text:p>12</text:p>
          </table:table-cell>
          <table:table-cell table:formula="of:=[.A18]-[.B18]" office:value-type="float" office:value="-1371" calcext:value-type="float">
            <text:p>-1371</text:p>
          </table:table-cell>
          <table:table-cell table:formula="of:=[.A18]-[.C18]" office:value-type="float" office:value="-1132" calcext:value-type="float">
            <text:p>-113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324" calcext:value-type="float">
            <text:p>-3324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532" calcext:value-type="float">
            <text:p>58532</text:p>
          </table:table-cell>
          <table:table-cell office:value-type="float" office:value="57617" calcext:value-type="float">
            <text:p>57617</text:p>
          </table:table-cell>
          <table:table-cell office:value-type="float" office:value="57698" calcext:value-type="float">
            <text:p>57698</text:p>
          </table:table-cell>
          <table:table-cell office:value-type="float" office:value="60437" calcext:value-type="float">
            <text:p>60437</text:p>
          </table:table-cell>
          <table:table-cell office:value-type="float" office:value="14" calcext:value-type="float">
            <text:p>14</text:p>
          </table:table-cell>
          <table:table-cell table:formula="of:=[.A19]-[.B19]" office:value-type="float" office:value="-834" calcext:value-type="float">
            <text:p>-834</text:p>
          </table:table-cell>
          <table:table-cell table:formula="of:=[.A19]-[.C19]" office:value-type="float" office:value="81" calcext:value-type="float">
            <text:p>81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2739" calcext:value-type="float">
            <text:p>-2739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84" calcext:value-type="float">
            <text:p>58184</text:p>
          </table:table-cell>
          <table:table-cell office:value-type="float" office:value="58209" calcext:value-type="float">
            <text:p>58209</text:p>
          </table:table-cell>
          <table:table-cell office:value-type="float" office:value="59012" calcext:value-type="float">
            <text:p>59012</text:p>
          </table:table-cell>
          <table:table-cell office:value-type="float" office:value="57351" calcext:value-type="float">
            <text:p>57351</text:p>
          </table:table-cell>
          <table:table-cell office:value-type="float" office:value="12" calcext:value-type="float">
            <text:p>12</text:p>
          </table:table-cell>
          <table:table-cell table:formula="of:=[.A20]-[.B20]" office:value-type="float" office:value="-804" calcext:value-type="float">
            <text:p>-804</text:p>
          </table:table-cell>
          <table:table-cell table:formula="of:=[.A20]-[.C20]" office:value-type="float" office:value="-829" calcext:value-type="float">
            <text:p>-829</text:p>
          </table:table-cell>
          <table:table-cell table:formula="of:=[.A20]-[.D20]" office:value-type="float" office:value="-1632" calcext:value-type="float">
            <text:p>-1632</text:p>
          </table:table-cell>
          <table:table-cell table:formula="of:=[.A20]-[.E20]"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089" calcext:value-type="float">
            <text:p>59089</text:p>
          </table:table-cell>
          <table:table-cell office:value-type="float" office:value="58175" calcext:value-type="float">
            <text:p>58175</text:p>
          </table:table-cell>
          <table:table-cell office:value-type="float" office:value="58879" calcext:value-type="float">
            <text:p>58879</text:p>
          </table:table-cell>
          <table:table-cell office:value-type="float" office:value="58545" calcext:value-type="float">
            <text:p>58545</text:p>
          </table:table-cell>
          <table:table-cell office:value-type="float" office:value="8" calcext:value-type="float">
            <text:p>8</text:p>
          </table:table-cell>
          <table:table-cell table:formula="of:=[.A21]-[.B21]" office:value-type="float" office:value="-544" calcext:value-type="float">
            <text:p>-544</text:p>
          </table:table-cell>
          <table:table-cell table:formula="of:=[.A21]-[.C21]" office:value-type="float" office:value="370" calcext:value-type="float">
            <text:p>370</text:p>
          </table:table-cell>
          <table:table-cell table:formula="of:=[.A21]-[.D21]" office:value-type="float" office:value="-334" calcext:value-type="float">
            <text:p>-334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597" calcext:value-type="float">
            <text:p>60597</text:p>
          </table:table-cell>
          <table:table-cell office:value-type="float" office:value="57599" calcext:value-type="float">
            <text:p>57599</text:p>
          </table:table-cell>
          <table:table-cell office:value-type="float" office:value="57733" calcext:value-type="float">
            <text:p>57733</text:p>
          </table:table-cell>
          <table:table-cell office:value-type="float" office:value="57741" calcext:value-type="float">
            <text:p>57741</text:p>
          </table:table-cell>
          <table:table-cell office:value-type="float" office:value="23" calcext:value-type="float">
            <text:p>23</text:p>
          </table:table-cell>
          <table:table-cell table:formula="of:=[.A22]-[.B22]" office:value-type="float" office:value="-2856" calcext:value-type="float">
            <text:p>-2856</text:p>
          </table:table-cell>
          <table:table-cell table:formula="of:=[.A22]-[.C22]" office:value-type="float" office:value="142" calcext:value-type="float">
            <text:p>142</text:p>
          </table:table-cell>
          <table:table-cell table:formula="of:=[.A22]-[.D22]" office:value-type="float" office:value="8" calcext:value-type="float">
            <text:p>8</text:p>
          </table:table-cell>
          <table:table-cell table:formula="of:=[.A22]-[.E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020" calcext:value-type="float">
            <text:p>59020</text:p>
          </table:table-cell>
          <table:table-cell office:value-type="float" office:value="59405" calcext:value-type="float">
            <text:p>59405</text:p>
          </table:table-cell>
          <table:table-cell office:value-type="float" office:value="60415" calcext:value-type="float">
            <text:p>60415</text:p>
          </table:table-cell>
          <table:table-cell office:value-type="float" office:value="57729" calcext:value-type="float">
            <text:p>57729</text:p>
          </table:table-cell>
          <table:table-cell office:value-type="float" office:value="7" calcext:value-type="float">
            <text:p>7</text:p>
          </table:table-cell>
          <table:table-cell table:formula="of:=[.A23]-[.B23]" office:value-type="float" office:value="-1291" calcext:value-type="float">
            <text:p>-1291</text:p>
          </table:table-cell>
          <table:table-cell table:formula="of:=[.A23]-[.C23]" office:value-type="float" office:value="-1676" calcext:value-type="float">
            <text:p>-1676</text:p>
          </table:table-cell>
          <table:table-cell table:formula="of:=[.A23]-[.D23]" office:value-type="float" office:value="-2686" calcext:value-type="float">
            <text:p>-2686</text:p>
          </table:table-cell>
          <table:table-cell table:formula="of:=[.A23]-[.E2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985" calcext:value-type="float">
            <text:p>57985</text:p>
          </table:table-cell>
          <table:table-cell office:value-type="float" office:value="59911" calcext:value-type="float">
            <text:p>59911</text:p>
          </table:table-cell>
          <table:table-cell office:value-type="float" office:value="58981" calcext:value-type="float">
            <text:p>58981</text:p>
          </table:table-cell>
          <table:table-cell office:value-type="float" office:value="59541" calcext:value-type="float">
            <text:p>59541</text:p>
          </table:table-cell>
          <table:table-cell office:value-type="float" office:value="12" calcext:value-type="float">
            <text:p>12</text:p>
          </table:table-cell>
          <table:table-cell table:formula="of:=[.A24]-[.B24]" office:value-type="float" office:value="-254" calcext:value-type="float">
            <text:p>-254</text:p>
          </table:table-cell>
          <table:table-cell table:formula="of:=[.A24]-[.C24]" office:value-type="float" office:value="-2180" calcext:value-type="float">
            <text:p>-2180</text:p>
          </table:table-cell>
          <table:table-cell table:formula="of:=[.A24]-[.D24]" office:value-type="float" office:value="-1250" calcext:value-type="float">
            <text:p>-1250</text:p>
          </table:table-cell>
          <table:table-cell table:formula="of:=[.A24]-[.E24]" office:value-type="float" office:value="-1810" calcext:value-type="float">
            <text:p>-181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67" calcext:value-type="float">
            <text:p>57967</text:p>
          </table:table-cell>
          <table:table-cell office:value-type="float" office:value="57855" calcext:value-type="float">
            <text:p>57855</text:p>
          </table:table-cell>
          <table:table-cell office:value-type="float" office:value="60161" calcext:value-type="float">
            <text:p>60161</text:p>
          </table:table-cell>
          <table:table-cell office:value-type="float" office:value="60447" calcext:value-type="float">
            <text:p>60447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587" calcext:value-type="float">
            <text:p>-587</text:p>
          </table:table-cell>
          <table:table-cell table:formula="of:=[.A25]-[.C25]" office:value-type="float" office:value="-475" calcext:value-type="float">
            <text:p>-475</text:p>
          </table:table-cell>
          <table:table-cell table:formula="of:=[.A25]-[.D25]" office:value-type="float" office:value="-2781" calcext:value-type="float">
            <text:p>-2781</text:p>
          </table:table-cell>
          <table:table-cell table:formula="of:=[.A25]-[.E25]" office:value-type="float" office:value="-3067" calcext:value-type="float">
            <text:p>-3067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95" calcext:value-type="float">
            <text:p>57495</text:p>
          </table:table-cell>
          <table:table-cell office:value-type="float" office:value="58815" calcext:value-type="float">
            <text:p>58815</text:p>
          </table:table-cell>
          <table:table-cell office:value-type="float" office:value="57702" calcext:value-type="float">
            <text:p>57702</text:p>
          </table:table-cell>
          <table:table-cell office:value-type="float" office:value="60575" calcext:value-type="float">
            <text:p>60575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207" calcext:value-type="float">
            <text:p>207</text:p>
          </table:table-cell>
          <table:table-cell table:formula="of:=[.A26]-[.C26]" office:value-type="float" office:value="-1113" calcext:value-type="float">
            <text:p>-11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873" calcext:value-type="float">
            <text:p>-2873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28" calcext:value-type="float">
            <text:p>58028</text:p>
          </table:table-cell>
          <table:table-cell office:value-type="float" office:value="60511" calcext:value-type="float">
            <text:p>60511</text:p>
          </table:table-cell>
          <table:table-cell office:value-type="float" office:value="57961" calcext:value-type="float">
            <text:p>57961</text:p>
          </table:table-cell>
          <table:table-cell office:value-type="float" office:value="57476" calcext:value-type="float">
            <text:p>57476</text:p>
          </table:table-cell>
          <table:table-cell office:value-type="float" office:value="44" calcext:value-type="float">
            <text:p>44</text:p>
          </table:table-cell>
          <table:table-cell table:formula="of:=[.A27]-[.B27]" office:value-type="float" office:value="-552" calcext:value-type="float">
            <text:p>-552</text:p>
          </table:table-cell>
          <table:table-cell table:formula="of:=[.A27]-[.C27]" office:value-type="float" office:value="-3035" calcext:value-type="float">
            <text:p>-3035</text:p>
          </table:table-cell>
          <table:table-cell table:formula="of:=[.A27]-[.D27]" office:value-type="float" office:value="-485" calcext:value-type="float">
            <text:p>-485</text:p>
          </table:table-cell>
          <table:table-cell table:formula="of:=[.A27]-[.E2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27" calcext:value-type="float">
            <text:p>58927</text:p>
          </table:table-cell>
          <table:table-cell office:value-type="float" office:value="58443" calcext:value-type="float">
            <text:p>58443</text:p>
          </table:table-cell>
          <table:table-cell office:value-type="float" office:value="59434" calcext:value-type="float">
            <text:p>59434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 table:formula="of:=[.A28]-[.B28]" office:value-type="float" office:value="-1547" calcext:value-type="float">
            <text:p>-1547</text:p>
          </table:table-cell>
          <table:table-cell table:formula="of:=[.A28]-[.C28]" office:value-type="float" office:value="-1063" calcext:value-type="float">
            <text:p>-1063</text:p>
          </table:table-cell>
          <table:table-cell table:formula="of:=[.A28]-[.D28]" office:value-type="float" office:value="-2054" calcext:value-type="float">
            <text:p>-2054</text:p>
          </table:table-cell>
          <table:table-cell table:formula="of:=[.A28]-[.E2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48" calcext:value-type="float">
            <text:p>57648</text:p>
          </table:table-cell>
          <table:table-cell office:value-type="float" office:value="58966" calcext:value-type="float">
            <text:p>58966</text:p>
          </table:table-cell>
          <table:table-cell office:value-type="float" office:value="59721" calcext:value-type="float">
            <text:p>59721</text:p>
          </table:table-cell>
          <table:table-cell office:value-type="float" office:value="58802" calcext:value-type="float">
            <text:p>58802</text:p>
          </table:table-cell>
          <table:table-cell office:value-type="float" office:value="11" calcext:value-type="float">
            <text:p>11</text:p>
          </table:table-cell>
          <table:table-cell table:formula="of:=[.A29]-[.B29]" office:value-type="float" office:value="2073" calcext:value-type="float">
            <text:p>2073</text:p>
          </table:table-cell>
          <table:table-cell table:formula="of:=[.A29]-[.C29]" office:value-type="float" office:value="755" calcext:value-type="float">
            <text:p>755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919" calcext:value-type="float">
            <text:p>919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962" calcext:value-type="float">
            <text:p>58962</text:p>
          </table:table-cell>
          <table:table-cell office:value-type="float" office:value="58977" calcext:value-type="float">
            <text:p>58977</text:p>
          </table:table-cell>
          <table:table-cell office:value-type="float" office:value="60805" calcext:value-type="float">
            <text:p>60805</text:p>
          </table:table-cell>
          <table:table-cell office:value-type="float" office:value="59016" calcext:value-type="float">
            <text:p>59016</text:p>
          </table:table-cell>
          <table:table-cell office:value-type="float" office:value="13" calcext:value-type="float">
            <text:p>13</text:p>
          </table:table-cell>
          <table:table-cell table:formula="of:=[.A30]-[.B30]" office:value-type="float" office:value="-1265" calcext:value-type="float">
            <text:p>-1265</text:p>
          </table:table-cell>
          <table:table-cell table:formula="of:=[.A30]-[.C30]" office:value-type="float" office:value="-1280" calcext:value-type="float">
            <text:p>-1280</text:p>
          </table:table-cell>
          <table:table-cell table:formula="of:=[.A30]-[.D30]" office:value-type="float" office:value="-3108" calcext:value-type="float">
            <text:p>-3108</text:p>
          </table:table-cell>
          <table:table-cell table:formula="of:=[.A30]-[.E30]" office:value-type="float" office:value="-1319" calcext:value-type="float">
            <text:p>-1319</text:p>
          </table:table-cell>
          <table:table-cell table:number-columns-repeated="10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21" calcext:value-type="float">
            <text:p>57921</text:p>
          </table:table-cell>
          <table:table-cell office:value-type="float" office:value="58735" calcext:value-type="float">
            <text:p>58735</text:p>
          </table:table-cell>
          <table:table-cell office:value-type="float" office:value="59030" calcext:value-type="float">
            <text:p>59030</text:p>
          </table:table-cell>
          <table:table-cell office:value-type="float" office:value="57773" calcext:value-type="float">
            <text:p>57773</text:p>
          </table:table-cell>
          <table:table-cell office:value-type="float" office:value="9" calcext:value-type="float">
            <text:p>9</text:p>
          </table:table-cell>
          <table:table-cell table:formula="of:=[.A31]-[.B31]" office:value-type="float" office:value="-148" calcext:value-type="float">
            <text:p>-148</text:p>
          </table:table-cell>
          <table:table-cell table:formula="of:=[.A31]-[.C31]" office:value-type="float" office:value="-962" calcext:value-type="float">
            <text:p>-962</text:p>
          </table:table-cell>
          <table:table-cell table:formula="of:=[.A31]-[.D31]" office:value-type="float" office:value="-1257" calcext:value-type="float">
            <text:p>-1257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653" calcext:value-type="float">
            <text:p>59653</text:p>
          </table:table-cell>
          <table:table-cell office:value-type="float" office:value="60589" calcext:value-type="float">
            <text:p>60589</text:p>
          </table:table-cell>
          <table:table-cell office:value-type="float" office:value="60760" calcext:value-type="float">
            <text:p>60760</text:p>
          </table:table-cell>
          <table:table-cell office:value-type="float" office:value="58148" calcext:value-type="float">
            <text:p>58148</text:p>
          </table:table-cell>
          <table:table-cell office:value-type="float" office:value="49" calcext:value-type="float">
            <text:p>49</text:p>
          </table:table-cell>
          <table:table-cell table:formula="of:=[.A32]-[.B32]" office:value-type="float" office:value="-1505" calcext:value-type="float">
            <text:p>-1505</text:p>
          </table:table-cell>
          <table:table-cell table:formula="of:=[.A32]-[.C32]" office:value-type="float" office:value="-2441" calcext:value-type="float">
            <text:p>-2441</text:p>
          </table:table-cell>
          <table:table-cell table:formula="of:=[.A32]-[.D32]" office:value-type="float" office:value="-2612" calcext:value-type="float">
            <text:p>-2612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05" calcext:value-type="float">
            <text:p>59905</text:p>
          </table:table-cell>
          <table:table-cell office:value-type="float" office:value="59784" calcext:value-type="float">
            <text:p>59784</text:p>
          </table:table-cell>
          <table:table-cell office:value-type="float" office:value="58367" calcext:value-type="float">
            <text:p>58367</text:p>
          </table:table-cell>
          <table:table-cell office:value-type="float" office:value="57697" calcext:value-type="float">
            <text:p>57697</text:p>
          </table:table-cell>
          <table:table-cell office:value-type="float" office:value="8" calcext:value-type="float">
            <text:p>8</text:p>
          </table:table-cell>
          <table:table-cell table:formula="of:=[.A33]-[.B33]" office:value-type="float" office:value="-2208" calcext:value-type="float">
            <text:p>-2208</text:p>
          </table:table-cell>
          <table:table-cell table:formula="of:=[.A33]-[.C33]" office:value-type="float" office:value="-2087" calcext:value-type="float">
            <text:p>-2087</text:p>
          </table:table-cell>
          <table:table-cell table:formula="of:=[.A33]-[.D33]" office:value-type="float" office:value="-670" calcext:value-type="float">
            <text:p>-670</text:p>
          </table:table-cell>
          <table:table-cell table:formula="of:=[.A33]-[.E3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70" calcext:value-type="float">
            <text:p>60470</text:p>
          </table:table-cell>
          <table:table-cell office:value-type="float" office:value="58395" calcext:value-type="float">
            <text:p>58395</text:p>
          </table:table-cell>
          <table:table-cell office:value-type="float" office:value="57698" calcext:value-type="float">
            <text:p>57698</text:p>
          </table:table-cell>
          <table:table-cell office:value-type="float" office:value="60639" calcext:value-type="float">
            <text:p>60639</text:p>
          </table:table-cell>
          <table:table-cell office:value-type="float" office:value="1" calcext:value-type="float">
            <text:p>1</text:p>
          </table:table-cell>
          <table:table-cell table:formula="of:=[.A34]-[.B34]" office:value-type="float" office:value="-2772" calcext:value-type="float">
            <text:p>-2772</text:p>
          </table:table-cell>
          <table:table-cell table:formula="of:=[.A34]-[.C34]" office:value-type="float" office:value="-697" calcext:value-type="float">
            <text:p>-697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941" calcext:value-type="float">
            <text:p>-2941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10" calcext:value-type="float">
            <text:p>57510</text:p>
          </table:table-cell>
          <table:table-cell office:value-type="float" office:value="57535" calcext:value-type="float">
            <text:p>57535</text:p>
          </table:table-cell>
          <table:table-cell office:value-type="float" office:value="57667" calcext:value-type="float">
            <text:p>57667</text:p>
          </table:table-cell>
          <table:table-cell office:value-type="float" office:value="58163" calcext:value-type="float">
            <text:p>58163</text:p>
          </table:table-cell>
          <table:table-cell office:value-type="float" office:value="4" calcext:value-type="float">
            <text:p>4</text:p>
          </table:table-cell>
          <table:table-cell table:formula="of:=[.A35]-[.B35]" office:value-type="float" office:value="-130" calcext:value-type="float">
            <text:p>-130</text:p>
          </table:table-cell>
          <table:table-cell table:formula="of:=[.A35]-[.C35]" office:value-type="float" office:value="-155" calcext:value-type="float">
            <text:p>-155</text:p>
          </table:table-cell>
          <table:table-cell table:formula="of:=[.A35]-[.D35]" office:value-type="float" office:value="-287" calcext:value-type="float">
            <text:p>-287</text:p>
          </table:table-cell>
          <table:table-cell table:formula="of:=[.A35]-[.E35]" office:value-type="float" office:value="-783" calcext:value-type="float">
            <text:p>-783</text:p>
          </table:table-cell>
          <table:table-cell table:number-columns-repeated="10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805" calcext:value-type="float">
            <text:p>58805</text:p>
          </table:table-cell>
          <table:table-cell office:value-type="float" office:value="57865" calcext:value-type="float">
            <text:p>57865</text:p>
          </table:table-cell>
          <table:table-cell office:value-type="float" office:value="57655" calcext:value-type="float">
            <text:p>57655</text:p>
          </table:table-cell>
          <table:table-cell office:value-type="float" office:value="58465" calcext:value-type="float">
            <text:p>58465</text:p>
          </table:table-cell>
          <table:table-cell office:value-type="float" office:value="16" calcext:value-type="float">
            <text:p>16</text:p>
          </table:table-cell>
          <table:table-cell table:formula="of:=[.A36]-[.B36]" office:value-type="float" office:value="-1110" calcext:value-type="float">
            <text:p>-1110</text:p>
          </table:table-cell>
          <table:table-cell table:formula="of:=[.A36]-[.C36]" office:value-type="float" office:value="-170" calcext:value-type="float">
            <text:p>-170</text:p>
          </table:table-cell>
          <table:table-cell table:formula="of:=[.A36]-[.D36]" office:value-type="float" office:value="40" calcext:value-type="float">
            <text:p>40</text:p>
          </table:table-cell>
          <table:table-cell table:formula="of:=[.A36]-[.E36]" office:value-type="float" office:value="-770" calcext:value-type="float">
            <text:p>-77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135" calcext:value-type="float">
            <text:p>59135</text:p>
          </table:table-cell>
          <table:table-cell office:value-type="float" office:value="57990" calcext:value-type="float">
            <text:p>57990</text:p>
          </table:table-cell>
          <table:table-cell office:value-type="float" office:value="60840" calcext:value-type="float">
            <text:p>60840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 table:formula="of:=[.A37]-[.B37]" office:value-type="float" office:value="-1755" calcext:value-type="float">
            <text:p>-1755</text:p>
          </table:table-cell>
          <table:table-cell table:formula="of:=[.A37]-[.C37]" office:value-type="float" office:value="-610" calcext:value-type="float">
            <text:p>-610</text:p>
          </table:table-cell>
          <table:table-cell table:formula="of:=[.A37]-[.D37]" office:value-type="float" office:value="-3460" calcext:value-type="float">
            <text:p>-3460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762" calcext:value-type="float">
            <text:p>60762</text:p>
          </table:table-cell>
          <table:table-cell office:value-type="float" office:value="58175" calcext:value-type="float">
            <text:p>58175</text:p>
          </table:table-cell>
          <table:table-cell office:value-type="float" office:value="58545" calcext:value-type="float">
            <text:p>58545</text:p>
          </table:table-cell>
          <table:table-cell office:value-type="float" office:value="58789" calcext:value-type="float">
            <text:p>58789</text:p>
          </table:table-cell>
          <table:table-cell office:value-type="float" office:value="21" calcext:value-type="float">
            <text:p>21</text:p>
          </table:table-cell>
          <table:table-cell table:formula="of:=[.A38]-[.B38]" office:value-type="float" office:value="-2217" calcext:value-type="float">
            <text:p>-2217</text:p>
          </table:table-cell>
          <table:table-cell table:formula="of:=[.A38]-[.C38]" office:value-type="float" office:value="370" calcext:value-type="float">
            <text:p>37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44" calcext:value-type="float">
            <text:p>-244</text:p>
          </table:table-cell>
          <table:table-cell table:number-columns-repeated="10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895" calcext:value-type="float">
            <text:p>58895</text:p>
          </table:table-cell>
          <table:table-cell office:value-type="float" office:value="59464" calcext:value-type="float">
            <text:p>59464</text:p>
          </table:table-cell>
          <table:table-cell office:value-type="float" office:value="59456" calcext:value-type="float">
            <text:p>59456</text:p>
          </table:table-cell>
          <table:table-cell office:value-type="float" office:value="57905" calcext:value-type="float">
            <text:p>57905</text:p>
          </table:table-cell>
          <table:table-cell office:value-type="float" office:value="20" calcext:value-type="float">
            <text:p>20</text:p>
          </table:table-cell>
          <table:table-cell table:formula="of:=[.A39]-[.B39]" office:value-type="float" office:value="-990" calcext:value-type="float">
            <text:p>-990</text:p>
          </table:table-cell>
          <table:table-cell table:formula="of:=[.A39]-[.C39]" office:value-type="float" office:value="-1559" calcext:value-type="float">
            <text:p>-1559</text:p>
          </table:table-cell>
          <table:table-cell table:formula="of:=[.A39]-[.D39]" office:value-type="float" office:value="-1551" calcext:value-type="float">
            <text:p>-1551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002" calcext:value-type="float">
            <text:p>58002</text:p>
          </table:table-cell>
          <table:table-cell office:value-type="float" office:value="58892" calcext:value-type="float">
            <text:p>58892</text:p>
          </table:table-cell>
          <table:table-cell office:value-type="float" office:value="60587" calcext:value-type="float">
            <text:p>60587</text:p>
          </table:table-cell>
          <table:table-cell office:value-type="float" office:value="57707" calcext:value-type="float">
            <text:p>57707</text:p>
          </table:table-cell>
          <table:table-cell office:value-type="float" office:value="44" calcext:value-type="float">
            <text:p>44</text:p>
          </table:table-cell>
          <table:table-cell table:formula="of:=[.A40]-[.B40]" office:value-type="float" office:value="-295" calcext:value-type="float">
            <text:p>-295</text:p>
          </table:table-cell>
          <table:table-cell table:formula="of:=[.A40]-[.C40]" office:value-type="float" office:value="-1185" calcext:value-type="float">
            <text:p>-1185</text:p>
          </table:table-cell>
          <table:table-cell table:formula="of:=[.A40]-[.D40]" office:value-type="float" office:value="-2880" calcext:value-type="float">
            <text:p>-2880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7393" calcext:value-type="float">
            <text:p>57393</text:p>
          </table:table-cell>
          <table:table-cell office:value-type="float" office:value="57346" calcext:value-type="float">
            <text:p>57346</text:p>
          </table:table-cell>
          <table:table-cell office:value-type="float" office:value="60111" calcext:value-type="float">
            <text:p>60111</text:p>
          </table:table-cell>
          <table:table-cell office:value-type="float" office:value="58902" calcext:value-type="float">
            <text:p>58902</text:p>
          </table:table-cell>
          <table:table-cell office:value-type="float" office:value="30" calcext:value-type="float">
            <text:p>30</text:p>
          </table:table-cell>
          <table:table-cell table:formula="of:=[.A41]-[.B41]" office:value-type="float" office:value="0" calcext:value-type="float">
            <text:p>0</text:p>
          </table:table-cell>
          <table:table-cell table:formula="of:=[.A41]-[.C41]" office:value-type="float" office:value="47" calcext:value-type="float">
            <text:p>47</text:p>
          </table:table-cell>
          <table:table-cell table:formula="of:=[.A41]-[.D41]" office:value-type="float" office:value="-2718" calcext:value-type="float">
            <text:p>-2718</text:p>
          </table:table-cell>
          <table:table-cell table:formula="of:=[.A41]-[.E41]" office:value-type="float" office:value="-1509" calcext:value-type="float">
            <text:p>-1509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05" calcext:value-type="float">
            <text:p>58805</text:p>
          </table:table-cell>
          <table:table-cell office:value-type="float" office:value="59696" calcext:value-type="float">
            <text:p>59696</text:p>
          </table:table-cell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24" calcext:value-type="float">
            <text:p>24</text:p>
          </table:table-cell>
          <table:table-cell table:formula="of:=[.A42]-[.B42]" office:value-type="float" office:value="-1425" calcext:value-type="float">
            <text:p>-1425</text:p>
          </table:table-cell>
          <table:table-cell table:formula="of:=[.A42]-[.C42]" office:value-type="float" office:value="-2316" calcext:value-type="float">
            <text:p>-2316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547" calcext:value-type="float">
            <text:p>-3547</text:p>
          </table:table-cell>
          <table:table-cell table:number-columns-repeated="10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603" calcext:value-type="float">
            <text:p>59603</text:p>
          </table:table-cell>
          <table:table-cell office:value-type="float" office:value="59479" calcext:value-type="float">
            <text:p>59479</text:p>
          </table:table-cell>
          <table:table-cell office:value-type="float" office:value="57861" calcext:value-type="float">
            <text:p>57861</text:p>
          </table:table-cell>
          <table:table-cell office:value-type="float" office:value="59647" calcext:value-type="float">
            <text:p>59647</text:p>
          </table:table-cell>
          <table:table-cell office:value-type="float" office:value="7" calcext:value-type="float">
            <text:p>7</text:p>
          </table:table-cell>
          <table:table-cell table:formula="of:=[.A43]-[.B43]" office:value-type="float" office:value="-649" calcext:value-type="float">
            <text:p>-649</text:p>
          </table:table-cell>
          <table:table-cell table:formula="of:=[.A43]-[.C43]" office:value-type="float" office:value="-525" calcext:value-type="float">
            <text:p>-525</text:p>
          </table:table-cell>
          <table:table-cell table:formula="of:=[.A43]-[.D43]" office:value-type="float" office:value="1093" calcext:value-type="float">
            <text:p>1093</text:p>
          </table:table-cell>
          <table:table-cell table:formula="of:=[.A43]-[.E43]" office:value-type="float" office:value="-693" calcext:value-type="float">
            <text:p>-693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61" calcext:value-type="float">
            <text:p>59461</text:p>
          </table:table-cell>
          <table:table-cell office:value-type="float" office:value="60565" calcext:value-type="float">
            <text:p>60565</text:p>
          </table:table-cell>
          <table:table-cell office:value-type="float" office:value="60512" calcext:value-type="float">
            <text:p>60512</text:p>
          </table:table-cell>
          <table:table-cell office:value-type="float" office:value="57964" calcext:value-type="float">
            <text:p>57964</text:p>
          </table:table-cell>
          <table:table-cell office:value-type="float" office:value="2" calcext:value-type="float">
            <text:p>2</text:p>
          </table:table-cell>
          <table:table-cell table:formula="of:=[.A44]-[.B44]" office:value-type="float" office:value="-2081" calcext:value-type="float">
            <text:p>-2081</text:p>
          </table:table-cell>
          <table:table-cell table:formula="of:=[.A44]-[.C44]" office:value-type="float" office:value="-3185" calcext:value-type="float">
            <text:p>-3185</text:p>
          </table:table-cell>
          <table:table-cell table:formula="of:=[.A44]-[.D44]" office:value-type="float" office:value="-3132" calcext:value-type="float">
            <text:p>-3132</text:p>
          </table:table-cell>
          <table:table-cell table:formula="of:=[.A44]-[.E44]" office:value-type="float" office:value="-584" calcext:value-type="float">
            <text:p>-584</text:p>
          </table:table-cell>
          <table:table-cell table:number-columns-repeated="10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754" calcext:value-type="float">
            <text:p>58754</text:p>
          </table:table-cell>
          <table:table-cell office:value-type="float" office:value="60715" calcext:value-type="float">
            <text:p>60715</text:p>
          </table:table-cell>
          <table:table-cell office:value-type="float" office:value="58657" calcext:value-type="float">
            <text:p>58657</text:p>
          </table:table-cell>
          <table:table-cell office:value-type="float" office:value="60010" calcext:value-type="float">
            <text:p>60010</text:p>
          </table:table-cell>
          <table:table-cell office:value-type="float" office:value="28" calcext:value-type="float">
            <text:p>28</text:p>
          </table:table-cell>
          <table:table-cell table:formula="of:=[.A45]-[.B45]" office:value-type="float" office:value="-97" calcext:value-type="float">
            <text:p>-97</text:p>
          </table:table-cell>
          <table:table-cell table:formula="of:=[.A45]-[.C45]" office:value-type="float" office:value="-2058" calcext:value-type="float">
            <text:p>-2058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353" calcext:value-type="float">
            <text:p>-1353</text:p>
          </table:table-cell>
          <table:table-cell table:number-columns-repeated="10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440" calcext:value-type="float">
            <text:p>57440</text:p>
          </table:table-cell>
          <table:table-cell office:value-type="float" office:value="58730" calcext:value-type="float">
            <text:p>58730</text:p>
          </table:table-cell>
          <table:table-cell office:value-type="float" office:value="57475" calcext:value-type="float">
            <text:p>57475</text:p>
          </table:table-cell>
          <table:table-cell office:value-type="float" office:value="58660" calcext:value-type="float">
            <text:p>58660</text:p>
          </table:table-cell>
          <table:table-cell office:value-type="float" office:value="28" calcext:value-type="float">
            <text:p>28</text:p>
          </table:table-cell>
          <table:table-cell table:formula="of:=[.A46]-[.B46]" office:value-type="float" office:value="35" calcext:value-type="float">
            <text:p>35</text:p>
          </table:table-cell>
          <table:table-cell table:formula="of:=[.A46]-[.C46]" office:value-type="float" office:value="-1255" calcext:value-type="float">
            <text:p>-125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85" calcext:value-type="float">
            <text:p>-1185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41" calcext:value-type="float">
            <text:p>60041</text:p>
          </table:table-cell>
          <table:table-cell office:value-type="float" office:value="58002" calcext:value-type="float">
            <text:p>58002</text:p>
          </table:table-cell>
          <table:table-cell office:value-type="float" office:value="57393" calcext:value-type="float">
            <text:p>57393</text:p>
          </table:table-cell>
          <table:table-cell office:value-type="float" office:value="57651" calcext:value-type="float">
            <text:p>57651</text:p>
          </table:table-cell>
          <table:table-cell office:value-type="float" office:value="33" calcext:value-type="float">
            <text:p>33</text:p>
          </table:table-cell>
          <table:table-cell table:formula="of:=[.A47]-[.B47]" office:value-type="float" office:value="-2648" calcext:value-type="float">
            <text:p>-2648</text:p>
          </table:table-cell>
          <table:table-cell table:formula="of:=[.A47]-[.C47]" office:value-type="float" office:value="-609" calcext:value-type="float">
            <text:p>-609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58" calcext:value-type="float">
            <text:p>-258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30" calcext:value-type="float">
            <text:p>59930</text:p>
          </table:table-cell>
          <table:table-cell office:value-type="float" office:value="60608" calcext:value-type="float">
            <text:p>60608</text:p>
          </table:table-cell>
          <table:table-cell office:value-type="float" office:value="57380" calcext:value-type="float">
            <text:p>57380</text:p>
          </table:table-cell>
          <table:table-cell office:value-type="float" office:value="60481" calcext:value-type="float">
            <text:p>60481</text:p>
          </table:table-cell>
          <table:table-cell office:value-type="float" office:value="4" calcext:value-type="float">
            <text:p>4</text:p>
          </table:table-cell>
          <table:table-cell table:formula="of:=[.A48]-[.B48]" office:value-type="float" office:value="-2550" calcext:value-type="float">
            <text:p>-2550</text:p>
          </table:table-cell>
          <table:table-cell table:formula="of:=[.A48]-[.C48]" office:value-type="float" office:value="-3228" calcext:value-type="float">
            <text:p>-3228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101" calcext:value-type="float">
            <text:p>-3101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401" calcext:value-type="float">
            <text:p>58401</text:p>
          </table:table-cell>
          <table:table-cell office:value-type="float" office:value="58632" calcext:value-type="float">
            <text:p>58632</text:p>
          </table:table-cell>
          <table:table-cell office:value-type="float" office:value="57903" calcext:value-type="float">
            <text:p>57903</text:p>
          </table:table-cell>
          <table:table-cell office:value-type="float" office:value="57702" calcext:value-type="float">
            <text:p>57702</text:p>
          </table:table-cell>
          <table:table-cell office:value-type="float" office:value="30" calcext:value-type="float">
            <text:p>30</text:p>
          </table:table-cell>
          <table:table-cell table:formula="of:=[.A49]-[.B49]" office:value-type="float" office:value="-699" calcext:value-type="float">
            <text:p>-699</text:p>
          </table:table-cell>
          <table:table-cell table:formula="of:=[.A49]-[.C49]" office:value-type="float" office:value="-930" calcext:value-type="float">
            <text:p>-930</text:p>
          </table:table-cell>
          <table:table-cell table:formula="of:=[.A49]-[.D49]" office:value-type="float" office:value="-201" calcext:value-type="float">
            <text:p>-201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77" calcext:value-type="float">
            <text:p>57377</text:p>
          </table:table-cell>
          <table:table-cell office:value-type="float" office:value="59519" calcext:value-type="float">
            <text:p>59519</text:p>
          </table:table-cell>
          <table:table-cell office:value-type="float" office:value="57599" calcext:value-type="float">
            <text:p>57599</text:p>
          </table:table-cell>
          <table:table-cell office:value-type="float" office:value="57476" calcext:value-type="float">
            <text:p>57476</text:p>
          </table:table-cell>
          <table:table-cell office:value-type="float" office:value="39" calcext:value-type="float">
            <text:p>39</text:p>
          </table:table-cell>
          <table:table-cell table:formula="of:=[.A50]-[.B50]" office:value-type="float" office:value="99" calcext:value-type="float">
            <text:p>99</text:p>
          </table:table-cell>
          <table:table-cell table:formula="of:=[.A50]-[.C50]" office:value-type="float" office:value="-2043" calcext:value-type="float">
            <text:p>-2043</text:p>
          </table:table-cell>
          <table:table-cell table:formula="of:=[.A50]-[.D50]" office:value-type="float" office:value="-123" calcext:value-type="float">
            <text:p>-123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8" calcext:value-type="float">
            <text:p>58448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60821" calcext:value-type="float">
            <text:p>60821</text:p>
          </table:table-cell>
          <table:table-cell office:value-type="float" office:value="4" calcext:value-type="float">
            <text:p>4</text:p>
          </table:table-cell>
          <table:table-cell table:formula="of:=[.A51]-[.B51]" office:value-type="float" office:value="-1068" calcext:value-type="float">
            <text:p>-1068</text:p>
          </table:table-cell>
          <table:table-cell table:formula="of:=[.A51]-[.C51]" office:value-type="float" office:value="-2779" calcext:value-type="float">
            <text:p>-2779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3441" calcext:value-type="float">
            <text:p>-3441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73" calcext:value-type="float">
            <text:p>58673</text:p>
          </table:table-cell>
          <table:table-cell office:value-type="float" office:value="59391" calcext:value-type="float">
            <text:p>59391</text:p>
          </table:table-cell>
          <table:table-cell office:value-type="float" office:value="57990" calcext:value-type="float">
            <text:p>57990</text:p>
          </table:table-cell>
          <table:table-cell office:value-type="float" office:value="58779" calcext:value-type="float">
            <text:p>58779</text:p>
          </table:table-cell>
          <table:table-cell office:value-type="float" office:value="30" calcext:value-type="float">
            <text:p>30</text:p>
          </table:table-cell>
          <table:table-cell table:formula="of:=[.A52]-[.B52]" office:value-type="float" office:value="106" calcext:value-type="float">
            <text:p>106</text:p>
          </table:table-cell>
          <table:table-cell table:formula="of:=[.A52]-[.C52]" office:value-type="float" office:value="-612" calcext:value-type="float">
            <text:p>-612</text:p>
          </table:table-cell>
          <table:table-cell table:formula="of:=[.A52]-[.D52]" office:value-type="float" office:value="789" calcext:value-type="float">
            <text:p>789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441" calcext:value-type="float">
            <text:p>60441</text:p>
          </table:table-cell>
          <table:table-cell office:value-type="float" office:value="57996" calcext:value-type="float">
            <text:p>57996</text:p>
          </table:table-cell>
          <table:table-cell office:value-type="float" office:value="57700" calcext:value-type="float">
            <text:p>57700</text:p>
          </table:table-cell>
          <table:table-cell office:value-type="float" office:value="57752" calcext:value-type="float">
            <text:p>57752</text:p>
          </table:table-cell>
          <table:table-cell office:value-type="float" office:value="44" calcext:value-type="float">
            <text:p>44</text:p>
          </table:table-cell>
          <table:table-cell table:formula="of:=[.A53]-[.B53]" office:value-type="float" office:value="-2741" calcext:value-type="float">
            <text:p>-2741</text:p>
          </table:table-cell>
          <table:table-cell table:formula="of:=[.A53]-[.C53]" office:value-type="float" office:value="-296" calcext:value-type="float">
            <text:p>-29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52" calcext:value-type="float">
            <text:p>-52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51" calcext:value-type="float">
            <text:p>57651</text:p>
          </table:table-cell>
          <table:table-cell office:value-type="float" office:value="57695" calcext:value-type="float">
            <text:p>57695</text:p>
          </table:table-cell>
          <table:table-cell office:value-type="float" office:value="58441" calcext:value-type="float">
            <text:p>58441</text:p>
          </table:table-cell>
          <table:table-cell office:value-type="float" office:value="57707" calcext:value-type="float">
            <text:p>57707</text:p>
          </table:table-cell>
          <table:table-cell office:value-type="float" office:value="5" calcext:value-type="float">
            <text:p>5</text:p>
          </table:table-cell>
          <table:table-cell table:formula="of:=[.A54]-[.B54]" office:value-type="float" office:value="56" calcext:value-type="float">
            <text:p>56</text:p>
          </table:table-cell>
          <table:table-cell table:formula="of:=[.A54]-[.C54]" office:value-type="float" office:value="12" calcext:value-type="float">
            <text:p>12</text:p>
          </table:table-cell>
          <table:table-cell table:formula="of:=[.A54]-[.D54]" office:value-type="float" office:value="-734" calcext:value-type="float">
            <text:p>-734</text:p>
          </table:table-cell>
          <table:table-cell table:formula="of:=[.A54]-[.E5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069" calcext:value-type="float">
            <text:p>58069</text:p>
          </table:table-cell>
          <table:table-cell office:value-type="float" office:value="59087" calcext:value-type="float">
            <text:p>59087</text:p>
          </table:table-cell>
          <table:table-cell office:value-type="float" office:value="58547" calcext:value-type="float">
            <text:p>58547</text:p>
          </table:table-cell>
          <table:table-cell office:value-type="float" office:value="57735" calcext:value-type="float">
            <text:p>57735</text:p>
          </table:table-cell>
          <table:table-cell office:value-type="float" office:value="20" calcext:value-type="float">
            <text:p>20</text:p>
          </table:table-cell>
          <table:table-cell table:formula="of:=[.A55]-[.B55]" office:value-type="float" office:value="-334" calcext:value-type="float">
            <text:p>-334</text:p>
          </table:table-cell>
          <table:table-cell table:formula="of:=[.A55]-[.C55]" office:value-type="float" office:value="-1352" calcext:value-type="float">
            <text:p>-1352</text:p>
          </table:table-cell>
          <table:table-cell table:formula="of:=[.A55]-[.D55]" office:value-type="float" office:value="-812" calcext:value-type="float">
            <text:p>-812</text:p>
          </table:table-cell>
          <table:table-cell table:formula="of:=[.A55]-[.E5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53" calcext:value-type="float">
            <text:p>59953</text:p>
          </table:table-cell>
          <table:table-cell office:value-type="float" office:value="58157" calcext:value-type="float">
            <text:p>58157</text:p>
          </table:table-cell>
          <table:table-cell office:value-type="float" office:value="58694" calcext:value-type="float">
            <text:p>58694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56]-[.B56]" office:value-type="float" office:value="-2573" calcext:value-type="float">
            <text:p>-2573</text:p>
          </table:table-cell>
          <table:table-cell table:formula="of:=[.A56]-[.C56]" office:value-type="float" office:value="-777" calcext:value-type="float">
            <text:p>-777</text:p>
          </table:table-cell>
          <table:table-cell table:formula="of:=[.A56]-[.D56]" office:value-type="float" office:value="-1314" calcext:value-type="float">
            <text:p>-1314</text:p>
          </table:table-cell>
          <table:table-cell table:formula="of:=[.A56]-[.E5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484" calcext:value-type="float">
            <text:p>57484</text:p>
          </table:table-cell>
          <table:table-cell office:value-type="float" office:value="58573" calcext:value-type="float">
            <text:p>58573</text:p>
          </table:table-cell>
          <table:table-cell office:value-type="float" office:value="58649" calcext:value-type="float">
            <text:p>58649</text:p>
          </table:table-cell>
          <table:table-cell office:value-type="float" office:value="59092" calcext:value-type="float">
            <text:p>59092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1165" calcext:value-type="float">
            <text:p>1165</text:p>
          </table:table-cell>
          <table:table-cell table:formula="of:=[.A57]-[.C57]" office:value-type="float" office:value="76" calcext:value-type="float">
            <text:p>7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43" calcext:value-type="float">
            <text:p>-44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8175" calcext:value-type="float">
            <text:p>58175</text:p>
          </table:table-cell>
          <table:table-cell office:value-type="float" office:value="58538" calcext:value-type="float">
            <text:p>58538</text:p>
          </table:table-cell>
          <table:table-cell office:value-type="float" office:value="60818" calcext:value-type="float">
            <text:p>60818</text:p>
          </table:table-cell>
          <table:table-cell office:value-type="float" office:value="59597" calcext:value-type="float">
            <text:p>59597</text:p>
          </table:table-cell>
          <table:table-cell office:value-type="float" office:value="57" calcext:value-type="float">
            <text:p>57</text:p>
          </table:table-cell>
          <table:table-cell table:formula="of:=[.A58]-[.B58]" office:value-type="float" office:value="0" calcext:value-type="float">
            <text:p>0</text:p>
          </table:table-cell>
          <table:table-cell table:formula="of:=[.A58]-[.C58]" office:value-type="float" office:value="-363" calcext:value-type="float">
            <text:p>-363</text:p>
          </table:table-cell>
          <table:table-cell table:formula="of:=[.A58]-[.D58]" office:value-type="float" office:value="-2643" calcext:value-type="float">
            <text:p>-2643</text:p>
          </table:table-cell>
          <table:table-cell table:formula="of:=[.A58]-[.E58]" office:value-type="float" office:value="-1422" calcext:value-type="float">
            <text:p>-1422</text:p>
          </table:table-cell>
          <table:table-cell table:number-columns-repeated="10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751" calcext:value-type="float">
            <text:p>59751</text:p>
          </table:table-cell>
          <table:table-cell office:value-type="float" office:value="57897" calcext:value-type="float">
            <text:p>57897</text:p>
          </table:table-cell>
          <table:table-cell office:value-type="float" office:value="58880" calcext:value-type="float">
            <text:p>58880</text:p>
          </table:table-cell>
          <table:table-cell office:value-type="float" office:value="57734" calcext:value-type="float">
            <text:p>57734</text:p>
          </table:table-cell>
          <table:table-cell office:value-type="float" office:value="4" calcext:value-type="float">
            <text:p>4</text:p>
          </table:table-cell>
          <table:table-cell table:formula="of:=[.A59]-[.B59]" office:value-type="float" office:value="-2017" calcext:value-type="float">
            <text:p>-2017</text:p>
          </table:table-cell>
          <table:table-cell table:formula="of:=[.A59]-[.C59]" office:value-type="float" office:value="-163" calcext:value-type="float">
            <text:p>-163</text:p>
          </table:table-cell>
          <table:table-cell table:formula="of:=[.A59]-[.D59]" office:value-type="float" office:value="-1146" calcext:value-type="float">
            <text:p>-1146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639" calcext:value-type="float">
            <text:p>57639</text:p>
          </table:table-cell>
          <table:table-cell office:value-type="float" office:value="57698" calcext:value-type="float">
            <text:p>57698</text:p>
          </table:table-cell>
          <table:table-cell office:value-type="float" office:value="57782" calcext:value-type="float">
            <text:p>57782</text:p>
          </table:table-cell>
          <table:table-cell office:value-type="float" office:value="58160" calcext:value-type="float">
            <text:p>58160</text:p>
          </table:table-cell>
          <table:table-cell office:value-type="float" office:value="10" calcext:value-type="float">
            <text:p>10</text:p>
          </table:table-cell>
          <table:table-cell table:formula="of:=[.A60]-[.B60]" office:value-type="float" office:value="521" calcext:value-type="float">
            <text:p>521</text:p>
          </table:table-cell>
          <table:table-cell table:formula="of:=[.A60]-[.C60]" office:value-type="float" office:value="462" calcext:value-type="float">
            <text:p>462</text:p>
          </table:table-cell>
          <table:table-cell table:formula="of:=[.A60]-[.D60]" office:value-type="float" office:value="378" calcext:value-type="float">
            <text:p>378</text:p>
          </table:table-cell>
          <table:table-cell table:formula="of:=[.A60]-[.E6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523" calcext:value-type="float">
            <text:p>59523</text:p>
          </table:table-cell>
          <table:table-cell office:value-type="float" office:value="59428" calcext:value-type="float">
            <text:p>59428</text:p>
          </table:table-cell>
          <table:table-cell office:value-type="float" office:value="57354" calcext:value-type="float">
            <text:p>57354</text:p>
          </table:table-cell>
          <table:table-cell office:value-type="float" office:value="58550" calcext:value-type="float">
            <text:p>58550</text:p>
          </table:table-cell>
          <table:table-cell office:value-type="float" office:value="4" calcext:value-type="float">
            <text:p>4</text:p>
          </table:table-cell>
          <table:table-cell table:formula="of:=[.A61]-[.B61]" office:value-type="float" office:value="-2169" calcext:value-type="float">
            <text:p>-2169</text:p>
          </table:table-cell>
          <table:table-cell table:formula="of:=[.A61]-[.C61]" office:value-type="float" office:value="-2074" calcext:value-type="float">
            <text:p>-2074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196" calcext:value-type="float">
            <text:p>-1196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26" calcext:value-type="float">
            <text:p>60726</text:p>
          </table:table-cell>
          <table:table-cell office:value-type="float" office:value="57426" calcext:value-type="float">
            <text:p>57426</text:p>
          </table:table-cell>
          <table:table-cell office:value-type="float" office:value="58779" calcext:value-type="float">
            <text:p>58779</text:p>
          </table:table-cell>
          <table:table-cell office:value-type="float" office:value="60524" calcext:value-type="float">
            <text:p>60524</text:p>
          </table:table-cell>
          <table:table-cell office:value-type="float" office:value="19" calcext:value-type="float">
            <text:p>19</text:p>
          </table:table-cell>
          <table:table-cell table:formula="of:=[.A62]-[.B62]" office:value-type="float" office:value="-1947" calcext:value-type="float">
            <text:p>-1947</text:p>
          </table:table-cell>
          <table:table-cell table:formula="of:=[.A62]-[.C62]" office:value-type="float" office:value="1353" calcext:value-type="float">
            <text:p>1353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745" calcext:value-type="float">
            <text:p>-1745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465" calcext:value-type="float">
            <text:p>58465</text:p>
          </table:table-cell>
          <table:table-cell office:value-type="float" office:value="58794" calcext:value-type="float">
            <text:p>58794</text:p>
          </table:table-cell>
          <table:table-cell office:value-type="float" office:value="59915" calcext:value-type="float">
            <text:p>59915</text:p>
          </table:table-cell>
          <table:table-cell office:value-type="float" office:value="58213" calcext:value-type="float">
            <text:p>58213</text:p>
          </table:table-cell>
          <table:table-cell office:value-type="float" office:value="8" calcext:value-type="float">
            <text:p>8</text:p>
          </table:table-cell>
          <table:table-cell table:formula="of:=[.A63]-[.B63]" office:value-type="float" office:value="1256" calcext:value-type="float">
            <text:p>1256</text:p>
          </table:table-cell>
          <table:table-cell table:formula="of:=[.A63]-[.C63]" office:value-type="float" office:value="927" calcext:value-type="float">
            <text:p>927</text:p>
          </table:table-cell>
          <table:table-cell table:formula="of:=[.A63]-[.D63]" office:value-type="float" office:value="-194" calcext:value-type="float">
            <text:p>-194</text:p>
          </table:table-cell>
          <table:table-cell table:formula="of:=[.A63]-[.E63]" office:value-type="float" office:value="1508" calcext:value-type="float">
            <text:p>1508</text:p>
          </table:table-cell>
          <table:table-cell table:number-columns-repeated="10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880" calcext:value-type="float">
            <text:p>57880</text:p>
          </table:table-cell>
          <table:table-cell office:value-type="float" office:value="59702" calcext:value-type="float">
            <text:p>59702</text:p>
          </table:table-cell>
          <table:table-cell office:value-type="float" office:value="57879" calcext:value-type="float">
            <text:p>57879</text:p>
          </table:table-cell>
          <table:table-cell office:value-type="float" office:value="57493" calcext:value-type="float">
            <text:p>57493</text:p>
          </table:table-cell>
          <table:table-cell office:value-type="float" office:value="2" calcext:value-type="float">
            <text:p>2</text:p>
          </table:table-cell>
          <table:table-cell table:formula="of:=[.A64]-[.B64]" office:value-type="float" office:value="-387" calcext:value-type="float">
            <text:p>-387</text:p>
          </table:table-cell>
          <table:table-cell table:formula="of:=[.A64]-[.C64]" office:value-type="float" office:value="-2209" calcext:value-type="float">
            <text:p>-2209</text:p>
          </table:table-cell>
          <table:table-cell table:formula="of:=[.A64]-[.D64]" office:value-type="float" office:value="-386" calcext:value-type="float">
            <text:p>-386</text:p>
          </table:table-cell>
          <table:table-cell table:formula="of:=[.A64]-[.E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5" calcext:value-type="float">
            <text:p>57665</text:p>
          </table:table-cell>
          <table:table-cell office:value-type="float" office:value="58160" calcext:value-type="float">
            <text:p>58160</text:p>
          </table:table-cell>
          <table:table-cell office:value-type="float" office:value="60805" calcext:value-type="float">
            <text:p>60805</text:p>
          </table:table-cell>
          <table:table-cell office:value-type="float" office:value="58221" calcext:value-type="float">
            <text:p>58221</text:p>
          </table:table-cell>
          <table:table-cell office:value-type="float" office:value="10" calcext:value-type="float">
            <text:p>10</text:p>
          </table:table-cell>
          <table:table-cell table:formula="of:=[.A65]-[.B65]" office:value-type="float" office:value="-285" calcext:value-type="float">
            <text:p>-285</text:p>
          </table:table-cell>
          <table:table-cell table:formula="of:=[.A65]-[.C65]" office:value-type="float" office:value="-780" calcext:value-type="float">
            <text:p>-780</text:p>
          </table:table-cell>
          <table:table-cell table:formula="of:=[.A65]-[.D65]" office:value-type="float" office:value="-3425" calcext:value-type="float">
            <text:p>-3425</text:p>
          </table:table-cell>
          <table:table-cell table:formula="of:=[.A65]-[.E65]" office:value-type="float" office:value="-841" calcext:value-type="float">
            <text:p>-841</text:p>
          </table:table-cell>
          <table:table-cell table:number-columns-repeated="10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565" calcext:value-type="float">
            <text:p>58565</text:p>
          </table:table-cell>
          <table:table-cell office:value-type="float" office:value="59807" calcext:value-type="float">
            <text:p>59807</text:p>
          </table:table-cell>
          <table:table-cell office:value-type="float" office:value="57344" calcext:value-type="float">
            <text:p>57344</text:p>
          </table:table-cell>
          <table:table-cell office:value-type="float" office:value="57399" calcext:value-type="float">
            <text:p>57399</text:p>
          </table:table-cell>
          <table:table-cell office:value-type="float" office:value="4" calcext:value-type="float">
            <text:p>4</text:p>
          </table:table-cell>
          <table:table-cell table:formula="of:=[.A66]-[.B66]" office:value-type="float" office:value="-1166" calcext:value-type="float">
            <text:p>-1166</text:p>
          </table:table-cell>
          <table:table-cell table:formula="of:=[.A66]-[.C66]" office:value-type="float" office:value="-2408" calcext:value-type="float">
            <text:p>-2408</text:p>
          </table:table-cell>
          <table:table-cell table:formula="of:=[.A66]-[.D66]" office:value-type="float" office:value="55" calcext:value-type="float">
            <text:p>55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811" calcext:value-type="float">
            <text:p>59811</text:p>
          </table:table-cell>
          <table:table-cell office:value-type="float" office:value="59903" calcext:value-type="float">
            <text:p>59903</text:p>
          </table:table-cell>
          <table:table-cell office:value-type="float" office:value="57516" calcext:value-type="float">
            <text:p>57516</text:p>
          </table:table-cell>
          <table:table-cell office:value-type="float" office:value="59025" calcext:value-type="float">
            <text:p>59025</text:p>
          </table:table-cell>
          <table:table-cell office:value-type="float" office:value="1" calcext:value-type="float">
            <text:p>1</text:p>
          </table:table-cell>
          <table:table-cell table:formula="of:=[.A67]-[.B67]" office:value-type="float" office:value="-2414" calcext:value-type="float">
            <text:p>-2414</text:p>
          </table:table-cell>
          <table:table-cell table:formula="of:=[.A67]-[.C67]" office:value-type="float" office:value="-2506" calcext:value-type="float">
            <text:p>-2506</text:p>
          </table:table-cell>
          <table:table-cell table:formula="of:=[.A67]-[.D67]" office:value-type="float" office:value="-119" calcext:value-type="float">
            <text:p>-119</text:p>
          </table:table-cell>
          <table:table-cell table:formula="of:=[.A67]-[.E67]" office:value-type="float" office:value="-1628" calcext:value-type="float">
            <text:p>-1628</text:p>
          </table:table-cell>
          <table:table-cell table:number-columns-repeated="10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379" calcext:value-type="float">
            <text:p>57379</text:p>
          </table:table-cell>
          <table:table-cell office:value-type="float" office:value="58648" calcext:value-type="float">
            <text:p>58648</text:p>
          </table:table-cell>
          <table:table-cell office:value-type="float" office:value="57424" calcext:value-type="float">
            <text:p>57424</text:p>
          </table:table-cell>
          <table:table-cell office:value-type="float" office:value="57398" calcext:value-type="float">
            <text:p>57398</text:p>
          </table:table-cell>
          <table:table-cell office:value-type="float" office:value="12" calcext:value-type="float">
            <text:p>12</text:p>
          </table:table-cell>
          <table:table-cell table:formula="of:=[.A68]-[.B68]" office:value-type="float" office:value="19" calcext:value-type="float">
            <text:p>19</text:p>
          </table:table-cell>
          <table:table-cell table:formula="of:=[.A68]-[.C68]" office:value-type="float" office:value="-1250" calcext:value-type="float">
            <text:p>-1250</text:p>
          </table:table-cell>
          <table:table-cell table:formula="of:=[.A68]-[.D68]" office:value-type="float" office:value="-26" calcext:value-type="float">
            <text:p>-26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811" calcext:value-type="float">
            <text:p>59811</text:p>
          </table:table-cell>
          <table:table-cell office:value-type="float" office:value="57357" calcext:value-type="float">
            <text:p>57357</text:p>
          </table:table-cell>
          <table:table-cell office:value-type="float" office:value="60225" calcext:value-type="float">
            <text:p>60225</text:p>
          </table:table-cell>
          <table:table-cell office:value-type="float" office:value="57413" calcext:value-type="float">
            <text:p>57413</text:p>
          </table:table-cell>
          <table:table-cell office:value-type="float" office:value="5" calcext:value-type="float">
            <text:p>5</text:p>
          </table:table-cell>
          <table:table-cell table:formula="of:=[.A69]-[.B69]" office:value-type="float" office:value="-2398" calcext:value-type="float">
            <text:p>-2398</text:p>
          </table:table-cell>
          <table:table-cell table:formula="of:=[.A69]-[.C69]" office:value-type="float" office:value="56" calcext:value-type="float">
            <text:p>56</text:p>
          </table:table-cell>
          <table:table-cell table:formula="of:=[.A69]-[.D69]" office:value-type="float" office:value="-2812" calcext:value-type="float">
            <text:p>-2812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208" calcext:value-type="float">
            <text:p>60208</text:p>
          </table:table-cell>
          <table:table-cell office:value-type="float" office:value="58175" calcext:value-type="float">
            <text:p>58175</text:p>
          </table:table-cell>
          <table:table-cell office:value-type="float" office:value="60415" calcext:value-type="float">
            <text:p>60415</text:p>
          </table:table-cell>
          <table:table-cell office:value-type="float" office:value="60103" calcext:value-type="float">
            <text:p>60103</text:p>
          </table:table-cell>
          <table:table-cell office:value-type="float" office:value="7" calcext:value-type="float">
            <text:p>7</text:p>
          </table:table-cell>
          <table:table-cell table:formula="of:=[.A70]-[.B70]" office:value-type="float" office:value="-2854" calcext:value-type="float">
            <text:p>-2854</text:p>
          </table:table-cell>
          <table:table-cell table:formula="of:=[.A70]-[.C70]" office:value-type="float" office:value="-821" calcext:value-type="float">
            <text:p>-821</text:p>
          </table:table-cell>
          <table:table-cell table:formula="of:=[.A70]-[.D70]" office:value-type="float" office:value="-3061" calcext:value-type="float">
            <text:p>-3061</text:p>
          </table:table-cell>
          <table:table-cell table:formula="of:=[.A70]-[.E70]" office:value-type="float" office:value="-2749" calcext:value-type="float">
            <text:p>-2749</text:p>
          </table:table-cell>
          <table:table-cell table:number-columns-repeated="10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60" calcext:value-type="float">
            <text:p>59060</text:p>
          </table:table-cell>
          <table:table-cell office:value-type="float" office:value="59412" calcext:value-type="float">
            <text:p>59412</text:p>
          </table:table-cell>
          <table:table-cell office:value-type="float" office:value="61439" calcext:value-type="float">
            <text:p>61439</text:p>
          </table:table-cell>
          <table:table-cell office:value-type="float" office:value="57418" calcext:value-type="float">
            <text:p>57418</text:p>
          </table:table-cell>
          <table:table-cell office:value-type="float" office:value="58" calcext:value-type="float">
            <text:p>58</text:p>
          </table:table-cell>
          <table:table-cell table:formula="of:=[.A71]-[.B71]" office:value-type="float" office:value="2379" calcext:value-type="float">
            <text:p>2379</text:p>
          </table:table-cell>
          <table:table-cell table:formula="of:=[.A71]-[.C71]" office:value-type="float" office:value="2027" calcext:value-type="float">
            <text:p>2027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4021" calcext:value-type="float">
            <text:p>4021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2" calcext:value-type="float">
            <text:p>2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23" calcext:value-type="float">
            <text:p>23</text:p>
          </table:table-cell>
          <table:table-cell table:style-name="ce3" table:formula="of:=COUNTIF([.J2:.J71];0)"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28571428571429" calcext:value-type="float">
            <text:p>0.328571428571429</text:p>
          </table:table-cell>
          <table:table-cell table:number-columns-repeated="11"/>
        </table:table-row>
      </table:table>
      <table:table table:name="ReadingStep=83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4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55" calcext:value-type="float">
            <text:p>58755</text:p>
          </table:table-cell>
          <table:table-cell office:value-type="float" office:value="57857" calcext:value-type="float">
            <text:p>57857</text:p>
          </table:table-cell>
          <table:table-cell office:value-type="float" office:value="60437" calcext:value-type="float">
            <text:p>60437</text:p>
          </table:table-cell>
          <table:table-cell office:value-type="float" office:value="58688" calcext:value-type="float">
            <text:p>58688</text:p>
          </table:table-cell>
          <table:table-cell office:value-type="float" office:value="9" calcext:value-type="float">
            <text:p>9</text:p>
          </table:table-cell>
          <table:table-cell table:formula="of:=[.A2]-[.B2]" office:value-type="float" office:value="-67" calcext:value-type="float">
            <text:p>-67</text:p>
          </table:table-cell>
          <table:table-cell table:formula="of:=[.A2]-[.C2]" office:value-type="float" office:value="831" calcext:value-type="float">
            <text:p>831</text:p>
          </table:table-cell>
          <table:table-cell table:formula="of:=[.A2]-[.D2]" office:value-type="float" office:value="-1749" calcext:value-type="float">
            <text:p>-1749</text:p>
          </table:table-cell>
          <table:table-cell table:formula="of:=[.A2]-[.E2]" office:value-type="float" office:value="0" calcext:value-type="float">
            <text:p>0</text:p>
          </table:table-cell>
          <table:table-cell office:value-type="string" calcext:value-type="string">
            <text:p>BBB</text:p>
          </table:table-cell>
          <table:table-cell office:value-type="float" office:value="143236" calcext:value-type="float">
            <text:p>143236</text:p>
          </table:table-cell>
          <table:table-cell office:value-type="float" office:value="17272" calcext:value-type="float">
            <text:p>17272</text:p>
          </table:table-cell>
          <table:table-cell office:value-type="float" office:value="70" calcext:value-type="float">
            <text:p>70</text:p>
          </table:table-cell>
          <table:table-cell office:value-type="float" office:value="25823" calcext:value-type="float">
            <text:p>25823</text:p>
          </table:table-cell>
          <table:table-cell office:value-type="float" office:value="1807690" calcext:value-type="float">
            <text:p>1807690</text:p>
          </table:table-cell>
          <table:table-cell office:value-type="float" office:value="43084" calcext:value-type="float">
            <text:p>43084</text:p>
          </table:table-cell>
          <table:table-cell office:value-type="float" office:value="44523" calcext:value-type="float">
            <text:p>44523</text:p>
          </table:table-cell>
          <table:table-cell office:value-type="float" office:value="43083" calcext:value-type="float">
            <text:p>4308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077" calcext:value-type="float">
            <text:p>59077</text:p>
          </table:table-cell>
          <table:table-cell office:value-type="float" office:value="60511" calcext:value-type="float">
            <text:p>60511</text:p>
          </table:table-cell>
          <table:table-cell office:value-type="float" office:value="60096" calcext:value-type="float">
            <text:p>60096</text:p>
          </table:table-cell>
          <table:table-cell office:value-type="float" office:value="57477" calcext:value-type="float">
            <text:p>57477</text:p>
          </table:table-cell>
          <table:table-cell office:value-type="float" office:value="36" calcext:value-type="float">
            <text:p>36</text:p>
          </table:table-cell>
          <table:table-cell table:formula="of:=[.A3]-[.B3]" office:value-type="float" office:value="-1600" calcext:value-type="float">
            <text:p>-1600</text:p>
          </table:table-cell>
          <table:table-cell table:formula="of:=[.A3]-[.C3]" office:value-type="float" office:value="-3034" calcext:value-type="float">
            <text:p>-3034</text:p>
          </table:table-cell>
          <table:table-cell table:formula="of:=[.A3]-[.D3]" office:value-type="float" office:value="-2619" calcext:value-type="float">
            <text:p>-2619</text:p>
          </table:table-cell>
          <table:table-cell table:formula="of:=[.A3]-[.E3]" office:value-type="float" office:value="0" calcext:value-type="float">
            <text:p>0</text:p>
          </table:table-cell>
          <table:table-cell office:value-type="string" calcext:value-type="string">
            <text:p>Rpi</text:p>
          </table:table-cell>
          <table:table-cell office:value-type="float" office:value="143237" calcext:value-type="float">
            <text:p>143237</text:p>
          </table:table-cell>
          <table:table-cell office:value-type="float" office:value="17206" calcext:value-type="float">
            <text:p>17206</text:p>
          </table:table-cell>
          <table:table-cell office:value-type="float" office:value="70" calcext:value-type="float">
            <text:p>70</text:p>
          </table:table-cell>
          <table:table-cell office:value-type="float" office:value="25789" calcext:value-type="float">
            <text:p>25789</text:p>
          </table:table-cell>
          <table:table-cell office:value-type="float" office:value="1805595" calcext:value-type="float">
            <text:p>1805595</text:p>
          </table:table-cell>
          <table:table-cell office:value-type="float" office:value="43084" calcext:value-type="float">
            <text:p>43084</text:p>
          </table:table-cell>
          <table:table-cell office:value-type="float" office:value="43922" calcext:value-type="float">
            <text:p>43922</text:p>
          </table:table-cell>
          <table:table-cell office:value-type="float" office:value="43083" calcext:value-type="float">
            <text:p>4308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5" calcext:value-type="float">
            <text:p>58175</text:p>
          </table:table-cell>
          <table:table-cell office:value-type="float" office:value="58649" calcext:value-type="float">
            <text:p>58649</text:p>
          </table:table-cell>
          <table:table-cell office:value-type="float" office:value="57380" calcext:value-type="float">
            <text:p>57380</text:p>
          </table:table-cell>
          <table:table-cell office:value-type="float" office:value="60825" calcext:value-type="float">
            <text:p>60825</text:p>
          </table:table-cell>
          <table:table-cell office:value-type="float" office:value="4" calcext:value-type="float">
            <text:p>4</text:p>
          </table:table-cell>
          <table:table-cell table:formula="of:=[.A4]-[.B4]" office:value-type="float" office:value="-795" calcext:value-type="float">
            <text:p>-795</text:p>
          </table:table-cell>
          <table:table-cell table:formula="of:=[.A4]-[.C4]" office:value-type="float" office:value="-1269" calcext:value-type="float">
            <text:p>-1269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445" calcext:value-type="float">
            <text:p>-3445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956" calcext:value-type="float">
            <text:p>58956</text:p>
          </table:table-cell>
          <table:table-cell office:value-type="float" office:value="59903" calcext:value-type="float">
            <text:p>59903</text:p>
          </table:table-cell>
          <table:table-cell office:value-type="float" office:value="61439" calcext:value-type="float">
            <text:p>61439</text:p>
          </table:table-cell>
          <table:table-cell office:value-type="float" office:value="60822" calcext:value-type="float">
            <text:p>60822</text:p>
          </table:table-cell>
          <table:table-cell office:value-type="float" office:value="33" calcext:value-type="float">
            <text:p>33</text:p>
          </table:table-cell>
          <table:table-cell table:formula="of:=[.A5]-[.B5]" office:value-type="float" office:value="-24" calcext:value-type="float">
            <text:p>-24</text:p>
          </table:table-cell>
          <table:table-cell table:formula="of:=[.A5]-[.C5]" office:value-type="float" office:value="-971" calcext:value-type="float">
            <text:p>-971</text:p>
          </table:table-cell>
          <table:table-cell table:formula="of:=[.A5]-[.D5]" office:value-type="float" office:value="-2507" calcext:value-type="float">
            <text:p>-2507</text:p>
          </table:table-cell>
          <table:table-cell table:formula="of:=[.A5]-[.E5]" office:value-type="float" office:value="-1890" calcext:value-type="float">
            <text:p>-1890</text:p>
          </table:table-cell>
          <table:table-cell table:number-columns-repeated="5"/>
          <table:table-cell table:formula="of:=AVERAGE([.P2];[.P3])/3600/1000" office:value-type="float" office:value="0.501845138888889" calcext:value-type="float">
            <text:p>0.501845138888889</text:p>
          </table:table-cell>
          <table:table-cell table:number-columns-repeated="4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35" calcext:value-type="float">
            <text:p>59435</text:p>
          </table:table-cell>
          <table:table-cell office:value-type="float" office:value="58799" calcext:value-type="float">
            <text:p>58799</text:p>
          </table:table-cell>
          <table:table-cell office:value-type="float" office:value="57699" calcext:value-type="float">
            <text:p>57699</text:p>
          </table:table-cell>
          <table:table-cell office:value-type="float" office:value="58658" calcext:value-type="float">
            <text:p>58658</text:p>
          </table:table-cell>
          <table:table-cell office:value-type="float" office:value="13" calcext:value-type="float">
            <text:p>13</text:p>
          </table:table-cell>
          <table:table-cell table:formula="of:=[.A6]-[.B6]" office:value-type="float" office:value="-1736" calcext:value-type="float">
            <text:p>-1736</text:p>
          </table:table-cell>
          <table:table-cell table:formula="of:=[.A6]-[.C6]" office:value-type="float" office:value="-1100" calcext:value-type="float">
            <text:p>-1100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959" calcext:value-type="float">
            <text:p>-959</text:p>
          </table:table-cell>
          <table:table-cell table:number-columns-repeated="10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944" calcext:value-type="float">
            <text:p>58944</text:p>
          </table:table-cell>
          <table:table-cell office:value-type="float" office:value="57695" calcext:value-type="float">
            <text:p>57695</text:p>
          </table:table-cell>
          <table:table-cell office:value-type="float" office:value="59976" calcext:value-type="float">
            <text:p>59976</text:p>
          </table:table-cell>
          <table:table-cell office:value-type="float" office:value="58111" calcext:value-type="float">
            <text:p>58111</text:p>
          </table:table-cell>
          <table:table-cell office:value-type="float" office:value="12" calcext:value-type="float">
            <text:p>12</text:p>
          </table:table-cell>
          <table:table-cell table:formula="of:=[.A7]-[.B7]" office:value-type="float" office:value="-949" calcext:value-type="float">
            <text:p>-949</text:p>
          </table:table-cell>
          <table:table-cell table:formula="of:=[.A7]-[.C7]" office:value-type="float" office:value="300" calcext:value-type="float">
            <text:p>300</text:p>
          </table:table-cell>
          <table:table-cell table:formula="of:=[.A7]-[.D7]" office:value-type="float" office:value="-1981" calcext:value-type="float">
            <text:p>-1981</text:p>
          </table:table-cell>
          <table:table-cell table:formula="of:=[.A7]-[.E7]" office:value-type="float" office:value="-116" calcext:value-type="float">
            <text:p>-116</text:p>
          </table:table-cell>
          <table:table-cell table:number-columns-repeated="10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546" calcext:value-type="float">
            <text:p>57546</text:p>
          </table:table-cell>
          <table:table-cell office:value-type="float" office:value="60826" calcext:value-type="float">
            <text:p>60826</text:p>
          </table:table-cell>
          <table:table-cell office:value-type="float" office:value="57701" calcext:value-type="float">
            <text:p>57701</text:p>
          </table:table-cell>
          <table:table-cell office:value-type="float" office:value="57689" calcext:value-type="float">
            <text:p>57689</text:p>
          </table:table-cell>
          <table:table-cell office:value-type="float" office:value="24" calcext:value-type="float">
            <text:p>24</text:p>
          </table:table-cell>
          <table:table-cell table:formula="of:=[.A8]-[.B8]" office:value-type="float" office:value="155" calcext:value-type="float">
            <text:p>155</text:p>
          </table:table-cell>
          <table:table-cell table:formula="of:=[.A8]-[.C8]" office:value-type="float" office:value="-3125" calcext:value-type="float">
            <text:p>-3125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892" calcext:value-type="float">
            <text:p>57892</text:p>
          </table:table-cell>
          <table:table-cell office:value-type="float" office:value="59903" calcext:value-type="float">
            <text:p>59903</text:p>
          </table:table-cell>
          <table:table-cell office:value-type="float" office:value="57429" calcext:value-type="float">
            <text:p>57429</text:p>
          </table:table-cell>
          <table:table-cell office:value-type="float" office:value="59468" calcext:value-type="float">
            <text:p>59468</text:p>
          </table:table-cell>
          <table:table-cell office:value-type="float" office:value="11" calcext:value-type="float">
            <text:p>11</text:p>
          </table:table-cell>
          <table:table-cell table:formula="of:=[.A9]-[.B9]" office:value-type="float" office:value="-144" calcext:value-type="float">
            <text:p>-144</text:p>
          </table:table-cell>
          <table:table-cell table:formula="of:=[.A9]-[.C9]" office:value-type="float" office:value="-2155" calcext:value-type="float">
            <text:p>-2155</text:p>
          </table:table-cell>
          <table:table-cell table:formula="of:=[.A9]-[.D9]" office:value-type="float" office:value="319" calcext:value-type="float">
            <text:p>319</text:p>
          </table:table-cell>
          <table:table-cell table:formula="of:=[.A9]-[.E9]" office:value-type="float" office:value="-1720" calcext:value-type="float">
            <text:p>-1720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777" calcext:value-type="float">
            <text:p>58777</text:p>
          </table:table-cell>
          <table:table-cell office:value-type="float" office:value="60800" calcext:value-type="float">
            <text:p>60800</text:p>
          </table:table-cell>
          <table:table-cell office:value-type="float" office:value="59903" calcext:value-type="float">
            <text:p>59903</text:p>
          </table:table-cell>
          <table:table-cell office:value-type="float" office:value="59687" calcext:value-type="float">
            <text:p>59687</text:p>
          </table:table-cell>
          <table:table-cell office:value-type="float" office:value="29" calcext:value-type="float">
            <text:p>29</text:p>
          </table:table-cell>
          <table:table-cell table:formula="of:=[.A10]-[.B10]" office:value-type="float" office:value="-1017" calcext:value-type="float">
            <text:p>-1017</text:p>
          </table:table-cell>
          <table:table-cell table:formula="of:=[.A10]-[.C10]" office:value-type="float" office:value="-3040" calcext:value-type="float">
            <text:p>-3040</text:p>
          </table:table-cell>
          <table:table-cell table:formula="of:=[.A10]-[.D10]" office:value-type="float" office:value="-2143" calcext:value-type="float">
            <text:p>-2143</text:p>
          </table:table-cell>
          <table:table-cell table:formula="of:=[.A10]-[.E10]" office:value-type="float" office:value="-1927" calcext:value-type="float">
            <text:p>-1927</text:p>
          </table:table-cell>
          <table:table-cell table:number-columns-repeated="10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8" calcext:value-type="float">
            <text:p>60738</text:p>
          </table:table-cell>
          <table:table-cell office:value-type="float" office:value="57881" calcext:value-type="float">
            <text:p>57881</text:p>
          </table:table-cell>
          <table:table-cell office:value-type="float" office:value="59478" calcext:value-type="float">
            <text:p>59478</text:p>
          </table:table-cell>
          <table:table-cell office:value-type="float" office:value="60777" calcext:value-type="float">
            <text:p>60777</text:p>
          </table:table-cell>
          <table:table-cell office:value-type="float" office:value="20" calcext:value-type="float">
            <text:p>20</text:p>
          </table:table-cell>
          <table:table-cell table:formula="of:=[.A11]-[.B11]" office:value-type="float" office:value="-3254" calcext:value-type="float">
            <text:p>-3254</text:p>
          </table:table-cell>
          <table:table-cell table:formula="of:=[.A11]-[.C11]" office:value-type="float" office:value="-397" calcext:value-type="float">
            <text:p>-397</text:p>
          </table:table-cell>
          <table:table-cell table:formula="of:=[.A11]-[.D11]" office:value-type="float" office:value="-1994" calcext:value-type="float">
            <text:p>-1994</text:p>
          </table:table-cell>
          <table:table-cell table:formula="of:=[.A11]-[.E11]" office:value-type="float" office:value="-3293" calcext:value-type="float">
            <text:p>-3293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4" calcext:value-type="float">
            <text:p>57754</text:p>
          </table:table-cell>
          <table:table-cell office:value-type="float" office:value="58039" calcext:value-type="float">
            <text:p>58039</text:p>
          </table:table-cell>
          <table:table-cell office:value-type="float" office:value="57380" calcext:value-type="float">
            <text:p>57380</text:p>
          </table:table-cell>
          <table:table-cell office:value-type="float" office:value="58502" calcext:value-type="float">
            <text:p>58502</text:p>
          </table:table-cell>
          <table:table-cell office:value-type="float" office:value="12" calcext:value-type="float">
            <text:p>12</text:p>
          </table:table-cell>
          <table:table-cell table:formula="of:=[.A12]-[.B12]" office:value-type="float" office:value="-374" calcext:value-type="float">
            <text:p>-374</text:p>
          </table:table-cell>
          <table:table-cell table:formula="of:=[.A12]-[.C12]" office:value-type="float" office:value="-659" calcext:value-type="float">
            <text:p>-659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122" calcext:value-type="float">
            <text:p>-1122</text:p>
          </table:table-cell>
          <table:table-cell table:number-columns-repeated="10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531" calcext:value-type="float">
            <text:p>59531</text:p>
          </table:table-cell>
          <table:table-cell office:value-type="float" office:value="58897" calcext:value-type="float">
            <text:p>58897</text:p>
          </table:table-cell>
          <table:table-cell office:value-type="float" office:value="59435" calcext:value-type="float">
            <text:p>59435</text:p>
          </table:table-cell>
          <table:table-cell office:value-type="float" office:value="60561" calcext:value-type="float">
            <text:p>60561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-96" calcext:value-type="float">
            <text:p>-96</text:p>
          </table:table-cell>
          <table:table-cell table:formula="of:=[.A13]-[.C13]" office:value-type="float" office:value="538" calcext:value-type="float">
            <text:p>538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1126" calcext:value-type="float">
            <text:p>-1126</text:p>
          </table:table-cell>
          <table:table-cell table:number-columns-repeated="10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947" calcext:value-type="float">
            <text:p>57947</text:p>
          </table:table-cell>
          <table:table-cell office:value-type="float" office:value="59775" calcext:value-type="float">
            <text:p>59775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5" calcext:value-type="float">
            <text:p>57695</text:p>
          </table:table-cell>
          <table:table-cell office:value-type="float" office:value="2" calcext:value-type="float">
            <text:p>2</text:p>
          </table:table-cell>
          <table:table-cell table:formula="of:=[.A14]-[.B14]" office:value-type="float" office:value="-25" calcext:value-type="float">
            <text:p>-25</text:p>
          </table:table-cell>
          <table:table-cell table:formula="of:=[.A14]-[.C14]" office:value-type="float" office:value="-1853" calcext:value-type="float">
            <text:p>-1853</text:p>
          </table:table-cell>
          <table:table-cell table:formula="of:=[.A14]-[.D14]" office:value-type="float" office:value="-3517" calcext:value-type="float">
            <text:p>-3517</text:p>
          </table:table-cell>
          <table:table-cell table:formula="of:=[.A14]-[.E14]"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671" calcext:value-type="float">
            <text:p>60671</text:p>
          </table:table-cell>
          <table:table-cell office:value-type="float" office:value="59912" calcext:value-type="float">
            <text:p>59912</text:p>
          </table:table-cell>
          <table:table-cell office:value-type="float" office:value="60227" calcext:value-type="float">
            <text:p>60227</text:p>
          </table:table-cell>
          <table:table-cell office:value-type="float" office:value="59391" calcext:value-type="float">
            <text:p>59391</text:p>
          </table:table-cell>
          <table:table-cell office:value-type="float" office:value="12" calcext:value-type="float">
            <text:p>12</text:p>
          </table:table-cell>
          <table:table-cell table:formula="of:=[.A15]-[.B15]" office:value-type="float" office:value="-2888" calcext:value-type="float">
            <text:p>-2888</text:p>
          </table:table-cell>
          <table:table-cell table:formula="of:=[.A15]-[.C15]" office:value-type="float" office:value="-2129" calcext:value-type="float">
            <text:p>-2129</text:p>
          </table:table-cell>
          <table:table-cell table:formula="of:=[.A15]-[.D15]" office:value-type="float" office:value="-2444" calcext:value-type="float">
            <text:p>-2444</text:p>
          </table:table-cell>
          <table:table-cell table:formula="of:=[.A15]-[.E15]" office:value-type="float" office:value="-1608" calcext:value-type="float">
            <text:p>-1608</text:p>
          </table:table-cell>
          <table:table-cell table:number-columns-repeated="10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91" calcext:value-type="float">
            <text:p>58891</text:p>
          </table:table-cell>
          <table:table-cell office:value-type="float" office:value="58659" calcext:value-type="float">
            <text:p>58659</text:p>
          </table:table-cell>
          <table:table-cell office:value-type="float" office:value="60719" calcext:value-type="float">
            <text:p>60719</text:p>
          </table:table-cell>
          <table:table-cell office:value-type="float" office:value="58161" calcext:value-type="float">
            <text:p>58161</text:p>
          </table:table-cell>
          <table:table-cell office:value-type="float" office:value="27" calcext:value-type="float">
            <text:p>27</text:p>
          </table:table-cell>
          <table:table-cell table:formula="of:=[.A16]-[.B16]" office:value-type="float" office:value="-730" calcext:value-type="float">
            <text:p>-730</text:p>
          </table:table-cell>
          <table:table-cell table:formula="of:=[.A16]-[.C16]" office:value-type="float" office:value="-498" calcext:value-type="float">
            <text:p>-498</text:p>
          </table:table-cell>
          <table:table-cell table:formula="of:=[.A16]-[.D16]" office:value-type="float" office:value="-2558" calcext:value-type="float">
            <text:p>-2558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933" calcext:value-type="float">
            <text:p>57933</text:p>
          </table:table-cell>
          <table:table-cell office:value-type="float" office:value="59431" calcext:value-type="float">
            <text:p>59431</text:p>
          </table:table-cell>
          <table:table-cell office:value-type="float" office:value="58176" calcext:value-type="float">
            <text:p>58176</text:p>
          </table:table-cell>
          <table:table-cell office:value-type="float" office:value="59538" calcext:value-type="float">
            <text:p>59538</text:p>
          </table:table-cell>
          <table:table-cell office:value-type="float" office:value="4" calcext:value-type="float">
            <text:p>4</text:p>
          </table:table-cell>
          <table:table-cell table:formula="of:=[.A17]-[.B17]" office:value-type="float" office:value="-448" calcext:value-type="float">
            <text:p>-448</text:p>
          </table:table-cell>
          <table:table-cell table:formula="of:=[.A17]-[.C17]" office:value-type="float" office:value="-1946" calcext:value-type="float">
            <text:p>-1946</text:p>
          </table:table-cell>
          <table:table-cell table:formula="of:=[.A17]-[.D17]" office:value-type="float" office:value="-691" calcext:value-type="float">
            <text:p>-691</text:p>
          </table:table-cell>
          <table:table-cell table:formula="of:=[.A17]-[.E17]" office:value-type="float" office:value="-2053" calcext:value-type="float">
            <text:p>-2053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31" calcext:value-type="float">
            <text:p>57631</text:p>
          </table:table-cell>
          <table:table-cell office:value-type="float" office:value="58565" calcext:value-type="float">
            <text:p>58565</text:p>
          </table:table-cell>
          <table:table-cell office:value-type="float" office:value="59689" calcext:value-type="float">
            <text:p>59689</text:p>
          </table:table-cell>
          <table:table-cell office:value-type="float" office:value="60287" calcext:value-type="float">
            <text:p>60287</text:p>
          </table:table-cell>
          <table:table-cell office:value-type="float" office:value="26" calcext:value-type="float">
            <text:p>26</text:p>
          </table:table-cell>
          <table:table-cell table:formula="of:=[.A18]-[.B18]" office:value-type="float" office:value="-251" calcext:value-type="float">
            <text:p>-251</text:p>
          </table:table-cell>
          <table:table-cell table:formula="of:=[.A18]-[.C18]" office:value-type="float" office:value="-1185" calcext:value-type="float">
            <text:p>-1185</text:p>
          </table:table-cell>
          <table:table-cell table:formula="of:=[.A18]-[.D18]" office:value-type="float" office:value="-2309" calcext:value-type="float">
            <text:p>-2309</text:p>
          </table:table-cell>
          <table:table-cell table:formula="of:=[.A18]-[.E18]" office:value-type="float" office:value="-2907" calcext:value-type="float">
            <text:p>-2907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696" calcext:value-type="float">
            <text:p>57696</text:p>
          </table:table-cell>
          <table:table-cell office:value-type="float" office:value="61439" calcext:value-type="float">
            <text:p>61439</text:p>
          </table:table-cell>
          <table:table-cell office:value-type="float" office:value="58567" calcext:value-type="float">
            <text:p>58567</text:p>
          </table:table-cell>
          <table:table-cell office:value-type="float" office:value="59434" calcext:value-type="float">
            <text:p>59434</text:p>
          </table:table-cell>
          <table:table-cell office:value-type="float" office:value="24" calcext:value-type="float">
            <text:p>24</text:p>
          </table:table-cell>
          <table:table-cell table:formula="of:=[.A19]-[.B19]" office:value-type="float" office:value="2" calcext:value-type="float">
            <text:p>2</text:p>
          </table:table-cell>
          <table:table-cell table:formula="of:=[.A19]-[.C19]" office:value-type="float" office:value="-3741" calcext:value-type="float">
            <text:p>-3741</text:p>
          </table:table-cell>
          <table:table-cell table:formula="of:=[.A19]-[.D19]" office:value-type="float" office:value="-869" calcext:value-type="float">
            <text:p>-869</text:p>
          </table:table-cell>
          <table:table-cell table:formula="of:=[.A19]-[.E19]" office:value-type="float" office:value="-1736" calcext:value-type="float">
            <text:p>-1736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60271" calcext:value-type="float">
            <text:p>60271</text:p>
          </table:table-cell>
          <table:table-cell office:value-type="float" office:value="57371" calcext:value-type="float">
            <text:p>57371</text:p>
          </table:table-cell>
          <table:table-cell office:value-type="float" office:value="58692" calcext:value-type="float">
            <text:p>58692</text:p>
          </table:table-cell>
          <table:table-cell office:value-type="float" office:value="31" calcext:value-type="float">
            <text:p>31</text:p>
          </table:table-cell>
          <table:table-cell table:formula="of:=[.A20]-[.B20]" office:value-type="float" office:value="-987" calcext:value-type="float">
            <text:p>-987</text:p>
          </table:table-cell>
          <table:table-cell table:formula="of:=[.A20]-[.C20]" office:value-type="float" office:value="-2891" calcext:value-type="float">
            <text:p>-2891</text:p>
          </table:table-cell>
          <table:table-cell table:formula="of:=[.A20]-[.D20]" office:value-type="float" office:value="9" calcext:value-type="float">
            <text:p>9</text:p>
          </table:table-cell>
          <table:table-cell table:formula="of:=[.A20]-[.E20]" office:value-type="float" office:value="-1312" calcext:value-type="float">
            <text:p>-1312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964" calcext:value-type="float">
            <text:p>57964</text:p>
          </table:table-cell>
          <table:table-cell office:value-type="float" office:value="60209" calcext:value-type="float">
            <text:p>60209</text:p>
          </table:table-cell>
          <table:table-cell office:value-type="float" office:value="58545" calcext:value-type="float">
            <text:p>58545</text:p>
          </table:table-cell>
          <table:table-cell office:value-type="float" office:value="59391" calcext:value-type="float">
            <text:p>59391</text:p>
          </table:table-cell>
          <table:table-cell office:value-type="float" office:value="22" calcext:value-type="float">
            <text:p>22</text:p>
          </table:table-cell>
          <table:table-cell table:formula="of:=[.A21]-[.B21]" office:value-type="float" office:value="581" calcext:value-type="float">
            <text:p>581</text:p>
          </table:table-cell>
          <table:table-cell table:formula="of:=[.A21]-[.C21]" office:value-type="float" office:value="-1664" calcext:value-type="float">
            <text:p>-166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846" calcext:value-type="float">
            <text:p>-846</text:p>
          </table:table-cell>
          <table:table-cell table:number-columns-repeated="10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064" calcext:value-type="float">
            <text:p>60064</text:p>
          </table:table-cell>
          <table:table-cell office:value-type="float" office:value="58137" calcext:value-type="float">
            <text:p>58137</text:p>
          </table:table-cell>
          <table:table-cell office:value-type="float" office:value="60747" calcext:value-type="float">
            <text:p>60747</text:p>
          </table:table-cell>
          <table:table-cell office:value-type="float" office:value="57361" calcext:value-type="float">
            <text:p>57361</text:p>
          </table:table-cell>
          <table:table-cell office:value-type="float" office:value="12" calcext:value-type="float">
            <text:p>12</text:p>
          </table:table-cell>
          <table:table-cell table:formula="of:=[.A22]-[.B22]" office:value-type="float" office:value="-2323" calcext:value-type="float">
            <text:p>-2323</text:p>
          </table:table-cell>
          <table:table-cell table:formula="of:=[.A22]-[.C22]" office:value-type="float" office:value="-396" calcext:value-type="float">
            <text:p>-396</text:p>
          </table:table-cell>
          <table:table-cell table:formula="of:=[.A22]-[.D22]" office:value-type="float" office:value="-3006" calcext:value-type="float">
            <text:p>-3006</text:p>
          </table:table-cell>
          <table:table-cell table:formula="of:=[.A22]-[.E22]"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01" calcext:value-type="float">
            <text:p>59401</text:p>
          </table:table-cell>
          <table:table-cell office:value-type="float" office:value="59017" calcext:value-type="float">
            <text:p>59017</text:p>
          </table:table-cell>
          <table:table-cell office:value-type="float" office:value="57695" calcext:value-type="float">
            <text:p>57695</text:p>
          </table:table-cell>
          <table:table-cell office:value-type="float" office:value="60825" calcext:value-type="float">
            <text:p>60825</text:p>
          </table:table-cell>
          <table:table-cell office:value-type="float" office:value="28" calcext:value-type="float">
            <text:p>28</text:p>
          </table:table-cell>
          <table:table-cell table:formula="of:=[.A23]-[.B23]" office:value-type="float" office:value="-1672" calcext:value-type="float">
            <text:p>-1672</text:p>
          </table:table-cell>
          <table:table-cell table:formula="of:=[.A23]-[.C23]" office:value-type="float" office:value="-1288" calcext:value-type="float">
            <text:p>-1288</text:p>
          </table:table-cell>
          <table:table-cell table:formula="of:=[.A23]-[.D23]" office:value-type="float" office:value="34" calcext:value-type="float">
            <text:p>34</text:p>
          </table:table-cell>
          <table:table-cell table:formula="of:=[.A23]-[.E23]" office:value-type="float" office:value="-3096" calcext:value-type="float">
            <text:p>-3096</text:p>
          </table:table-cell>
          <table:table-cell table:number-columns-repeated="10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544" calcext:value-type="float">
            <text:p>58544</text:p>
          </table:table-cell>
          <table:table-cell office:value-type="float" office:value="59695" calcext:value-type="float">
            <text:p>59695</text:p>
          </table:table-cell>
          <table:table-cell office:value-type="float" office:value="57503" calcext:value-type="float">
            <text:p>57503</text:p>
          </table:table-cell>
          <table:table-cell office:value-type="float" office:value="57731" calcext:value-type="float">
            <text:p>57731</text:p>
          </table:table-cell>
          <table:table-cell office:value-type="float" office:value="4" calcext:value-type="float">
            <text:p>4</text:p>
          </table:table-cell>
          <table:table-cell table:formula="of:=[.A24]-[.B24]" office:value-type="float" office:value="-813" calcext:value-type="float">
            <text:p>-813</text:p>
          </table:table-cell>
          <table:table-cell table:formula="of:=[.A24]-[.C24]" office:value-type="float" office:value="-1964" calcext:value-type="float">
            <text:p>-1964</text:p>
          </table:table-cell>
          <table:table-cell table:formula="of:=[.A24]-[.D24]" office:value-type="float" office:value="228" calcext:value-type="float">
            <text:p>228</text:p>
          </table:table-cell>
          <table:table-cell table:formula="of:=[.A24]-[.E2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85" calcext:value-type="float">
            <text:p>60485</text:p>
          </table:table-cell>
          <table:table-cell office:value-type="float" office:value="58147" calcext:value-type="float">
            <text:p>58147</text:p>
          </table:table-cell>
          <table:table-cell office:value-type="float" office:value="57380" calcext:value-type="float">
            <text:p>57380</text:p>
          </table:table-cell>
          <table:table-cell office:value-type="float" office:value="58979" calcext:value-type="float">
            <text:p>58979</text:p>
          </table:table-cell>
          <table:table-cell office:value-type="float" office:value="9" calcext:value-type="float">
            <text:p>9</text:p>
          </table:table-cell>
          <table:table-cell table:formula="of:=[.A25]-[.B25]" office:value-type="float" office:value="-3105" calcext:value-type="float">
            <text:p>-3105</text:p>
          </table:table-cell>
          <table:table-cell table:formula="of:=[.A25]-[.C25]" office:value-type="float" office:value="-767" calcext:value-type="float">
            <text:p>-767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599" calcext:value-type="float">
            <text:p>-1599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26" calcext:value-type="float">
            <text:p>58026</text:p>
          </table:table-cell>
          <table:table-cell office:value-type="float" office:value="57860" calcext:value-type="float">
            <text:p>57860</text:p>
          </table:table-cell>
          <table:table-cell office:value-type="float" office:value="57702" calcext:value-type="float">
            <text:p>57702</text:p>
          </table:table-cell>
          <table:table-cell office:value-type="float" office:value="57615" calcext:value-type="float">
            <text:p>57615</text:p>
          </table:table-cell>
          <table:table-cell office:value-type="float" office:value="15" calcext:value-type="float">
            <text:p>15</text:p>
          </table:table-cell>
          <table:table-cell table:formula="of:=[.A26]-[.B26]" office:value-type="float" office:value="-324" calcext:value-type="float">
            <text:p>-324</text:p>
          </table:table-cell>
          <table:table-cell table:formula="of:=[.A26]-[.C26]" office:value-type="float" office:value="-158" calcext:value-type="float">
            <text:p>-15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776" calcext:value-type="float">
            <text:p>57776</text:p>
          </table:table-cell>
          <table:table-cell office:value-type="float" office:value="58627" calcext:value-type="float">
            <text:p>58627</text:p>
          </table:table-cell>
          <table:table-cell office:value-type="float" office:value="58644" calcext:value-type="float">
            <text:p>58644</text:p>
          </table:table-cell>
          <table:table-cell office:value-type="float" office:value="60738" calcext:value-type="float">
            <text:p>60738</text:p>
          </table:table-cell>
          <table:table-cell office:value-type="float" office:value="43" calcext:value-type="float">
            <text:p>43</text:p>
          </table:table-cell>
          <table:table-cell table:formula="of:=[.A27]-[.B27]" office:value-type="float" office:value="-300" calcext:value-type="float">
            <text:p>-300</text:p>
          </table:table-cell>
          <table:table-cell table:formula="of:=[.A27]-[.C27]" office:value-type="float" office:value="-1151" calcext:value-type="float">
            <text:p>-1151</text:p>
          </table:table-cell>
          <table:table-cell table:formula="of:=[.A27]-[.D27]" office:value-type="float" office:value="-1168" calcext:value-type="float">
            <text:p>-1168</text:p>
          </table:table-cell>
          <table:table-cell table:formula="of:=[.A27]-[.E27]" office:value-type="float" office:value="-3262" calcext:value-type="float">
            <text:p>-3262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24" calcext:value-type="float">
            <text:p>58024</text:p>
          </table:table-cell>
          <table:table-cell office:value-type="float" office:value="57411" calcext:value-type="float">
            <text:p>57411</text:p>
          </table:table-cell>
          <table:table-cell office:value-type="float" office:value="59413" calcext:value-type="float">
            <text:p>59413</text:p>
          </table:table-cell>
          <table:table-cell office:value-type="float" office:value="57359" calcext:value-type="float">
            <text:p>57359</text:p>
          </table:table-cell>
          <table:table-cell office:value-type="float" office:value="9" calcext:value-type="float">
            <text:p>9</text:p>
          </table:table-cell>
          <table:table-cell table:formula="of:=[.A28]-[.B28]" office:value-type="float" office:value="-644" calcext:value-type="float">
            <text:p>-644</text:p>
          </table:table-cell>
          <table:table-cell table:formula="of:=[.A28]-[.C28]" office:value-type="float" office:value="-31" calcext:value-type="float">
            <text:p>-31</text:p>
          </table:table-cell>
          <table:table-cell table:formula="of:=[.A28]-[.D28]" office:value-type="float" office:value="-2033" calcext:value-type="float">
            <text:p>-2033</text:p>
          </table:table-cell>
          <table:table-cell table:formula="of:=[.A28]-[.E28]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439" calcext:value-type="float">
            <text:p>57439</text:p>
          </table:table-cell>
          <table:table-cell office:value-type="float" office:value="57702" calcext:value-type="float">
            <text:p>57702</text:p>
          </table:table-cell>
          <table:table-cell office:value-type="float" office:value="57517" calcext:value-type="float">
            <text:p>57517</text:p>
          </table:table-cell>
          <table:table-cell office:value-type="float" office:value="59721" calcext:value-type="float">
            <text:p>59721</text:p>
          </table:table-cell>
          <table:table-cell office:value-type="float" office:value="12" calcext:value-type="float">
            <text:p>12</text:p>
          </table:table-cell>
          <table:table-cell table:formula="of:=[.A29]-[.B29]" office:value-type="float" office:value="2282" calcext:value-type="float">
            <text:p>2282</text:p>
          </table:table-cell>
          <table:table-cell table:formula="of:=[.A29]-[.C29]" office:value-type="float" office:value="2019" calcext:value-type="float">
            <text:p>2019</text:p>
          </table:table-cell>
          <table:table-cell table:formula="of:=[.A29]-[.D29]" office:value-type="float" office:value="2204" calcext:value-type="float">
            <text:p>2204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567" calcext:value-type="float">
            <text:p>59567</text:p>
          </table:table-cell>
          <table:table-cell office:value-type="float" office:value="58570" calcext:value-type="float">
            <text:p>58570</text:p>
          </table:table-cell>
          <table:table-cell office:value-type="float" office:value="57697" calcext:value-type="float">
            <text:p>57697</text:p>
          </table:table-cell>
          <table:table-cell office:value-type="float" office:value="59402" calcext:value-type="float">
            <text:p>59402</text:p>
          </table:table-cell>
          <table:table-cell office:value-type="float" office:value="28" calcext:value-type="float">
            <text:p>28</text:p>
          </table:table-cell>
          <table:table-cell table:formula="of:=[.A30]-[.B30]" office:value-type="float" office:value="-1870" calcext:value-type="float">
            <text:p>-1870</text:p>
          </table:table-cell>
          <table:table-cell table:formula="of:=[.A30]-[.C30]" office:value-type="float" office:value="-873" calcext:value-type="float">
            <text:p>-873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705" calcext:value-type="float">
            <text:p>-1705</text:p>
          </table:table-cell>
          <table:table-cell table:number-columns-repeated="10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1439" calcext:value-type="float">
            <text:p>61439</text:p>
          </table:table-cell>
          <table:table-cell office:value-type="float" office:value="60224" calcext:value-type="float">
            <text:p>60224</text:p>
          </table:table-cell>
          <table:table-cell office:value-type="float" office:value="57996" calcext:value-type="float">
            <text:p>57996</text:p>
          </table:table-cell>
          <table:table-cell office:value-type="float" office:value="57407" calcext:value-type="float">
            <text:p>57407</text:p>
          </table:table-cell>
          <table:table-cell office:value-type="float" office:value="1" calcext:value-type="float">
            <text:p>1</text:p>
          </table:table-cell>
          <table:table-cell table:formula="of:=[.A31]-[.B31]" office:value-type="float" office:value="-3666" calcext:value-type="float">
            <text:p>-3666</text:p>
          </table:table-cell>
          <table:table-cell table:formula="of:=[.A31]-[.C31]" office:value-type="float" office:value="-2451" calcext:value-type="float">
            <text:p>-2451</text:p>
          </table:table-cell>
          <table:table-cell table:formula="of:=[.A31]-[.D31]" office:value-type="float" office:value="-223" calcext:value-type="float">
            <text:p>-223</text:p>
          </table:table-cell>
          <table:table-cell table:formula="of:=[.A31]-[.E31]" office:value-type="float" office:value="366" calcext:value-type="float">
            <text:p>366</text:p>
          </table:table-cell>
          <table:table-cell table:number-columns-repeated="10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549" calcext:value-type="float">
            <text:p>58549</text:p>
          </table:table-cell>
          <table:table-cell office:value-type="float" office:value="60824" calcext:value-type="float">
            <text:p>60824</text:p>
          </table:table-cell>
          <table:table-cell office:value-type="float" office:value="58148" calcext:value-type="float">
            <text:p>58148</text:p>
          </table:table-cell>
          <table:table-cell office:value-type="float" office:value="57937" calcext:value-type="float">
            <text:p>57937</text:p>
          </table:table-cell>
          <table:table-cell office:value-type="float" office:value="30" calcext:value-type="float">
            <text:p>30</text:p>
          </table:table-cell>
          <table:table-cell table:formula="of:=[.A32]-[.B32]" office:value-type="float" office:value="-401" calcext:value-type="float">
            <text:p>-401</text:p>
          </table:table-cell>
          <table:table-cell table:formula="of:=[.A32]-[.C32]" office:value-type="float" office:value="-2676" calcext:value-type="float">
            <text:p>-2676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816" calcext:value-type="float">
            <text:p>60816</text:p>
          </table:table-cell>
          <table:table-cell office:value-type="float" office:value="60170" calcext:value-type="float">
            <text:p>60170</text:p>
          </table:table-cell>
          <table:table-cell office:value-type="float" office:value="60425" calcext:value-type="float">
            <text:p>60425</text:p>
          </table:table-cell>
          <table:table-cell office:value-type="float" office:value="57697" calcext:value-type="float">
            <text:p>57697</text:p>
          </table:table-cell>
          <table:table-cell office:value-type="float" office:value="38" calcext:value-type="float">
            <text:p>38</text:p>
          </table:table-cell>
          <table:table-cell table:formula="of:=[.A33]-[.B33]" office:value-type="float" office:value="-3119" calcext:value-type="float">
            <text:p>-3119</text:p>
          </table:table-cell>
          <table:table-cell table:formula="of:=[.A33]-[.C33]" office:value-type="float" office:value="-2473" calcext:value-type="float">
            <text:p>-2473</text:p>
          </table:table-cell>
          <table:table-cell table:formula="of:=[.A33]-[.D33]" office:value-type="float" office:value="-2728" calcext:value-type="float">
            <text:p>-2728</text:p>
          </table:table-cell>
          <table:table-cell table:formula="of:=[.A33]-[.E3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647" calcext:value-type="float">
            <text:p>59647</text:p>
          </table:table-cell>
          <table:table-cell office:value-type="float" office:value="60579" calcext:value-type="float">
            <text:p>60579</text:p>
          </table:table-cell>
          <table:table-cell office:value-type="float" office:value="59426" calcext:value-type="float">
            <text:p>59426</text:p>
          </table:table-cell>
          <table:table-cell office:value-type="float" office:value="57698" calcext:value-type="float">
            <text:p>57698</text:p>
          </table:table-cell>
          <table:table-cell office:value-type="float" office:value="21" calcext:value-type="float">
            <text:p>21</text:p>
          </table:table-cell>
          <table:table-cell table:formula="of:=[.A34]-[.B34]" office:value-type="float" office:value="-1949" calcext:value-type="float">
            <text:p>-1949</text:p>
          </table:table-cell>
          <table:table-cell table:formula="of:=[.A34]-[.C34]" office:value-type="float" office:value="-2881" calcext:value-type="float">
            <text:p>-2881</text:p>
          </table:table-cell>
          <table:table-cell table:formula="of:=[.A34]-[.D34]" office:value-type="float" office:value="-1728" calcext:value-type="float">
            <text:p>-1728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6" calcext:value-type="float">
            <text:p>58706</text:p>
          </table:table-cell>
          <table:table-cell office:value-type="float" office:value="57727" calcext:value-type="float">
            <text:p>57727</text:p>
          </table:table-cell>
          <table:table-cell office:value-type="float" office:value="57347" calcext:value-type="float">
            <text:p>57347</text:p>
          </table:table-cell>
          <table:table-cell office:value-type="float" office:value="59903" calcext:value-type="float">
            <text:p>59903</text:p>
          </table:table-cell>
          <table:table-cell office:value-type="float" office:value="33" calcext:value-type="float">
            <text:p>33</text:p>
          </table:table-cell>
          <table:table-cell table:formula="of:=[.A35]-[.B35]" office:value-type="float" office:value="-1326" calcext:value-type="float">
            <text:p>-1326</text:p>
          </table:table-cell>
          <table:table-cell table:formula="of:=[.A35]-[.C35]" office:value-type="float" office:value="-347" calcext:value-type="float">
            <text:p>-347</text:p>
          </table:table-cell>
          <table:table-cell table:formula="of:=[.A35]-[.D35]" office:value-type="float" office:value="33" calcext:value-type="float">
            <text:p>33</text:p>
          </table:table-cell>
          <table:table-cell table:formula="of:=[.A35]-[.E35]" office:value-type="float" office:value="-2523" calcext:value-type="float">
            <text:p>-2523</text:p>
          </table:table-cell>
          <table:table-cell table:number-columns-repeated="10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945" calcext:value-type="float">
            <text:p>57945</text:p>
          </table:table-cell>
          <table:table-cell office:value-type="float" office:value="60776" calcext:value-type="float">
            <text:p>60776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5" calcext:value-type="float">
            <text:p>57695</text:p>
          </table:table-cell>
          <table:table-cell office:value-type="float" office:value="3" calcext:value-type="float">
            <text:p>3</text:p>
          </table:table-cell>
          <table:table-cell table:formula="of:=[.A36]-[.B36]" office:value-type="float" office:value="-250" calcext:value-type="float">
            <text:p>-250</text:p>
          </table:table-cell>
          <table:table-cell table:formula="of:=[.A36]-[.C36]" office:value-type="float" office:value="-3081" calcext:value-type="float">
            <text:p>-3081</text:p>
          </table:table-cell>
          <table:table-cell table:formula="of:=[.A36]-[.D36]" office:value-type="float" office:value="-3744" calcext:value-type="float">
            <text:p>-3744</text:p>
          </table:table-cell>
          <table:table-cell table:formula="of:=[.A36]-[.E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32" calcext:value-type="float">
            <text:p>60632</text:p>
          </table:table-cell>
          <table:table-cell office:value-type="float" office:value="57749" calcext:value-type="float">
            <text:p>57749</text:p>
          </table:table-cell>
          <table:table-cell office:value-type="float" office:value="58431" calcext:value-type="float">
            <text:p>58431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37]-[.B37]" office:value-type="float" office:value="-3252" calcext:value-type="float">
            <text:p>-3252</text:p>
          </table:table-cell>
          <table:table-cell table:formula="of:=[.A37]-[.C37]" office:value-type="float" office:value="-369" calcext:value-type="float">
            <text:p>-369</text:p>
          </table:table-cell>
          <table:table-cell table:formula="of:=[.A37]-[.D37]" office:value-type="float" office:value="-1051" calcext:value-type="float">
            <text:p>-1051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769" calcext:value-type="float">
            <text:p>58769</text:p>
          </table:table-cell>
          <table:table-cell office:value-type="float" office:value="60781" calcext:value-type="float">
            <text:p>60781</text:p>
          </table:table-cell>
          <table:table-cell office:value-type="float" office:value="58545" calcext:value-type="float">
            <text:p>58545</text:p>
          </table:table-cell>
          <table:table-cell office:value-type="float" office:value="57421" calcext:value-type="float">
            <text:p>57421</text:p>
          </table:table-cell>
          <table:table-cell office:value-type="float" office:value="13" calcext:value-type="float">
            <text:p>13</text:p>
          </table:table-cell>
          <table:table-cell table:formula="of:=[.A38]-[.B38]" office:value-type="float" office:value="-224" calcext:value-type="float">
            <text:p>-224</text:p>
          </table:table-cell>
          <table:table-cell table:formula="of:=[.A38]-[.C38]" office:value-type="float" office:value="-2236" calcext:value-type="float">
            <text:p>-2236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1124" calcext:value-type="float">
            <text:p>1124</text:p>
          </table:table-cell>
          <table:table-cell table:number-columns-repeated="10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347" calcext:value-type="float">
            <text:p>57347</text:p>
          </table:table-cell>
          <table:table-cell office:value-type="float" office:value="59719" calcext:value-type="float">
            <text:p>59719</text:p>
          </table:table-cell>
          <table:table-cell office:value-type="float" office:value="60015" calcext:value-type="float">
            <text:p>60015</text:p>
          </table:table-cell>
          <table:table-cell office:value-type="float" office:value="57869" calcext:value-type="float">
            <text:p>57869</text:p>
          </table:table-cell>
          <table:table-cell office:value-type="float" office:value="2" calcext:value-type="float">
            <text:p>2</text:p>
          </table:table-cell>
          <table:table-cell table:formula="of:=[.A39]-[.B39]" office:value-type="float" office:value="558" calcext:value-type="float">
            <text:p>558</text:p>
          </table:table-cell>
          <table:table-cell table:formula="of:=[.A39]-[.C39]" office:value-type="float" office:value="-1814" calcext:value-type="float">
            <text:p>-1814</text:p>
          </table:table-cell>
          <table:table-cell table:formula="of:=[.A39]-[.D39]" office:value-type="float" office:value="-2110" calcext:value-type="float">
            <text:p>-2110</text:p>
          </table:table-cell>
          <table:table-cell table:formula="of:=[.A39]-[.E39]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431" calcext:value-type="float">
            <text:p>60431</text:p>
          </table:table-cell>
          <table:table-cell office:value-type="float" office:value="57389" calcext:value-type="float">
            <text:p>57389</text:p>
          </table:table-cell>
          <table:table-cell office:value-type="float" office:value="58531" calcext:value-type="float">
            <text:p>58531</text:p>
          </table:table-cell>
          <table:table-cell office:value-type="float" office:value="57707" calcext:value-type="float">
            <text:p>57707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2724" calcext:value-type="float">
            <text:p>-2724</text:p>
          </table:table-cell>
          <table:table-cell table:formula="of:=[.A40]-[.C40]" office:value-type="float" office:value="318" calcext:value-type="float">
            <text:p>318</text:p>
          </table:table-cell>
          <table:table-cell table:formula="of:=[.A40]-[.D40]" office:value-type="float" office:value="-824" calcext:value-type="float">
            <text:p>-824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424" calcext:value-type="float">
            <text:p>59424</text:p>
          </table:table-cell>
          <table:table-cell office:value-type="float" office:value="60715" calcext:value-type="float">
            <text:p>60715</text:p>
          </table:table-cell>
          <table:table-cell office:value-type="float" office:value="59466" calcext:value-type="float">
            <text:p>59466</text:p>
          </table:table-cell>
          <table:table-cell office:value-type="float" office:value="57393" calcext:value-type="float">
            <text:p>57393</text:p>
          </table:table-cell>
          <table:table-cell office:value-type="float" office:value="12" calcext:value-type="float">
            <text:p>12</text:p>
          </table:table-cell>
          <table:table-cell table:formula="of:=[.A41]-[.B41]" office:value-type="float" office:value="-2031" calcext:value-type="float">
            <text:p>-2031</text:p>
          </table:table-cell>
          <table:table-cell table:formula="of:=[.A41]-[.C41]" office:value-type="float" office:value="-3322" calcext:value-type="float">
            <text:p>-3322</text:p>
          </table:table-cell>
          <table:table-cell table:formula="of:=[.A41]-[.D41]" office:value-type="float" office:value="-2073" calcext:value-type="float">
            <text:p>-2073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70" calcext:value-type="float">
            <text:p>58970</text:p>
          </table:table-cell>
          <table:table-cell office:value-type="float" office:value="57600" calcext:value-type="float">
            <text:p>57600</text:p>
          </table:table-cell>
          <table:table-cell office:value-type="float" office:value="58388" calcext:value-type="float">
            <text:p>58388</text:p>
          </table:table-cell>
          <table:table-cell office:value-type="float" office:value="60047" calcext:value-type="float">
            <text:p>60047</text:p>
          </table:table-cell>
          <table:table-cell office:value-type="float" office:value="9" calcext:value-type="float">
            <text:p>9</text:p>
          </table:table-cell>
          <table:table-cell table:formula="of:=[.A42]-[.B42]" office:value-type="float" office:value="-1590" calcext:value-type="float">
            <text:p>-1590</text:p>
          </table:table-cell>
          <table:table-cell table:formula="of:=[.A42]-[.C42]" office:value-type="float" office:value="-220" calcext:value-type="float">
            <text:p>-220</text:p>
          </table:table-cell>
          <table:table-cell table:formula="of:=[.A42]-[.D42]" office:value-type="float" office:value="-1008" calcext:value-type="float">
            <text:p>-1008</text:p>
          </table:table-cell>
          <table:table-cell table:formula="of:=[.A42]-[.E42]" office:value-type="float" office:value="-2667" calcext:value-type="float">
            <text:p>-2667</text:p>
          </table:table-cell>
          <table:table-cell table:number-columns-repeated="10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927" calcext:value-type="float">
            <text:p>60927</text:p>
          </table:table-cell>
          <table:table-cell office:value-type="float" office:value="58890" calcext:value-type="float">
            <text:p>58890</text:p>
          </table:table-cell>
          <table:table-cell office:value-type="float" office:value="59011" calcext:value-type="float">
            <text:p>59011</text:p>
          </table:table-cell>
          <table:table-cell office:value-type="float" office:value="58191" calcext:value-type="float">
            <text:p>58191</text:p>
          </table:table-cell>
          <table:table-cell office:value-type="float" office:value="13" calcext:value-type="float">
            <text:p>13</text:p>
          </table:table-cell>
          <table:table-cell table:formula="of:=[.A43]-[.B43]" office:value-type="float" office:value="-1973" calcext:value-type="float">
            <text:p>-1973</text:p>
          </table:table-cell>
          <table:table-cell table:formula="of:=[.A43]-[.C43]" office:value-type="float" office:value="64" calcext:value-type="float">
            <text:p>64</text:p>
          </table:table-cell>
          <table:table-cell table:formula="of:=[.A43]-[.D43]" office:value-type="float" office:value="-57" calcext:value-type="float">
            <text:p>-57</text:p>
          </table:table-cell>
          <table:table-cell table:formula="of:=[.A43]-[.E43]" office:value-type="float" office:value="763" calcext:value-type="float">
            <text:p>763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85" calcext:value-type="float">
            <text:p>60585</text:p>
          </table:table-cell>
          <table:table-cell office:value-type="float" office:value="57355" calcext:value-type="float">
            <text:p>57355</text:p>
          </table:table-cell>
          <table:table-cell office:value-type="float" office:value="58879" calcext:value-type="float">
            <text:p>58879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 table:formula="of:=[.A44]-[.B44]" office:value-type="float" office:value="-3205" calcext:value-type="float">
            <text:p>-3205</text:p>
          </table:table-cell>
          <table:table-cell table:formula="of:=[.A44]-[.C44]" office:value-type="float" office:value="25" calcext:value-type="float">
            <text:p>25</text:p>
          </table:table-cell>
          <table:table-cell table:formula="of:=[.A44]-[.D44]" office:value-type="float" office:value="-1499" calcext:value-type="float">
            <text:p>-1499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081" calcext:value-type="float">
            <text:p>59081</text:p>
          </table:table-cell>
          <table:table-cell office:value-type="float" office:value="57861" calcext:value-type="float">
            <text:p>57861</text:p>
          </table:table-cell>
          <table:table-cell office:value-type="float" office:value="60428" calcext:value-type="float">
            <text:p>60428</text:p>
          </table:table-cell>
          <table:table-cell office:value-type="float" office:value="59664" calcext:value-type="float">
            <text:p>59664</text:p>
          </table:table-cell>
          <table:table-cell office:value-type="float" office:value="26" calcext:value-type="float">
            <text:p>26</text:p>
          </table:table-cell>
          <table:table-cell table:formula="of:=[.A45]-[.B45]" office:value-type="float" office:value="-424" calcext:value-type="float">
            <text:p>-424</text:p>
          </table:table-cell>
          <table:table-cell table:formula="of:=[.A45]-[.C45]" office:value-type="float" office:value="796" calcext:value-type="float">
            <text:p>796</text:p>
          </table:table-cell>
          <table:table-cell table:formula="of:=[.A45]-[.D45]" office:value-type="float" office:value="-1771" calcext:value-type="float">
            <text:p>-1771</text:p>
          </table:table-cell>
          <table:table-cell table:formula="of:=[.A45]-[.E45]" office:value-type="float" office:value="-1007" calcext:value-type="float">
            <text:p>-1007</text:p>
          </table:table-cell>
          <table:table-cell table:number-columns-repeated="10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31" calcext:value-type="float">
            <text:p>599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888" calcext:value-type="float">
            <text:p>57888</text:p>
          </table:table-cell>
          <table:table-cell office:value-type="float" office:value="57397" calcext:value-type="float">
            <text:p>57397</text:p>
          </table:table-cell>
          <table:table-cell office:value-type="float" office:value="12" calcext:value-type="float">
            <text:p>12</text:p>
          </table:table-cell>
          <table:table-cell table:formula="of:=[.A46]-[.B46]" office:value-type="float" office:value="-2456" calcext:value-type="float">
            <text:p>-2456</text:p>
          </table:table-cell>
          <table:table-cell table:formula="of:=[.A46]-[.C46]" office:value-type="float" office:value="-220" calcext:value-type="float">
            <text:p>-220</text:p>
          </table:table-cell>
          <table:table-cell table:formula="of:=[.A46]-[.D46]" office:value-type="float" office:value="-413" calcext:value-type="float">
            <text:p>-413</text:p>
          </table:table-cell>
          <table:table-cell table:formula="of:=[.A46]-[.E46]"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14" calcext:value-type="float">
            <text:p>57414</text:p>
          </table:table-cell>
          <table:table-cell office:value-type="float" office:value="58672" calcext:value-type="float">
            <text:p>58672</text:p>
          </table:table-cell>
          <table:table-cell office:value-type="float" office:value="57393" calcext:value-type="float">
            <text:p>57393</text:p>
          </table:table-cell>
          <table:table-cell office:value-type="float" office:value="58879" calcext:value-type="float">
            <text:p>58879</text:p>
          </table:table-cell>
          <table:table-cell office:value-type="float" office:value="8" calcext:value-type="float">
            <text:p>8</text:p>
          </table:table-cell>
          <table:table-cell table:formula="of:=[.A47]-[.B47]" office:value-type="float" office:value="-21" calcext:value-type="float">
            <text:p>-21</text:p>
          </table:table-cell>
          <table:table-cell table:formula="of:=[.A47]-[.C47]" office:value-type="float" office:value="-1279" calcext:value-type="float">
            <text:p>-1279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486" calcext:value-type="float">
            <text:p>-1486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2" calcext:value-type="float">
            <text:p>57392</text:p>
          </table:table-cell>
          <table:table-cell office:value-type="float" office:value="57867" calcext:value-type="float">
            <text:p>57867</text:p>
          </table:table-cell>
          <table:table-cell office:value-type="float" office:value="57380" calcext:value-type="float">
            <text:p>57380</text:p>
          </table:table-cell>
          <table:table-cell office:value-type="float" office:value="58882" calcext:value-type="float">
            <text:p>58882</text:p>
          </table:table-cell>
          <table:table-cell office:value-type="float" office:value="28" calcext:value-type="float">
            <text:p>28</text:p>
          </table:table-cell>
          <table:table-cell table:formula="of:=[.A48]-[.B48]" office:value-type="float" office:value="-12" calcext:value-type="float">
            <text:p>-12</text:p>
          </table:table-cell>
          <table:table-cell table:formula="of:=[.A48]-[.C48]" office:value-type="float" office:value="-487" calcext:value-type="float">
            <text:p>-487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502" calcext:value-type="float">
            <text:p>-1502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05" calcext:value-type="float">
            <text:p>60705</text:p>
          </table:table-cell>
          <table:table-cell office:value-type="float" office:value="60754" calcext:value-type="float">
            <text:p>60754</text:p>
          </table:table-cell>
          <table:table-cell office:value-type="float" office:value="57425" calcext:value-type="float">
            <text:p>57425</text:p>
          </table:table-cell>
          <table:table-cell office:value-type="float" office:value="57702" calcext:value-type="float">
            <text:p>57702</text:p>
          </table:table-cell>
          <table:table-cell office:value-type="float" office:value="11" calcext:value-type="float">
            <text:p>11</text:p>
          </table:table-cell>
          <table:table-cell table:formula="of:=[.A49]-[.B49]" office:value-type="float" office:value="-3003" calcext:value-type="float">
            <text:p>-3003</text:p>
          </table:table-cell>
          <table:table-cell table:formula="of:=[.A49]-[.C49]" office:value-type="float" office:value="-3052" calcext:value-type="float">
            <text:p>-3052</text:p>
          </table:table-cell>
          <table:table-cell table:formula="of:=[.A49]-[.D49]" office:value-type="float" office:value="277" calcext:value-type="float">
            <text:p>277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03" calcext:value-type="float">
            <text:p>59903</text:p>
          </table:table-cell>
          <table:table-cell office:value-type="float" office:value="59560" calcext:value-type="float">
            <text:p>59560</text:p>
          </table:table-cell>
          <table:table-cell office:value-type="float" office:value="57476" calcext:value-type="float">
            <text:p>57476</text:p>
          </table:table-cell>
          <table:table-cell office:value-type="float" office:value="58005" calcext:value-type="float">
            <text:p>58005</text:p>
          </table:table-cell>
          <table:table-cell office:value-type="float" office:value="25" calcext:value-type="float">
            <text:p>25</text:p>
          </table:table-cell>
          <table:table-cell table:formula="of:=[.A50]-[.B50]" office:value-type="float" office:value="-2427" calcext:value-type="float">
            <text:p>-2427</text:p>
          </table:table-cell>
          <table:table-cell table:formula="of:=[.A50]-[.C50]" office:value-type="float" office:value="-2084" calcext:value-type="float">
            <text:p>-2084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529" calcext:value-type="float">
            <text:p>-529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03" calcext:value-type="float">
            <text:p>60703</text:p>
          </table:table-cell>
          <table:table-cell office:value-type="float" office:value="59784" calcext:value-type="float">
            <text:p>59784</text:p>
          </table:table-cell>
          <table:table-cell office:value-type="float" office:value="58479" calcext:value-type="float">
            <text:p>58479</text:p>
          </table:table-cell>
          <table:table-cell office:value-type="float" office:value="57745" calcext:value-type="float">
            <text:p>57745</text:p>
          </table:table-cell>
          <table:table-cell office:value-type="float" office:value="2" calcext:value-type="float">
            <text:p>2</text:p>
          </table:table-cell>
          <table:table-cell table:formula="of:=[.A51]-[.B51]" office:value-type="float" office:value="-3323" calcext:value-type="float">
            <text:p>-3323</text:p>
          </table:table-cell>
          <table:table-cell table:formula="of:=[.A51]-[.C51]" office:value-type="float" office:value="-2404" calcext:value-type="float">
            <text:p>-2404</text:p>
          </table:table-cell>
          <table:table-cell table:formula="of:=[.A51]-[.D51]" office:value-type="float" office:value="-1099" calcext:value-type="float">
            <text:p>-1099</text:p>
          </table:table-cell>
          <table:table-cell table:formula="of:=[.A51]-[.E51]" office:value-type="float" office:value="-365" calcext:value-type="float">
            <text:p>-365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64" calcext:value-type="float">
            <text:p>58664</text:p>
          </table:table-cell>
          <table:table-cell office:value-type="float" office:value="59487" calcext:value-type="float">
            <text:p>59487</text:p>
          </table:table-cell>
          <table:table-cell office:value-type="float" office:value="58144" calcext:value-type="float">
            <text:p>58144</text:p>
          </table:table-cell>
          <table:table-cell office:value-type="float" office:value="60544" calcext:value-type="float">
            <text:p>60544</text:p>
          </table:table-cell>
          <table:table-cell office:value-type="float" office:value="2" calcext:value-type="float">
            <text:p>2</text:p>
          </table:table-cell>
          <table:table-cell table:formula="of:=[.A52]-[.B52]" office:value-type="float" office:value="115" calcext:value-type="float">
            <text:p>115</text:p>
          </table:table-cell>
          <table:table-cell table:formula="of:=[.A52]-[.C52]" office:value-type="float" office:value="-708" calcext:value-type="float">
            <text:p>-708</text:p>
          </table:table-cell>
          <table:table-cell table:formula="of:=[.A52]-[.D52]" office:value-type="float" office:value="635" calcext:value-type="float">
            <text:p>635</text:p>
          </table:table-cell>
          <table:table-cell table:formula="of:=[.A52]-[.E52]" office:value-type="float" office:value="-1765" calcext:value-type="float">
            <text:p>-1765</text:p>
          </table:table-cell>
          <table:table-cell table:number-columns-repeated="10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75" calcext:value-type="float">
            <text:p>57375</text:p>
          </table:table-cell>
          <table:table-cell office:value-type="float" office:value="60416" calcext:value-type="float">
            <text:p>60416</text:p>
          </table:table-cell>
          <table:table-cell office:value-type="float" office:value="60738" calcext:value-type="float">
            <text:p>60738</text:p>
          </table:table-cell>
          <table:table-cell office:value-type="float" office:value="59711" calcext:value-type="float">
            <text:p>59711</text:p>
          </table:table-cell>
          <table:table-cell office:value-type="float" office:value="5" calcext:value-type="float">
            <text:p>5</text:p>
          </table:table-cell>
          <table:table-cell table:formula="of:=[.A53]-[.B53]" office:value-type="float" office:value="325" calcext:value-type="float">
            <text:p>325</text:p>
          </table:table-cell>
          <table:table-cell table:formula="of:=[.A53]-[.C53]" office:value-type="float" office:value="-2716" calcext:value-type="float">
            <text:p>-2716</text:p>
          </table:table-cell>
          <table:table-cell table:formula="of:=[.A53]-[.D53]" office:value-type="float" office:value="-3038" calcext:value-type="float">
            <text:p>-3038</text:p>
          </table:table-cell>
          <table:table-cell table:formula="of:=[.A53]-[.E53]" office:value-type="float" office:value="-2011" calcext:value-type="float">
            <text:p>-2011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79" calcext:value-type="float">
            <text:p>58879</text:p>
          </table:table-cell>
          <table:table-cell office:value-type="float" office:value="60434" calcext:value-type="float">
            <text:p>60434</text:p>
          </table:table-cell>
          <table:table-cell office:value-type="float" office:value="57695" calcext:value-type="float">
            <text:p>57695</text:p>
          </table:table-cell>
          <table:table-cell office:value-type="float" office:value="59012" calcext:value-type="float">
            <text:p>59012</text:p>
          </table:table-cell>
          <table:table-cell office:value-type="float" office:value="28" calcext:value-type="float">
            <text:p>28</text:p>
          </table:table-cell>
          <table:table-cell table:formula="of:=[.A54]-[.B54]" office:value-type="float" office:value="-1172" calcext:value-type="float">
            <text:p>-1172</text:p>
          </table:table-cell>
          <table:table-cell table:formula="of:=[.A54]-[.C54]" office:value-type="float" office:value="-2727" calcext:value-type="float">
            <text:p>-2727</text:p>
          </table:table-cell>
          <table:table-cell table:formula="of:=[.A54]-[.D54]" office:value-type="float" office:value="12" calcext:value-type="float">
            <text:p>12</text:p>
          </table:table-cell>
          <table:table-cell table:formula="of:=[.A54]-[.E54]" office:value-type="float" office:value="-1305" calcext:value-type="float">
            <text:p>-1305</text:p>
          </table:table-cell>
          <table:table-cell table:number-columns-repeated="10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748" calcext:value-type="float">
            <text:p>59748</text:p>
          </table:table-cell>
          <table:table-cell office:value-type="float" office:value="59091" calcext:value-type="float">
            <text:p>59091</text:p>
          </table:table-cell>
          <table:table-cell office:value-type="float" office:value="57735" calcext:value-type="float">
            <text:p>57735</text:p>
          </table:table-cell>
          <table:table-cell office:value-type="float" office:value="59519" calcext:value-type="float">
            <text:p>59519</text:p>
          </table:table-cell>
          <table:table-cell office:value-type="float" office:value="36" calcext:value-type="float">
            <text:p>36</text:p>
          </table:table-cell>
          <table:table-cell table:formula="of:=[.A55]-[.B55]" office:value-type="float" office:value="-2013" calcext:value-type="float">
            <text:p>-2013</text:p>
          </table:table-cell>
          <table:table-cell table:formula="of:=[.A55]-[.C55]" office:value-type="float" office:value="-1356" calcext:value-type="float">
            <text:p>-1356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784" calcext:value-type="float">
            <text:p>-1784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94" calcext:value-type="float">
            <text:p>57894</text:p>
          </table:table-cell>
          <table:table-cell office:value-type="float" office:value="58768" calcext:value-type="float">
            <text:p>58768</text:p>
          </table:table-cell>
          <table:table-cell office:value-type="float" office:value="58772" calcext:value-type="float">
            <text:p>58772</text:p>
          </table:table-cell>
          <table:table-cell office:value-type="float" office:value="57748" calcext:value-type="float">
            <text:p>57748</text:p>
          </table:table-cell>
          <table:table-cell office:value-type="float" office:value="24" calcext:value-type="float">
            <text:p>24</text:p>
          </table:table-cell>
          <table:table-cell table:formula="of:=[.A56]-[.B56]" office:value-type="float" office:value="-514" calcext:value-type="float">
            <text:p>-514</text:p>
          </table:table-cell>
          <table:table-cell table:formula="of:=[.A56]-[.C56]" office:value-type="float" office:value="-1388" calcext:value-type="float">
            <text:p>-1388</text:p>
          </table:table-cell>
          <table:table-cell table:formula="of:=[.A56]-[.D56]" office:value-type="float" office:value="-1392" calcext:value-type="float">
            <text:p>-1392</text:p>
          </table:table-cell>
          <table:table-cell table:formula="of:=[.A56]-[.E56]" office:value-type="float" office:value="-368" calcext:value-type="float">
            <text:p>-368</text:p>
          </table:table-cell>
          <table:table-cell table:number-columns-repeated="10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201" calcext:value-type="float">
            <text:p>58201</text:p>
          </table:table-cell>
          <table:table-cell office:value-type="float" office:value="59391" calcext:value-type="float">
            <text:p>59391</text:p>
          </table:table-cell>
          <table:table-cell office:value-type="float" office:value="58649" calcext:value-type="float">
            <text:p>58649</text:p>
          </table:table-cell>
          <table:table-cell office:value-type="float" office:value="57983" calcext:value-type="float">
            <text:p>57983</text:p>
          </table:table-cell>
          <table:table-cell office:value-type="float" office:value="4" calcext:value-type="float">
            <text:p>4</text:p>
          </table:table-cell>
          <table:table-cell table:formula="of:=[.A57]-[.B57]" office:value-type="float" office:value="448" calcext:value-type="float">
            <text:p>448</text:p>
          </table:table-cell>
          <table:table-cell table:formula="of:=[.A57]-[.C57]" office:value-type="float" office:value="-742" calcext:value-type="float">
            <text:p>-742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666" calcext:value-type="float">
            <text:p>666</text:p>
          </table:table-cell>
          <table:table-cell table:number-columns-repeated="10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791" calcext:value-type="float">
            <text:p>57791</text:p>
          </table:table-cell>
          <table:table-cell office:value-type="float" office:value="58409" calcext:value-type="float">
            <text:p>58409</text:p>
          </table:table-cell>
          <table:table-cell office:value-type="float" office:value="57695" calcext:value-type="float">
            <text:p>57695</text:p>
          </table:table-cell>
          <table:table-cell office:value-type="float" office:value="59656" calcext:value-type="float">
            <text:p>59656</text:p>
          </table:table-cell>
          <table:table-cell office:value-type="float" office:value="28" calcext:value-type="float">
            <text:p>28</text:p>
          </table:table-cell>
          <table:table-cell table:formula="of:=[.A58]-[.B58]" office:value-type="float" office:value="384" calcext:value-type="float">
            <text:p>384</text:p>
          </table:table-cell>
          <table:table-cell table:formula="of:=[.A58]-[.C58]" office:value-type="float" office:value="-234" calcext:value-type="float">
            <text:p>-234</text:p>
          </table:table-cell>
          <table:table-cell table:formula="of:=[.A58]-[.D58]" office:value-type="float" office:value="480" calcext:value-type="float">
            <text:p>480</text:p>
          </table:table-cell>
          <table:table-cell table:formula="of:=[.A58]-[.E58]" office:value-type="float" office:value="-1481" calcext:value-type="float">
            <text:p>-1481</text:p>
          </table:table-cell>
          <table:table-cell table:number-columns-repeated="10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552" calcext:value-type="float">
            <text:p>60552</text:p>
          </table:table-cell>
          <table:table-cell office:value-type="float" office:value="57622" calcext:value-type="float">
            <text:p>57622</text:p>
          </table:table-cell>
          <table:table-cell office:value-type="float" office:value="57734" calcext:value-type="float">
            <text:p>57734</text:p>
          </table:table-cell>
          <table:table-cell office:value-type="float" office:value="59480" calcext:value-type="float">
            <text:p>59480</text:p>
          </table:table-cell>
          <table:table-cell office:value-type="float" office:value="10" calcext:value-type="float">
            <text:p>10</text:p>
          </table:table-cell>
          <table:table-cell table:formula="of:=[.A59]-[.B59]" office:value-type="float" office:value="-2818" calcext:value-type="float">
            <text:p>-2818</text:p>
          </table:table-cell>
          <table:table-cell table:formula="of:=[.A59]-[.C59]" office:value-type="float" office:value="112" calcext:value-type="float">
            <text:p>112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746" calcext:value-type="float">
            <text:p>-1746</text:p>
          </table:table-cell>
          <table:table-cell table:number-columns-repeated="10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591" calcext:value-type="float">
            <text:p>58591</text:p>
          </table:table-cell>
          <table:table-cell office:value-type="float" office:value="59971" calcext:value-type="float">
            <text:p>59971</text:p>
          </table:table-cell>
          <table:table-cell office:value-type="float" office:value="57447" calcext:value-type="float">
            <text:p>57447</text:p>
          </table:table-cell>
          <table:table-cell office:value-type="float" office:value="60927" calcext:value-type="float">
            <text:p>60927</text:p>
          </table:table-cell>
          <table:table-cell office:value-type="float" office:value="21" calcext:value-type="float">
            <text:p>21</text:p>
          </table:table-cell>
          <table:table-cell table:formula="of:=[.A60]-[.B60]" office:value-type="float" office:value="-431" calcext:value-type="float">
            <text:p>-431</text:p>
          </table:table-cell>
          <table:table-cell table:formula="of:=[.A60]-[.C60]" office:value-type="float" office:value="-1811" calcext:value-type="float">
            <text:p>-1811</text:p>
          </table:table-cell>
          <table:table-cell table:formula="of:=[.A60]-[.D60]" office:value-type="float" office:value="713" calcext:value-type="float">
            <text:p>713</text:p>
          </table:table-cell>
          <table:table-cell table:formula="of:=[.A60]-[.E60]" office:value-type="float" office:value="-2767" calcext:value-type="float">
            <text:p>-2767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43" calcext:value-type="float">
            <text:p>59443</text:p>
          </table:table-cell>
          <table:table-cell office:value-type="float" office:value="57626" calcext:value-type="float">
            <text:p>57626</text:p>
          </table:table-cell>
          <table:table-cell office:value-type="float" office:value="58191" calcext:value-type="float">
            <text:p>58191</text:p>
          </table:table-cell>
          <table:table-cell office:value-type="float" office:value="57354" calcext:value-type="float">
            <text:p>57354</text:p>
          </table:table-cell>
          <table:table-cell office:value-type="float" office:value="59" calcext:value-type="float">
            <text:p>59</text:p>
          </table:table-cell>
          <table:table-cell table:formula="of:=[.A61]-[.B61]" office:value-type="float" office:value="-2089" calcext:value-type="float">
            <text:p>-2089</text:p>
          </table:table-cell>
          <table:table-cell table:formula="of:=[.A61]-[.C61]" office:value-type="float" office:value="-272" calcext:value-type="float">
            <text:p>-272</text:p>
          </table:table-cell>
          <table:table-cell table:formula="of:=[.A61]-[.D61]" office:value-type="float" office:value="-837" calcext:value-type="float">
            <text:p>-837</text:p>
          </table:table-cell>
          <table:table-cell table:formula="of:=[.A61]-[.E6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960" calcext:value-type="float">
            <text:p>58960</text:p>
          </table:table-cell>
          <table:table-cell office:value-type="float" office:value="59647" calcext:value-type="float">
            <text:p>59647</text:p>
          </table:table-cell>
          <table:table-cell office:value-type="float" office:value="58779" calcext:value-type="float">
            <text:p>58779</text:p>
          </table:table-cell>
          <table:table-cell office:value-type="float" office:value="60159" calcext:value-type="float">
            <text:p>60159</text:p>
          </table:table-cell>
          <table:table-cell office:value-type="float" office:value="44" calcext:value-type="float">
            <text:p>44</text:p>
          </table:table-cell>
          <table:table-cell table:formula="of:=[.A62]-[.B62]" office:value-type="float" office:value="-181" calcext:value-type="float">
            <text:p>-181</text:p>
          </table:table-cell>
          <table:table-cell table:formula="of:=[.A62]-[.C62]" office:value-type="float" office:value="-868" calcext:value-type="float">
            <text:p>-868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380" calcext:value-type="float">
            <text:p>-1380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567" calcext:value-type="float">
            <text:p>57567</text:p>
          </table:table-cell>
          <table:table-cell office:value-type="float" office:value="57749" calcext:value-type="float">
            <text:p>57749</text:p>
          </table:table-cell>
          <table:table-cell office:value-type="float" office:value="57426" calcext:value-type="float">
            <text:p>57426</text:p>
          </table:table-cell>
          <table:table-cell office:value-type="float" office:value="58879" calcext:value-type="float">
            <text:p>58879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2154" calcext:value-type="float">
            <text:p>2154</text:p>
          </table:table-cell>
          <table:table-cell table:formula="of:=[.A63]-[.C63]" office:value-type="float" office:value="1972" calcext:value-type="float">
            <text:p>1972</text:p>
          </table:table-cell>
          <table:table-cell table:formula="of:=[.A63]-[.D63]" office:value-type="float" office:value="2295" calcext:value-type="float">
            <text:p>2295</text:p>
          </table:table-cell>
          <table:table-cell table:formula="of:=[.A63]-[.E63]"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435" calcext:value-type="float">
            <text:p>57435</text:p>
          </table:table-cell>
          <table:table-cell office:value-type="float" office:value="59592" calcext:value-type="float">
            <text:p>59592</text:p>
          </table:table-cell>
          <table:table-cell office:value-type="float" office:value="59391" calcext:value-type="float">
            <text:p>59391</text:p>
          </table:table-cell>
          <table:table-cell office:value-type="float" office:value="57377" calcext:value-type="float">
            <text:p>57377</text:p>
          </table:table-cell>
          <table:table-cell office:value-type="float" office:value="9" calcext:value-type="float">
            <text:p>9</text:p>
          </table:table-cell>
          <table:table-cell table:formula="of:=[.A64]-[.B64]" office:value-type="float" office:value="58" calcext:value-type="float">
            <text:p>58</text:p>
          </table:table-cell>
          <table:table-cell table:formula="of:=[.A64]-[.C64]" office:value-type="float" office:value="-2099" calcext:value-type="float">
            <text:p>-2099</text:p>
          </table:table-cell>
          <table:table-cell table:formula="of:=[.A64]-[.D64]" office:value-type="float" office:value="-1898" calcext:value-type="float">
            <text:p>-1898</text:p>
          </table:table-cell>
          <table:table-cell table:formula="of:=[.A64]-[.E64]"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5" calcext:value-type="float">
            <text:p>57435</text:p>
          </table:table-cell>
          <table:table-cell office:value-type="float" office:value="57878" calcext:value-type="float">
            <text:p>57878</text:p>
          </table:table-cell>
          <table:table-cell office:value-type="float" office:value="57380" calcext:value-type="float">
            <text:p>57380</text:p>
          </table:table-cell>
          <table:table-cell office:value-type="float" office:value="58239" calcext:value-type="float">
            <text:p>58239</text:p>
          </table:table-cell>
          <table:table-cell office:value-type="float" office:value="26" calcext:value-type="float">
            <text:p>26</text:p>
          </table:table-cell>
          <table:table-cell table:formula="of:=[.A65]-[.B65]" office:value-type="float" office:value="-55" calcext:value-type="float">
            <text:p>-55</text:p>
          </table:table-cell>
          <table:table-cell table:formula="of:=[.A65]-[.C65]" office:value-type="float" office:value="-498" calcext:value-type="float">
            <text:p>-498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859" calcext:value-type="float">
            <text:p>-859</text:p>
          </table:table-cell>
          <table:table-cell table:number-columns-repeated="10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035" calcext:value-type="float">
            <text:p>60035</text:p>
          </table:table-cell>
          <table:table-cell office:value-type="float" office:value="60461" calcext:value-type="float">
            <text:p>60461</text:p>
          </table:table-cell>
          <table:table-cell office:value-type="float" office:value="57513" calcext:value-type="float">
            <text:p>57513</text:p>
          </table:table-cell>
          <table:table-cell office:value-type="float" office:value="60847" calcext:value-type="float">
            <text:p>60847</text:p>
          </table:table-cell>
          <table:table-cell office:value-type="float" office:value="12" calcext:value-type="float">
            <text:p>12</text:p>
          </table:table-cell>
          <table:table-cell table:formula="of:=[.A66]-[.B66]" office:value-type="float" office:value="-2636" calcext:value-type="float">
            <text:p>-2636</text:p>
          </table:table-cell>
          <table:table-cell table:formula="of:=[.A66]-[.C66]" office:value-type="float" office:value="-3062" calcext:value-type="float">
            <text:p>-3062</text:p>
          </table:table-cell>
          <table:table-cell table:formula="of:=[.A66]-[.D66]" office:value-type="float" office:value="-114" calcext:value-type="float">
            <text:p>-114</text:p>
          </table:table-cell>
          <table:table-cell table:formula="of:=[.A66]-[.E66]" office:value-type="float" office:value="-3448" calcext:value-type="float">
            <text:p>-3448</text:p>
          </table:table-cell>
          <table:table-cell table:number-columns-repeated="10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944" calcext:value-type="float">
            <text:p>58944</text:p>
          </table:table-cell>
          <table:table-cell office:value-type="float" office:value="58367" calcext:value-type="float">
            <text:p>58367</text:p>
          </table:table-cell>
          <table:table-cell office:value-type="float" office:value="58495" calcext:value-type="float">
            <text:p>58495</text:p>
          </table:table-cell>
          <table:table-cell office:value-type="float" office:value="57397" calcext:value-type="float">
            <text:p>57397</text:p>
          </table:table-cell>
          <table:table-cell office:value-type="float" office:value="62" calcext:value-type="float">
            <text:p>62</text:p>
          </table:table-cell>
          <table:table-cell table:formula="of:=[.A67]-[.B67]" office:value-type="float" office:value="-1547" calcext:value-type="float">
            <text:p>-1547</text:p>
          </table:table-cell>
          <table:table-cell table:formula="of:=[.A67]-[.C67]" office:value-type="float" office:value="-970" calcext:value-type="float">
            <text:p>-970</text:p>
          </table:table-cell>
          <table:table-cell table:formula="of:=[.A67]-[.D67]" office:value-type="float" office:value="-1098" calcext:value-type="float">
            <text:p>-1098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637" calcext:value-type="float">
            <text:p>57637</text:p>
          </table:table-cell>
          <table:table-cell office:value-type="float" office:value="58569" calcext:value-type="float">
            <text:p>58569</text:p>
          </table:table-cell>
          <table:table-cell office:value-type="float" office:value="58028" calcext:value-type="float">
            <text:p>58028</text:p>
          </table:table-cell>
          <table:table-cell office:value-type="float" office:value="57398" calcext:value-type="float">
            <text:p>57398</text:p>
          </table:table-cell>
          <table:table-cell office:value-type="float" office:value="22" calcext:value-type="float">
            <text:p>22</text:p>
          </table:table-cell>
          <table:table-cell table:formula="of:=[.A68]-[.B68]" office:value-type="float" office:value="-239" calcext:value-type="float">
            <text:p>-239</text:p>
          </table:table-cell>
          <table:table-cell table:formula="of:=[.A68]-[.C68]" office:value-type="float" office:value="-1171" calcext:value-type="float">
            <text:p>-1171</text:p>
          </table:table-cell>
          <table:table-cell table:formula="of:=[.A68]-[.D68]" office:value-type="float" office:value="-630" calcext:value-type="float">
            <text:p>-630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889" calcext:value-type="float">
            <text:p>58889</text:p>
          </table:table-cell>
          <table:table-cell office:value-type="float" office:value="57695" calcext:value-type="float">
            <text:p>57695</text:p>
          </table:table-cell>
          <table:table-cell office:value-type="float" office:value="59563" calcext:value-type="float">
            <text:p>59563</text:p>
          </table:table-cell>
          <table:table-cell office:value-type="float" office:value="57413" calcext:value-type="float">
            <text:p>57413</text:p>
          </table:table-cell>
          <table:table-cell office:value-type="float" office:value="13" calcext:value-type="float">
            <text:p>13</text:p>
          </table:table-cell>
          <table:table-cell table:formula="of:=[.A69]-[.B69]" office:value-type="float" office:value="-1476" calcext:value-type="float">
            <text:p>-1476</text:p>
          </table:table-cell>
          <table:table-cell table:formula="of:=[.A69]-[.C69]" office:value-type="float" office:value="-282" calcext:value-type="float">
            <text:p>-282</text:p>
          </table:table-cell>
          <table:table-cell table:formula="of:=[.A69]-[.D69]" office:value-type="float" office:value="-2150" calcext:value-type="float">
            <text:p>-2150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761" calcext:value-type="float">
            <text:p>58761</text:p>
          </table:table-cell>
          <table:table-cell office:value-type="float" office:value="57496" calcext:value-type="float">
            <text:p>57496</text:p>
          </table:table-cell>
          <table:table-cell office:value-type="float" office:value="57354" calcext:value-type="float">
            <text:p>57354</text:p>
          </table:table-cell>
          <table:table-cell office:value-type="float" office:value="57776" calcext:value-type="float">
            <text:p>57776</text:p>
          </table:table-cell>
          <table:table-cell office:value-type="float" office:value="8" calcext:value-type="float">
            <text:p>8</text:p>
          </table:table-cell>
          <table:table-cell table:formula="of:=[.A70]-[.B70]" office:value-type="float" office:value="-1407" calcext:value-type="float">
            <text:p>-1407</text:p>
          </table:table-cell>
          <table:table-cell table:formula="of:=[.A70]-[.C70]" office:value-type="float" office:value="-142" calcext:value-type="float">
            <text:p>-142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422" calcext:value-type="float">
            <text:p>-422</text:p>
          </table:table-cell>
          <table:table-cell table:number-columns-repeated="10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41" calcext:value-type="float">
            <text:p>59041</text:p>
          </table:table-cell>
          <table:table-cell office:value-type="float" office:value="58500" calcext:value-type="float">
            <text:p>58500</text:p>
          </table:table-cell>
          <table:table-cell office:value-type="float" office:value="60448" calcext:value-type="float">
            <text:p>60448</text:p>
          </table:table-cell>
          <table:table-cell office:value-type="float" office:value="61439" calcext:value-type="float">
            <text:p>61439</text:p>
          </table:table-cell>
          <table:table-cell office:value-type="float" office:value="4" calcext:value-type="float">
            <text:p>4</text:p>
          </table:table-cell>
          <table:table-cell table:formula="of:=[.A71]-[.B71]" office:value-type="float" office:value="2398" calcext:value-type="float">
            <text:p>2398</text:p>
          </table:table-cell>
          <table:table-cell table:formula="of:=[.A71]-[.C71]" office:value-type="float" office:value="2939" calcext:value-type="float">
            <text:p>2939</text:p>
          </table:table-cell>
          <table:table-cell table:formula="of:=[.A71]-[.D71]" office:value-type="float" office:value="991" calcext:value-type="float">
            <text:p>991</text:p>
          </table:table-cell>
          <table:table-cell table:formula="of:=[.A71]-[.E7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0" calcext:value-type="float">
            <text:p>0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20" calcext:value-type="float">
            <text:p>20</text:p>
          </table:table-cell>
          <table:table-cell table:style-name="ce3" table:formula="of:=COUNTIF([.J2:.J71];0)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285714285714286" calcext:value-type="float">
            <text:p>0.285714285714286</text:p>
          </table:table-cell>
          <table:table-cell table:number-columns-repeated="11"/>
        </table:table-row>
      </table:table>
      <table:table table:name="ReadingStep=66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101" calcext:value-type="float">
            <text:p>60101</text:p>
          </table:table-cell>
          <table:table-cell office:value-type="float" office:value="57921" calcext:value-type="float">
            <text:p>57921</text:p>
          </table:table-cell>
          <table:table-cell office:value-type="float" office:value="60171" calcext:value-type="float">
            <text:p>60171</text:p>
          </table:table-cell>
          <table:table-cell office:value-type="float" office:value="57526" calcext:value-type="float">
            <text:p>57526</text:p>
          </table:table-cell>
          <table:table-cell/>
          <table:table-cell table:formula="of:=[.A2]-[.B2]" office:value-type="float" office:value="-1413" calcext:value-type="float">
            <text:p>-1413</text:p>
          </table:table-cell>
          <table:table-cell table:formula="of:=[.A2]-[.C2]" office:value-type="float" office:value="767" calcext:value-type="float">
            <text:p>767</text:p>
          </table:table-cell>
          <table:table-cell table:formula="of:=[.A2]-[.D2]" office:value-type="float" office:value="-1483" calcext:value-type="float">
            <text:p>-1483</text:p>
          </table:table-cell>
          <table:table-cell table:formula="of:=[.A2]-[.E2]" office:value-type="float" office:value="1162" calcext:value-type="float">
            <text:p>1162</text:p>
          </table:table-cell>
          <table:table-cell office:value-type="string" calcext:value-type="string">
            <text:p>BBB</text:p>
          </table:table-cell>
          <table:table-cell office:value-type="float" office:value="144837" calcext:value-type="float">
            <text:p>144837</text:p>
          </table:table-cell>
          <table:table-cell office:value-type="float" office:value="16745" calcext:value-type="float">
            <text:p>16745</text:p>
          </table:table-cell>
          <table:table-cell office:value-type="float" office:value="70" calcext:value-type="float">
            <text:p>70</text:p>
          </table:table-cell>
          <table:table-cell office:value-type="float" office:value="23116" calcext:value-type="float">
            <text:p>23116</text:p>
          </table:table-cell>
          <table:table-cell office:value-type="float" office:value="1617761" calcext:value-type="float">
            <text:p>1617761</text:p>
          </table:table-cell>
          <table:table-cell office:value-type="float" office:value="38282" calcext:value-type="float">
            <text:p>38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665" calcext:value-type="float">
            <text:p>58665</text:p>
          </table:table-cell>
          <table:table-cell office:value-type="float" office:value="60415" calcext:value-type="float">
            <text:p>60415</text:p>
          </table:table-cell>
          <table:table-cell office:value-type="float" office:value="57737" calcext:value-type="float">
            <text:p>57737</text:p>
          </table:table-cell>
          <table:table-cell office:value-type="float" office:value="58495" calcext:value-type="float">
            <text:p>58495</text:p>
          </table:table-cell>
          <table:table-cell/>
          <table:table-cell table:formula="of:=[.A3]-[.B3]" office:value-type="float" office:value="-1188" calcext:value-type="float">
            <text:p>-1188</text:p>
          </table:table-cell>
          <table:table-cell table:formula="of:=[.A3]-[.C3]" office:value-type="float" office:value="-2938" calcext:value-type="float">
            <text:p>-2938</text:p>
          </table:table-cell>
          <table:table-cell table:formula="of:=[.A3]-[.D3]" office:value-type="float" office:value="-260" calcext:value-type="float">
            <text:p>-260</text:p>
          </table:table-cell>
          <table:table-cell table:formula="of:=[.A3]-[.E3]" office:value-type="float" office:value="-1018" calcext:value-type="float">
            <text:p>-1018</text:p>
          </table:table-cell>
          <table:table-cell office:value-type="string" calcext:value-type="string">
            <text:p>Rpi</text:p>
          </table:table-cell>
          <table:table-cell office:value-type="float" office:value="144837" calcext:value-type="float">
            <text:p>144837</text:p>
          </table:table-cell>
          <table:table-cell office:value-type="float" office:value="16649" calcext:value-type="float">
            <text:p>16649</text:p>
          </table:table-cell>
          <table:table-cell office:value-type="float" office:value="70" calcext:value-type="float">
            <text:p>70</text:p>
          </table:table-cell>
          <table:table-cell office:value-type="float" office:value="23071" calcext:value-type="float">
            <text:p>23071</text:p>
          </table:table-cell>
          <table:table-cell office:value-type="float" office:value="1614704" calcext:value-type="float">
            <text:p>1614704</text:p>
          </table:table-cell>
          <table:table-cell office:value-type="float" office:value="38282" calcext:value-type="float">
            <text:p>382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87" calcext:value-type="float">
            <text:p>57987</text:p>
          </table:table-cell>
          <table:table-cell office:value-type="float" office:value="59474" calcext:value-type="float">
            <text:p>59474</text:p>
          </table:table-cell>
          <table:table-cell office:value-type="float" office:value="57380" calcext:value-type="float">
            <text:p>57380</text:p>
          </table:table-cell>
          <table:table-cell office:value-type="float" office:value="58804" calcext:value-type="float">
            <text:p>58804</text:p>
          </table:table-cell>
          <table:table-cell/>
          <table:table-cell table:formula="of:=[.A4]-[.B4]" office:value-type="float" office:value="-607" calcext:value-type="float">
            <text:p>-607</text:p>
          </table:table-cell>
          <table:table-cell table:formula="of:=[.A4]-[.C4]" office:value-type="float" office:value="-2094" calcext:value-type="float">
            <text:p>-209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1424" calcext:value-type="float">
            <text:p>-1424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52" calcext:value-type="float">
            <text:p>60452</text:p>
          </table:table-cell>
          <table:table-cell office:value-type="float" office:value="60853" calcext:value-type="float">
            <text:p>60853</text:p>
          </table:table-cell>
          <table:table-cell office:value-type="float" office:value="58932" calcext:value-type="float">
            <text:p>58932</text:p>
          </table:table-cell>
          <table:table-cell office:value-type="float" office:value="60776" calcext:value-type="float">
            <text:p>60776</text:p>
          </table:table-cell>
          <table:table-cell/>
          <table:table-cell table:formula="of:=[.A5]-[.B5]" office:value-type="float" office:value="-1520" calcext:value-type="float">
            <text:p>-1520</text:p>
          </table:table-cell>
          <table:table-cell table:formula="of:=[.A5]-[.C5]" office:value-type="float" office:value="-1921" calcext:value-type="float">
            <text:p>-1921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844" calcext:value-type="float">
            <text:p>-1844</text:p>
          </table:table-cell>
          <table:table-cell table:number-columns-repeated="5"/>
          <table:table-cell table:formula="of:=AVERAGE([.P2];[.P3])/3600/1000" office:value-type="float" office:value="0.448953472222222" calcext:value-type="float">
            <text:p>0.448953472222222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460" calcext:value-type="float">
            <text:p>60460</text:p>
          </table:table-cell>
          <table:table-cell office:value-type="float" office:value="57556" calcext:value-type="float">
            <text:p>57556</text:p>
          </table:table-cell>
          <table:table-cell office:value-type="float" office:value="60244" calcext:value-type="float">
            <text:p>60244</text:p>
          </table:table-cell>
          <table:table-cell office:value-type="float" office:value="58539" calcext:value-type="float">
            <text:p>58539</text:p>
          </table:table-cell>
          <table:table-cell/>
          <table:table-cell table:formula="of:=[.A6]-[.B6]" office:value-type="float" office:value="-2761" calcext:value-type="float">
            <text:p>-2761</text:p>
          </table:table-cell>
          <table:table-cell table:formula="of:=[.A6]-[.C6]" office:value-type="float" office:value="143" calcext:value-type="float">
            <text:p>143</text:p>
          </table:table-cell>
          <table:table-cell table:formula="of:=[.A6]-[.D6]" office:value-type="float" office:value="-2545" calcext:value-type="float">
            <text:p>-2545</text:p>
          </table:table-cell>
          <table:table-cell table:formula="of:=[.A6]-[.E6]" office:value-type="float" office:value="-840" calcext:value-type="float">
            <text:p>-84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690" calcext:value-type="float">
            <text:p>58690</text:p>
          </table:table-cell>
          <table:table-cell office:value-type="float" office:value="59093" calcext:value-type="float">
            <text:p>59093</text:p>
          </table:table-cell>
          <table:table-cell office:value-type="float" office:value="57995" calcext:value-type="float">
            <text:p>57995</text:p>
          </table:table-cell>
          <table:table-cell office:value-type="float" office:value="60548" calcext:value-type="float">
            <text:p>60548</text:p>
          </table:table-cell>
          <table:table-cell/>
          <table:table-cell table:formula="of:=[.A7]-[.B7]" office:value-type="float" office:value="-695" calcext:value-type="float">
            <text:p>-695</text:p>
          </table:table-cell>
          <table:table-cell table:formula="of:=[.A7]-[.C7]" office:value-type="float" office:value="-1098" calcext:value-type="float">
            <text:p>-109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2553" calcext:value-type="float">
            <text:p>-2553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633" calcext:value-type="float">
            <text:p>57633</text:p>
          </table:table-cell>
          <table:table-cell office:value-type="float" office:value="57732" calcext:value-type="float">
            <text:p>57732</text:p>
          </table:table-cell>
          <table:table-cell office:value-type="float" office:value="57701" calcext:value-type="float">
            <text:p>57701</text:p>
          </table:table-cell>
          <table:table-cell office:value-type="float" office:value="57620" calcext:value-type="float">
            <text:p>57620</text:p>
          </table:table-cell>
          <table:table-cell/>
          <table:table-cell table:formula="of:=[.A8]-[.B8]" office:value-type="float" office:value="68" calcext:value-type="float">
            <text:p>68</text:p>
          </table:table-cell>
          <table:table-cell table:formula="of:=[.A8]-[.C8]" office:value-type="float" office:value="-31" calcext:value-type="float">
            <text:p>-31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60" calcext:value-type="float">
            <text:p>57360</text:p>
          </table:table-cell>
          <table:table-cell office:value-type="float" office:value="57671" calcext:value-type="float">
            <text:p>57671</text:p>
          </table:table-cell>
          <table:table-cell office:value-type="float" office:value="57893" calcext:value-type="float">
            <text:p>57893</text:p>
          </table:table-cell>
          <table:table-cell office:value-type="float" office:value="59060" calcext:value-type="float">
            <text:p>59060</text:p>
          </table:table-cell>
          <table:table-cell/>
          <table:table-cell table:formula="of:=[.A9]-[.B9]" office:value-type="float" office:value="388" calcext:value-type="float">
            <text:p>388</text:p>
          </table:table-cell>
          <table:table-cell table:formula="of:=[.A9]-[.C9]" office:value-type="float" office:value="77" calcext:value-type="float">
            <text:p>77</text:p>
          </table:table-cell>
          <table:table-cell table:formula="of:=[.A9]-[.D9]" office:value-type="float" office:value="-145" calcext:value-type="float">
            <text:p>-145</text:p>
          </table:table-cell>
          <table:table-cell table:formula="of:=[.A9]-[.E9]" office:value-type="float" office:value="-1312" calcext:value-type="float">
            <text:p>-1312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83" calcext:value-type="float">
            <text:p>59583</text:p>
          </table:table-cell>
          <table:table-cell office:value-type="float" office:value="60431" calcext:value-type="float">
            <text:p>60431</text:p>
          </table:table-cell>
          <table:table-cell office:value-type="float" office:value="57760" calcext:value-type="float">
            <text:p>57760</text:p>
          </table:table-cell>
          <table:table-cell office:value-type="float" office:value="59810" calcext:value-type="float">
            <text:p>59810</text:p>
          </table:table-cell>
          <table:table-cell/>
          <table:table-cell table:formula="of:=[.A10]-[.B10]" office:value-type="float" office:value="-1823" calcext:value-type="float">
            <text:p>-1823</text:p>
          </table:table-cell>
          <table:table-cell table:formula="of:=[.A10]-[.C10]" office:value-type="float" office:value="-2671" calcext:value-type="float">
            <text:p>-2671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050" calcext:value-type="float">
            <text:p>-2050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054" calcext:value-type="float">
            <text:p>58054</text:p>
          </table:table-cell>
          <table:table-cell office:value-type="float" office:value="60682" calcext:value-type="float">
            <text:p>60682</text:p>
          </table:table-cell>
          <table:table-cell office:value-type="float" office:value="59135" calcext:value-type="float">
            <text:p>59135</text:p>
          </table:table-cell>
          <table:table-cell office:value-type="float" office:value="57484" calcext:value-type="float">
            <text:p>57484</text:p>
          </table:table-cell>
          <table:table-cell/>
          <table:table-cell table:formula="of:=[.A11]-[.B11]" office:value-type="float" office:value="-570" calcext:value-type="float">
            <text:p>-570</text:p>
          </table:table-cell>
          <table:table-cell table:formula="of:=[.A11]-[.C11]" office:value-type="float" office:value="-3198" calcext:value-type="float">
            <text:p>-3198</text:p>
          </table:table-cell>
          <table:table-cell table:formula="of:=[.A11]-[.D11]" office:value-type="float" office:value="-1651" calcext:value-type="float">
            <text:p>-1651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5" calcext:value-type="float">
            <text:p>59775</text:p>
          </table:table-cell>
          <table:table-cell office:value-type="float" office:value="59817" calcext:value-type="float">
            <text:p>59817</text:p>
          </table:table-cell>
          <table:table-cell office:value-type="float" office:value="57653" calcext:value-type="float">
            <text:p>57653</text:p>
          </table:table-cell>
          <table:table-cell office:value-type="float" office:value="57380" calcext:value-type="float">
            <text:p>57380</text:p>
          </table:table-cell>
          <table:table-cell/>
          <table:table-cell table:formula="of:=[.A12]-[.B12]" office:value-type="float" office:value="-2395" calcext:value-type="float">
            <text:p>-2395</text:p>
          </table:table-cell>
          <table:table-cell table:formula="of:=[.A12]-[.C12]" office:value-type="float" office:value="-2437" calcext:value-type="float">
            <text:p>-2437</text:p>
          </table:table-cell>
          <table:table-cell table:formula="of:=[.A12]-[.D12]" office:value-type="float" office:value="-273" calcext:value-type="float">
            <text:p>-273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388" calcext:value-type="float">
            <text:p>57388</text:p>
          </table:table-cell>
          <table:table-cell office:value-type="float" office:value="61439" calcext:value-type="float">
            <text:p>61439</text:p>
          </table:table-cell>
          <table:table-cell office:value-type="float" office:value="57507" calcext:value-type="float">
            <text:p>57507</text:p>
          </table:table-cell>
          <table:table-cell office:value-type="float" office:value="60575" calcext:value-type="float">
            <text:p>60575</text:p>
          </table:table-cell>
          <table:table-cell/>
          <table:table-cell table:formula="of:=[.A13]-[.B13]" office:value-type="float" office:value="2047" calcext:value-type="float">
            <text:p>2047</text:p>
          </table:table-cell>
          <table:table-cell table:formula="of:=[.A13]-[.C13]" office:value-type="float" office:value="-2004" calcext:value-type="float">
            <text:p>-2004</text:p>
          </table:table-cell>
          <table:table-cell table:formula="of:=[.A13]-[.D13]" office:value-type="float" office:value="1928" calcext:value-type="float">
            <text:p>1928</text:p>
          </table:table-cell>
          <table:table-cell table:formula="of:=[.A13]-[.E13]" office:value-type="float" office:value="-1140" calcext:value-type="float">
            <text:p>-1140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727" calcext:value-type="float">
            <text:p>60727</text:p>
          </table:table-cell>
          <table:table-cell office:value-type="float" office:value="58905" calcext:value-type="float">
            <text:p>58905</text:p>
          </table:table-cell>
          <table:table-cell office:value-type="float" office:value="58986" calcext:value-type="float">
            <text:p>58986</text:p>
          </table:table-cell>
          <table:table-cell office:value-type="float" office:value="60035" calcext:value-type="float">
            <text:p>60035</text:p>
          </table:table-cell>
          <table:table-cell/>
          <table:table-cell table:formula="of:=[.A14]-[.B14]" office:value-type="float" office:value="-2805" calcext:value-type="float">
            <text:p>-2805</text:p>
          </table:table-cell>
          <table:table-cell table:formula="of:=[.A14]-[.C14]" office:value-type="float" office:value="-983" calcext:value-type="float">
            <text:p>-983</text:p>
          </table:table-cell>
          <table:table-cell table:formula="of:=[.A14]-[.D14]" office:value-type="float" office:value="-1064" calcext:value-type="float">
            <text:p>-1064</text:p>
          </table:table-cell>
          <table:table-cell table:formula="of:=[.A14]-[.E14]" office:value-type="float" office:value="-2113" calcext:value-type="float">
            <text:p>-2113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388" calcext:value-type="float">
            <text:p>58388</text:p>
          </table:table-cell>
          <table:table-cell office:value-type="float" office:value="57377" calcext:value-type="float">
            <text:p>57377</text:p>
          </table:table-cell>
          <table:table-cell office:value-type="float" office:value="57783" calcext:value-type="float">
            <text:p>57783</text:p>
          </table:table-cell>
          <table:table-cell office:value-type="float" office:value="57548" calcext:value-type="float">
            <text:p>57548</text:p>
          </table:table-cell>
          <table:table-cell/>
          <table:table-cell table:formula="of:=[.A15]-[.B15]" office:value-type="float" office:value="-605" calcext:value-type="float">
            <text:p>-605</text:p>
          </table:table-cell>
          <table:table-cell table:formula="of:=[.A15]-[.C15]" office:value-type="float" office:value="406" calcext:value-type="float">
            <text:p>406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594" calcext:value-type="float">
            <text:p>59594</text:p>
          </table:table-cell>
          <table:table-cell office:value-type="float" office:value="58879" calcext:value-type="float">
            <text:p>58879</text:p>
          </table:table-cell>
          <table:table-cell office:value-type="float" office:value="57599" calcext:value-type="float">
            <text:p>57599</text:p>
          </table:table-cell>
          <table:table-cell office:value-type="float" office:value="57899" calcext:value-type="float">
            <text:p>57899</text:p>
          </table:table-cell>
          <table:table-cell/>
          <table:table-cell table:formula="of:=[.A16]-[.B16]" office:value-type="float" office:value="-1433" calcext:value-type="float">
            <text:p>-1433</text:p>
          </table:table-cell>
          <table:table-cell table:formula="of:=[.A16]-[.C16]" office:value-type="float" office:value="-718" calcext:value-type="float">
            <text:p>-718</text:p>
          </table:table-cell>
          <table:table-cell table:formula="of:=[.A16]-[.D16]" office:value-type="float" office:value="562" calcext:value-type="float">
            <text:p>562</text:p>
          </table:table-cell>
          <table:table-cell table:formula="of:=[.A16]-[.E16]"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552" calcext:value-type="float">
            <text:p>59552</text:p>
          </table:table-cell>
          <table:table-cell office:value-type="float" office:value="58218" calcext:value-type="float">
            <text:p>58218</text:p>
          </table:table-cell>
          <table:table-cell office:value-type="float" office:value="57485" calcext:value-type="float">
            <text:p>57485</text:p>
          </table:table-cell>
          <table:table-cell office:value-type="float" office:value="58582" calcext:value-type="float">
            <text:p>58582</text:p>
          </table:table-cell>
          <table:table-cell/>
          <table:table-cell table:formula="of:=[.A17]-[.B17]" office:value-type="float" office:value="-2067" calcext:value-type="float">
            <text:p>-2067</text:p>
          </table:table-cell>
          <table:table-cell table:formula="of:=[.A17]-[.C17]" office:value-type="float" office:value="-733" calcext:value-type="float">
            <text:p>-733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097" calcext:value-type="float">
            <text:p>-109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74" calcext:value-type="float">
            <text:p>59974</text:p>
          </table:table-cell>
          <table:table-cell office:value-type="float" office:value="59780" calcext:value-type="float">
            <text:p>59780</text:p>
          </table:table-cell>
          <table:table-cell office:value-type="float" office:value="57380" calcext:value-type="float">
            <text:p>57380</text:p>
          </table:table-cell>
          <table:table-cell office:value-type="float" office:value="57672" calcext:value-type="float">
            <text:p>57672</text:p>
          </table:table-cell>
          <table:table-cell/>
          <table:table-cell table:formula="of:=[.A18]-[.B18]" office:value-type="float" office:value="-2594" calcext:value-type="float">
            <text:p>-2594</text:p>
          </table:table-cell>
          <table:table-cell table:formula="of:=[.A18]-[.C18]" office:value-type="float" office:value="-2400" calcext:value-type="float">
            <text:p>-2400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292" calcext:value-type="float">
            <text:p>-292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80" calcext:value-type="float">
            <text:p>60480</text:p>
          </table:table-cell>
          <table:table-cell office:value-type="float" office:value="60227" calcext:value-type="float">
            <text:p>60227</text:p>
          </table:table-cell>
          <table:table-cell office:value-type="float" office:value="59053" calcext:value-type="float">
            <text:p>59053</text:p>
          </table:table-cell>
          <table:table-cell office:value-type="float" office:value="57698" calcext:value-type="float">
            <text:p>57698</text:p>
          </table:table-cell>
          <table:table-cell/>
          <table:table-cell table:formula="of:=[.A19]-[.B19]" office:value-type="float" office:value="-2782" calcext:value-type="float">
            <text:p>-2782</text:p>
          </table:table-cell>
          <table:table-cell table:formula="of:=[.A19]-[.C19]" office:value-type="float" office:value="-2529" calcext:value-type="float">
            <text:p>-2529</text:p>
          </table:table-cell>
          <table:table-cell table:formula="of:=[.A19]-[.D19]" office:value-type="float" office:value="-1355" calcext:value-type="float">
            <text:p>-1355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84" calcext:value-type="float">
            <text:p>60584</text:p>
          </table:table-cell>
          <table:table-cell office:value-type="float" office:value="57610" calcext:value-type="float">
            <text:p>57610</text:p>
          </table:table-cell>
          <table:table-cell office:value-type="float" office:value="57383" calcext:value-type="float">
            <text:p>57383</text:p>
          </table:table-cell>
          <table:table-cell office:value-type="float" office:value="59923" calcext:value-type="float">
            <text:p>59923</text:p>
          </table:table-cell>
          <table:table-cell/>
          <table:table-cell table:formula="of:=[.A20]-[.B20]" office:value-type="float" office:value="-3204" calcext:value-type="float">
            <text:p>-3204</text:p>
          </table:table-cell>
          <table:table-cell table:formula="of:=[.A20]-[.C20]" office:value-type="float" office:value="-230" calcext:value-type="float">
            <text:p>-230</text:p>
          </table:table-cell>
          <table:table-cell table:formula="of:=[.A20]-[.D20]" office:value-type="float" office:value="-3" calcext:value-type="float">
            <text:p>-3</text:p>
          </table:table-cell>
          <table:table-cell table:formula="of:=[.A20]-[.E20]" office:value-type="float" office:value="-2543" calcext:value-type="float">
            <text:p>-2543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23" calcext:value-type="float">
            <text:p>58423</text:p>
          </table:table-cell>
          <table:table-cell office:value-type="float" office:value="57421" calcext:value-type="float">
            <text:p>57421</text:p>
          </table:table-cell>
          <table:table-cell office:value-type="float" office:value="57863" calcext:value-type="float">
            <text:p>57863</text:p>
          </table:table-cell>
          <table:table-cell office:value-type="float" office:value="58545" calcext:value-type="float">
            <text:p>58545</text:p>
          </table:table-cell>
          <table:table-cell/>
          <table:table-cell table:formula="of:=[.A21]-[.B21]" office:value-type="float" office:value="122" calcext:value-type="float">
            <text:p>122</text:p>
          </table:table-cell>
          <table:table-cell table:formula="of:=[.A21]-[.C21]" office:value-type="float" office:value="1124" calcext:value-type="float">
            <text:p>1124</text:p>
          </table:table-cell>
          <table:table-cell table:formula="of:=[.A21]-[.D21]" office:value-type="float" office:value="682" calcext:value-type="float">
            <text:p>682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019" calcext:value-type="float">
            <text:p>59019</text:p>
          </table:table-cell>
          <table:table-cell office:value-type="float" office:value="57642" calcext:value-type="float">
            <text:p>57642</text:p>
          </table:table-cell>
          <table:table-cell office:value-type="float" office:value="61439" calcext:value-type="float">
            <text:p>61439</text:p>
          </table:table-cell>
          <table:table-cell office:value-type="float" office:value="57765" calcext:value-type="float">
            <text:p>57765</text:p>
          </table:table-cell>
          <table:table-cell/>
          <table:table-cell table:formula="of:=[.A22]-[.B22]" office:value-type="float" office:value="-1278" calcext:value-type="float">
            <text:p>-1278</text:p>
          </table:table-cell>
          <table:table-cell table:formula="of:=[.A22]-[.C22]" office:value-type="float" office:value="99" calcext:value-type="float">
            <text:p>99</text:p>
          </table:table-cell>
          <table:table-cell table:formula="of:=[.A22]-[.D22]" office:value-type="float" office:value="-3698" calcext:value-type="float">
            <text:p>-3698</text:p>
          </table:table-cell>
          <table:table-cell table:formula="of:=[.A22]-[.E22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414" calcext:value-type="float">
            <text:p>57414</text:p>
          </table:table-cell>
          <table:table-cell office:value-type="float" office:value="57652" calcext:value-type="float">
            <text:p>57652</text:p>
          </table:table-cell>
          <table:table-cell office:value-type="float" office:value="57729" calcext:value-type="float">
            <text:p>57729</text:p>
          </table:table-cell>
          <table:table-cell office:value-type="float" office:value="58913" calcext:value-type="float">
            <text:p>58913</text:p>
          </table:table-cell>
          <table:table-cell/>
          <table:table-cell table:formula="of:=[.A23]-[.B23]" office:value-type="float" office:value="315" calcext:value-type="float">
            <text:p>315</text:p>
          </table:table-cell>
          <table:table-cell table:formula="of:=[.A23]-[.C23]" office:value-type="float" office:value="77" calcext:value-type="float">
            <text:p>77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184" calcext:value-type="float">
            <text:p>-11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731" calcext:value-type="float">
            <text:p>57731</text:p>
          </table:table-cell>
          <table:table-cell office:value-type="float" office:value="58661" calcext:value-type="float">
            <text:p>58661</text:p>
          </table:table-cell>
          <table:table-cell office:value-type="float" office:value="59032" calcext:value-type="float">
            <text:p>59032</text:p>
          </table:table-cell>
          <table:table-cell office:value-type="float" office:value="58768" calcext:value-type="float">
            <text:p>58768</text:p>
          </table:table-cell>
          <table:table-cell/>
          <table:table-cell table:formula="of:=[.A24]-[.B24]" office:value-type="float" office:value="0" calcext:value-type="float">
            <text:p>0</text:p>
          </table:table-cell>
          <table:table-cell table:formula="of:=[.A24]-[.C24]" office:value-type="float" office:value="-930" calcext:value-type="float">
            <text:p>-930</text:p>
          </table:table-cell>
          <table:table-cell table:formula="of:=[.A24]-[.D24]" office:value-type="float" office:value="-1301" calcext:value-type="float">
            <text:p>-1301</text:p>
          </table:table-cell>
          <table:table-cell table:formula="of:=[.A24]-[.E24]" office:value-type="float" office:value="-1037" calcext:value-type="float">
            <text:p>-103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7" calcext:value-type="float">
            <text:p>58377</text:p>
          </table:table-cell>
          <table:table-cell office:value-type="float" office:value="60105" calcext:value-type="float">
            <text:p>60105</text:p>
          </table:table-cell>
          <table:table-cell office:value-type="float" office:value="57600" calcext:value-type="float">
            <text:p>57600</text:p>
          </table:table-cell>
          <table:table-cell office:value-type="float" office:value="58679" calcext:value-type="float">
            <text:p>58679</text:p>
          </table:table-cell>
          <table:table-cell/>
          <table:table-cell table:formula="of:=[.A25]-[.B25]" office:value-type="float" office:value="-997" calcext:value-type="float">
            <text:p>-997</text:p>
          </table:table-cell>
          <table:table-cell table:formula="of:=[.A25]-[.C25]" office:value-type="float" office:value="-2725" calcext:value-type="float">
            <text:p>-2725</text:p>
          </table:table-cell>
          <table:table-cell table:formula="of:=[.A25]-[.D25]" office:value-type="float" office:value="-220" calcext:value-type="float">
            <text:p>-220</text:p>
          </table:table-cell>
          <table:table-cell table:formula="of:=[.A25]-[.E25]" office:value-type="float" office:value="-1299" calcext:value-type="float">
            <text:p>-1299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13" calcext:value-type="float">
            <text:p>57513</text:p>
          </table:table-cell>
          <table:table-cell office:value-type="float" office:value="58517" calcext:value-type="float">
            <text:p>58517</text:p>
          </table:table-cell>
          <table:table-cell office:value-type="float" office:value="58111" calcext:value-type="float">
            <text:p>58111</text:p>
          </table:table-cell>
          <table:table-cell office:value-type="float" office:value="57391" calcext:value-type="float">
            <text:p>57391</text:p>
          </table:table-cell>
          <table:table-cell/>
          <table:table-cell table:formula="of:=[.A26]-[.B26]" office:value-type="float" office:value="189" calcext:value-type="float">
            <text:p>189</text:p>
          </table:table-cell>
          <table:table-cell table:formula="of:=[.A26]-[.C26]" office:value-type="float" office:value="-815" calcext:value-type="float">
            <text:p>-815</text:p>
          </table:table-cell>
          <table:table-cell table:formula="of:=[.A26]-[.D26]" office:value-type="float" office:value="-409" calcext:value-type="float">
            <text:p>-409</text:p>
          </table:table-cell>
          <table:table-cell table:formula="of:=[.A26]-[.E26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54" calcext:value-type="float">
            <text:p>58754</text:p>
          </table:table-cell>
          <table:table-cell office:value-type="float" office:value="57647" calcext:value-type="float">
            <text:p>57647</text:p>
          </table:table-cell>
          <table:table-cell office:value-type="float" office:value="60593" calcext:value-type="float">
            <text:p>60593</text:p>
          </table:table-cell>
          <table:table-cell office:value-type="float" office:value="60783" calcext:value-type="float">
            <text:p>60783</text:p>
          </table:table-cell>
          <table:table-cell/>
          <table:table-cell table:formula="of:=[.A27]-[.B27]" office:value-type="float" office:value="-1278" calcext:value-type="float">
            <text:p>-1278</text:p>
          </table:table-cell>
          <table:table-cell table:formula="of:=[.A27]-[.C27]" office:value-type="float" office:value="-171" calcext:value-type="float">
            <text:p>-171</text:p>
          </table:table-cell>
          <table:table-cell table:formula="of:=[.A27]-[.D27]" office:value-type="float" office:value="-3117" calcext:value-type="float">
            <text:p>-3117</text:p>
          </table:table-cell>
          <table:table-cell table:formula="of:=[.A27]-[.E27]" office:value-type="float" office:value="-3307" calcext:value-type="float">
            <text:p>-330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6" calcext:value-type="float">
            <text:p>58166</text:p>
          </table:table-cell>
          <table:table-cell office:value-type="float" office:value="60441" calcext:value-type="float">
            <text:p>60441</text:p>
          </table:table-cell>
          <table:table-cell office:value-type="float" office:value="60761" calcext:value-type="float">
            <text:p>60761</text:p>
          </table:table-cell>
          <table:table-cell office:value-type="float" office:value="58703" calcext:value-type="float">
            <text:p>58703</text:p>
          </table:table-cell>
          <table:table-cell/>
          <table:table-cell table:formula="of:=[.A28]-[.B28]" office:value-type="float" office:value="-786" calcext:value-type="float">
            <text:p>-786</text:p>
          </table:table-cell>
          <table:table-cell table:formula="of:=[.A28]-[.C28]" office:value-type="float" office:value="-3061" calcext:value-type="float">
            <text:p>-3061</text:p>
          </table:table-cell>
          <table:table-cell table:formula="of:=[.A28]-[.D28]" office:value-type="float" office:value="-3381" calcext:value-type="float">
            <text:p>-3381</text:p>
          </table:table-cell>
          <table:table-cell table:formula="of:=[.A28]-[.E28]" office:value-type="float" office:value="-1323" calcext:value-type="float">
            <text:p>-1323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72" calcext:value-type="float">
            <text:p>58072</text:p>
          </table:table-cell>
          <table:table-cell office:value-type="float" office:value="59914" calcext:value-type="float">
            <text:p>59914</text:p>
          </table:table-cell>
          <table:table-cell office:value-type="float" office:value="59560" calcext:value-type="float">
            <text:p>59560</text:p>
          </table:table-cell>
          <table:table-cell office:value-type="float" office:value="59721" calcext:value-type="float">
            <text:p>59721</text:p>
          </table:table-cell>
          <table:table-cell/>
          <table:table-cell table:formula="of:=[.A29]-[.B29]" office:value-type="float" office:value="1649" calcext:value-type="float">
            <text:p>1649</text:p>
          </table:table-cell>
          <table:table-cell table:formula="of:=[.A29]-[.C29]" office:value-type="float" office:value="-193" calcext:value-type="float">
            <text:p>-193</text:p>
          </table:table-cell>
          <table:table-cell table:formula="of:=[.A29]-[.D29]" office:value-type="float" office:value="161" calcext:value-type="float">
            <text:p>161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016" calcext:value-type="float">
            <text:p>59016</text:p>
          </table:table-cell>
          <table:table-cell office:value-type="float" office:value="59718" calcext:value-type="float">
            <text:p>59718</text:p>
          </table:table-cell>
          <table:table-cell office:value-type="float" office:value="59047" calcext:value-type="float">
            <text:p>59047</text:p>
          </table:table-cell>
          <table:table-cell office:value-type="float" office:value="60287" calcext:value-type="float">
            <text:p>60287</text:p>
          </table:table-cell>
          <table:table-cell/>
          <table:table-cell table:formula="of:=[.A30]-[.B30]" office:value-type="float" office:value="-1319" calcext:value-type="float">
            <text:p>-1319</text:p>
          </table:table-cell>
          <table:table-cell table:formula="of:=[.A30]-[.C30]" office:value-type="float" office:value="-2021" calcext:value-type="float">
            <text:p>-2021</text:p>
          </table:table-cell>
          <table:table-cell table:formula="of:=[.A30]-[.D30]" office:value-type="float" office:value="-1350" calcext:value-type="float">
            <text:p>-1350</text:p>
          </table:table-cell>
          <table:table-cell table:formula="of:=[.A30]-[.E30]" office:value-type="float" office:value="-2590" calcext:value-type="float">
            <text:p>-2590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892" calcext:value-type="float">
            <text:p>57892</text:p>
          </table:table-cell>
          <table:table-cell office:value-type="float" office:value="57861" calcext:value-type="float">
            <text:p>57861</text:p>
          </table:table-cell>
          <table:table-cell office:value-type="float" office:value="57349" calcext:value-type="float">
            <text:p>57349</text:p>
          </table:table-cell>
          <table:table-cell office:value-type="float" office:value="59987" calcext:value-type="float">
            <text:p>59987</text:p>
          </table:table-cell>
          <table:table-cell/>
          <table:table-cell table:formula="of:=[.A31]-[.B31]" office:value-type="float" office:value="-119" calcext:value-type="float">
            <text:p>-119</text:p>
          </table:table-cell>
          <table:table-cell table:formula="of:=[.A31]-[.C31]" office:value-type="float" office:value="-88" calcext:value-type="float">
            <text:p>-88</text:p>
          </table:table-cell>
          <table:table-cell table:formula="of:=[.A31]-[.D31]" office:value-type="float" office:value="424" calcext:value-type="float">
            <text:p>424</text:p>
          </table:table-cell>
          <table:table-cell table:formula="of:=[.A31]-[.E31]" office:value-type="float" office:value="-2214" calcext:value-type="float">
            <text:p>-2214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727" calcext:value-type="float">
            <text:p>60727</text:p>
          </table:table-cell>
          <table:table-cell office:value-type="float" office:value="59655" calcext:value-type="float">
            <text:p>59655</text:p>
          </table:table-cell>
          <table:table-cell office:value-type="float" office:value="58148" calcext:value-type="float">
            <text:p>58148</text:p>
          </table:table-cell>
          <table:table-cell office:value-type="float" office:value="59977" calcext:value-type="float">
            <text:p>59977</text:p>
          </table:table-cell>
          <table:table-cell/>
          <table:table-cell table:formula="of:=[.A32]-[.B32]" office:value-type="float" office:value="-2579" calcext:value-type="float">
            <text:p>-2579</text:p>
          </table:table-cell>
          <table:table-cell table:formula="of:=[.A32]-[.C32]" office:value-type="float" office:value="-1507" calcext:value-type="float">
            <text:p>-150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829" calcext:value-type="float">
            <text:p>-1829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76" calcext:value-type="float">
            <text:p>58376</text:p>
          </table:table-cell>
          <table:table-cell office:value-type="float" office:value="60186" calcext:value-type="float">
            <text:p>60186</text:p>
          </table:table-cell>
          <table:table-cell office:value-type="float" office:value="57765" calcext:value-type="float">
            <text:p>57765</text:p>
          </table:table-cell>
          <table:table-cell office:value-type="float" office:value="60006" calcext:value-type="float">
            <text:p>60006</text:p>
          </table:table-cell>
          <table:table-cell/>
          <table:table-cell table:formula="of:=[.A33]-[.B33]" office:value-type="float" office:value="-679" calcext:value-type="float">
            <text:p>-679</text:p>
          </table:table-cell>
          <table:table-cell table:formula="of:=[.A33]-[.C33]" office:value-type="float" office:value="-2489" calcext:value-type="float">
            <text:p>-2489</text:p>
          </table:table-cell>
          <table:table-cell table:formula="of:=[.A33]-[.D33]" office:value-type="float" office:value="-68" calcext:value-type="float">
            <text:p>-68</text:p>
          </table:table-cell>
          <table:table-cell table:formula="of:=[.A33]-[.E33]" office:value-type="float" office:value="-2309" calcext:value-type="float">
            <text:p>-2309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443" calcext:value-type="float">
            <text:p>58443</text:p>
          </table:table-cell>
          <table:table-cell office:value-type="float" office:value="59404" calcext:value-type="float">
            <text:p>59404</text:p>
          </table:table-cell>
          <table:table-cell office:value-type="float" office:value="60722" calcext:value-type="float">
            <text:p>60722</text:p>
          </table:table-cell>
          <table:table-cell office:value-type="float" office:value="60268" calcext:value-type="float">
            <text:p>60268</text:p>
          </table:table-cell>
          <table:table-cell/>
          <table:table-cell table:formula="of:=[.A34]-[.B34]" office:value-type="float" office:value="-745" calcext:value-type="float">
            <text:p>-745</text:p>
          </table:table-cell>
          <table:table-cell table:formula="of:=[.A34]-[.C34]" office:value-type="float" office:value="-1706" calcext:value-type="float">
            <text:p>-1706</text:p>
          </table:table-cell>
          <table:table-cell table:formula="of:=[.A34]-[.D34]" office:value-type="float" office:value="-3024" calcext:value-type="float">
            <text:p>-3024</text:p>
          </table:table-cell>
          <table:table-cell table:formula="of:=[.A34]-[.E34]" office:value-type="float" office:value="-2570" calcext:value-type="float">
            <text:p>-257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74" calcext:value-type="float">
            <text:p>59674</text:p>
          </table:table-cell>
          <table:table-cell office:value-type="float" office:value="59029" calcext:value-type="float">
            <text:p>59029</text:p>
          </table:table-cell>
          <table:table-cell office:value-type="float" office:value="60264" calcext:value-type="float">
            <text:p>60264</text:p>
          </table:table-cell>
          <table:table-cell office:value-type="float" office:value="58039" calcext:value-type="float">
            <text:p>58039</text:p>
          </table:table-cell>
          <table:table-cell/>
          <table:table-cell table:formula="of:=[.A35]-[.B35]" office:value-type="float" office:value="-2294" calcext:value-type="float">
            <text:p>-2294</text:p>
          </table:table-cell>
          <table:table-cell table:formula="of:=[.A35]-[.C35]" office:value-type="float" office:value="-1649" calcext:value-type="float">
            <text:p>-1649</text:p>
          </table:table-cell>
          <table:table-cell table:formula="of:=[.A35]-[.D35]" office:value-type="float" office:value="-2884" calcext:value-type="float">
            <text:p>-2884</text:p>
          </table:table-cell>
          <table:table-cell table:formula="of:=[.A35]-[.E35]" office:value-type="float" office:value="-659" calcext:value-type="float">
            <text:p>-659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176" calcext:value-type="float">
            <text:p>58176</text:p>
          </table:table-cell>
          <table:table-cell office:value-type="float" office:value="60698" calcext:value-type="float">
            <text:p>60698</text:p>
          </table:table-cell>
          <table:table-cell office:value-type="float" office:value="59909" calcext:value-type="float">
            <text:p>59909</text:p>
          </table:table-cell>
          <table:table-cell office:value-type="float" office:value="58891" calcext:value-type="float">
            <text:p>58891</text:p>
          </table:table-cell>
          <table:table-cell/>
          <table:table-cell table:formula="of:=[.A36]-[.B36]" office:value-type="float" office:value="-481" calcext:value-type="float">
            <text:p>-481</text:p>
          </table:table-cell>
          <table:table-cell table:formula="of:=[.A36]-[.C36]" office:value-type="float" office:value="-3003" calcext:value-type="float">
            <text:p>-3003</text:p>
          </table:table-cell>
          <table:table-cell table:formula="of:=[.A36]-[.D36]" office:value-type="float" office:value="-2214" calcext:value-type="float">
            <text:p>-2214</text:p>
          </table:table-cell>
          <table:table-cell table:formula="of:=[.A36]-[.E36]" office:value-type="float" office:value="-1196" calcext:value-type="float">
            <text:p>-119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44" calcext:value-type="float">
            <text:p>57644</text:p>
          </table:table-cell>
          <table:table-cell office:value-type="float" office:value="60066" calcext:value-type="float">
            <text:p>60066</text:p>
          </table:table-cell>
          <table:table-cell office:value-type="float" office:value="58537" calcext:value-type="float">
            <text:p>58537</text:p>
          </table:table-cell>
          <table:table-cell office:value-type="float" office:value="59519" calcext:value-type="float">
            <text:p>59519</text:p>
          </table:table-cell>
          <table:table-cell/>
          <table:table-cell table:formula="of:=[.A37]-[.B37]" office:value-type="float" office:value="-264" calcext:value-type="float">
            <text:p>-264</text:p>
          </table:table-cell>
          <table:table-cell table:formula="of:=[.A37]-[.C37]" office:value-type="float" office:value="-2686" calcext:value-type="float">
            <text:p>-2686</text:p>
          </table:table-cell>
          <table:table-cell table:formula="of:=[.A37]-[.D37]" office:value-type="float" office:value="-1157" calcext:value-type="float">
            <text:p>-1157</text:p>
          </table:table-cell>
          <table:table-cell table:formula="of:=[.A37]-[.E37]" office:value-type="float" office:value="-2139" calcext:value-type="float">
            <text:p>-2139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833" calcext:value-type="float">
            <text:p>60833</text:p>
          </table:table-cell>
          <table:table-cell office:value-type="float" office:value="59584" calcext:value-type="float">
            <text:p>59584</text:p>
          </table:table-cell>
          <table:table-cell office:value-type="float" office:value="57632" calcext:value-type="float">
            <text:p>57632</text:p>
          </table:table-cell>
          <table:table-cell office:value-type="float" office:value="58412" calcext:value-type="float">
            <text:p>58412</text:p>
          </table:table-cell>
          <table:table-cell/>
          <table:table-cell table:formula="of:=[.A38]-[.B38]" office:value-type="float" office:value="-2288" calcext:value-type="float">
            <text:p>-2288</text:p>
          </table:table-cell>
          <table:table-cell table:formula="of:=[.A38]-[.C38]" office:value-type="float" office:value="-1039" calcext:value-type="float">
            <text:p>-1039</text:p>
          </table:table-cell>
          <table:table-cell table:formula="of:=[.A38]-[.D38]" office:value-type="float" office:value="913" calcext:value-type="float">
            <text:p>913</text:p>
          </table:table-cell>
          <table:table-cell table:formula="of:=[.A38]-[.E38]"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88" calcext:value-type="float">
            <text:p>58688</text:p>
          </table:table-cell>
          <table:table-cell office:value-type="float" office:value="60807" calcext:value-type="float">
            <text:p>60807</text:p>
          </table:table-cell>
          <table:table-cell office:value-type="float" office:value="57677" calcext:value-type="float">
            <text:p>57677</text:p>
          </table:table-cell>
          <table:table-cell office:value-type="float" office:value="57905" calcext:value-type="float">
            <text:p>57905</text:p>
          </table:table-cell>
          <table:table-cell/>
          <table:table-cell table:formula="of:=[.A39]-[.B39]" office:value-type="float" office:value="-783" calcext:value-type="float">
            <text:p>-783</text:p>
          </table:table-cell>
          <table:table-cell table:formula="of:=[.A39]-[.C39]" office:value-type="float" office:value="-2902" calcext:value-type="float">
            <text:p>-2902</text:p>
          </table:table-cell>
          <table:table-cell table:formula="of:=[.A39]-[.D39]" office:value-type="float" office:value="228" calcext:value-type="float">
            <text:p>228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208" calcext:value-type="float">
            <text:p>60208</text:p>
          </table:table-cell>
          <table:table-cell office:value-type="float" office:value="61439" calcext:value-type="float">
            <text:p>61439</text:p>
          </table:table-cell>
          <table:table-cell office:value-type="float" office:value="59906" calcext:value-type="float">
            <text:p>59906</text:p>
          </table:table-cell>
          <table:table-cell office:value-type="float" office:value="57450" calcext:value-type="float">
            <text:p>57450</text:p>
          </table:table-cell>
          <table:table-cell/>
          <table:table-cell table:formula="of:=[.A40]-[.B40]" office:value-type="float" office:value="-2501" calcext:value-type="float">
            <text:p>-2501</text:p>
          </table:table-cell>
          <table:table-cell table:formula="of:=[.A40]-[.C40]" office:value-type="float" office:value="-3732" calcext:value-type="float">
            <text:p>-3732</text:p>
          </table:table-cell>
          <table:table-cell table:formula="of:=[.A40]-[.D40]" office:value-type="float" office:value="-2199" calcext:value-type="float">
            <text:p>-2199</text:p>
          </table:table-cell>
          <table:table-cell table:formula="of:=[.A40]-[.E40]"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450" calcext:value-type="float">
            <text:p>60450</text:p>
          </table:table-cell>
          <table:table-cell office:value-type="float" office:value="59460" calcext:value-type="float">
            <text:p>59460</text:p>
          </table:table-cell>
          <table:table-cell office:value-type="float" office:value="60050" calcext:value-type="float">
            <text:p>60050</text:p>
          </table:table-cell>
          <table:table-cell office:value-type="float" office:value="57393" calcext:value-type="float">
            <text:p>57393</text:p>
          </table:table-cell>
          <table:table-cell/>
          <table:table-cell table:formula="of:=[.A41]-[.B41]" office:value-type="float" office:value="-3057" calcext:value-type="float">
            <text:p>-3057</text:p>
          </table:table-cell>
          <table:table-cell table:formula="of:=[.A41]-[.C41]" office:value-type="float" office:value="-2067" calcext:value-type="float">
            <text:p>-2067</text:p>
          </table:table-cell>
          <table:table-cell table:formula="of:=[.A41]-[.D41]" office:value-type="float" office:value="-2657" calcext:value-type="float">
            <text:p>-2657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81" calcext:value-type="float">
            <text:p>60181</text:p>
          </table:table-cell>
          <table:table-cell office:value-type="float" office:value="58066" calcext:value-type="float">
            <text:p>58066</text:p>
          </table:table-cell>
          <table:table-cell office:value-type="float" office:value="57380" calcext:value-type="float">
            <text:p>57380</text:p>
          </table:table-cell>
          <table:table-cell office:value-type="float" office:value="60607" calcext:value-type="float">
            <text:p>60607</text:p>
          </table:table-cell>
          <table:table-cell/>
          <table:table-cell table:formula="of:=[.A42]-[.B42]" office:value-type="float" office:value="-2801" calcext:value-type="float">
            <text:p>-2801</text:p>
          </table:table-cell>
          <table:table-cell table:formula="of:=[.A42]-[.C42]" office:value-type="float" office:value="-686" calcext:value-type="float">
            <text:p>-686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227" calcext:value-type="float">
            <text:p>-3227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012" calcext:value-type="float">
            <text:p>59012</text:p>
          </table:table-cell>
          <table:table-cell office:value-type="float" office:value="57411" calcext:value-type="float">
            <text:p>57411</text:p>
          </table:table-cell>
          <table:table-cell office:value-type="float" office:value="58954" calcext:value-type="float">
            <text:p>58954</text:p>
          </table:table-cell>
          <table:table-cell office:value-type="float" office:value="60722" calcext:value-type="float">
            <text:p>60722</text:p>
          </table:table-cell>
          <table:table-cell/>
          <table:table-cell table:formula="of:=[.A43]-[.B43]" office:value-type="float" office:value="-58" calcext:value-type="float">
            <text:p>-58</text:p>
          </table:table-cell>
          <table:table-cell table:formula="of:=[.A43]-[.C43]" office:value-type="float" office:value="1543" calcext:value-type="float">
            <text:p>154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768" calcext:value-type="float">
            <text:p>-176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72" calcext:value-type="float">
            <text:p>60772</text:p>
          </table:table-cell>
          <table:table-cell office:value-type="float" office:value="58143" calcext:value-type="float">
            <text:p>58143</text:p>
          </table:table-cell>
          <table:table-cell office:value-type="float" office:value="58367" calcext:value-type="float">
            <text:p>58367</text:p>
          </table:table-cell>
          <table:table-cell office:value-type="float" office:value="60723" calcext:value-type="float">
            <text:p>60723</text:p>
          </table:table-cell>
          <table:table-cell/>
          <table:table-cell table:formula="of:=[.A44]-[.B44]" office:value-type="float" office:value="-3392" calcext:value-type="float">
            <text:p>-3392</text:p>
          </table:table-cell>
          <table:table-cell table:formula="of:=[.A44]-[.C44]" office:value-type="float" office:value="-763" calcext:value-type="float">
            <text:p>-763</text:p>
          </table:table-cell>
          <table:table-cell table:formula="of:=[.A44]-[.D44]" office:value-type="float" office:value="-987" calcext:value-type="float">
            <text:p>-987</text:p>
          </table:table-cell>
          <table:table-cell table:formula="of:=[.A44]-[.E44]" office:value-type="float" office:value="-3343" calcext:value-type="float">
            <text:p>-3343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450" calcext:value-type="float">
            <text:p>58450</text:p>
          </table:table-cell>
          <table:table-cell office:value-type="float" office:value="59587" calcext:value-type="float">
            <text:p>59587</text:p>
          </table:table-cell>
          <table:table-cell office:value-type="float" office:value="58657" calcext:value-type="float">
            <text:p>58657</text:p>
          </table:table-cell>
          <table:table-cell office:value-type="float" office:value="59779" calcext:value-type="float">
            <text:p>59779</text:p>
          </table:table-cell>
          <table:table-cell/>
          <table:table-cell table:formula="of:=[.A45]-[.B45]" office:value-type="float" office:value="207" calcext:value-type="float">
            <text:p>207</text:p>
          </table:table-cell>
          <table:table-cell table:formula="of:=[.A45]-[.C45]" office:value-type="float" office:value="-930" calcext:value-type="float">
            <text:p>-930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122" calcext:value-type="float">
            <text:p>-1122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799" calcext:value-type="float">
            <text:p>60799</text:p>
          </table:table-cell>
          <table:table-cell office:value-type="float" office:value="58498" calcext:value-type="float">
            <text:p>58498</text:p>
          </table:table-cell>
          <table:table-cell office:value-type="float" office:value="57878" calcext:value-type="float">
            <text:p>57878</text:p>
          </table:table-cell>
          <table:table-cell office:value-type="float" office:value="58479" calcext:value-type="float">
            <text:p>58479</text:p>
          </table:table-cell>
          <table:table-cell/>
          <table:table-cell table:formula="of:=[.A46]-[.B46]" office:value-type="float" office:value="-3324" calcext:value-type="float">
            <text:p>-3324</text:p>
          </table:table-cell>
          <table:table-cell table:formula="of:=[.A46]-[.C46]" office:value-type="float" office:value="-1023" calcext:value-type="float">
            <text:p>-1023</text:p>
          </table:table-cell>
          <table:table-cell table:formula="of:=[.A46]-[.D46]" office:value-type="float" office:value="-403" calcext:value-type="float">
            <text:p>-403</text:p>
          </table:table-cell>
          <table:table-cell table:formula="of:=[.A46]-[.E46]" office:value-type="float" office:value="-1004" calcext:value-type="float">
            <text:p>-1004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536" calcext:value-type="float">
            <text:p>58536</text:p>
          </table:table-cell>
          <table:table-cell office:value-type="float" office:value="58751" calcext:value-type="float">
            <text:p>58751</text:p>
          </table:table-cell>
          <table:table-cell office:value-type="float" office:value="59391" calcext:value-type="float">
            <text:p>59391</text:p>
          </table:table-cell>
          <table:table-cell office:value-type="float" office:value="57393" calcext:value-type="float">
            <text:p>57393</text:p>
          </table:table-cell>
          <table:table-cell/>
          <table:table-cell table:formula="of:=[.A47]-[.B47]" office:value-type="float" office:value="-1143" calcext:value-type="float">
            <text:p>-1143</text:p>
          </table:table-cell>
          <table:table-cell table:formula="of:=[.A47]-[.C47]" office:value-type="float" office:value="-1358" calcext:value-type="float">
            <text:p>-1358</text:p>
          </table:table-cell>
          <table:table-cell table:formula="of:=[.A47]-[.D47]" office:value-type="float" office:value="-1998" calcext:value-type="float">
            <text:p>-1998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44" calcext:value-type="float">
            <text:p>59944</text:p>
          </table:table-cell>
          <table:table-cell office:value-type="float" office:value="59968" calcext:value-type="float">
            <text:p>59968</text:p>
          </table:table-cell>
          <table:table-cell office:value-type="float" office:value="60591" calcext:value-type="float">
            <text:p>60591</text:p>
          </table:table-cell>
          <table:table-cell office:value-type="float" office:value="57380" calcext:value-type="float">
            <text:p>57380</text:p>
          </table:table-cell>
          <table:table-cell/>
          <table:table-cell table:formula="of:=[.A48]-[.B48]" office:value-type="float" office:value="-2564" calcext:value-type="float">
            <text:p>-2564</text:p>
          </table:table-cell>
          <table:table-cell table:formula="of:=[.A48]-[.C48]" office:value-type="float" office:value="-2588" calcext:value-type="float">
            <text:p>-2588</text:p>
          </table:table-cell>
          <table:table-cell table:formula="of:=[.A48]-[.D48]" office:value-type="float" office:value="-3211" calcext:value-type="float">
            <text:p>-3211</text:p>
          </table:table-cell>
          <table:table-cell table:formula="of:=[.A48]-[.E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99" calcext:value-type="float">
            <text:p>57599</text:p>
          </table:table-cell>
          <table:table-cell office:value-type="float" office:value="57348" calcext:value-type="float">
            <text:p>57348</text:p>
          </table:table-cell>
          <table:table-cell office:value-type="float" office:value="58008" calcext:value-type="float">
            <text:p>58008</text:p>
          </table:table-cell>
          <table:table-cell office:value-type="float" office:value="60673" calcext:value-type="float">
            <text:p>60673</text:p>
          </table:table-cell>
          <table:table-cell/>
          <table:table-cell table:formula="of:=[.A49]-[.B49]" office:value-type="float" office:value="103" calcext:value-type="float">
            <text:p>103</text:p>
          </table:table-cell>
          <table:table-cell table:formula="of:=[.A49]-[.C49]" office:value-type="float" office:value="354" calcext:value-type="float">
            <text:p>354</text:p>
          </table:table-cell>
          <table:table-cell table:formula="of:=[.A49]-[.D49]" office:value-type="float" office:value="-306" calcext:value-type="float">
            <text:p>-306</text:p>
          </table:table-cell>
          <table:table-cell table:formula="of:=[.A49]-[.E49]" office:value-type="float" office:value="-2971" calcext:value-type="float">
            <text:p>-2971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77" calcext:value-type="float">
            <text:p>58377</text:p>
          </table:table-cell>
          <table:table-cell office:value-type="float" office:value="59703" calcext:value-type="float">
            <text:p>59703</text:p>
          </table:table-cell>
          <table:table-cell office:value-type="float" office:value="57476" calcext:value-type="float">
            <text:p>57476</text:p>
          </table:table-cell>
          <table:table-cell office:value-type="float" office:value="57448" calcext:value-type="float">
            <text:p>57448</text:p>
          </table:table-cell>
          <table:table-cell/>
          <table:table-cell table:formula="of:=[.A50]-[.B50]" office:value-type="float" office:value="-901" calcext:value-type="float">
            <text:p>-901</text:p>
          </table:table-cell>
          <table:table-cell table:formula="of:=[.A50]-[.C50]" office:value-type="float" office:value="-2227" calcext:value-type="float">
            <text:p>-2227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33" calcext:value-type="float">
            <text:p>58933</text:p>
          </table:table-cell>
          <table:table-cell office:value-type="float" office:value="58059" calcext:value-type="float">
            <text:p>58059</text:p>
          </table:table-cell>
          <table:table-cell office:value-type="float" office:value="58047" calcext:value-type="float">
            <text:p>58047</text:p>
          </table:table-cell>
          <table:table-cell office:value-type="float" office:value="59428" calcext:value-type="float">
            <text:p>59428</text:p>
          </table:table-cell>
          <table:table-cell/>
          <table:table-cell table:formula="of:=[.A51]-[.B51]" office:value-type="float" office:value="-1553" calcext:value-type="float">
            <text:p>-1553</text:p>
          </table:table-cell>
          <table:table-cell table:formula="of:=[.A51]-[.C51]" office:value-type="float" office:value="-679" calcext:value-type="float">
            <text:p>-679</text:p>
          </table:table-cell>
          <table:table-cell table:formula="of:=[.A51]-[.D51]" office:value-type="float" office:value="-667" calcext:value-type="float">
            <text:p>-667</text:p>
          </table:table-cell>
          <table:table-cell table:formula="of:=[.A51]-[.E51]" office:value-type="float" office:value="-2048" calcext:value-type="float">
            <text:p>-2048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203" calcext:value-type="float">
            <text:p>60203</text:p>
          </table:table-cell>
          <table:table-cell office:value-type="float" office:value="57611" calcext:value-type="float">
            <text:p>57611</text:p>
          </table:table-cell>
          <table:table-cell office:value-type="float" office:value="58879" calcext:value-type="float">
            <text:p>58879</text:p>
          </table:table-cell>
          <table:table-cell office:value-type="float" office:value="60506" calcext:value-type="float">
            <text:p>60506</text:p>
          </table:table-cell>
          <table:table-cell/>
          <table:table-cell table:formula="of:=[.A52]-[.B52]" office:value-type="float" office:value="-1424" calcext:value-type="float">
            <text:p>-1424</text:p>
          </table:table-cell>
          <table:table-cell table:formula="of:=[.A52]-[.C52]" office:value-type="float" office:value="1168" calcext:value-type="float">
            <text:p>1168</text:p>
          </table:table-cell>
          <table:table-cell table:formula="of:=[.A52]-[.D52]" office:value-type="float" office:value="-100" calcext:value-type="float">
            <text:p>-100</text:p>
          </table:table-cell>
          <table:table-cell table:formula="of:=[.A52]-[.E52]" office:value-type="float" office:value="-1727" calcext:value-type="float">
            <text:p>-1727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06" calcext:value-type="float">
            <text:p>59606</text:p>
          </table:table-cell>
          <table:table-cell office:value-type="float" office:value="57514" calcext:value-type="float">
            <text:p>57514</text:p>
          </table:table-cell>
          <table:table-cell office:value-type="float" office:value="57523" calcext:value-type="float">
            <text:p>57523</text:p>
          </table:table-cell>
          <table:table-cell office:value-type="float" office:value="57700" calcext:value-type="float">
            <text:p>57700</text:p>
          </table:table-cell>
          <table:table-cell/>
          <table:table-cell table:formula="of:=[.A53]-[.B53]" office:value-type="float" office:value="-1906" calcext:value-type="float">
            <text:p>-1906</text:p>
          </table:table-cell>
          <table:table-cell table:formula="of:=[.A53]-[.C53]" office:value-type="float" office:value="186" calcext:value-type="float">
            <text:p>186</text:p>
          </table:table-cell>
          <table:table-cell table:formula="of:=[.A53]-[.D53]" office:value-type="float" office:value="177" calcext:value-type="float">
            <text:p>177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18" calcext:value-type="float">
            <text:p>57618</text:p>
          </table:table-cell>
          <table:table-cell office:value-type="float" office:value="58047" calcext:value-type="float">
            <text:p>58047</text:p>
          </table:table-cell>
          <table:table-cell office:value-type="float" office:value="57707" calcext:value-type="float">
            <text:p>57707</text:p>
          </table:table-cell>
          <table:table-cell office:value-type="float" office:value="58367" calcext:value-type="float">
            <text:p>58367</text:p>
          </table:table-cell>
          <table:table-cell/>
          <table:table-cell table:formula="of:=[.A54]-[.B54]" office:value-type="float" office:value="89" calcext:value-type="float">
            <text:p>89</text:p>
          </table:table-cell>
          <table:table-cell table:formula="of:=[.A54]-[.C54]" office:value-type="float" office:value="-340" calcext:value-type="float">
            <text:p>-340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660" calcext:value-type="float">
            <text:p>-660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947" calcext:value-type="float">
            <text:p>59947</text:p>
          </table:table-cell>
          <table:table-cell office:value-type="float" office:value="58473" calcext:value-type="float">
            <text:p>58473</text:p>
          </table:table-cell>
          <table:table-cell office:value-type="float" office:value="58959" calcext:value-type="float">
            <text:p>58959</text:p>
          </table:table-cell>
          <table:table-cell office:value-type="float" office:value="57527" calcext:value-type="float">
            <text:p>57527</text:p>
          </table:table-cell>
          <table:table-cell/>
          <table:table-cell table:formula="of:=[.A55]-[.B55]" office:value-type="float" office:value="-2212" calcext:value-type="float">
            <text:p>-2212</text:p>
          </table:table-cell>
          <table:table-cell table:formula="of:=[.A55]-[.C55]" office:value-type="float" office:value="-738" calcext:value-type="float">
            <text:p>-738</text:p>
          </table:table-cell>
          <table:table-cell table:formula="of:=[.A55]-[.D55]" office:value-type="float" office:value="-1224" calcext:value-type="float">
            <text:p>-1224</text:p>
          </table:table-cell>
          <table:table-cell table:formula="of:=[.A55]-[.E55]"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04" calcext:value-type="float">
            <text:p>58404</text:p>
          </table:table-cell>
          <table:table-cell office:value-type="float" office:value="59812" calcext:value-type="float">
            <text:p>59812</text:p>
          </table:table-cell>
          <table:table-cell office:value-type="float" office:value="59391" calcext:value-type="float">
            <text:p>59391</text:p>
          </table:table-cell>
          <table:table-cell office:value-type="float" office:value="57513" calcext:value-type="float">
            <text:p>57513</text:p>
          </table:table-cell>
          <table:table-cell/>
          <table:table-cell table:formula="of:=[.A56]-[.B56]" office:value-type="float" office:value="-1024" calcext:value-type="float">
            <text:p>-1024</text:p>
          </table:table-cell>
          <table:table-cell table:formula="of:=[.A56]-[.C56]" office:value-type="float" office:value="-2432" calcext:value-type="float">
            <text:p>-2432</text:p>
          </table:table-cell>
          <table:table-cell table:formula="of:=[.A56]-[.D56]" office:value-type="float" office:value="-2011" calcext:value-type="float">
            <text:p>-2011</text:p>
          </table:table-cell>
          <table:table-cell table:formula="of:=[.A56]-[.E56]" office:value-type="float" office:value="-133" calcext:value-type="float">
            <text:p>-133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944" calcext:value-type="float">
            <text:p>59944</text:p>
          </table:table-cell>
          <table:table-cell office:value-type="float" office:value="57370" calcext:value-type="float">
            <text:p>57370</text:p>
          </table:table-cell>
          <table:table-cell office:value-type="float" office:value="59418" calcext:value-type="float">
            <text:p>59418</text:p>
          </table:table-cell>
          <table:table-cell office:value-type="float" office:value="58649" calcext:value-type="float">
            <text:p>58649</text:p>
          </table:table-cell>
          <table:table-cell/>
          <table:table-cell table:formula="of:=[.A57]-[.B57]" office:value-type="float" office:value="-1295" calcext:value-type="float">
            <text:p>-1295</text:p>
          </table:table-cell>
          <table:table-cell table:formula="of:=[.A57]-[.C57]" office:value-type="float" office:value="1279" calcext:value-type="float">
            <text:p>1279</text:p>
          </table:table-cell>
          <table:table-cell table:formula="of:=[.A57]-[.D57]" office:value-type="float" office:value="-769" calcext:value-type="float">
            <text:p>-769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017" calcext:value-type="float">
            <text:p>58017</text:p>
          </table:table-cell>
          <table:table-cell office:value-type="float" office:value="58149" calcext:value-type="float">
            <text:p>58149</text:p>
          </table:table-cell>
          <table:table-cell office:value-type="float" office:value="58945" calcext:value-type="float">
            <text:p>58945</text:p>
          </table:table-cell>
          <table:table-cell office:value-type="float" office:value="57498" calcext:value-type="float">
            <text:p>57498</text:p>
          </table:table-cell>
          <table:table-cell/>
          <table:table-cell table:formula="of:=[.A58]-[.B58]" office:value-type="float" office:value="158" calcext:value-type="float">
            <text:p>158</text:p>
          </table:table-cell>
          <table:table-cell table:formula="of:=[.A58]-[.C58]" office:value-type="float" office:value="26" calcext:value-type="float">
            <text:p>26</text:p>
          </table:table-cell>
          <table:table-cell table:formula="of:=[.A58]-[.D58]" office:value-type="float" office:value="-770" calcext:value-type="float">
            <text:p>-770</text:p>
          </table:table-cell>
          <table:table-cell table:formula="of:=[.A58]-[.E58]" office:value-type="float" office:value="677" calcext:value-type="float">
            <text:p>677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525" calcext:value-type="float">
            <text:p>57525</text:p>
          </table:table-cell>
          <table:table-cell office:value-type="float" office:value="58800" calcext:value-type="float">
            <text:p>58800</text:p>
          </table:table-cell>
          <table:table-cell office:value-type="float" office:value="57734" calcext:value-type="float">
            <text:p>57734</text:p>
          </table:table-cell>
          <table:table-cell office:value-type="float" office:value="59074" calcext:value-type="float">
            <text:p>59074</text:p>
          </table:table-cell>
          <table:table-cell/>
          <table:table-cell table:formula="of:=[.A59]-[.B59]" office:value-type="float" office:value="209" calcext:value-type="float">
            <text:p>209</text:p>
          </table:table-cell>
          <table:table-cell table:formula="of:=[.A59]-[.C59]" office:value-type="float" office:value="-1066" calcext:value-type="float">
            <text:p>-1066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340" calcext:value-type="float">
            <text:p>-134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538" calcext:value-type="float">
            <text:p>57538</text:p>
          </table:table-cell>
          <table:table-cell office:value-type="float" office:value="58959" calcext:value-type="float">
            <text:p>58959</text:p>
          </table:table-cell>
          <table:table-cell office:value-type="float" office:value="57985" calcext:value-type="float">
            <text:p>57985</text:p>
          </table:table-cell>
          <table:table-cell office:value-type="float" office:value="60816" calcext:value-type="float">
            <text:p>60816</text:p>
          </table:table-cell>
          <table:table-cell/>
          <table:table-cell table:formula="of:=[.A60]-[.B60]" office:value-type="float" office:value="622" calcext:value-type="float">
            <text:p>622</text:p>
          </table:table-cell>
          <table:table-cell table:formula="of:=[.A60]-[.C60]" office:value-type="float" office:value="-799" calcext:value-type="float">
            <text:p>-799</text:p>
          </table:table-cell>
          <table:table-cell table:formula="of:=[.A60]-[.D60]" office:value-type="float" office:value="175" calcext:value-type="float">
            <text:p>175</text:p>
          </table:table-cell>
          <table:table-cell table:formula="of:=[.A60]-[.E60]" office:value-type="float" office:value="-2656" calcext:value-type="float">
            <text:p>-2656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421" calcext:value-type="float">
            <text:p>58421</text:p>
          </table:table-cell>
          <table:table-cell office:value-type="float" office:value="58111" calcext:value-type="float">
            <text:p>58111</text:p>
          </table:table-cell>
          <table:table-cell office:value-type="float" office:value="57354" calcext:value-type="float">
            <text:p>57354</text:p>
          </table:table-cell>
          <table:table-cell office:value-type="float" office:value="57407" calcext:value-type="float">
            <text:p>57407</text:p>
          </table:table-cell>
          <table:table-cell/>
          <table:table-cell table:formula="of:=[.A61]-[.B61]" office:value-type="float" office:value="-1067" calcext:value-type="float">
            <text:p>-1067</text:p>
          </table:table-cell>
          <table:table-cell table:formula="of:=[.A61]-[.C61]" office:value-type="float" office:value="-757" calcext:value-type="float">
            <text:p>-75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53" calcext:value-type="float">
            <text:p>-53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52" calcext:value-type="float">
            <text:p>57752</text:p>
          </table:table-cell>
          <table:table-cell office:value-type="float" office:value="59656" calcext:value-type="float">
            <text:p>59656</text:p>
          </table:table-cell>
          <table:table-cell office:value-type="float" office:value="57471" calcext:value-type="float">
            <text:p>57471</text:p>
          </table:table-cell>
          <table:table-cell office:value-type="float" office:value="58779" calcext:value-type="float">
            <text:p>58779</text:p>
          </table:table-cell>
          <table:table-cell/>
          <table:table-cell table:formula="of:=[.A62]-[.B62]" office:value-type="float" office:value="1027" calcext:value-type="float">
            <text:p>1027</text:p>
          </table:table-cell>
          <table:table-cell table:formula="of:=[.A62]-[.C62]" office:value-type="float" office:value="-877" calcext:value-type="float">
            <text:p>-877</text:p>
          </table:table-cell>
          <table:table-cell table:formula="of:=[.A62]-[.D62]" office:value-type="float" office:value="1308" calcext:value-type="float">
            <text:p>1308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568" calcext:value-type="float">
            <text:p>60568</text:p>
          </table:table-cell>
          <table:table-cell office:value-type="float" office:value="60821" calcext:value-type="float">
            <text:p>60821</text:p>
          </table:table-cell>
          <table:table-cell office:value-type="float" office:value="57869" calcext:value-type="float">
            <text:p>57869</text:p>
          </table:table-cell>
          <table:table-cell office:value-type="float" office:value="58765" calcext:value-type="float">
            <text:p>58765</text:p>
          </table:table-cell>
          <table:table-cell/>
          <table:table-cell table:formula="of:=[.A63]-[.B63]" office:value-type="float" office:value="-847" calcext:value-type="float">
            <text:p>-847</text:p>
          </table:table-cell>
          <table:table-cell table:formula="of:=[.A63]-[.C63]" office:value-type="float" office:value="-1100" calcext:value-type="float">
            <text:p>-1100</text:p>
          </table:table-cell>
          <table:table-cell table:formula="of:=[.A63]-[.D63]" office:value-type="float" office:value="1852" calcext:value-type="float">
            <text:p>1852</text:p>
          </table:table-cell>
          <table:table-cell table:formula="of:=[.A63]-[.E63]" office:value-type="float" office:value="956" calcext:value-type="float">
            <text:p>956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535" calcext:value-type="float">
            <text:p>57535</text:p>
          </table:table-cell>
          <table:table-cell office:value-type="float" office:value="59481" calcext:value-type="float">
            <text:p>59481</text:p>
          </table:table-cell>
          <table:table-cell office:value-type="float" office:value="57493" calcext:value-type="float">
            <text:p>57493</text:p>
          </table:table-cell>
          <table:table-cell office:value-type="float" office:value="59668" calcext:value-type="float">
            <text:p>59668</text:p>
          </table:table-cell>
          <table:table-cell/>
          <table:table-cell table:formula="of:=[.A64]-[.B64]" office:value-type="float" office:value="-42" calcext:value-type="float">
            <text:p>-42</text:p>
          </table:table-cell>
          <table:table-cell table:formula="of:=[.A64]-[.C64]" office:value-type="float" office:value="-1988" calcext:value-type="float">
            <text:p>-198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175" calcext:value-type="float">
            <text:p>-217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1" calcext:value-type="float">
            <text:p>60441</text:p>
          </table:table-cell>
          <table:table-cell office:value-type="float" office:value="58656" calcext:value-type="float">
            <text:p>58656</text:p>
          </table:table-cell>
          <table:table-cell office:value-type="float" office:value="57855" calcext:value-type="float">
            <text:p>57855</text:p>
          </table:table-cell>
          <table:table-cell office:value-type="float" office:value="57380" calcext:value-type="float">
            <text:p>57380</text:p>
          </table:table-cell>
          <table:table-cell/>
          <table:table-cell table:formula="of:=[.A65]-[.B65]" office:value-type="float" office:value="-3061" calcext:value-type="float">
            <text:p>-3061</text:p>
          </table:table-cell>
          <table:table-cell table:formula="of:=[.A65]-[.C65]" office:value-type="float" office:value="-1276" calcext:value-type="float">
            <text:p>-1276</text:p>
          </table:table-cell>
          <table:table-cell table:formula="of:=[.A65]-[.D65]" office:value-type="float" office:value="-475" calcext:value-type="float">
            <text:p>-475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603" calcext:value-type="float">
            <text:p>57603</text:p>
          </table:table-cell>
          <table:table-cell office:value-type="float" office:value="58807" calcext:value-type="float">
            <text:p>58807</text:p>
          </table:table-cell>
          <table:table-cell office:value-type="float" office:value="57399" calcext:value-type="float">
            <text:p>57399</text:p>
          </table:table-cell>
          <table:table-cell office:value-type="float" office:value="59007" calcext:value-type="float">
            <text:p>59007</text:p>
          </table:table-cell>
          <table:table-cell/>
          <table:table-cell table:formula="of:=[.A66]-[.B66]" office:value-type="float" office:value="-204" calcext:value-type="float">
            <text:p>-204</text:p>
          </table:table-cell>
          <table:table-cell table:formula="of:=[.A66]-[.C66]" office:value-type="float" office:value="-1408" calcext:value-type="float">
            <text:p>-1408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608" calcext:value-type="float">
            <text:p>-1608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059" calcext:value-type="float">
            <text:p>60059</text:p>
          </table:table-cell>
          <table:table-cell office:value-type="float" office:value="59391" calcext:value-type="float">
            <text:p>59391</text:p>
          </table:table-cell>
          <table:table-cell office:value-type="float" office:value="60415" calcext:value-type="float">
            <text:p>60415</text:p>
          </table:table-cell>
          <table:table-cell office:value-type="float" office:value="57397" calcext:value-type="float">
            <text:p>57397</text:p>
          </table:table-cell>
          <table:table-cell/>
          <table:table-cell table:formula="of:=[.A67]-[.B67]" office:value-type="float" office:value="-2662" calcext:value-type="float">
            <text:p>-2662</text:p>
          </table:table-cell>
          <table:table-cell table:formula="of:=[.A67]-[.C67]" office:value-type="float" office:value="-1994" calcext:value-type="float">
            <text:p>-1994</text:p>
          </table:table-cell>
          <table:table-cell table:formula="of:=[.A67]-[.D67]" office:value-type="float" office:value="-3018" calcext:value-type="float">
            <text:p>-3018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069" calcext:value-type="float">
            <text:p>58069</text:p>
          </table:table-cell>
          <table:table-cell office:value-type="float" office:value="58951" calcext:value-type="float">
            <text:p>58951</text:p>
          </table:table-cell>
          <table:table-cell office:value-type="float" office:value="57398" calcext:value-type="float">
            <text:p>57398</text:p>
          </table:table-cell>
          <table:table-cell office:value-type="float" office:value="57375" calcext:value-type="float">
            <text:p>57375</text:p>
          </table:table-cell>
          <table:table-cell/>
          <table:table-cell table:formula="of:=[.A68]-[.B68]" office:value-type="float" office:value="-671" calcext:value-type="float">
            <text:p>-671</text:p>
          </table:table-cell>
          <table:table-cell table:formula="of:=[.A68]-[.C68]" office:value-type="float" office:value="-1553" calcext:value-type="float">
            <text:p>-1553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554" calcext:value-type="float">
            <text:p>57554</text:p>
          </table:table-cell>
          <table:table-cell office:value-type="float" office:value="58496" calcext:value-type="float">
            <text:p>58496</text:p>
          </table:table-cell>
          <table:table-cell office:value-type="float" office:value="57413" calcext:value-type="float">
            <text:p>57413</text:p>
          </table:table-cell>
          <table:table-cell office:value-type="float" office:value="57643" calcext:value-type="float">
            <text:p>57643</text:p>
          </table:table-cell>
          <table:table-cell/>
          <table:table-cell table:formula="of:=[.A69]-[.B69]" office:value-type="float" office:value="-141" calcext:value-type="float">
            <text:p>-141</text:p>
          </table:table-cell>
          <table:table-cell table:formula="of:=[.A69]-[.C69]" office:value-type="float" office:value="-1083" calcext:value-type="float">
            <text:p>-1083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30" calcext:value-type="float">
            <text:p>-23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191" calcext:value-type="float">
            <text:p>58191</text:p>
          </table:table-cell>
          <table:table-cell office:value-type="float" office:value="58127" calcext:value-type="float">
            <text:p>58127</text:p>
          </table:table-cell>
          <table:table-cell office:value-type="float" office:value="59904" calcext:value-type="float">
            <text:p>59904</text:p>
          </table:table-cell>
          <table:table-cell office:value-type="float" office:value="57354" calcext:value-type="float">
            <text:p>57354</text:p>
          </table:table-cell>
          <table:table-cell/>
          <table:table-cell table:formula="of:=[.A70]-[.B70]" office:value-type="float" office:value="-837" calcext:value-type="float">
            <text:p>-837</text:p>
          </table:table-cell>
          <table:table-cell table:formula="of:=[.A70]-[.C70]" office:value-type="float" office:value="-773" calcext:value-type="float">
            <text:p>-773</text:p>
          </table:table-cell>
          <table:table-cell table:formula="of:=[.A70]-[.D70]" office:value-type="float" office:value="-2550" calcext:value-type="float">
            <text:p>-2550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634" calcext:value-type="float">
            <text:p>58634</text:p>
          </table:table-cell>
          <table:table-cell office:value-type="float" office:value="58885" calcext:value-type="float">
            <text:p>58885</text:p>
          </table:table-cell>
          <table:table-cell office:value-type="float" office:value="60031" calcext:value-type="float">
            <text:p>60031</text:p>
          </table:table-cell>
          <table:table-cell office:value-type="float" office:value="58641" calcext:value-type="float">
            <text:p>58641</text:p>
          </table:table-cell>
          <table:table-cell/>
          <table:table-cell table:formula="of:=[.A71]-[.B71]" office:value-type="float" office:value="2805" calcext:value-type="float">
            <text:p>2805</text:p>
          </table:table-cell>
          <table:table-cell table:formula="of:=[.A71]-[.C71]" office:value-type="float" office:value="2554" calcext:value-type="float">
            <text:p>2554</text:p>
          </table:table-cell>
          <table:table-cell table:formula="of:=[.A71]-[.D71]" office:value-type="float" office:value="1408" calcext:value-type="float">
            <text:p>1408</text:p>
          </table:table-cell>
          <table:table-cell table:formula="of:=[.A71]-[.E71]" office:value-type="float" office:value="2798" calcext:value-type="float">
            <text:p>2798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1" calcext:value-type="float">
            <text:p>1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21" calcext:value-type="float">
            <text:p>21</text:p>
          </table:table-cell>
          <table:table-cell table:style-name="ce3" table:formula="of:=COUNTIF([.J2:.J71];0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" calcext:value-type="float">
            <text:p>0.3</text:p>
          </table:table-cell>
          <table:table-cell table:number-columns-repeated="9"/>
        </table:table-row>
      </table:table>
      <table:table table:name="ReadingStep=55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759" calcext:value-type="float">
            <text:p>57759</text:p>
          </table:table-cell>
          <table:table-cell office:value-type="float" office:value="57663" calcext:value-type="float">
            <text:p>57663</text:p>
          </table:table-cell>
          <table:table-cell office:value-type="float" office:value="58213" calcext:value-type="float">
            <text:p>58213</text:p>
          </table:table-cell>
          <table:table-cell office:value-type="float" office:value="58367" calcext:value-type="float">
            <text:p>58367</text:p>
          </table:table-cell>
          <table:table-cell office:value-type="float" office:value="12" calcext:value-type="float">
            <text:p>12</text:p>
          </table:table-cell>
          <table:table-cell table:formula="of:=['ReadingStep=66'.A2]-['ReadingStep=66'.B2]" office:value-type="float" office:value="-1413" calcext:value-type="float">
            <text:p>-1413</text:p>
          </table:table-cell>
          <table:table-cell table:formula="of:=['ReadingStep=66'.A2]-['ReadingStep=66'.C2]" office:value-type="float" office:value="767" calcext:value-type="float">
            <text:p>767</text:p>
          </table:table-cell>
          <table:table-cell table:formula="of:=['ReadingStep=66'.A2]-['ReadingStep=66'.D2]" office:value-type="float" office:value="-1483" calcext:value-type="float">
            <text:p>-1483</text:p>
          </table:table-cell>
          <table:table-cell table:formula="of:=['ReadingStep=66'.A2]-['ReadingStep=66'.E2]" office:value-type="float" office:value="1162" calcext:value-type="float">
            <text:p>1162</text:p>
          </table:table-cell>
          <table:table-cell office:value-type="string" calcext:value-type="string">
            <text:p>BBB</text:p>
          </table:table-cell>
          <table:table-cell office:value-type="float" office:value="143740" calcext:value-type="float">
            <text:p>143740</text:p>
          </table:table-cell>
          <table:table-cell office:value-type="float" office:value="15062" calcext:value-type="float">
            <text:p>15062</text:p>
          </table:table-cell>
          <table:table-cell office:value-type="float" office:value="70" calcext:value-type="float">
            <text:p>70</text:p>
          </table:table-cell>
          <table:table-cell office:value-type="float" office:value="18666" calcext:value-type="float">
            <text:p>18666</text:p>
          </table:table-cell>
          <table:table-cell office:value-type="float" office:value="1306317" calcext:value-type="float">
            <text:p>1306317</text:p>
          </table:table-cell>
          <table:table-cell office:value-type="float" office:value="31141" calcext:value-type="float">
            <text:p>31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84" calcext:value-type="float">
            <text:p>57684</text:p>
          </table:table-cell>
          <table:table-cell office:value-type="float" office:value="59423" calcext:value-type="float">
            <text:p>59423</text:p>
          </table:table-cell>
          <table:table-cell office:value-type="float" office:value="57477" calcext:value-type="float">
            <text:p>57477</text:p>
          </table:table-cell>
          <table:table-cell office:value-type="float" office:value="58624" calcext:value-type="float">
            <text:p>58624</text:p>
          </table:table-cell>
          <table:table-cell office:value-type="float" office:value="44" calcext:value-type="float">
            <text:p>44</text:p>
          </table:table-cell>
          <table:table-cell table:formula="of:=['ReadingStep=66'.A3]-['ReadingStep=66'.B3]" office:value-type="float" office:value="-1188" calcext:value-type="float">
            <text:p>-1188</text:p>
          </table:table-cell>
          <table:table-cell table:formula="of:=['ReadingStep=66'.A3]-['ReadingStep=66'.C3]" office:value-type="float" office:value="-2938" calcext:value-type="float">
            <text:p>-2938</text:p>
          </table:table-cell>
          <table:table-cell table:formula="of:=['ReadingStep=66'.A3]-['ReadingStep=66'.D3]" office:value-type="float" office:value="-260" calcext:value-type="float">
            <text:p>-260</text:p>
          </table:table-cell>
          <table:table-cell table:formula="of:=['ReadingStep=66'.A3]-['ReadingStep=66'.E3]" office:value-type="float" office:value="-1018" calcext:value-type="float">
            <text:p>-1018</text:p>
          </table:table-cell>
          <table:table-cell office:value-type="string" calcext:value-type="string">
            <text:p>Rpi</text:p>
          </table:table-cell>
          <table:table-cell office:value-type="float" office:value="143740" calcext:value-type="float">
            <text:p>143740</text:p>
          </table:table-cell>
          <table:table-cell office:value-type="float" office:value="15006" calcext:value-type="float">
            <text:p>15006</text:p>
          </table:table-cell>
          <table:table-cell office:value-type="float" office:value="70" calcext:value-type="float">
            <text:p>70</text:p>
          </table:table-cell>
          <table:table-cell office:value-type="float" office:value="18645" calcext:value-type="float">
            <text:p>18645</text:p>
          </table:table-cell>
          <table:table-cell office:value-type="float" office:value="1304801" calcext:value-type="float">
            <text:p>1304801</text:p>
          </table:table-cell>
          <table:table-cell office:value-type="float" office:value="31141" calcext:value-type="float">
            <text:p>311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89" calcext:value-type="float">
            <text:p>60689</text:p>
          </table:table-cell>
          <table:table-cell office:value-type="float" office:value="58419" calcext:value-type="float">
            <text:p>58419</text:p>
          </table:table-cell>
          <table:table-cell office:value-type="float" office:value="59007" calcext:value-type="float">
            <text:p>59007</text:p>
          </table:table-cell>
          <table:table-cell office:value-type="float" office:value="58536" calcext:value-type="float">
            <text:p>58536</text:p>
          </table:table-cell>
          <table:table-cell office:value-type="float" office:value="5" calcext:value-type="float">
            <text:p>5</text:p>
          </table:table-cell>
          <table:table-cell table:formula="of:=['ReadingStep=66'.A4]-['ReadingStep=66'.B4]" office:value-type="float" office:value="-607" calcext:value-type="float">
            <text:p>-607</text:p>
          </table:table-cell>
          <table:table-cell table:formula="of:=['ReadingStep=66'.A4]-['ReadingStep=66'.C4]" office:value-type="float" office:value="-2094" calcext:value-type="float">
            <text:p>-2094</text:p>
          </table:table-cell>
          <table:table-cell table:formula="of:=['ReadingStep=66'.A4]-['ReadingStep=66'.D4]" office:value-type="float" office:value="0" calcext:value-type="float">
            <text:p>0</text:p>
          </table:table-cell>
          <table:table-cell table:formula="of:=['ReadingStep=66'.A4]-['ReadingStep=66'.E4]" office:value-type="float" office:value="-1424" calcext:value-type="float">
            <text:p>-1424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640" calcext:value-type="float">
            <text:p>58640</text:p>
          </table:table-cell>
          <table:table-cell office:value-type="float" office:value="57855" calcext:value-type="float">
            <text:p>57855</text:p>
          </table:table-cell>
          <table:table-cell office:value-type="float" office:value="57429" calcext:value-type="float">
            <text:p>57429</text:p>
          </table:table-cell>
          <table:table-cell office:value-type="float" office:value="58377" calcext:value-type="float">
            <text:p>58377</text:p>
          </table:table-cell>
          <table:table-cell office:value-type="float" office:value="11" calcext:value-type="float">
            <text:p>11</text:p>
          </table:table-cell>
          <table:table-cell table:formula="of:=['ReadingStep=66'.A5]-['ReadingStep=66'.B5]" office:value-type="float" office:value="-1520" calcext:value-type="float">
            <text:p>-1520</text:p>
          </table:table-cell>
          <table:table-cell table:formula="of:=['ReadingStep=66'.A5]-['ReadingStep=66'.C5]" office:value-type="float" office:value="-1921" calcext:value-type="float">
            <text:p>-1921</text:p>
          </table:table-cell>
          <table:table-cell table:formula="of:=['ReadingStep=66'.A5]-['ReadingStep=66'.D5]" office:value-type="float" office:value="0" calcext:value-type="float">
            <text:p>0</text:p>
          </table:table-cell>
          <table:table-cell table:formula="of:=['ReadingStep=66'.A5]-['ReadingStep=66'.E5]" office:value-type="float" office:value="-1844" calcext:value-type="float">
            <text:p>-1844</text:p>
          </table:table-cell>
          <table:table-cell table:number-columns-repeated="5"/>
          <table:table-cell table:formula="of:=AVERAGE([.P2];[.P3])/3600/1000" office:value-type="float" office:value="0.362655277777778" calcext:value-type="float">
            <text:p>0.362655277777778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30" calcext:value-type="float">
            <text:p>57430</text:p>
          </table:table-cell>
          <table:table-cell office:value-type="float" office:value="59391" calcext:value-type="float">
            <text:p>59391</text:p>
          </table:table-cell>
          <table:table-cell office:value-type="float" office:value="60223" calcext:value-type="float">
            <text:p>60223</text:p>
          </table:table-cell>
          <table:table-cell office:value-type="float" office:value="57699" calcext:value-type="float">
            <text:p>57699</text:p>
          </table:table-cell>
          <table:table-cell office:value-type="float" office:value="37" calcext:value-type="float">
            <text:p>37</text:p>
          </table:table-cell>
          <table:table-cell table:formula="of:=['ReadingStep=66'.A6]-['ReadingStep=66'.B6]" office:value-type="float" office:value="-2761" calcext:value-type="float">
            <text:p>-2761</text:p>
          </table:table-cell>
          <table:table-cell table:formula="of:=['ReadingStep=66'.A6]-['ReadingStep=66'.C6]" office:value-type="float" office:value="143" calcext:value-type="float">
            <text:p>143</text:p>
          </table:table-cell>
          <table:table-cell table:formula="of:=['ReadingStep=66'.A6]-['ReadingStep=66'.D6]" office:value-type="float" office:value="-2545" calcext:value-type="float">
            <text:p>-2545</text:p>
          </table:table-cell>
          <table:table-cell table:formula="of:=['ReadingStep=66'.A6]-['ReadingStep=66'.E6]" office:value-type="float" office:value="-840" calcext:value-type="float">
            <text:p>-84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115" calcext:value-type="float">
            <text:p>60115</text:p>
          </table:table-cell>
          <table:table-cell office:value-type="float" office:value="59957" calcext:value-type="float">
            <text:p>59957</text:p>
          </table:table-cell>
          <table:table-cell office:value-type="float" office:value="57507" calcext:value-type="float">
            <text:p>57507</text:p>
          </table:table-cell>
          <table:table-cell office:value-type="float" office:value="58879" calcext:value-type="float">
            <text:p>58879</text:p>
          </table:table-cell>
          <table:table-cell office:value-type="float" office:value="12" calcext:value-type="float">
            <text:p>12</text:p>
          </table:table-cell>
          <table:table-cell table:formula="of:=['ReadingStep=66'.A7]-['ReadingStep=66'.B7]" office:value-type="float" office:value="-695" calcext:value-type="float">
            <text:p>-695</text:p>
          </table:table-cell>
          <table:table-cell table:formula="of:=['ReadingStep=66'.A7]-['ReadingStep=66'.C7]" office:value-type="float" office:value="-1098" calcext:value-type="float">
            <text:p>-1098</text:p>
          </table:table-cell>
          <table:table-cell table:formula="of:=['ReadingStep=66'.A7]-['ReadingStep=66'.D7]" office:value-type="float" office:value="0" calcext:value-type="float">
            <text:p>0</text:p>
          </table:table-cell>
          <table:table-cell table:formula="of:=['ReadingStep=66'.A7]-['ReadingStep=66'.E7]" office:value-type="float" office:value="-2553" calcext:value-type="float">
            <text:p>-2553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94" calcext:value-type="float">
            <text:p>59594</text:p>
          </table:table-cell>
          <table:table-cell office:value-type="float" office:value="60554" calcext:value-type="float">
            <text:p>60554</text:p>
          </table:table-cell>
          <table:table-cell office:value-type="float" office:value="59787" calcext:value-type="float">
            <text:p>59787</text:p>
          </table:table-cell>
          <table:table-cell office:value-type="float" office:value="58031" calcext:value-type="float">
            <text:p>58031</text:p>
          </table:table-cell>
          <table:table-cell office:value-type="float" office:value="13" calcext:value-type="float">
            <text:p>13</text:p>
          </table:table-cell>
          <table:table-cell table:formula="of:=['ReadingStep=66'.A8]-['ReadingStep=66'.B8]" office:value-type="float" office:value="68" calcext:value-type="float">
            <text:p>68</text:p>
          </table:table-cell>
          <table:table-cell table:formula="of:=['ReadingStep=66'.A8]-['ReadingStep=66'.C8]" office:value-type="float" office:value="-31" calcext:value-type="float">
            <text:p>-31</text:p>
          </table:table-cell>
          <table:table-cell table:formula="of:=['ReadingStep=66'.A8]-['ReadingStep=66'.D8]" office:value-type="float" office:value="0" calcext:value-type="float">
            <text:p>0</text:p>
          </table:table-cell>
          <table:table-cell table:formula="of:=['ReadingStep=66'.A8]-['ReadingStep=66'.E8]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417" calcext:value-type="float">
            <text:p>60417</text:p>
          </table:table-cell>
          <table:table-cell office:value-type="float" office:value="58785" calcext:value-type="float">
            <text:p>58785</text:p>
          </table:table-cell>
          <table:table-cell office:value-type="float" office:value="57748" calcext:value-type="float">
            <text:p>57748</text:p>
          </table:table-cell>
          <table:table-cell office:value-type="float" office:value="58421" calcext:value-type="float">
            <text:p>58421</text:p>
          </table:table-cell>
          <table:table-cell office:value-type="float" office:value="41" calcext:value-type="float">
            <text:p>41</text:p>
          </table:table-cell>
          <table:table-cell table:formula="of:=['ReadingStep=66'.A9]-['ReadingStep=66'.B9]" office:value-type="float" office:value="388" calcext:value-type="float">
            <text:p>388</text:p>
          </table:table-cell>
          <table:table-cell table:formula="of:=['ReadingStep=66'.A9]-['ReadingStep=66'.C9]" office:value-type="float" office:value="77" calcext:value-type="float">
            <text:p>77</text:p>
          </table:table-cell>
          <table:table-cell table:formula="of:=['ReadingStep=66'.A9]-['ReadingStep=66'.D9]" office:value-type="float" office:value="-145" calcext:value-type="float">
            <text:p>-145</text:p>
          </table:table-cell>
          <table:table-cell table:formula="of:=['ReadingStep=66'.A9]-['ReadingStep=66'.E9]" office:value-type="float" office:value="-1312" calcext:value-type="float">
            <text:p>-1312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20" calcext:value-type="float">
            <text:p>60420</text:p>
          </table:table-cell>
          <table:table-cell office:value-type="float" office:value="58119" calcext:value-type="float">
            <text:p>58119</text:p>
          </table:table-cell>
          <table:table-cell office:value-type="float" office:value="58933" calcext:value-type="float">
            <text:p>58933</text:p>
          </table:table-cell>
          <table:table-cell office:value-type="float" office:value="58794" calcext:value-type="float">
            <text:p>58794</text:p>
          </table:table-cell>
          <table:table-cell office:value-type="float" office:value="18" calcext:value-type="float">
            <text:p>18</text:p>
          </table:table-cell>
          <table:table-cell table:formula="of:=['ReadingStep=66'.A10]-['ReadingStep=66'.B10]" office:value-type="float" office:value="-1823" calcext:value-type="float">
            <text:p>-1823</text:p>
          </table:table-cell>
          <table:table-cell table:formula="of:=['ReadingStep=66'.A10]-['ReadingStep=66'.C10]" office:value-type="float" office:value="-2671" calcext:value-type="float">
            <text:p>-2671</text:p>
          </table:table-cell>
          <table:table-cell table:formula="of:=['ReadingStep=66'.A10]-['ReadingStep=66'.D10]" office:value-type="float" office:value="0" calcext:value-type="float">
            <text:p>0</text:p>
          </table:table-cell>
          <table:table-cell table:formula="of:=['ReadingStep=66'.A10]-['ReadingStep=66'.E10]" office:value-type="float" office:value="-2050" calcext:value-type="float">
            <text:p>-2050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402" calcext:value-type="float">
            <text:p>59402</text:p>
          </table:table-cell>
          <table:table-cell office:value-type="float" office:value="59398" calcext:value-type="float">
            <text:p>59398</text:p>
          </table:table-cell>
          <table:table-cell office:value-type="float" office:value="59824" calcext:value-type="float">
            <text:p>59824</text:p>
          </table:table-cell>
          <table:table-cell office:value-type="float" office:value="58623" calcext:value-type="float">
            <text:p>58623</text:p>
          </table:table-cell>
          <table:table-cell office:value-type="float" office:value="11" calcext:value-type="float">
            <text:p>11</text:p>
          </table:table-cell>
          <table:table-cell table:formula="of:=['ReadingStep=66'.A11]-['ReadingStep=66'.B11]" office:value-type="float" office:value="-570" calcext:value-type="float">
            <text:p>-570</text:p>
          </table:table-cell>
          <table:table-cell table:formula="of:=['ReadingStep=66'.A11]-['ReadingStep=66'.C11]" office:value-type="float" office:value="-3198" calcext:value-type="float">
            <text:p>-3198</text:p>
          </table:table-cell>
          <table:table-cell table:formula="of:=['ReadingStep=66'.A11]-['ReadingStep=66'.D11]" office:value-type="float" office:value="-1651" calcext:value-type="float">
            <text:p>-1651</text:p>
          </table:table-cell>
          <table:table-cell table:formula="of:=['ReadingStep=66'.A11]-['ReadingStep=66'.E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2" calcext:value-type="float">
            <text:p>57412</text:p>
          </table:table-cell>
          <table:table-cell office:value-type="float" office:value="59919" calcext:value-type="float">
            <text:p>59919</text:p>
          </table:table-cell>
          <table:table-cell office:value-type="float" office:value="60527" calcext:value-type="float">
            <text:p>60527</text:p>
          </table:table-cell>
          <table:table-cell office:value-type="float" office:value="57380" calcext:value-type="float">
            <text:p>57380</text:p>
          </table:table-cell>
          <table:table-cell office:value-type="float" office:value="34" calcext:value-type="float">
            <text:p>34</text:p>
          </table:table-cell>
          <table:table-cell table:formula="of:=['ReadingStep=66'.A12]-['ReadingStep=66'.B12]" office:value-type="float" office:value="-2395" calcext:value-type="float">
            <text:p>-2395</text:p>
          </table:table-cell>
          <table:table-cell table:formula="of:=['ReadingStep=66'.A12]-['ReadingStep=66'.C12]" office:value-type="float" office:value="-2437" calcext:value-type="float">
            <text:p>-2437</text:p>
          </table:table-cell>
          <table:table-cell table:formula="of:=['ReadingStep=66'.A12]-['ReadingStep=66'.D12]" office:value-type="float" office:value="-273" calcext:value-type="float">
            <text:p>-273</text:p>
          </table:table-cell>
          <table:table-cell table:formula="of:=['ReadingStep=66'.A12]-['ReadingStep=66'.E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655" calcext:value-type="float">
            <text:p>59655</text:p>
          </table:table-cell>
          <table:table-cell office:value-type="float" office:value="60001" calcext:value-type="float">
            <text:p>60001</text:p>
          </table:table-cell>
          <table:table-cell office:value-type="float" office:value="60466" calcext:value-type="float">
            <text:p>60466</text:p>
          </table:table-cell>
          <table:table-cell office:value-type="float" office:value="59435" calcext:value-type="float">
            <text:p>59435</text:p>
          </table:table-cell>
          <table:table-cell office:value-type="float" office:value="28" calcext:value-type="float">
            <text:p>28</text:p>
          </table:table-cell>
          <table:table-cell table:formula="of:=['ReadingStep=66'.A13]-['ReadingStep=66'.B13]" office:value-type="float" office:value="2047" calcext:value-type="float">
            <text:p>2047</text:p>
          </table:table-cell>
          <table:table-cell table:formula="of:=['ReadingStep=66'.A13]-['ReadingStep=66'.C13]" office:value-type="float" office:value="-2004" calcext:value-type="float">
            <text:p>-2004</text:p>
          </table:table-cell>
          <table:table-cell table:formula="of:=['ReadingStep=66'.A13]-['ReadingStep=66'.D13]" office:value-type="float" office:value="1928" calcext:value-type="float">
            <text:p>1928</text:p>
          </table:table-cell>
          <table:table-cell table:formula="of:=['ReadingStep=66'.A13]-['ReadingStep=66'.E13]" office:value-type="float" office:value="-1140" calcext:value-type="float">
            <text:p>-1140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535" calcext:value-type="float">
            <text:p>57535</text:p>
          </table:table-cell>
          <table:table-cell office:value-type="float" office:value="60097" calcext:value-type="float">
            <text:p>60097</text:p>
          </table:table-cell>
          <table:table-cell office:value-type="float" office:value="60071" calcext:value-type="float">
            <text:p>60071</text:p>
          </table:table-cell>
          <table:table-cell office:value-type="float" office:value="57484" calcext:value-type="float">
            <text:p>57484</text:p>
          </table:table-cell>
          <table:table-cell office:value-type="float" office:value="2" calcext:value-type="float">
            <text:p>2</text:p>
          </table:table-cell>
          <table:table-cell table:formula="of:=['ReadingStep=66'.A14]-['ReadingStep=66'.B14]" office:value-type="float" office:value="-2805" calcext:value-type="float">
            <text:p>-2805</text:p>
          </table:table-cell>
          <table:table-cell table:formula="of:=['ReadingStep=66'.A14]-['ReadingStep=66'.C14]" office:value-type="float" office:value="-983" calcext:value-type="float">
            <text:p>-983</text:p>
          </table:table-cell>
          <table:table-cell table:formula="of:=['ReadingStep=66'.A14]-['ReadingStep=66'.D14]" office:value-type="float" office:value="-1064" calcext:value-type="float">
            <text:p>-1064</text:p>
          </table:table-cell>
          <table:table-cell table:formula="of:=['ReadingStep=66'.A14]-['ReadingStep=66'.E14]" office:value-type="float" office:value="-2113" calcext:value-type="float">
            <text:p>-2113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64" calcext:value-type="float">
            <text:p>60064</text:p>
          </table:table-cell>
          <table:table-cell office:value-type="float" office:value="59056" calcext:value-type="float">
            <text:p>59056</text:p>
          </table:table-cell>
          <table:table-cell office:value-type="float" office:value="57783" calcext:value-type="float">
            <text:p>57783</text:p>
          </table:table-cell>
          <table:table-cell office:value-type="float" office:value="58662" calcext:value-type="float">
            <text:p>58662</text:p>
          </table:table-cell>
          <table:table-cell office:value-type="float" office:value="36" calcext:value-type="float">
            <text:p>36</text:p>
          </table:table-cell>
          <table:table-cell table:formula="of:=['ReadingStep=66'.A15]-['ReadingStep=66'.B15]" office:value-type="float" office:value="-605" calcext:value-type="float">
            <text:p>-605</text:p>
          </table:table-cell>
          <table:table-cell table:formula="of:=['ReadingStep=66'.A15]-['ReadingStep=66'.C15]" office:value-type="float" office:value="406" calcext:value-type="float">
            <text:p>406</text:p>
          </table:table-cell>
          <table:table-cell table:formula="of:=['ReadingStep=66'.A15]-['ReadingStep=66'.D15]" office:value-type="float" office:value="0" calcext:value-type="float">
            <text:p>0</text:p>
          </table:table-cell>
          <table:table-cell table:formula="of:=['ReadingStep=66'.A15]-['ReadingStep=66'.E15]"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740" calcext:value-type="float">
            <text:p>60740</text:p>
          </table:table-cell>
          <table:table-cell office:value-type="float" office:value="60429" calcext:value-type="float">
            <text:p>60429</text:p>
          </table:table-cell>
          <table:table-cell office:value-type="float" office:value="58146" calcext:value-type="float">
            <text:p>58146</text:p>
          </table:table-cell>
          <table:table-cell office:value-type="float" office:value="58116" calcext:value-type="float">
            <text:p>58116</text:p>
          </table:table-cell>
          <table:table-cell office:value-type="float" office:value="23" calcext:value-type="float">
            <text:p>23</text:p>
          </table:table-cell>
          <table:table-cell table:formula="of:=['ReadingStep=66'.A16]-['ReadingStep=66'.B16]" office:value-type="float" office:value="-1433" calcext:value-type="float">
            <text:p>-1433</text:p>
          </table:table-cell>
          <table:table-cell table:formula="of:=['ReadingStep=66'.A16]-['ReadingStep=66'.C16]" office:value-type="float" office:value="-718" calcext:value-type="float">
            <text:p>-718</text:p>
          </table:table-cell>
          <table:table-cell table:formula="of:=['ReadingStep=66'.A16]-['ReadingStep=66'.D16]" office:value-type="float" office:value="562" calcext:value-type="float">
            <text:p>562</text:p>
          </table:table-cell>
          <table:table-cell table:formula="of:=['ReadingStep=66'.A16]-['ReadingStep=66'.E16]"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055" calcext:value-type="float">
            <text:p>58055</text:p>
          </table:table-cell>
          <table:table-cell office:value-type="float" office:value="57395" calcext:value-type="float">
            <text:p>57395</text:p>
          </table:table-cell>
          <table:table-cell office:value-type="float" office:value="57893" calcext:value-type="float">
            <text:p>57893</text:p>
          </table:table-cell>
          <table:table-cell office:value-type="float" office:value="59055" calcext:value-type="float">
            <text:p>59055</text:p>
          </table:table-cell>
          <table:table-cell office:value-type="float" office:value="31" calcext:value-type="float">
            <text:p>31</text:p>
          </table:table-cell>
          <table:table-cell table:formula="of:=['ReadingStep=66'.A17]-['ReadingStep=66'.B17]" office:value-type="float" office:value="-2067" calcext:value-type="float">
            <text:p>-2067</text:p>
          </table:table-cell>
          <table:table-cell table:formula="of:=['ReadingStep=66'.A17]-['ReadingStep=66'.C17]" office:value-type="float" office:value="-733" calcext:value-type="float">
            <text:p>-733</text:p>
          </table:table-cell>
          <table:table-cell table:formula="of:=['ReadingStep=66'.A17]-['ReadingStep=66'.D17]" office:value-type="float" office:value="0" calcext:value-type="float">
            <text:p>0</text:p>
          </table:table-cell>
          <table:table-cell table:formula="of:=['ReadingStep=66'.A17]-['ReadingStep=66'.E17]" office:value-type="float" office:value="-1097" calcext:value-type="float">
            <text:p>-109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40" calcext:value-type="float">
            <text:p>57540</text:p>
          </table:table-cell>
          <table:table-cell office:value-type="float" office:value="58796" calcext:value-type="float">
            <text:p>58796</text:p>
          </table:table-cell>
          <table:table-cell office:value-type="float" office:value="57380" calcext:value-type="float">
            <text:p>57380</text:p>
          </table:table-cell>
          <table:table-cell office:value-type="float" office:value="58662" calcext:value-type="float">
            <text:p>58662</text:p>
          </table:table-cell>
          <table:table-cell office:value-type="float" office:value="1" calcext:value-type="float">
            <text:p>1</text:p>
          </table:table-cell>
          <table:table-cell table:formula="of:=['ReadingStep=66'.A18]-['ReadingStep=66'.B18]" office:value-type="float" office:value="-2594" calcext:value-type="float">
            <text:p>-2594</text:p>
          </table:table-cell>
          <table:table-cell table:formula="of:=['ReadingStep=66'.A18]-['ReadingStep=66'.C18]" office:value-type="float" office:value="-2400" calcext:value-type="float">
            <text:p>-2400</text:p>
          </table:table-cell>
          <table:table-cell table:formula="of:=['ReadingStep=66'.A18]-['ReadingStep=66'.D18]" office:value-type="float" office:value="0" calcext:value-type="float">
            <text:p>0</text:p>
          </table:table-cell>
          <table:table-cell table:formula="of:=['ReadingStep=66'.A18]-['ReadingStep=66'.E18]" office:value-type="float" office:value="-292" calcext:value-type="float">
            <text:p>-292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926" calcext:value-type="float">
            <text:p>59926</text:p>
          </table:table-cell>
          <table:table-cell office:value-type="float" office:value="59747" calcext:value-type="float">
            <text:p>59747</text:p>
          </table:table-cell>
          <table:table-cell office:value-type="float" office:value="57760" calcext:value-type="float">
            <text:p>57760</text:p>
          </table:table-cell>
          <table:table-cell office:value-type="float" office:value="57698" calcext:value-type="float">
            <text:p>57698</text:p>
          </table:table-cell>
          <table:table-cell office:value-type="float" office:value="30" calcext:value-type="float">
            <text:p>30</text:p>
          </table:table-cell>
          <table:table-cell table:formula="of:=['ReadingStep=66'.A19]-['ReadingStep=66'.B19]" office:value-type="float" office:value="-2782" calcext:value-type="float">
            <text:p>-2782</text:p>
          </table:table-cell>
          <table:table-cell table:formula="of:=['ReadingStep=66'.A19]-['ReadingStep=66'.C19]" office:value-type="float" office:value="-2529" calcext:value-type="float">
            <text:p>-2529</text:p>
          </table:table-cell>
          <table:table-cell table:formula="of:=['ReadingStep=66'.A19]-['ReadingStep=66'.D19]" office:value-type="float" office:value="-1355" calcext:value-type="float">
            <text:p>-1355</text:p>
          </table:table-cell>
          <table:table-cell table:formula="of:=['ReadingStep=66'.A19]-['ReadingStep=66'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5" calcext:value-type="float">
            <text:p>60675</text:p>
          </table:table-cell>
          <table:table-cell office:value-type="float" office:value="60555" calcext:value-type="float">
            <text:p>60555</text:p>
          </table:table-cell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34" calcext:value-type="float">
            <text:p>34</text:p>
          </table:table-cell>
          <table:table-cell table:formula="of:=['ReadingStep=66'.A20]-['ReadingStep=66'.B20]" office:value-type="float" office:value="-3204" calcext:value-type="float">
            <text:p>-3204</text:p>
          </table:table-cell>
          <table:table-cell table:formula="of:=['ReadingStep=66'.A20]-['ReadingStep=66'.C20]" office:value-type="float" office:value="-230" calcext:value-type="float">
            <text:p>-230</text:p>
          </table:table-cell>
          <table:table-cell table:formula="of:=['ReadingStep=66'.A20]-['ReadingStep=66'.D20]" office:value-type="float" office:value="-3" calcext:value-type="float">
            <text:p>-3</text:p>
          </table:table-cell>
          <table:table-cell table:formula="of:=['ReadingStep=66'.A20]-['ReadingStep=66'.E20]" office:value-type="float" office:value="-2543" calcext:value-type="float">
            <text:p>-2543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31" calcext:value-type="float">
            <text:p>59931</text:p>
          </table:table-cell>
          <table:table-cell office:value-type="float" office:value="60675" calcext:value-type="float">
            <text:p>60675</text:p>
          </table:table-cell>
          <table:table-cell office:value-type="float" office:value="58944" calcext:value-type="float">
            <text:p>58944</text:p>
          </table:table-cell>
          <table:table-cell office:value-type="float" office:value="58545" calcext:value-type="float">
            <text:p>58545</text:p>
          </table:table-cell>
          <table:table-cell office:value-type="float" office:value="12" calcext:value-type="float">
            <text:p>12</text:p>
          </table:table-cell>
          <table:table-cell table:formula="of:=['ReadingStep=66'.A21]-['ReadingStep=66'.B21]" office:value-type="float" office:value="122" calcext:value-type="float">
            <text:p>122</text:p>
          </table:table-cell>
          <table:table-cell table:formula="of:=['ReadingStep=66'.A21]-['ReadingStep=66'.C21]" office:value-type="float" office:value="1124" calcext:value-type="float">
            <text:p>1124</text:p>
          </table:table-cell>
          <table:table-cell table:formula="of:=['ReadingStep=66'.A21]-['ReadingStep=66'.D21]" office:value-type="float" office:value="682" calcext:value-type="float">
            <text:p>682</text:p>
          </table:table-cell>
          <table:table-cell table:formula="of:=['ReadingStep=66'.A21]-['ReadingStep=66'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873" calcext:value-type="float">
            <text:p>57873</text:p>
          </table:table-cell>
          <table:table-cell office:value-type="float" office:value="59057" calcext:value-type="float">
            <text:p>59057</text:p>
          </table:table-cell>
          <table:table-cell office:value-type="float" office:value="59391" calcext:value-type="float">
            <text:p>59391</text:p>
          </table:table-cell>
          <table:table-cell office:value-type="float" office:value="59488" calcext:value-type="float">
            <text:p>59488</text:p>
          </table:table-cell>
          <table:table-cell office:value-type="float" office:value="10" calcext:value-type="float">
            <text:p>10</text:p>
          </table:table-cell>
          <table:table-cell table:formula="of:=['ReadingStep=66'.A22]-['ReadingStep=66'.B22]" office:value-type="float" office:value="-1278" calcext:value-type="float">
            <text:p>-1278</text:p>
          </table:table-cell>
          <table:table-cell table:formula="of:=['ReadingStep=66'.A22]-['ReadingStep=66'.C22]" office:value-type="float" office:value="99" calcext:value-type="float">
            <text:p>99</text:p>
          </table:table-cell>
          <table:table-cell table:formula="of:=['ReadingStep=66'.A22]-['ReadingStep=66'.D22]" office:value-type="float" office:value="-3698" calcext:value-type="float">
            <text:p>-3698</text:p>
          </table:table-cell>
          <table:table-cell table:formula="of:=['ReadingStep=66'.A22]-['ReadingStep=66'.E22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941" calcext:value-type="float">
            <text:p>59941</text:p>
          </table:table-cell>
          <table:table-cell office:value-type="float" office:value="58439" calcext:value-type="float">
            <text:p>58439</text:p>
          </table:table-cell>
          <table:table-cell office:value-type="float" office:value="60123" calcext:value-type="float">
            <text:p>60123</text:p>
          </table:table-cell>
          <table:table-cell office:value-type="float" office:value="60207" calcext:value-type="float">
            <text:p>60207</text:p>
          </table:table-cell>
          <table:table-cell office:value-type="float" office:value="28" calcext:value-type="float">
            <text:p>28</text:p>
          </table:table-cell>
          <table:table-cell table:formula="of:=['ReadingStep=66'.A23]-['ReadingStep=66'.B23]" office:value-type="float" office:value="315" calcext:value-type="float">
            <text:p>315</text:p>
          </table:table-cell>
          <table:table-cell table:formula="of:=['ReadingStep=66'.A23]-['ReadingStep=66'.C23]" office:value-type="float" office:value="77" calcext:value-type="float">
            <text:p>77</text:p>
          </table:table-cell>
          <table:table-cell table:formula="of:=['ReadingStep=66'.A23]-['ReadingStep=66'.D23]" office:value-type="float" office:value="0" calcext:value-type="float">
            <text:p>0</text:p>
          </table:table-cell>
          <table:table-cell table:formula="of:=['ReadingStep=66'.A23]-['ReadingStep=66'.E23]" office:value-type="float" office:value="-1184" calcext:value-type="float">
            <text:p>-1184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754" calcext:value-type="float">
            <text:p>58754</text:p>
          </table:table-cell>
          <table:table-cell office:value-type="float" office:value="58056" calcext:value-type="float">
            <text:p>58056</text:p>
          </table:table-cell>
          <table:table-cell office:value-type="float" office:value="57567" calcext:value-type="float">
            <text:p>57567</text:p>
          </table:table-cell>
          <table:table-cell office:value-type="float" office:value="57731" calcext:value-type="float">
            <text:p>57731</text:p>
          </table:table-cell>
          <table:table-cell office:value-type="float" office:value="36" calcext:value-type="float">
            <text:p>36</text:p>
          </table:table-cell>
          <table:table-cell table:formula="of:=['ReadingStep=66'.A24]-['ReadingStep=66'.B24]" office:value-type="float" office:value="0" calcext:value-type="float">
            <text:p>0</text:p>
          </table:table-cell>
          <table:table-cell table:formula="of:=['ReadingStep=66'.A24]-['ReadingStep=66'.C24]" office:value-type="float" office:value="-930" calcext:value-type="float">
            <text:p>-930</text:p>
          </table:table-cell>
          <table:table-cell table:formula="of:=['ReadingStep=66'.A24]-['ReadingStep=66'.D24]" office:value-type="float" office:value="-1301" calcext:value-type="float">
            <text:p>-1301</text:p>
          </table:table-cell>
          <table:table-cell table:formula="of:=['ReadingStep=66'.A24]-['ReadingStep=66'.E24]" office:value-type="float" office:value="-1037" calcext:value-type="float">
            <text:p>-103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44" calcext:value-type="float">
            <text:p>58944</text:p>
          </table:table-cell>
          <table:table-cell office:value-type="float" office:value="57370" calcext:value-type="float">
            <text:p>57370</text:p>
          </table:table-cell>
          <table:table-cell office:value-type="float" office:value="57858" calcext:value-type="float">
            <text:p>57858</text:p>
          </table:table-cell>
          <table:table-cell office:value-type="float" office:value="60050" calcext:value-type="float">
            <text:p>60050</text:p>
          </table:table-cell>
          <table:table-cell office:value-type="float" office:value="6" calcext:value-type="float">
            <text:p>6</text:p>
          </table:table-cell>
          <table:table-cell table:formula="of:=['ReadingStep=66'.A25]-['ReadingStep=66'.B25]" office:value-type="float" office:value="-997" calcext:value-type="float">
            <text:p>-997</text:p>
          </table:table-cell>
          <table:table-cell table:formula="of:=['ReadingStep=66'.A25]-['ReadingStep=66'.C25]" office:value-type="float" office:value="-2725" calcext:value-type="float">
            <text:p>-2725</text:p>
          </table:table-cell>
          <table:table-cell table:formula="of:=['ReadingStep=66'.A25]-['ReadingStep=66'.D25]" office:value-type="float" office:value="-220" calcext:value-type="float">
            <text:p>-220</text:p>
          </table:table-cell>
          <table:table-cell table:formula="of:=['ReadingStep=66'.A25]-['ReadingStep=66'.E25]" office:value-type="float" office:value="-1299" calcext:value-type="float">
            <text:p>-1299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210" calcext:value-type="float">
            <text:p>58210</text:p>
          </table:table-cell>
          <table:table-cell office:value-type="float" office:value="58367" calcext:value-type="float">
            <text:p>58367</text:p>
          </table:table-cell>
          <table:table-cell office:value-type="float" office:value="60431" calcext:value-type="float">
            <text:p>60431</text:p>
          </table:table-cell>
          <table:table-cell office:value-type="float" office:value="58530" calcext:value-type="float">
            <text:p>58530</text:p>
          </table:table-cell>
          <table:table-cell office:value-type="float" office:value="2" calcext:value-type="float">
            <text:p>2</text:p>
          </table:table-cell>
          <table:table-cell table:formula="of:=['ReadingStep=66'.A26]-['ReadingStep=66'.B26]" office:value-type="float" office:value="189" calcext:value-type="float">
            <text:p>189</text:p>
          </table:table-cell>
          <table:table-cell table:formula="of:=['ReadingStep=66'.A26]-['ReadingStep=66'.C26]" office:value-type="float" office:value="-815" calcext:value-type="float">
            <text:p>-815</text:p>
          </table:table-cell>
          <table:table-cell table:formula="of:=['ReadingStep=66'.A26]-['ReadingStep=66'.D26]" office:value-type="float" office:value="-409" calcext:value-type="float">
            <text:p>-409</text:p>
          </table:table-cell>
          <table:table-cell table:formula="of:=['ReadingStep=66'.A26]-['ReadingStep=66'.E26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495" calcext:value-type="float">
            <text:p>58495</text:p>
          </table:table-cell>
          <table:table-cell office:value-type="float" office:value="57352" calcext:value-type="float">
            <text:p>57352</text:p>
          </table:table-cell>
          <table:table-cell office:value-type="float" office:value="60614" calcext:value-type="float">
            <text:p>60614</text:p>
          </table:table-cell>
          <table:table-cell office:value-type="float" office:value="58915" calcext:value-type="float">
            <text:p>58915</text:p>
          </table:table-cell>
          <table:table-cell office:value-type="float" office:value="21" calcext:value-type="float">
            <text:p>21</text:p>
          </table:table-cell>
          <table:table-cell table:formula="of:=['ReadingStep=66'.A27]-['ReadingStep=66'.B27]" office:value-type="float" office:value="-1278" calcext:value-type="float">
            <text:p>-1278</text:p>
          </table:table-cell>
          <table:table-cell table:formula="of:=['ReadingStep=66'.A27]-['ReadingStep=66'.C27]" office:value-type="float" office:value="-171" calcext:value-type="float">
            <text:p>-171</text:p>
          </table:table-cell>
          <table:table-cell table:formula="of:=['ReadingStep=66'.A27]-['ReadingStep=66'.D27]" office:value-type="float" office:value="-3117" calcext:value-type="float">
            <text:p>-3117</text:p>
          </table:table-cell>
          <table:table-cell table:formula="of:=['ReadingStep=66'.A27]-['ReadingStep=66'.E27]" office:value-type="float" office:value="-3307" calcext:value-type="float">
            <text:p>-330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37" calcext:value-type="float">
            <text:p>57937</text:p>
          </table:table-cell>
          <table:table-cell office:value-type="float" office:value="58411" calcext:value-type="float">
            <text:p>58411</text:p>
          </table:table-cell>
          <table:table-cell office:value-type="float" office:value="60716" calcext:value-type="float">
            <text:p>60716</text:p>
          </table:table-cell>
          <table:table-cell office:value-type="float" office:value="58017" calcext:value-type="float">
            <text:p>58017</text:p>
          </table:table-cell>
          <table:table-cell office:value-type="float" office:value="12" calcext:value-type="float">
            <text:p>12</text:p>
          </table:table-cell>
          <table:table-cell table:formula="of:=['ReadingStep=66'.A28]-['ReadingStep=66'.B28]" office:value-type="float" office:value="-786" calcext:value-type="float">
            <text:p>-786</text:p>
          </table:table-cell>
          <table:table-cell table:formula="of:=['ReadingStep=66'.A28]-['ReadingStep=66'.C28]" office:value-type="float" office:value="-3061" calcext:value-type="float">
            <text:p>-3061</text:p>
          </table:table-cell>
          <table:table-cell table:formula="of:=['ReadingStep=66'.A28]-['ReadingStep=66'.D28]" office:value-type="float" office:value="-3381" calcext:value-type="float">
            <text:p>-3381</text:p>
          </table:table-cell>
          <table:table-cell table:formula="of:=['ReadingStep=66'.A28]-['ReadingStep=66'.E28]" office:value-type="float" office:value="-1323" calcext:value-type="float">
            <text:p>-1323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537" calcext:value-type="float">
            <text:p>58537</text:p>
          </table:table-cell>
          <table:table-cell office:value-type="float" office:value="57889" calcext:value-type="float">
            <text:p>57889</text:p>
          </table:table-cell>
          <table:table-cell office:value-type="float" office:value="57567" calcext:value-type="float">
            <text:p>57567</text:p>
          </table:table-cell>
          <table:table-cell office:value-type="float" office:value="60550" calcext:value-type="float">
            <text:p>60550</text:p>
          </table:table-cell>
          <table:table-cell office:value-type="float" office:value="36" calcext:value-type="float">
            <text:p>36</text:p>
          </table:table-cell>
          <table:table-cell table:formula="of:=['ReadingStep=66'.A29]-['ReadingStep=66'.B29]" office:value-type="float" office:value="1649" calcext:value-type="float">
            <text:p>1649</text:p>
          </table:table-cell>
          <table:table-cell table:formula="of:=['ReadingStep=66'.A29]-['ReadingStep=66'.C29]" office:value-type="float" office:value="-193" calcext:value-type="float">
            <text:p>-193</text:p>
          </table:table-cell>
          <table:table-cell table:formula="of:=['ReadingStep=66'.A29]-['ReadingStep=66'.D29]" office:value-type="float" office:value="161" calcext:value-type="float">
            <text:p>161</text:p>
          </table:table-cell>
          <table:table-cell table:formula="of:=['ReadingStep=66'.A29]-['ReadingStep=66'.E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929" calcext:value-type="float">
            <text:p>57929</text:p>
          </table:table-cell>
          <table:table-cell office:value-type="float" office:value="57375" calcext:value-type="float">
            <text:p>57375</text:p>
          </table:table-cell>
          <table:table-cell office:value-type="float" office:value="58687" calcext:value-type="float">
            <text:p>58687</text:p>
          </table:table-cell>
          <table:table-cell office:value-type="float" office:value="57697" calcext:value-type="float">
            <text:p>57697</text:p>
          </table:table-cell>
          <table:table-cell office:value-type="float" office:value="20" calcext:value-type="float">
            <text:p>20</text:p>
          </table:table-cell>
          <table:table-cell table:formula="of:=['ReadingStep=66'.A30]-['ReadingStep=66'.B30]" office:value-type="float" office:value="-1319" calcext:value-type="float">
            <text:p>-1319</text:p>
          </table:table-cell>
          <table:table-cell table:formula="of:=['ReadingStep=66'.A30]-['ReadingStep=66'.C30]" office:value-type="float" office:value="-2021" calcext:value-type="float">
            <text:p>-2021</text:p>
          </table:table-cell>
          <table:table-cell table:formula="of:=['ReadingStep=66'.A30]-['ReadingStep=66'.D30]" office:value-type="float" office:value="-1350" calcext:value-type="float">
            <text:p>-1350</text:p>
          </table:table-cell>
          <table:table-cell table:formula="of:=['ReadingStep=66'.A30]-['ReadingStep=66'.E30]" office:value-type="float" office:value="-2590" calcext:value-type="float">
            <text:p>-2590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562" calcext:value-type="float">
            <text:p>57562</text:p>
          </table:table-cell>
          <table:table-cell office:value-type="float" office:value="59810" calcext:value-type="float">
            <text:p>59810</text:p>
          </table:table-cell>
          <table:table-cell office:value-type="float" office:value="59986" calcext:value-type="float">
            <text:p>59986</text:p>
          </table:table-cell>
          <table:table-cell office:value-type="float" office:value="57773" calcext:value-type="float">
            <text:p>57773</text:p>
          </table:table-cell>
          <table:table-cell office:value-type="float" office:value="13" calcext:value-type="float">
            <text:p>13</text:p>
          </table:table-cell>
          <table:table-cell table:formula="of:=['ReadingStep=66'.A31]-['ReadingStep=66'.B31]" office:value-type="float" office:value="-119" calcext:value-type="float">
            <text:p>-119</text:p>
          </table:table-cell>
          <table:table-cell table:formula="of:=['ReadingStep=66'.A31]-['ReadingStep=66'.C31]" office:value-type="float" office:value="-88" calcext:value-type="float">
            <text:p>-88</text:p>
          </table:table-cell>
          <table:table-cell table:formula="of:=['ReadingStep=66'.A31]-['ReadingStep=66'.D31]" office:value-type="float" office:value="424" calcext:value-type="float">
            <text:p>424</text:p>
          </table:table-cell>
          <table:table-cell table:formula="of:=['ReadingStep=66'.A31]-['ReadingStep=66'.E31]" office:value-type="float" office:value="-2214" calcext:value-type="float">
            <text:p>-2214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020" calcext:value-type="float">
            <text:p>59020</text:p>
          </table:table-cell>
          <table:table-cell office:value-type="float" office:value="58183" calcext:value-type="float">
            <text:p>58183</text:p>
          </table:table-cell>
          <table:table-cell office:value-type="float" office:value="57474" calcext:value-type="float">
            <text:p>57474</text:p>
          </table:table-cell>
          <table:table-cell office:value-type="float" office:value="59471" calcext:value-type="float">
            <text:p>59471</text:p>
          </table:table-cell>
          <table:table-cell office:value-type="float" office:value="15" calcext:value-type="float">
            <text:p>15</text:p>
          </table:table-cell>
          <table:table-cell table:formula="of:=['ReadingStep=66'.A32]-['ReadingStep=66'.B32]" office:value-type="float" office:value="-2579" calcext:value-type="float">
            <text:p>-2579</text:p>
          </table:table-cell>
          <table:table-cell table:formula="of:=['ReadingStep=66'.A32]-['ReadingStep=66'.C32]" office:value-type="float" office:value="-1507" calcext:value-type="float">
            <text:p>-1507</text:p>
          </table:table-cell>
          <table:table-cell table:formula="of:=['ReadingStep=66'.A32]-['ReadingStep=66'.D32]" office:value-type="float" office:value="0" calcext:value-type="float">
            <text:p>0</text:p>
          </table:table-cell>
          <table:table-cell table:formula="of:=['ReadingStep=66'.A32]-['ReadingStep=66'.E32]" office:value-type="float" office:value="-1829" calcext:value-type="float">
            <text:p>-1829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52" calcext:value-type="float">
            <text:p>57352</text:p>
          </table:table-cell>
          <table:table-cell office:value-type="float" office:value="60546" calcext:value-type="float">
            <text:p>60546</text:p>
          </table:table-cell>
          <table:table-cell office:value-type="float" office:value="57858" calcext:value-type="float">
            <text:p>57858</text:p>
          </table:table-cell>
          <table:table-cell office:value-type="float" office:value="58952" calcext:value-type="float">
            <text:p>58952</text:p>
          </table:table-cell>
          <table:table-cell office:value-type="float" office:value="6" calcext:value-type="float">
            <text:p>6</text:p>
          </table:table-cell>
          <table:table-cell table:formula="of:=['ReadingStep=66'.A33]-['ReadingStep=66'.B33]" office:value-type="float" office:value="-679" calcext:value-type="float">
            <text:p>-679</text:p>
          </table:table-cell>
          <table:table-cell table:formula="of:=['ReadingStep=66'.A33]-['ReadingStep=66'.C33]" office:value-type="float" office:value="-2489" calcext:value-type="float">
            <text:p>-2489</text:p>
          </table:table-cell>
          <table:table-cell table:formula="of:=['ReadingStep=66'.A33]-['ReadingStep=66'.D33]" office:value-type="float" office:value="-68" calcext:value-type="float">
            <text:p>-68</text:p>
          </table:table-cell>
          <table:table-cell table:formula="of:=['ReadingStep=66'.A33]-['ReadingStep=66'.E33]" office:value-type="float" office:value="-2309" calcext:value-type="float">
            <text:p>-2309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392" calcext:value-type="float">
            <text:p>58392</text:p>
          </table:table-cell>
          <table:table-cell office:value-type="float" office:value="58432" calcext:value-type="float">
            <text:p>58432</text:p>
          </table:table-cell>
          <table:table-cell office:value-type="float" office:value="57567" calcext:value-type="float">
            <text:p>57567</text:p>
          </table:table-cell>
          <table:table-cell office:value-type="float" office:value="58418" calcext:value-type="float">
            <text:p>58418</text:p>
          </table:table-cell>
          <table:table-cell office:value-type="float" office:value="36" calcext:value-type="float">
            <text:p>36</text:p>
          </table:table-cell>
          <table:table-cell table:formula="of:=['ReadingStep=66'.A34]-['ReadingStep=66'.B34]" office:value-type="float" office:value="-745" calcext:value-type="float">
            <text:p>-745</text:p>
          </table:table-cell>
          <table:table-cell table:formula="of:=['ReadingStep=66'.A34]-['ReadingStep=66'.C34]" office:value-type="float" office:value="-1706" calcext:value-type="float">
            <text:p>-1706</text:p>
          </table:table-cell>
          <table:table-cell table:formula="of:=['ReadingStep=66'.A34]-['ReadingStep=66'.D34]" office:value-type="float" office:value="-3024" calcext:value-type="float">
            <text:p>-3024</text:p>
          </table:table-cell>
          <table:table-cell table:formula="of:=['ReadingStep=66'.A34]-['ReadingStep=66'.E34]" office:value-type="float" office:value="-2570" calcext:value-type="float">
            <text:p>-257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2" calcext:value-type="float">
            <text:p>57602</text:p>
          </table:table-cell>
          <table:table-cell office:value-type="float" office:value="59712" calcext:value-type="float">
            <text:p>59712</text:p>
          </table:table-cell>
          <table:table-cell office:value-type="float" office:value="57380" calcext:value-type="float">
            <text:p>57380</text:p>
          </table:table-cell>
          <table:table-cell office:value-type="float" office:value="58695" calcext:value-type="float">
            <text:p>58695</text:p>
          </table:table-cell>
          <table:table-cell office:value-type="float" office:value="37" calcext:value-type="float">
            <text:p>37</text:p>
          </table:table-cell>
          <table:table-cell table:formula="of:=['ReadingStep=66'.A35]-['ReadingStep=66'.B35]" office:value-type="float" office:value="-2294" calcext:value-type="float">
            <text:p>-2294</text:p>
          </table:table-cell>
          <table:table-cell table:formula="of:=['ReadingStep=66'.A35]-['ReadingStep=66'.C35]" office:value-type="float" office:value="-1649" calcext:value-type="float">
            <text:p>-1649</text:p>
          </table:table-cell>
          <table:table-cell table:formula="of:=['ReadingStep=66'.A35]-['ReadingStep=66'.D35]" office:value-type="float" office:value="-2884" calcext:value-type="float">
            <text:p>-2884</text:p>
          </table:table-cell>
          <table:table-cell table:formula="of:=['ReadingStep=66'.A35]-['ReadingStep=66'.E35]" office:value-type="float" office:value="-659" calcext:value-type="float">
            <text:p>-659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450" calcext:value-type="float">
            <text:p>57450</text:p>
          </table:table-cell>
          <table:table-cell office:value-type="float" office:value="60434" calcext:value-type="float">
            <text:p>60434</text:p>
          </table:table-cell>
          <table:table-cell office:value-type="float" office:value="57695" calcext:value-type="float">
            <text:p>57695</text:p>
          </table:table-cell>
          <table:table-cell office:value-type="float" office:value="58064" calcext:value-type="float">
            <text:p>58064</text:p>
          </table:table-cell>
          <table:table-cell office:value-type="float" office:value="34" calcext:value-type="float">
            <text:p>34</text:p>
          </table:table-cell>
          <table:table-cell table:formula="of:=['ReadingStep=66'.A36]-['ReadingStep=66'.B36]" office:value-type="float" office:value="-481" calcext:value-type="float">
            <text:p>-481</text:p>
          </table:table-cell>
          <table:table-cell table:formula="of:=['ReadingStep=66'.A36]-['ReadingStep=66'.C36]" office:value-type="float" office:value="-3003" calcext:value-type="float">
            <text:p>-3003</text:p>
          </table:table-cell>
          <table:table-cell table:formula="of:=['ReadingStep=66'.A36]-['ReadingStep=66'.D36]" office:value-type="float" office:value="-2214" calcext:value-type="float">
            <text:p>-2214</text:p>
          </table:table-cell>
          <table:table-cell table:formula="of:=['ReadingStep=66'.A36]-['ReadingStep=66'.E36]" office:value-type="float" office:value="-1196" calcext:value-type="float">
            <text:p>-119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67" calcext:value-type="float">
            <text:p>60067</text:p>
          </table:table-cell>
          <table:table-cell office:value-type="float" office:value="59391" calcext:value-type="float">
            <text:p>59391</text:p>
          </table:table-cell>
          <table:table-cell office:value-type="float" office:value="57472" calcext:value-type="float">
            <text:p>57472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'ReadingStep=66'.A37]-['ReadingStep=66'.B37]" office:value-type="float" office:value="-264" calcext:value-type="float">
            <text:p>-264</text:p>
          </table:table-cell>
          <table:table-cell table:formula="of:=['ReadingStep=66'.A37]-['ReadingStep=66'.C37]" office:value-type="float" office:value="-2686" calcext:value-type="float">
            <text:p>-2686</text:p>
          </table:table-cell>
          <table:table-cell table:formula="of:=['ReadingStep=66'.A37]-['ReadingStep=66'.D37]" office:value-type="float" office:value="-1157" calcext:value-type="float">
            <text:p>-1157</text:p>
          </table:table-cell>
          <table:table-cell table:formula="of:=['ReadingStep=66'.A37]-['ReadingStep=66'.E37]" office:value-type="float" office:value="-2139" calcext:value-type="float">
            <text:p>-2139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84" calcext:value-type="float">
            <text:p>58584</text:p>
          </table:table-cell>
          <table:table-cell office:value-type="float" office:value="61439" calcext:value-type="float">
            <text:p>61439</text:p>
          </table:table-cell>
          <table:table-cell office:value-type="float" office:value="58687" calcext:value-type="float">
            <text:p>58687</text:p>
          </table:table-cell>
          <table:table-cell office:value-type="float" office:value="57771" calcext:value-type="float">
            <text:p>57771</text:p>
          </table:table-cell>
          <table:table-cell office:value-type="float" office:value="20" calcext:value-type="float">
            <text:p>20</text:p>
          </table:table-cell>
          <table:table-cell table:formula="of:=['ReadingStep=66'.A38]-['ReadingStep=66'.B38]" office:value-type="float" office:value="-2288" calcext:value-type="float">
            <text:p>-2288</text:p>
          </table:table-cell>
          <table:table-cell table:formula="of:=['ReadingStep=66'.A38]-['ReadingStep=66'.C38]" office:value-type="float" office:value="-1039" calcext:value-type="float">
            <text:p>-1039</text:p>
          </table:table-cell>
          <table:table-cell table:formula="of:=['ReadingStep=66'.A38]-['ReadingStep=66'.D38]" office:value-type="float" office:value="913" calcext:value-type="float">
            <text:p>913</text:p>
          </table:table-cell>
          <table:table-cell table:formula="of:=['ReadingStep=66'.A38]-['ReadingStep=66'.E38]"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344" calcext:value-type="float">
            <text:p>57344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1" calcext:value-type="float">
            <text:p>60581</text:p>
          </table:table-cell>
          <table:table-cell office:value-type="float" office:value="58691" calcext:value-type="float">
            <text:p>58691</text:p>
          </table:table-cell>
          <table:table-cell office:value-type="float" office:value="31" calcext:value-type="float">
            <text:p>31</text:p>
          </table:table-cell>
          <table:table-cell table:formula="of:=['ReadingStep=66'.A39]-['ReadingStep=66'.B39]" office:value-type="float" office:value="-783" calcext:value-type="float">
            <text:p>-783</text:p>
          </table:table-cell>
          <table:table-cell table:formula="of:=['ReadingStep=66'.A39]-['ReadingStep=66'.C39]" office:value-type="float" office:value="-2902" calcext:value-type="float">
            <text:p>-2902</text:p>
          </table:table-cell>
          <table:table-cell table:formula="of:=['ReadingStep=66'.A39]-['ReadingStep=66'.D39]" office:value-type="float" office:value="228" calcext:value-type="float">
            <text:p>228</text:p>
          </table:table-cell>
          <table:table-cell table:formula="of:=['ReadingStep=66'.A39]-['ReadingStep=66'.E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95" calcext:value-type="float">
            <text:p>57495</text:p>
          </table:table-cell>
          <table:table-cell office:value-type="float" office:value="57702" calcext:value-type="float">
            <text:p>57702</text:p>
          </table:table-cell>
          <table:table-cell office:value-type="float" office:value="57367" calcext:value-type="float">
            <text:p>57367</text:p>
          </table:table-cell>
          <table:table-cell office:value-type="float" office:value="58656" calcext:value-type="float">
            <text:p>58656</text:p>
          </table:table-cell>
          <table:table-cell office:value-type="float" office:value="9" calcext:value-type="float">
            <text:p>9</text:p>
          </table:table-cell>
          <table:table-cell table:formula="of:=['ReadingStep=66'.A40]-['ReadingStep=66'.B40]" office:value-type="float" office:value="-2501" calcext:value-type="float">
            <text:p>-2501</text:p>
          </table:table-cell>
          <table:table-cell table:formula="of:=['ReadingStep=66'.A40]-['ReadingStep=66'.C40]" office:value-type="float" office:value="-3732" calcext:value-type="float">
            <text:p>-3732</text:p>
          </table:table-cell>
          <table:table-cell table:formula="of:=['ReadingStep=66'.A40]-['ReadingStep=66'.D40]" office:value-type="float" office:value="-2199" calcext:value-type="float">
            <text:p>-2199</text:p>
          </table:table-cell>
          <table:table-cell table:formula="of:=['ReadingStep=66'.A40]-['ReadingStep=66'.E40]"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47" calcext:value-type="float">
            <text:p>57647</text:p>
          </table:table-cell>
          <table:table-cell office:value-type="float" office:value="59426" calcext:value-type="float">
            <text:p>59426</text:p>
          </table:table-cell>
          <table:table-cell office:value-type="float" office:value="57567" calcext:value-type="float">
            <text:p>57567</text:p>
          </table:table-cell>
          <table:table-cell office:value-type="float" office:value="60548" calcext:value-type="float">
            <text:p>60548</text:p>
          </table:table-cell>
          <table:table-cell office:value-type="float" office:value="36" calcext:value-type="float">
            <text:p>36</text:p>
          </table:table-cell>
          <table:table-cell table:formula="of:=['ReadingStep=66'.A41]-['ReadingStep=66'.B41]" office:value-type="float" office:value="-3057" calcext:value-type="float">
            <text:p>-3057</text:p>
          </table:table-cell>
          <table:table-cell table:formula="of:=['ReadingStep=66'.A41]-['ReadingStep=66'.C41]" office:value-type="float" office:value="-2067" calcext:value-type="float">
            <text:p>-2067</text:p>
          </table:table-cell>
          <table:table-cell table:formula="of:=['ReadingStep=66'.A41]-['ReadingStep=66'.D41]" office:value-type="float" office:value="-2657" calcext:value-type="float">
            <text:p>-2657</text:p>
          </table:table-cell>
          <table:table-cell table:formula="of:=['ReadingStep=66'.A41]-['ReadingStep=66'.E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24" calcext:value-type="float">
            <text:p>60524</text:p>
          </table:table-cell>
          <table:table-cell office:value-type="float" office:value="59695" calcext:value-type="float">
            <text:p>59695</text:p>
          </table:table-cell>
          <table:table-cell office:value-type="float" office:value="59007" calcext:value-type="float">
            <text:p>59007</text:p>
          </table:table-cell>
          <table:table-cell office:value-type="float" office:value="59652" calcext:value-type="float">
            <text:p>59652</text:p>
          </table:table-cell>
          <table:table-cell office:value-type="float" office:value="6" calcext:value-type="float">
            <text:p>6</text:p>
          </table:table-cell>
          <table:table-cell table:formula="of:=['ReadingStep=66'.A42]-['ReadingStep=66'.B42]" office:value-type="float" office:value="-2801" calcext:value-type="float">
            <text:p>-2801</text:p>
          </table:table-cell>
          <table:table-cell table:formula="of:=['ReadingStep=66'.A42]-['ReadingStep=66'.C42]" office:value-type="float" office:value="-686" calcext:value-type="float">
            <text:p>-686</text:p>
          </table:table-cell>
          <table:table-cell table:formula="of:=['ReadingStep=66'.A42]-['ReadingStep=66'.D42]" office:value-type="float" office:value="0" calcext:value-type="float">
            <text:p>0</text:p>
          </table:table-cell>
          <table:table-cell table:formula="of:=['ReadingStep=66'.A42]-['ReadingStep=66'.E42]" office:value-type="float" office:value="-3227" calcext:value-type="float">
            <text:p>-3227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000" calcext:value-type="float">
            <text:p>60000</text:p>
          </table:table-cell>
          <table:table-cell office:value-type="float" office:value="57499" calcext:value-type="float">
            <text:p>57499</text:p>
          </table:table-cell>
          <table:table-cell office:value-type="float" office:value="58202" calcext:value-type="float">
            <text:p>58202</text:p>
          </table:table-cell>
          <table:table-cell office:value-type="float" office:value="58954" calcext:value-type="float">
            <text:p>58954</text:p>
          </table:table-cell>
          <table:table-cell office:value-type="float" office:value="28" calcext:value-type="float">
            <text:p>28</text:p>
          </table:table-cell>
          <table:table-cell table:formula="of:=['ReadingStep=66'.A43]-['ReadingStep=66'.B43]" office:value-type="float" office:value="-58" calcext:value-type="float">
            <text:p>-58</text:p>
          </table:table-cell>
          <table:table-cell table:formula="of:=['ReadingStep=66'.A43]-['ReadingStep=66'.C43]" office:value-type="float" office:value="1543" calcext:value-type="float">
            <text:p>1543</text:p>
          </table:table-cell>
          <table:table-cell table:formula="of:=['ReadingStep=66'.A43]-['ReadingStep=66'.D43]" office:value-type="float" office:value="0" calcext:value-type="float">
            <text:p>0</text:p>
          </table:table-cell>
          <table:table-cell table:formula="of:=['ReadingStep=66'.A43]-['ReadingStep=66'.E43]" office:value-type="float" office:value="-1768" calcext:value-type="float">
            <text:p>-176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2" calcext:value-type="float">
            <text:p>60592</text:p>
          </table:table-cell>
          <table:table-cell office:value-type="float" office:value="59429" calcext:value-type="float">
            <text:p>59429</text:p>
          </table:table-cell>
          <table:table-cell office:value-type="float" office:value="57380" calcext:value-type="float">
            <text:p>57380</text:p>
          </table:table-cell>
          <table:table-cell office:value-type="float" office:value="60562" calcext:value-type="float">
            <text:p>60562</text:p>
          </table:table-cell>
          <table:table-cell office:value-type="float" office:value="16" calcext:value-type="float">
            <text:p>16</text:p>
          </table:table-cell>
          <table:table-cell table:formula="of:=['ReadingStep=66'.A44]-['ReadingStep=66'.B44]" office:value-type="float" office:value="-3392" calcext:value-type="float">
            <text:p>-3392</text:p>
          </table:table-cell>
          <table:table-cell table:formula="of:=['ReadingStep=66'.A44]-['ReadingStep=66'.C44]" office:value-type="float" office:value="-763" calcext:value-type="float">
            <text:p>-763</text:p>
          </table:table-cell>
          <table:table-cell table:formula="of:=['ReadingStep=66'.A44]-['ReadingStep=66'.D44]" office:value-type="float" office:value="-987" calcext:value-type="float">
            <text:p>-987</text:p>
          </table:table-cell>
          <table:table-cell table:formula="of:=['ReadingStep=66'.A44]-['ReadingStep=66'.E44]" office:value-type="float" office:value="-3343" calcext:value-type="float">
            <text:p>-3343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160" calcext:value-type="float">
            <text:p>60160</text:p>
          </table:table-cell>
          <table:table-cell office:value-type="float" office:value="58188" calcext:value-type="float">
            <text:p>58188</text:p>
          </table:table-cell>
          <table:table-cell office:value-type="float" office:value="59983" calcext:value-type="float">
            <text:p>59983</text:p>
          </table:table-cell>
          <table:table-cell office:value-type="float" office:value="57380" calcext:value-type="float">
            <text:p>57380</text:p>
          </table:table-cell>
          <table:table-cell office:value-type="float" office:value="34" calcext:value-type="float">
            <text:p>34</text:p>
          </table:table-cell>
          <table:table-cell table:formula="of:=['ReadingStep=66'.A45]-['ReadingStep=66'.B45]" office:value-type="float" office:value="207" calcext:value-type="float">
            <text:p>207</text:p>
          </table:table-cell>
          <table:table-cell table:formula="of:=['ReadingStep=66'.A45]-['ReadingStep=66'.C45]" office:value-type="float" office:value="-930" calcext:value-type="float">
            <text:p>-930</text:p>
          </table:table-cell>
          <table:table-cell table:formula="of:=['ReadingStep=66'.A45]-['ReadingStep=66'.D45]" office:value-type="float" office:value="0" calcext:value-type="float">
            <text:p>0</text:p>
          </table:table-cell>
          <table:table-cell table:formula="of:=['ReadingStep=66'.A45]-['ReadingStep=66'.E45]" office:value-type="float" office:value="-1122" calcext:value-type="float">
            <text:p>-1122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56" calcext:value-type="float">
            <text:p>59956</text:p>
          </table:table-cell>
          <table:table-cell office:value-type="float" office:value="58416" calcext:value-type="float">
            <text:p>58416</text:p>
          </table:table-cell>
          <table:table-cell office:value-type="float" office:value="58050" calcext:value-type="float">
            <text:p>58050</text:p>
          </table:table-cell>
          <table:table-cell office:value-type="float" office:value="60415" calcext:value-type="float">
            <text:p>60415</text:p>
          </table:table-cell>
          <table:table-cell office:value-type="float" office:value="27" calcext:value-type="float">
            <text:p>27</text:p>
          </table:table-cell>
          <table:table-cell table:formula="of:=['ReadingStep=66'.A46]-['ReadingStep=66'.B46]" office:value-type="float" office:value="-3324" calcext:value-type="float">
            <text:p>-3324</text:p>
          </table:table-cell>
          <table:table-cell table:formula="of:=['ReadingStep=66'.A46]-['ReadingStep=66'.C46]" office:value-type="float" office:value="-1023" calcext:value-type="float">
            <text:p>-1023</text:p>
          </table:table-cell>
          <table:table-cell table:formula="of:=['ReadingStep=66'.A46]-['ReadingStep=66'.D46]" office:value-type="float" office:value="-403" calcext:value-type="float">
            <text:p>-403</text:p>
          </table:table-cell>
          <table:table-cell table:formula="of:=['ReadingStep=66'.A46]-['ReadingStep=66'.E46]" office:value-type="float" office:value="-1004" calcext:value-type="float">
            <text:p>-1004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36" calcext:value-type="float">
            <text:p>59736</text:p>
          </table:table-cell>
          <table:table-cell office:value-type="float" office:value="59429" calcext:value-type="float">
            <text:p>59429</text:p>
          </table:table-cell>
          <table:table-cell office:value-type="float" office:value="58879" calcext:value-type="float">
            <text:p>58879</text:p>
          </table:table-cell>
          <table:table-cell office:value-type="float" office:value="60769" calcext:value-type="float">
            <text:p>60769</text:p>
          </table:table-cell>
          <table:table-cell office:value-type="float" office:value="8" calcext:value-type="float">
            <text:p>8</text:p>
          </table:table-cell>
          <table:table-cell table:formula="of:=['ReadingStep=66'.A47]-['ReadingStep=66'.B47]" office:value-type="float" office:value="-1143" calcext:value-type="float">
            <text:p>-1143</text:p>
          </table:table-cell>
          <table:table-cell table:formula="of:=['ReadingStep=66'.A47]-['ReadingStep=66'.C47]" office:value-type="float" office:value="-1358" calcext:value-type="float">
            <text:p>-1358</text:p>
          </table:table-cell>
          <table:table-cell table:formula="of:=['ReadingStep=66'.A47]-['ReadingStep=66'.D47]" office:value-type="float" office:value="-1998" calcext:value-type="float">
            <text:p>-1998</text:p>
          </table:table-cell>
          <table:table-cell table:formula="of:=['ReadingStep=66'.A47]-['ReadingStep=66'.E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2" calcext:value-type="float">
            <text:p>59392</text:p>
          </table:table-cell>
          <table:table-cell office:value-type="float" office:value="58385" calcext:value-type="float">
            <text:p>58385</text:p>
          </table:table-cell>
          <table:table-cell office:value-type="float" office:value="59016" calcext:value-type="float">
            <text:p>59016</text:p>
          </table:table-cell>
          <table:table-cell office:value-type="float" office:value="57380" calcext:value-type="float">
            <text:p>57380</text:p>
          </table:table-cell>
          <table:table-cell office:value-type="float" office:value="29" calcext:value-type="float">
            <text:p>29</text:p>
          </table:table-cell>
          <table:table-cell table:formula="of:=['ReadingStep=66'.A48]-['ReadingStep=66'.B48]" office:value-type="float" office:value="-2564" calcext:value-type="float">
            <text:p>-2564</text:p>
          </table:table-cell>
          <table:table-cell table:formula="of:=['ReadingStep=66'.A48]-['ReadingStep=66'.C48]" office:value-type="float" office:value="-2588" calcext:value-type="float">
            <text:p>-2588</text:p>
          </table:table-cell>
          <table:table-cell table:formula="of:=['ReadingStep=66'.A48]-['ReadingStep=66'.D48]" office:value-type="float" office:value="-3211" calcext:value-type="float">
            <text:p>-3211</text:p>
          </table:table-cell>
          <table:table-cell table:formula="of:=['ReadingStep=66'.A48]-['ReadingStep=66'.E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117" calcext:value-type="float">
            <text:p>58117</text:p>
          </table:table-cell>
          <table:table-cell office:value-type="float" office:value="57967" calcext:value-type="float">
            <text:p>57967</text:p>
          </table:table-cell>
          <table:table-cell office:value-type="float" office:value="58882" calcext:value-type="float">
            <text:p>58882</text:p>
          </table:table-cell>
          <table:table-cell office:value-type="float" office:value="57702" calcext:value-type="float">
            <text:p>57702</text:p>
          </table:table-cell>
          <table:table-cell office:value-type="float" office:value="6" calcext:value-type="float">
            <text:p>6</text:p>
          </table:table-cell>
          <table:table-cell table:formula="of:=['ReadingStep=66'.A49]-['ReadingStep=66'.B49]" office:value-type="float" office:value="103" calcext:value-type="float">
            <text:p>103</text:p>
          </table:table-cell>
          <table:table-cell table:formula="of:=['ReadingStep=66'.A49]-['ReadingStep=66'.C49]" office:value-type="float" office:value="354" calcext:value-type="float">
            <text:p>354</text:p>
          </table:table-cell>
          <table:table-cell table:formula="of:=['ReadingStep=66'.A49]-['ReadingStep=66'.D49]" office:value-type="float" office:value="-306" calcext:value-type="float">
            <text:p>-306</text:p>
          </table:table-cell>
          <table:table-cell table:formula="of:=['ReadingStep=66'.A49]-['ReadingStep=66'.E49]" office:value-type="float" office:value="-2971" calcext:value-type="float">
            <text:p>-2971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67" calcext:value-type="float">
            <text:p>58367</text:p>
          </table:table-cell>
          <table:table-cell office:value-type="float" office:value="59531" calcext:value-type="float">
            <text:p>59531</text:p>
          </table:table-cell>
          <table:table-cell office:value-type="float" office:value="58539" calcext:value-type="float">
            <text:p>58539</text:p>
          </table:table-cell>
          <table:table-cell office:value-type="float" office:value="58176" calcext:value-type="float">
            <text:p>58176</text:p>
          </table:table-cell>
          <table:table-cell office:value-type="float" office:value="16" calcext:value-type="float">
            <text:p>16</text:p>
          </table:table-cell>
          <table:table-cell table:formula="of:=['ReadingStep=66'.A50]-['ReadingStep=66'.B50]" office:value-type="float" office:value="-901" calcext:value-type="float">
            <text:p>-901</text:p>
          </table:table-cell>
          <table:table-cell table:formula="of:=['ReadingStep=66'.A50]-['ReadingStep=66'.C50]" office:value-type="float" office:value="-2227" calcext:value-type="float">
            <text:p>-2227</text:p>
          </table:table-cell>
          <table:table-cell table:formula="of:=['ReadingStep=66'.A50]-['ReadingStep=66'.D50]" office:value-type="float" office:value="0" calcext:value-type="float">
            <text:p>0</text:p>
          </table:table-cell>
          <table:table-cell table:formula="of:=['ReadingStep=66'.A50]-['ReadingStep=66'.E50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28" calcext:value-type="float">
            <text:p>59528</text:p>
          </table:table-cell>
          <table:table-cell office:value-type="float" office:value="58802" calcext:value-type="float">
            <text:p>58802</text:p>
          </table:table-cell>
          <table:table-cell office:value-type="float" office:value="58952" calcext:value-type="float">
            <text:p>58952</text:p>
          </table:table-cell>
          <table:table-cell office:value-type="float" office:value="58760" calcext:value-type="float">
            <text:p>58760</text:p>
          </table:table-cell>
          <table:table-cell office:value-type="float" office:value="40" calcext:value-type="float">
            <text:p>40</text:p>
          </table:table-cell>
          <table:table-cell table:formula="of:=['ReadingStep=66'.A51]-['ReadingStep=66'.B51]" office:value-type="float" office:value="-1553" calcext:value-type="float">
            <text:p>-1553</text:p>
          </table:table-cell>
          <table:table-cell table:formula="of:=['ReadingStep=66'.A51]-['ReadingStep=66'.C51]" office:value-type="float" office:value="-679" calcext:value-type="float">
            <text:p>-679</text:p>
          </table:table-cell>
          <table:table-cell table:formula="of:=['ReadingStep=66'.A51]-['ReadingStep=66'.D51]" office:value-type="float" office:value="-667" calcext:value-type="float">
            <text:p>-667</text:p>
          </table:table-cell>
          <table:table-cell table:formula="of:=['ReadingStep=66'.A51]-['ReadingStep=66'.E51]" office:value-type="float" office:value="-2048" calcext:value-type="float">
            <text:p>-2048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405" calcext:value-type="float">
            <text:p>59405</text:p>
          </table:table-cell>
          <table:table-cell office:value-type="float" office:value="58949" calcext:value-type="float">
            <text:p>58949</text:p>
          </table:table-cell>
          <table:table-cell office:value-type="float" office:value="58779" calcext:value-type="float">
            <text:p>58779</text:p>
          </table:table-cell>
          <table:table-cell office:value-type="float" office:value="60554" calcext:value-type="float">
            <text:p>60554</text:p>
          </table:table-cell>
          <table:table-cell office:value-type="float" office:value="34" calcext:value-type="float">
            <text:p>34</text:p>
          </table:table-cell>
          <table:table-cell table:formula="of:=['ReadingStep=66'.A52]-['ReadingStep=66'.B52]" office:value-type="float" office:value="-1424" calcext:value-type="float">
            <text:p>-1424</text:p>
          </table:table-cell>
          <table:table-cell table:formula="of:=['ReadingStep=66'.A52]-['ReadingStep=66'.C52]" office:value-type="float" office:value="1168" calcext:value-type="float">
            <text:p>1168</text:p>
          </table:table-cell>
          <table:table-cell table:formula="of:=['ReadingStep=66'.A52]-['ReadingStep=66'.D52]" office:value-type="float" office:value="-100" calcext:value-type="float">
            <text:p>-100</text:p>
          </table:table-cell>
          <table:table-cell table:formula="of:=['ReadingStep=66'.A52]-['ReadingStep=66'.E52]" office:value-type="float" office:value="-1727" calcext:value-type="float">
            <text:p>-1727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66" calcext:value-type="float">
            <text:p>59666</text:p>
          </table:table-cell>
          <table:table-cell office:value-type="float" office:value="60031" calcext:value-type="float">
            <text:p>60031</text:p>
          </table:table-cell>
          <table:table-cell office:value-type="float" office:value="57700" calcext:value-type="float">
            <text:p>57700</text:p>
          </table:table-cell>
          <table:table-cell office:value-type="float" office:value="57394" calcext:value-type="float">
            <text:p>57394</text:p>
          </table:table-cell>
          <table:table-cell office:value-type="float" office:value="47" calcext:value-type="float">
            <text:p>47</text:p>
          </table:table-cell>
          <table:table-cell table:formula="of:=['ReadingStep=66'.A53]-['ReadingStep=66'.B53]" office:value-type="float" office:value="-1906" calcext:value-type="float">
            <text:p>-1906</text:p>
          </table:table-cell>
          <table:table-cell table:formula="of:=['ReadingStep=66'.A53]-['ReadingStep=66'.C53]" office:value-type="float" office:value="186" calcext:value-type="float">
            <text:p>186</text:p>
          </table:table-cell>
          <table:table-cell table:formula="of:=['ReadingStep=66'.A53]-['ReadingStep=66'.D53]" office:value-type="float" office:value="177" calcext:value-type="float">
            <text:p>177</text:p>
          </table:table-cell>
          <table:table-cell table:formula="of:=['ReadingStep=66'.A53]-['ReadingStep=66'.E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827" calcext:value-type="float">
            <text:p>60827</text:p>
          </table:table-cell>
          <table:table-cell office:value-type="float" office:value="57990" calcext:value-type="float">
            <text:p>57990</text:p>
          </table:table-cell>
          <table:table-cell office:value-type="float" office:value="57567" calcext:value-type="float">
            <text:p>57567</text:p>
          </table:table-cell>
          <table:table-cell office:value-type="float" office:value="60564" calcext:value-type="float">
            <text:p>60564</text:p>
          </table:table-cell>
          <table:table-cell office:value-type="float" office:value="36" calcext:value-type="float">
            <text:p>36</text:p>
          </table:table-cell>
          <table:table-cell table:formula="of:=['ReadingStep=66'.A54]-['ReadingStep=66'.B54]" office:value-type="float" office:value="89" calcext:value-type="float">
            <text:p>89</text:p>
          </table:table-cell>
          <table:table-cell table:formula="of:=['ReadingStep=66'.A54]-['ReadingStep=66'.C54]" office:value-type="float" office:value="-340" calcext:value-type="float">
            <text:p>-340</text:p>
          </table:table-cell>
          <table:table-cell table:formula="of:=['ReadingStep=66'.A54]-['ReadingStep=66'.D54]" office:value-type="float" office:value="0" calcext:value-type="float">
            <text:p>0</text:p>
          </table:table-cell>
          <table:table-cell table:formula="of:=['ReadingStep=66'.A54]-['ReadingStep=66'.E54]" office:value-type="float" office:value="-660" calcext:value-type="float">
            <text:p>-660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389" calcext:value-type="float">
            <text:p>58389</text:p>
          </table:table-cell>
          <table:table-cell office:value-type="float" office:value="58581" calcext:value-type="float">
            <text:p>58581</text:p>
          </table:table-cell>
          <table:table-cell office:value-type="float" office:value="60059" calcext:value-type="float">
            <text:p>60059</text:p>
          </table:table-cell>
          <table:table-cell office:value-type="float" office:value="58182" calcext:value-type="float">
            <text:p>58182</text:p>
          </table:table-cell>
          <table:table-cell office:value-type="float" office:value="55" calcext:value-type="float">
            <text:p>55</text:p>
          </table:table-cell>
          <table:table-cell table:formula="of:=['ReadingStep=66'.A55]-['ReadingStep=66'.B55]" office:value-type="float" office:value="-2212" calcext:value-type="float">
            <text:p>-2212</text:p>
          </table:table-cell>
          <table:table-cell table:formula="of:=['ReadingStep=66'.A55]-['ReadingStep=66'.C55]" office:value-type="float" office:value="-738" calcext:value-type="float">
            <text:p>-738</text:p>
          </table:table-cell>
          <table:table-cell table:formula="of:=['ReadingStep=66'.A55]-['ReadingStep=66'.D55]" office:value-type="float" office:value="-1224" calcext:value-type="float">
            <text:p>-1224</text:p>
          </table:table-cell>
          <table:table-cell table:formula="of:=['ReadingStep=66'.A55]-['ReadingStep=66'.E55]"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216" calcext:value-type="float">
            <text:p>58216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2" calcext:value-type="float">
            <text:p>60582</text:p>
          </table:table-cell>
          <table:table-cell office:value-type="float" office:value="11" calcext:value-type="float">
            <text:p>11</text:p>
          </table:table-cell>
          <table:table-cell table:formula="of:=['ReadingStep=66'.A56]-['ReadingStep=66'.B56]" office:value-type="float" office:value="-1024" calcext:value-type="float">
            <text:p>-1024</text:p>
          </table:table-cell>
          <table:table-cell table:formula="of:=['ReadingStep=66'.A56]-['ReadingStep=66'.C56]" office:value-type="float" office:value="-2432" calcext:value-type="float">
            <text:p>-2432</text:p>
          </table:table-cell>
          <table:table-cell table:formula="of:=['ReadingStep=66'.A56]-['ReadingStep=66'.D56]" office:value-type="float" office:value="-2011" calcext:value-type="float">
            <text:p>-2011</text:p>
          </table:table-cell>
          <table:table-cell table:formula="of:=['ReadingStep=66'.A56]-['ReadingStep=66'.E56]" office:value-type="float" office:value="-133" calcext:value-type="float">
            <text:p>-133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780" calcext:value-type="float">
            <text:p>59780</text:p>
          </table:table-cell>
          <table:table-cell office:value-type="float" office:value="58160" calcext:value-type="float">
            <text:p>58160</text:p>
          </table:table-cell>
          <table:table-cell office:value-type="float" office:value="60415" calcext:value-type="float">
            <text:p>60415</text:p>
          </table:table-cell>
          <table:table-cell office:value-type="float" office:value="58649" calcext:value-type="float">
            <text:p>58649</text:p>
          </table:table-cell>
          <table:table-cell office:value-type="float" office:value="8" calcext:value-type="float">
            <text:p>8</text:p>
          </table:table-cell>
          <table:table-cell table:formula="of:=['ReadingStep=66'.A57]-['ReadingStep=66'.B57]" office:value-type="float" office:value="-1295" calcext:value-type="float">
            <text:p>-1295</text:p>
          </table:table-cell>
          <table:table-cell table:formula="of:=['ReadingStep=66'.A57]-['ReadingStep=66'.C57]" office:value-type="float" office:value="1279" calcext:value-type="float">
            <text:p>1279</text:p>
          </table:table-cell>
          <table:table-cell table:formula="of:=['ReadingStep=66'.A57]-['ReadingStep=66'.D57]" office:value-type="float" office:value="-769" calcext:value-type="float">
            <text:p>-769</text:p>
          </table:table-cell>
          <table:table-cell table:formula="of:=['ReadingStep=66'.A57]-['ReadingStep=66'.E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551" calcext:value-type="float">
            <text:p>57551</text:p>
          </table:table-cell>
          <table:table-cell office:value-type="float" office:value="60113" calcext:value-type="float">
            <text:p>60113</text:p>
          </table:table-cell>
          <table:table-cell office:value-type="float" office:value="57567" calcext:value-type="float">
            <text:p>57567</text:p>
          </table:table-cell>
          <table:table-cell office:value-type="float" office:value="58422" calcext:value-type="float">
            <text:p>58422</text:p>
          </table:table-cell>
          <table:table-cell office:value-type="float" office:value="36" calcext:value-type="float">
            <text:p>36</text:p>
          </table:table-cell>
          <table:table-cell table:formula="of:=['ReadingStep=66'.A58]-['ReadingStep=66'.B58]" office:value-type="float" office:value="158" calcext:value-type="float">
            <text:p>158</text:p>
          </table:table-cell>
          <table:table-cell table:formula="of:=['ReadingStep=66'.A58]-['ReadingStep=66'.C58]" office:value-type="float" office:value="26" calcext:value-type="float">
            <text:p>26</text:p>
          </table:table-cell>
          <table:table-cell table:formula="of:=['ReadingStep=66'.A58]-['ReadingStep=66'.D58]" office:value-type="float" office:value="-770" calcext:value-type="float">
            <text:p>-770</text:p>
          </table:table-cell>
          <table:table-cell table:formula="of:=['ReadingStep=66'.A58]-['ReadingStep=66'.E58]" office:value-type="float" office:value="677" calcext:value-type="float">
            <text:p>677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63" calcext:value-type="float">
            <text:p>60063</text:p>
          </table:table-cell>
          <table:table-cell office:value-type="float" office:value="57611" calcext:value-type="float">
            <text:p>57611</text:p>
          </table:table-cell>
          <table:table-cell office:value-type="float" office:value="57567" calcext:value-type="float">
            <text:p>57567</text:p>
          </table:table-cell>
          <table:table-cell office:value-type="float" office:value="60544" calcext:value-type="float">
            <text:p>60544</text:p>
          </table:table-cell>
          <table:table-cell office:value-type="float" office:value="36" calcext:value-type="float">
            <text:p>36</text:p>
          </table:table-cell>
          <table:table-cell table:formula="of:=['ReadingStep=66'.A59]-['ReadingStep=66'.B59]" office:value-type="float" office:value="209" calcext:value-type="float">
            <text:p>209</text:p>
          </table:table-cell>
          <table:table-cell table:formula="of:=['ReadingStep=66'.A59]-['ReadingStep=66'.C59]" office:value-type="float" office:value="-1066" calcext:value-type="float">
            <text:p>-1066</text:p>
          </table:table-cell>
          <table:table-cell table:formula="of:=['ReadingStep=66'.A59]-['ReadingStep=66'.D59]" office:value-type="float" office:value="0" calcext:value-type="float">
            <text:p>0</text:p>
          </table:table-cell>
          <table:table-cell table:formula="of:=['ReadingStep=66'.A59]-['ReadingStep=66'.E59]" office:value-type="float" office:value="-1340" calcext:value-type="float">
            <text:p>-134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96" calcext:value-type="float">
            <text:p>59596</text:p>
          </table:table-cell>
          <table:table-cell office:value-type="float" office:value="60555" calcext:value-type="float">
            <text:p>60555</text:p>
          </table:table-cell>
          <table:table-cell office:value-type="float" office:value="60163" calcext:value-type="float">
            <text:p>60163</text:p>
          </table:table-cell>
          <table:table-cell office:value-type="float" office:value="60259" calcext:value-type="float">
            <text:p>60259</text:p>
          </table:table-cell>
          <table:table-cell office:value-type="float" office:value="12" calcext:value-type="float">
            <text:p>12</text:p>
          </table:table-cell>
          <table:table-cell table:formula="of:=['ReadingStep=66'.A60]-['ReadingStep=66'.B60]" office:value-type="float" office:value="622" calcext:value-type="float">
            <text:p>622</text:p>
          </table:table-cell>
          <table:table-cell table:formula="of:=['ReadingStep=66'.A60]-['ReadingStep=66'.C60]" office:value-type="float" office:value="-799" calcext:value-type="float">
            <text:p>-799</text:p>
          </table:table-cell>
          <table:table-cell table:formula="of:=['ReadingStep=66'.A60]-['ReadingStep=66'.D60]" office:value-type="float" office:value="175" calcext:value-type="float">
            <text:p>175</text:p>
          </table:table-cell>
          <table:table-cell table:formula="of:=['ReadingStep=66'.A60]-['ReadingStep=66'.E60]" office:value-type="float" office:value="-2656" calcext:value-type="float">
            <text:p>-2656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647" calcext:value-type="float">
            <text:p>59647</text:p>
          </table:table-cell>
          <table:table-cell office:value-type="float" office:value="59828" calcext:value-type="float">
            <text:p>59828</text:p>
          </table:table-cell>
          <table:table-cell office:value-type="float" office:value="57354" calcext:value-type="float">
            <text:p>57354</text:p>
          </table:table-cell>
          <table:table-cell office:value-type="float" office:value="58400" calcext:value-type="float">
            <text:p>58400</text:p>
          </table:table-cell>
          <table:table-cell office:value-type="float" office:value="20" calcext:value-type="float">
            <text:p>20</text:p>
          </table:table-cell>
          <table:table-cell table:formula="of:=['ReadingStep=66'.A61]-['ReadingStep=66'.B61]" office:value-type="float" office:value="-1067" calcext:value-type="float">
            <text:p>-1067</text:p>
          </table:table-cell>
          <table:table-cell table:formula="of:=['ReadingStep=66'.A61]-['ReadingStep=66'.C61]" office:value-type="float" office:value="-757" calcext:value-type="float">
            <text:p>-757</text:p>
          </table:table-cell>
          <table:table-cell table:formula="of:=['ReadingStep=66'.A61]-['ReadingStep=66'.D61]" office:value-type="float" office:value="0" calcext:value-type="float">
            <text:p>0</text:p>
          </table:table-cell>
          <table:table-cell table:formula="of:=['ReadingStep=66'.A61]-['ReadingStep=66'.E61]" office:value-type="float" office:value="-53" calcext:value-type="float">
            <text:p>-53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587" calcext:value-type="float">
            <text:p>60587</text:p>
          </table:table-cell>
          <table:table-cell office:value-type="float" office:value="60704" calcext:value-type="float">
            <text:p>60704</text:p>
          </table:table-cell>
          <table:table-cell office:value-type="float" office:value="57385" calcext:value-type="float">
            <text:p>57385</text:p>
          </table:table-cell>
          <table:table-cell office:value-type="float" office:value="58966" calcext:value-type="float">
            <text:p>58966</text:p>
          </table:table-cell>
          <table:table-cell office:value-type="float" office:value="10" calcext:value-type="float">
            <text:p>10</text:p>
          </table:table-cell>
          <table:table-cell table:formula="of:=['ReadingStep=66'.A62]-['ReadingStep=66'.B62]" office:value-type="float" office:value="1027" calcext:value-type="float">
            <text:p>1027</text:p>
          </table:table-cell>
          <table:table-cell table:formula="of:=['ReadingStep=66'.A62]-['ReadingStep=66'.C62]" office:value-type="float" office:value="-877" calcext:value-type="float">
            <text:p>-877</text:p>
          </table:table-cell>
          <table:table-cell table:formula="of:=['ReadingStep=66'.A62]-['ReadingStep=66'.D62]" office:value-type="float" office:value="1308" calcext:value-type="float">
            <text:p>1308</text:p>
          </table:table-cell>
          <table:table-cell table:formula="of:=['ReadingStep=66'.A62]-['ReadingStep=66'.E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438" calcext:value-type="float">
            <text:p>60438</text:p>
          </table:table-cell>
          <table:table-cell office:value-type="float" office:value="57449" calcext:value-type="float">
            <text:p>57449</text:p>
          </table:table-cell>
          <table:table-cell office:value-type="float" office:value="60803" calcext:value-type="float">
            <text:p>60803</text:p>
          </table:table-cell>
          <table:table-cell office:value-type="float" office:value="60198" calcext:value-type="float">
            <text:p>60198</text:p>
          </table:table-cell>
          <table:table-cell office:value-type="float" office:value="22" calcext:value-type="float">
            <text:p>22</text:p>
          </table:table-cell>
          <table:table-cell table:formula="of:=['ReadingStep=66'.A63]-['ReadingStep=66'.B63]" office:value-type="float" office:value="-847" calcext:value-type="float">
            <text:p>-847</text:p>
          </table:table-cell>
          <table:table-cell table:formula="of:=['ReadingStep=66'.A63]-['ReadingStep=66'.C63]" office:value-type="float" office:value="-1100" calcext:value-type="float">
            <text:p>-1100</text:p>
          </table:table-cell>
          <table:table-cell table:formula="of:=['ReadingStep=66'.A63]-['ReadingStep=66'.D63]" office:value-type="float" office:value="1852" calcext:value-type="float">
            <text:p>1852</text:p>
          </table:table-cell>
          <table:table-cell table:formula="of:=['ReadingStep=66'.A63]-['ReadingStep=66'.E63]" office:value-type="float" office:value="956" calcext:value-type="float">
            <text:p>956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537" calcext:value-type="float">
            <text:p>59537</text:p>
          </table:table-cell>
          <table:table-cell office:value-type="float" office:value="59978" calcext:value-type="float">
            <text:p>59978</text:p>
          </table:table-cell>
          <table:table-cell office:value-type="float" office:value="57493" calcext:value-type="float">
            <text:p>57493</text:p>
          </table:table-cell>
          <table:table-cell office:value-type="float" office:value="59527" calcext:value-type="float">
            <text:p>59527</text:p>
          </table:table-cell>
          <table:table-cell office:value-type="float" office:value="66" calcext:value-type="float">
            <text:p>66</text:p>
          </table:table-cell>
          <table:table-cell table:formula="of:=['ReadingStep=66'.A64]-['ReadingStep=66'.B64]" office:value-type="float" office:value="-42" calcext:value-type="float">
            <text:p>-42</text:p>
          </table:table-cell>
          <table:table-cell table:formula="of:=['ReadingStep=66'.A64]-['ReadingStep=66'.C64]" office:value-type="float" office:value="-1988" calcext:value-type="float">
            <text:p>-1988</text:p>
          </table:table-cell>
          <table:table-cell table:formula="of:=['ReadingStep=66'.A64]-['ReadingStep=66'.D64]" office:value-type="float" office:value="0" calcext:value-type="float">
            <text:p>0</text:p>
          </table:table-cell>
          <table:table-cell table:formula="of:=['ReadingStep=66'.A64]-['ReadingStep=66'.E64]" office:value-type="float" office:value="-2175" calcext:value-type="float">
            <text:p>-217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1" calcext:value-type="float">
            <text:p>58531</text:p>
          </table:table-cell>
          <table:table-cell office:value-type="float" office:value="57769" calcext:value-type="float">
            <text:p>57769</text:p>
          </table:table-cell>
          <table:table-cell office:value-type="float" office:value="57727" calcext:value-type="float">
            <text:p>57727</text:p>
          </table:table-cell>
          <table:table-cell office:value-type="float" office:value="60210" calcext:value-type="float">
            <text:p>60210</text:p>
          </table:table-cell>
          <table:table-cell office:value-type="float" office:value="2" calcext:value-type="float">
            <text:p>2</text:p>
          </table:table-cell>
          <table:table-cell table:formula="of:=['ReadingStep=66'.A65]-['ReadingStep=66'.B65]" office:value-type="float" office:value="-3061" calcext:value-type="float">
            <text:p>-3061</text:p>
          </table:table-cell>
          <table:table-cell table:formula="of:=['ReadingStep=66'.A65]-['ReadingStep=66'.C65]" office:value-type="float" office:value="-1276" calcext:value-type="float">
            <text:p>-1276</text:p>
          </table:table-cell>
          <table:table-cell table:formula="of:=['ReadingStep=66'.A65]-['ReadingStep=66'.D65]" office:value-type="float" office:value="-475" calcext:value-type="float">
            <text:p>-475</text:p>
          </table:table-cell>
          <table:table-cell table:formula="of:=['ReadingStep=66'.A65]-['ReadingStep=66'.E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352" calcext:value-type="float">
            <text:p>57352</text:p>
          </table:table-cell>
          <table:table-cell office:value-type="float" office:value="59443" calcext:value-type="float">
            <text:p>59443</text:p>
          </table:table-cell>
          <table:table-cell office:value-type="float" office:value="57860" calcext:value-type="float">
            <text:p>57860</text:p>
          </table:table-cell>
          <table:table-cell office:value-type="float" office:value="59395" calcext:value-type="float">
            <text:p>59395</text:p>
          </table:table-cell>
          <table:table-cell office:value-type="float" office:value="29" calcext:value-type="float">
            <text:p>29</text:p>
          </table:table-cell>
          <table:table-cell table:formula="of:=['ReadingStep=66'.A66]-['ReadingStep=66'.B66]" office:value-type="float" office:value="-204" calcext:value-type="float">
            <text:p>-204</text:p>
          </table:table-cell>
          <table:table-cell table:formula="of:=['ReadingStep=66'.A66]-['ReadingStep=66'.C66]" office:value-type="float" office:value="-1408" calcext:value-type="float">
            <text:p>-1408</text:p>
          </table:table-cell>
          <table:table-cell table:formula="of:=['ReadingStep=66'.A66]-['ReadingStep=66'.D66]" office:value-type="float" office:value="0" calcext:value-type="float">
            <text:p>0</text:p>
          </table:table-cell>
          <table:table-cell table:formula="of:=['ReadingStep=66'.A66]-['ReadingStep=66'.E66]" office:value-type="float" office:value="-1608" calcext:value-type="float">
            <text:p>-1608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001" calcext:value-type="float">
            <text:p>58001</text:p>
          </table:table-cell>
          <table:table-cell office:value-type="float" office:value="58495" calcext:value-type="float">
            <text:p>58495</text:p>
          </table:table-cell>
          <table:table-cell office:value-type="float" office:value="59905" calcext:value-type="float">
            <text:p>59905</text:p>
          </table:table-cell>
          <table:table-cell office:value-type="float" office:value="57397" calcext:value-type="float">
            <text:p>57397</text:p>
          </table:table-cell>
          <table:table-cell office:value-type="float" office:value="5" calcext:value-type="float">
            <text:p>5</text:p>
          </table:table-cell>
          <table:table-cell table:formula="of:=['ReadingStep=66'.A67]-['ReadingStep=66'.B67]" office:value-type="float" office:value="-2662" calcext:value-type="float">
            <text:p>-2662</text:p>
          </table:table-cell>
          <table:table-cell table:formula="of:=['ReadingStep=66'.A67]-['ReadingStep=66'.C67]" office:value-type="float" office:value="-1994" calcext:value-type="float">
            <text:p>-1994</text:p>
          </table:table-cell>
          <table:table-cell table:formula="of:=['ReadingStep=66'.A67]-['ReadingStep=66'.D67]" office:value-type="float" office:value="-3018" calcext:value-type="float">
            <text:p>-3018</text:p>
          </table:table-cell>
          <table:table-cell table:formula="of:=['ReadingStep=66'.A67]-['ReadingStep=66'.E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518" calcext:value-type="float">
            <text:p>58518</text:p>
          </table:table-cell>
          <table:table-cell office:value-type="float" office:value="60588" calcext:value-type="float">
            <text:p>60588</text:p>
          </table:table-cell>
          <table:table-cell office:value-type="float" office:value="58218" calcext:value-type="float">
            <text:p>58218</text:p>
          </table:table-cell>
          <table:table-cell office:value-type="float" office:value="58623" calcext:value-type="float">
            <text:p>58623</text:p>
          </table:table-cell>
          <table:table-cell office:value-type="float" office:value="61" calcext:value-type="float">
            <text:p>61</text:p>
          </table:table-cell>
          <table:table-cell table:formula="of:=['ReadingStep=66'.A68]-['ReadingStep=66'.B68]" office:value-type="float" office:value="-671" calcext:value-type="float">
            <text:p>-671</text:p>
          </table:table-cell>
          <table:table-cell table:formula="of:=['ReadingStep=66'.A68]-['ReadingStep=66'.C68]" office:value-type="float" office:value="-1553" calcext:value-type="float">
            <text:p>-1553</text:p>
          </table:table-cell>
          <table:table-cell table:formula="of:=['ReadingStep=66'.A68]-['ReadingStep=66'.D68]" office:value-type="float" office:value="0" calcext:value-type="float">
            <text:p>0</text:p>
          </table:table-cell>
          <table:table-cell table:formula="of:=['ReadingStep=66'.A68]-['ReadingStep=66'.E68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083" calcext:value-type="float">
            <text:p>59083</text:p>
          </table:table-cell>
          <table:table-cell office:value-type="float" office:value="58499" calcext:value-type="float">
            <text:p>58499</text:p>
          </table:table-cell>
          <table:table-cell office:value-type="float" office:value="58695" calcext:value-type="float">
            <text:p>58695</text:p>
          </table:table-cell>
          <table:table-cell office:value-type="float" office:value="60843" calcext:value-type="float">
            <text:p>60843</text:p>
          </table:table-cell>
          <table:table-cell office:value-type="float" office:value="28" calcext:value-type="float">
            <text:p>28</text:p>
          </table:table-cell>
          <table:table-cell table:formula="of:=['ReadingStep=66'.A69]-['ReadingStep=66'.B69]" office:value-type="float" office:value="-141" calcext:value-type="float">
            <text:p>-141</text:p>
          </table:table-cell>
          <table:table-cell table:formula="of:=['ReadingStep=66'.A69]-['ReadingStep=66'.C69]" office:value-type="float" office:value="-1083" calcext:value-type="float">
            <text:p>-1083</text:p>
          </table:table-cell>
          <table:table-cell table:formula="of:=['ReadingStep=66'.A69]-['ReadingStep=66'.D69]" office:value-type="float" office:value="0" calcext:value-type="float">
            <text:p>0</text:p>
          </table:table-cell>
          <table:table-cell table:formula="of:=['ReadingStep=66'.A69]-['ReadingStep=66'.E69]" office:value-type="float" office:value="-230" calcext:value-type="float">
            <text:p>-23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367" calcext:value-type="float">
            <text:p>58367</text:p>
          </table:table-cell>
          <table:table-cell office:value-type="float" office:value="59803" calcext:value-type="float">
            <text:p>59803</text:p>
          </table:table-cell>
          <table:table-cell office:value-type="float" office:value="58912" calcext:value-type="float">
            <text:p>58912</text:p>
          </table:table-cell>
          <table:table-cell office:value-type="float" office:value="59913" calcext:value-type="float">
            <text:p>59913</text:p>
          </table:table-cell>
          <table:table-cell office:value-type="float" office:value="29" calcext:value-type="float">
            <text:p>29</text:p>
          </table:table-cell>
          <table:table-cell table:formula="of:=['ReadingStep=66'.A70]-['ReadingStep=66'.B70]" office:value-type="float" office:value="-837" calcext:value-type="float">
            <text:p>-837</text:p>
          </table:table-cell>
          <table:table-cell table:formula="of:=['ReadingStep=66'.A70]-['ReadingStep=66'.C70]" office:value-type="float" office:value="-773" calcext:value-type="float">
            <text:p>-773</text:p>
          </table:table-cell>
          <table:table-cell table:formula="of:=['ReadingStep=66'.A70]-['ReadingStep=66'.D70]" office:value-type="float" office:value="-2550" calcext:value-type="float">
            <text:p>-2550</text:p>
          </table:table-cell>
          <table:table-cell table:formula="of:=['ReadingStep=66'.A70]-['ReadingStep=66'.E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044" calcext:value-type="float">
            <text:p>60044</text:p>
          </table:table-cell>
          <table:table-cell office:value-type="float" office:value="58567" calcext:value-type="float">
            <text:p>58567</text:p>
          </table:table-cell>
          <table:table-cell office:value-type="float" office:value="57567" calcext:value-type="float">
            <text:p>57567</text:p>
          </table:table-cell>
          <table:table-cell office:value-type="float" office:value="58400" calcext:value-type="float">
            <text:p>58400</text:p>
          </table:table-cell>
          <table:table-cell office:value-type="float" office:value="36" calcext:value-type="float">
            <text:p>36</text:p>
          </table:table-cell>
          <table:table-cell table:formula="of:=['ReadingStep=66'.A71]-['ReadingStep=66'.B71]" office:value-type="float" office:value="2805" calcext:value-type="float">
            <text:p>2805</text:p>
          </table:table-cell>
          <table:table-cell table:formula="of:=['ReadingStep=66'.A71]-['ReadingStep=66'.C71]" office:value-type="float" office:value="2554" calcext:value-type="float">
            <text:p>2554</text:p>
          </table:table-cell>
          <table:table-cell table:formula="of:=['ReadingStep=66'.A71]-['ReadingStep=66'.D71]" office:value-type="float" office:value="1408" calcext:value-type="float">
            <text:p>1408</text:p>
          </table:table-cell>
          <table:table-cell table:formula="of:=['ReadingStep=66'.A71]-['ReadingStep=66'.E71]" office:value-type="float" office:value="2798" calcext:value-type="float">
            <text:p>2798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'ReadingStep=66'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1" calcext:value-type="float">
            <text:p>1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21" calcext:value-type="float">
            <text:p>21</text:p>
          </table:table-cell>
          <table:table-cell table:style-name="ce3" table:formula="of:=COUNTIF([.J2:.J71];0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" calcext:value-type="float">
            <text:p>0.3</text:p>
          </table:table-cell>
          <table:table-cell table:number-columns-repeated="9"/>
        </table:table-row>
      </table:table>
      <table:table table:name="ReadingStep=50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562" calcext:value-type="float">
            <text:p>57562</text:p>
          </table:table-cell>
          <table:table-cell office:value-type="float" office:value="59787" calcext:value-type="float">
            <text:p>59787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]-[.B2]" office:value-type="float" office:value="1126" calcext:value-type="float">
            <text:p>1126</text:p>
          </table:table-cell>
          <table:table-cell table:formula="of:=[.A2]-[.C2]" office:value-type="float" office:value="-1099" calcext:value-type="float">
            <text:p>-1099</text:p>
          </table:table-cell>
          <table:table-cell table:formula="of:=[.A2]-[.D2]" office:value-type="float" office:value="-1791" calcext:value-type="float">
            <text:p>-1791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30167" calcext:value-type="float">
            <text:p>130167</text:p>
          </table:table-cell>
          <table:table-cell office:value-type="float" office:value="14736" calcext:value-type="float">
            <text:p>14736</text:p>
          </table:table-cell>
          <table:table-cell office:value-type="float" office:value="70" calcext:value-type="float">
            <text:p>70</text:p>
          </table:table-cell>
          <table:table-cell office:value-type="float" office:value="15899" calcext:value-type="float">
            <text:p>15899</text:p>
          </table:table-cell>
          <table:table-cell office:value-type="float" office:value="1112705" calcext:value-type="float">
            <text:p>1112705</text:p>
          </table:table-cell>
          <table:table-cell office:value-type="float" office:value="26516" calcext:value-type="float">
            <text:p>26516</text:p>
          </table:table-cell>
          <table:table-cell office:value-type="float" office:value="43545" calcext:value-type="float">
            <text:p>43545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424" calcext:value-type="float">
            <text:p>57424</text:p>
          </table:table-cell>
          <table:table-cell office:value-type="float" office:value="58115" calcext:value-type="float">
            <text:p>58115</text:p>
          </table:table-cell>
          <table:table-cell office:value-type="float" office:value="57477" calcext:value-type="float">
            <text:p>5747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3]-[.B3]" office:value-type="float" office:value="53" calcext:value-type="float">
            <text:p>53</text:p>
          </table:table-cell>
          <table:table-cell table:formula="of:=[.A3]-[.C3]" office:value-type="float" office:value="-638" calcext:value-type="float">
            <text:p>-638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30167" calcext:value-type="float">
            <text:p>130167</text:p>
          </table:table-cell>
          <table:table-cell office:value-type="float" office:value="14676" calcext:value-type="float">
            <text:p>14676</text:p>
          </table:table-cell>
          <table:table-cell office:value-type="float" office:value="70" calcext:value-type="float">
            <text:p>70</text:p>
          </table:table-cell>
          <table:table-cell office:value-type="float" office:value="15870" calcext:value-type="float">
            <text:p>15870</text:p>
          </table:table-cell>
          <table:table-cell office:value-type="float" office:value="1110947" calcext:value-type="float">
            <text:p>1110947</text:p>
          </table:table-cell>
          <table:table-cell office:value-type="float" office:value="26516" calcext:value-type="float">
            <text:p>26516</text:p>
          </table:table-cell>
          <table:table-cell office:value-type="float" office:value="43046" calcext:value-type="float">
            <text:p>4304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41" calcext:value-type="float">
            <text:p>60241</text:p>
          </table:table-cell>
          <table:table-cell office:value-type="float" office:value="61439" calcext:value-type="float">
            <text:p>61439</text:p>
          </table:table-cell>
          <table:table-cell office:value-type="float" office:value="59967" calcext:value-type="float">
            <text:p>5996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-[.B4]" office:value-type="float" office:value="-2861" calcext:value-type="float">
            <text:p>-2861</text:p>
          </table:table-cell>
          <table:table-cell table:formula="of:=[.A4]-[.C4]" office:value-type="float" office:value="-4059" calcext:value-type="float">
            <text:p>-4059</text:p>
          </table:table-cell>
          <table:table-cell table:formula="of:=[.A4]-[.D4]" office:value-type="float" office:value="-2587" calcext:value-type="float">
            <text:p>-2587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387" calcext:value-type="float">
            <text:p>57387</text:p>
          </table:table-cell>
          <table:table-cell office:value-type="float" office:value="58037" calcext:value-type="float">
            <text:p>58037</text:p>
          </table:table-cell>
          <table:table-cell office:value-type="float" office:value="57855" calcext:value-type="float">
            <text:p>5785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5]-[.B5]" office:value-type="float" office:value="1545" calcext:value-type="float">
            <text:p>1545</text:p>
          </table:table-cell>
          <table:table-cell table:formula="of:=[.A5]-[.C5]" office:value-type="float" office:value="895" calcext:value-type="float">
            <text:p>895</text:p>
          </table:table-cell>
          <table:table-cell table:formula="of:=[.A5]-[.D5]" office:value-type="float" office:value="1077" calcext:value-type="float">
            <text:p>1077</text:p>
          </table:table-cell>
          <table:table-cell table:number-columns-repeated="6"/>
          <table:table-cell table:formula="of:=AVERAGE([.P2];[.P3])/3600/1000" office:value-type="float" office:value="0.308840555555556" calcext:value-type="float">
            <text:p>0.308840555555556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239" calcext:value-type="float">
            <text:p>58239</text:p>
          </table:table-cell>
          <table:table-cell office:value-type="float" office:value="58899" calcext:value-type="float">
            <text:p>58899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]-[.B6]" office:value-type="float" office:value="-540" calcext:value-type="float">
            <text:p>-540</text:p>
          </table:table-cell>
          <table:table-cell table:formula="of:=[.A6]-[.C6]" office:value-type="float" office:value="-1200" calcext:value-type="float">
            <text:p>-1200</text:p>
          </table:table-cell>
          <table:table-cell table:formula="of:=[.A6]-[.D6]" office:value-type="float" office:value="-2780" calcext:value-type="float">
            <text:p>-2780</text:p>
          </table:table-cell>
          <table:table-cell table:number-columns-repeated="9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855" calcext:value-type="float">
            <text:p>57855</text:p>
          </table:table-cell>
          <table:table-cell office:value-type="float" office:value="58678" calcext:value-type="float">
            <text:p>58678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7]-[.B7]" office:value-type="float" office:value="140" calcext:value-type="float">
            <text:p>140</text:p>
          </table:table-cell>
          <table:table-cell table:formula="of:=[.A7]-[.C7]" office:value-type="float" office:value="-683" calcext:value-type="float">
            <text:p>-683</text:p>
          </table:table-cell>
          <table:table-cell table:formula="of:=[.A7]-[.D7]" office:value-type="float" office:value="-2484" calcext:value-type="float">
            <text:p>-2484</text:p>
          </table:table-cell>
          <table:table-cell table:number-columns-repeated="9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791" calcext:value-type="float">
            <text:p>59791</text:p>
          </table:table-cell>
          <table:table-cell office:value-type="float" office:value="60056" calcext:value-type="float">
            <text:p>60056</text:p>
          </table:table-cell>
          <table:table-cell office:value-type="float" office:value="59911" calcext:value-type="float">
            <text:p>599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8]-[.B8]" office:value-type="float" office:value="-2090" calcext:value-type="float">
            <text:p>-2090</text:p>
          </table:table-cell>
          <table:table-cell table:formula="of:=[.A8]-[.C8]" office:value-type="float" office:value="-2355" calcext:value-type="float">
            <text:p>-2355</text:p>
          </table:table-cell>
          <table:table-cell table:formula="of:=[.A8]-[.D8]" office:value-type="float" office:value="-2210" calcext:value-type="float">
            <text:p>-2210</text:p>
          </table:table-cell>
          <table:table-cell table:number-columns-repeated="9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559" calcext:value-type="float">
            <text:p>58559</text:p>
          </table:table-cell>
          <table:table-cell office:value-type="float" office:value="58962" calcext:value-type="float">
            <text:p>5896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9]-[.B9]" office:value-type="float" office:value="-811" calcext:value-type="float">
            <text:p>-811</text:p>
          </table:table-cell>
          <table:table-cell table:formula="of:=[.A9]-[.C9]" office:value-type="float" office:value="-1214" calcext:value-type="float">
            <text:p>-1214</text:p>
          </table:table-cell>
          <table:table-cell table:formula="of:=[.A9]-[.D9]" office:value-type="float" office:value="-2731" calcext:value-type="float">
            <text:p>-2731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348" calcext:value-type="float">
            <text:p>57348</text:p>
          </table:table-cell>
          <table:table-cell office:value-type="float" office:value="60820" calcext:value-type="float">
            <text:p>60820</text:p>
          </table:table-cell>
          <table:table-cell office:value-type="float" office:value="59526" calcext:value-type="float">
            <text:p>5952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0]-[.B10]" office:value-type="float" office:value="412" calcext:value-type="float">
            <text:p>412</text:p>
          </table:table-cell>
          <table:table-cell table:formula="of:=[.A10]-[.C10]" office:value-type="float" office:value="-3060" calcext:value-type="float">
            <text:p>-3060</text:p>
          </table:table-cell>
          <table:table-cell table:formula="of:=[.A10]-[.D10]" office:value-type="float" office:value="-1766" calcext:value-type="float">
            <text:p>-1766</text:p>
          </table:table-cell>
          <table:table-cell table:number-columns-repeated="9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953" calcext:value-type="float">
            <text:p>57953</text:p>
          </table:table-cell>
          <table:table-cell office:value-type="float" office:value="59491" calcext:value-type="float">
            <text:p>59491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1]-[.B11]" office:value-type="float" office:value="-469" calcext:value-type="float">
            <text:p>-469</text:p>
          </table:table-cell>
          <table:table-cell table:formula="of:=[.A11]-[.C11]" office:value-type="float" office:value="-2007" calcext:value-type="float">
            <text:p>-2007</text:p>
          </table:table-cell>
          <table:table-cell table:formula="of:=[.A11]-[.D11]" office:value-type="float" office:value="-2995" calcext:value-type="float">
            <text:p>-2995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55" calcext:value-type="float">
            <text:p>58655</text:p>
          </table:table-cell>
          <table:table-cell office:value-type="float" office:value="60545" calcext:value-type="float">
            <text:p>60545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2]-[.B12]" office:value-type="float" office:value="-1275" calcext:value-type="float">
            <text:p>-1275</text:p>
          </table:table-cell>
          <table:table-cell table:formula="of:=[.A12]-[.C12]" office:value-type="float" office:value="-3165" calcext:value-type="float">
            <text:p>-3165</text:p>
          </table:table-cell>
          <table:table-cell table:formula="of:=[.A12]-[.D12]" office:value-type="float" office:value="-3099" calcext:value-type="float">
            <text:p>-3099</text:p>
          </table:table-cell>
          <table:table-cell table:number-columns-repeated="9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66" calcext:value-type="float">
            <text:p>58166</text:p>
          </table:table-cell>
          <table:table-cell office:value-type="float" office:value="57385" calcext:value-type="float">
            <text:p>57385</text:p>
          </table:table-cell>
          <table:table-cell office:value-type="float" office:value="59435" calcext:value-type="float">
            <text:p>5943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3]-[.B13]" office:value-type="float" office:value="1269" calcext:value-type="float">
            <text:p>1269</text:p>
          </table:table-cell>
          <table:table-cell table:formula="of:=[.A13]-[.C13]" office:value-type="float" office:value="2050" calcext:value-type="float">
            <text:p>2050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84" calcext:value-type="float">
            <text:p>58184</text:p>
          </table:table-cell>
          <table:table-cell office:value-type="float" office:value="58472" calcext:value-type="float">
            <text:p>58472</text:p>
          </table:table-cell>
          <table:table-cell office:value-type="float" office:value="58529" calcext:value-type="float">
            <text:p>5852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4]-[.B14]" office:value-type="float" office:value="-262" calcext:value-type="float">
            <text:p>-262</text:p>
          </table:table-cell>
          <table:table-cell table:formula="of:=[.A14]-[.C14]" office:value-type="float" office:value="-550" calcext:value-type="float">
            <text:p>-550</text:p>
          </table:table-cell>
          <table:table-cell table:formula="of:=[.A14]-[.D14]" office:value-type="float" office:value="-607" calcext:value-type="float">
            <text:p>-607</text:p>
          </table:table-cell>
          <table:table-cell table:number-columns-repeated="9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488" calcext:value-type="float">
            <text:p>60488</text:p>
          </table:table-cell>
          <table:table-cell office:value-type="float" office:value="59391" calcext:value-type="float">
            <text:p>59391</text:p>
          </table:table-cell>
          <table:table-cell office:value-type="float" office:value="57599" calcext:value-type="float">
            <text:p>5759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15]-[.B15]" office:value-type="float" office:value="-2705" calcext:value-type="float">
            <text:p>-2705</text:p>
          </table:table-cell>
          <table:table-cell table:formula="of:=[.A15]-[.C15]" office:value-type="float" office:value="-1608" calcext:value-type="float">
            <text:p>-1608</text:p>
          </table:table-cell>
          <table:table-cell table:formula="of:=[.A15]-[.D15]"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560" calcext:value-type="float">
            <text:p>59560</text:p>
          </table:table-cell>
          <table:table-cell office:value-type="float" office:value="57919" calcext:value-type="float">
            <text:p>57919</text:p>
          </table:table-cell>
          <table:table-cell office:value-type="float" office:value="59675" calcext:value-type="float">
            <text:p>596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]-[.B16]" office:value-type="float" office:value="-1399" calcext:value-type="float">
            <text:p>-1399</text:p>
          </table:table-cell>
          <table:table-cell table:formula="of:=[.A16]-[.C16]" office:value-type="float" office:value="242" calcext:value-type="float">
            <text:p>242</text:p>
          </table:table-cell>
          <table:table-cell table:formula="of:=[.A16]-[.D16]" office:value-type="float" office:value="-1514" calcext:value-type="float">
            <text:p>-1514</text:p>
          </table:table-cell>
          <table:table-cell table:number-columns-repeated="9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088" calcext:value-type="float">
            <text:p>59088</text:p>
          </table:table-cell>
          <table:table-cell office:value-type="float" office:value="57755" calcext:value-type="float">
            <text:p>57755</text:p>
          </table:table-cell>
          <table:table-cell office:value-type="float" office:value="58677" calcext:value-type="float">
            <text:p>5867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7]-[.B17]" office:value-type="float" office:value="-1603" calcext:value-type="float">
            <text:p>-1603</text:p>
          </table:table-cell>
          <table:table-cell table:formula="of:=[.A17]-[.C17]" office:value-type="float" office:value="-270" calcext:value-type="float">
            <text:p>-270</text:p>
          </table:table-cell>
          <table:table-cell table:formula="of:=[.A17]-[.D17]" office:value-type="float" office:value="-1192" calcext:value-type="float">
            <text:p>-1192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2" calcext:value-type="float">
            <text:p>57732</text:p>
          </table:table-cell>
          <table:table-cell office:value-type="float" office:value="57735" calcext:value-type="float">
            <text:p>57735</text:p>
          </table:table-cell>
          <table:table-cell office:value-type="float" office:value="57997" calcext:value-type="float">
            <text:p>5799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18]-[.B18]" office:value-type="float" office:value="-352" calcext:value-type="float">
            <text:p>-352</text:p>
          </table:table-cell>
          <table:table-cell table:formula="of:=[.A18]-[.C18]" office:value-type="float" office:value="-355" calcext:value-type="float">
            <text:p>-355</text:p>
          </table:table-cell>
          <table:table-cell table:formula="of:=[.A18]-[.D18]" office:value-type="float" office:value="-617" calcext:value-type="float">
            <text:p>-617</text:p>
          </table:table-cell>
          <table:table-cell table:number-columns-repeated="9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95" calcext:value-type="float">
            <text:p>59795</text:p>
          </table:table-cell>
          <table:table-cell office:value-type="float" office:value="57890" calcext:value-type="float">
            <text:p>57890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9]-[.B19]" office:value-type="float" office:value="-2097" calcext:value-type="float">
            <text:p>-2097</text:p>
          </table:table-cell>
          <table:table-cell table:formula="of:=[.A19]-[.C19]" office:value-type="float" office:value="-192" calcext:value-type="float">
            <text:p>-192</text:p>
          </table:table-cell>
          <table:table-cell table:formula="of:=[.A19]-[.D19]" office:value-type="float" office:value="-2781" calcext:value-type="float">
            <text:p>-2781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59" calcext:value-type="float">
            <text:p>60059</text:p>
          </table:table-cell>
          <table:table-cell office:value-type="float" office:value="61439" calcext:value-type="float">
            <text:p>61439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0]-[.B20]" office:value-type="float" office:value="-2679" calcext:value-type="float">
            <text:p>-2679</text:p>
          </table:table-cell>
          <table:table-cell table:formula="of:=[.A20]-[.C20]" office:value-type="float" office:value="-4059" calcext:value-type="float">
            <text:p>-4059</text:p>
          </table:table-cell>
          <table:table-cell table:formula="of:=[.A20]-[.D20]" office:value-type="float" office:value="-2011" calcext:value-type="float">
            <text:p>-2011</text:p>
          </table:table-cell>
          <table:table-cell table:number-columns-repeated="9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376" calcext:value-type="float">
            <text:p>57376</text:p>
          </table:table-cell>
          <table:table-cell office:value-type="float" office:value="60085" calcext:value-type="float">
            <text:p>60085</text:p>
          </table:table-cell>
          <table:table-cell office:value-type="float" office:value="57505" calcext:value-type="float">
            <text:p>5750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1]-[.B21]" office:value-type="float" office:value="1169" calcext:value-type="float">
            <text:p>1169</text:p>
          </table:table-cell>
          <table:table-cell table:formula="of:=[.A21]-[.C21]" office:value-type="float" office:value="-1540" calcext:value-type="float">
            <text:p>-1540</text:p>
          </table:table-cell>
          <table:table-cell table:formula="of:=[.A21]-[.D21]"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68" calcext:value-type="float">
            <text:p>58468</text:p>
          </table:table-cell>
          <table:table-cell office:value-type="float" office:value="58885" calcext:value-type="float">
            <text:p>58885</text:p>
          </table:table-cell>
          <table:table-cell office:value-type="float" office:value="57418" calcext:value-type="float">
            <text:p>5741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2]-[.B22]" office:value-type="float" office:value="-727" calcext:value-type="float">
            <text:p>-727</text:p>
          </table:table-cell>
          <table:table-cell table:formula="of:=[.A22]-[.C22]" office:value-type="float" office:value="-1144" calcext:value-type="float">
            <text:p>-1144</text:p>
          </table:table-cell>
          <table:table-cell table:formula="of:=[.A22]-[.D22]"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15" calcext:value-type="float">
            <text:p>60415</text:p>
          </table:table-cell>
          <table:table-cell office:value-type="float" office:value="58160" calcext:value-type="float">
            <text:p>58160</text:p>
          </table:table-cell>
          <table:table-cell office:value-type="float" office:value="58646" calcext:value-type="float">
            <text:p>5864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3]-[.B23]" office:value-type="float" office:value="-2686" calcext:value-type="float">
            <text:p>-2686</text:p>
          </table:table-cell>
          <table:table-cell table:formula="of:=[.A23]-[.C23]" office:value-type="float" office:value="-431" calcext:value-type="float">
            <text:p>-431</text:p>
          </table:table-cell>
          <table:table-cell table:formula="of:=[.A23]-[.D23]" office:value-type="float" office:value="-917" calcext:value-type="float">
            <text:p>-917</text:p>
          </table:table-cell>
          <table:table-cell table:number-columns-repeated="9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59920" calcext:value-type="float">
            <text:p>5992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24]-[.B24]" office:value-type="float" office:value="-3708" calcext:value-type="float">
            <text:p>-3708</text:p>
          </table:table-cell>
          <table:table-cell table:formula="of:=[.A24]-[.C24]" office:value-type="float" office:value="387" calcext:value-type="float">
            <text:p>387</text:p>
          </table:table-cell>
          <table:table-cell table:formula="of:=[.A24]-[.D24]" office:value-type="float" office:value="-2189" calcext:value-type="float">
            <text:p>-2189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93" calcext:value-type="float">
            <text:p>59793</text:p>
          </table:table-cell>
          <table:table-cell office:value-type="float" office:value="58441" calcext:value-type="float">
            <text:p>58441</text:p>
          </table:table-cell>
          <table:table-cell office:value-type="float" office:value="57955" calcext:value-type="float">
            <text:p>5795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5]-[.B25]" office:value-type="float" office:value="-2413" calcext:value-type="float">
            <text:p>-2413</text:p>
          </table:table-cell>
          <table:table-cell table:formula="of:=[.A25]-[.C25]" office:value-type="float" office:value="-1061" calcext:value-type="float">
            <text:p>-1061</text:p>
          </table:table-cell>
          <table:table-cell table:formula="of:=[.A25]-[.D25]" office:value-type="float" office:value="-575" calcext:value-type="float">
            <text:p>-575</text:p>
          </table:table-cell>
          <table:table-cell table:number-columns-repeated="9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855" calcext:value-type="float">
            <text:p>57855</text:p>
          </table:table-cell>
          <table:table-cell office:value-type="float" office:value="60048" calcext:value-type="float">
            <text:p>60048</text:p>
          </table:table-cell>
          <table:table-cell office:value-type="float" office:value="57702" calcext:value-type="float">
            <text:p>5770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6]-[.B26]" office:value-type="float" office:value="-153" calcext:value-type="float">
            <text:p>-153</text:p>
          </table:table-cell>
          <table:table-cell table:formula="of:=[.A26]-[.C26]" office:value-type="float" office:value="-2346" calcext:value-type="float">
            <text:p>-2346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32" calcext:value-type="float">
            <text:p>58732</text:p>
          </table:table-cell>
          <table:table-cell office:value-type="float" office:value="60672" calcext:value-type="float">
            <text:p>60672</text:p>
          </table:table-cell>
          <table:table-cell office:value-type="float" office:value="57355" calcext:value-type="float">
            <text:p>5735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27]-[.B27]" office:value-type="float" office:value="-1256" calcext:value-type="float">
            <text:p>-1256</text:p>
          </table:table-cell>
          <table:table-cell table:formula="of:=[.A27]-[.C27]" office:value-type="float" office:value="-3196" calcext:value-type="float">
            <text:p>-3196</text:p>
          </table:table-cell>
          <table:table-cell table:formula="of:=[.A27]-[.D27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57705" calcext:value-type="float">
            <text:p>57705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8]-[.B28]" office:value-type="float" office:value="-1499" calcext:value-type="float">
            <text:p>-1499</text:p>
          </table:table-cell>
          <table:table-cell table:formula="of:=[.A28]-[.C28]" office:value-type="float" office:value="-325" calcext:value-type="float">
            <text:p>-325</text:p>
          </table:table-cell>
          <table:table-cell table:formula="of:=[.A28]-[.D28]" office:value-type="float" office:value="-3099" calcext:value-type="float">
            <text:p>-3099</text:p>
          </table:table-cell>
          <table:table-cell table:number-columns-repeated="9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893" calcext:value-type="float">
            <text:p>58893</text:p>
          </table:table-cell>
          <table:table-cell office:value-type="float" office:value="58751" calcext:value-type="float">
            <text:p>58751</text:p>
          </table:table-cell>
          <table:table-cell office:value-type="float" office:value="58753" calcext:value-type="float">
            <text:p>5875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9]-[.B29]" office:value-type="float" office:value="828" calcext:value-type="float">
            <text:p>828</text:p>
          </table:table-cell>
          <table:table-cell table:formula="of:=[.A29]-[.C29]" office:value-type="float" office:value="970" calcext:value-type="float">
            <text:p>970</text:p>
          </table:table-cell>
          <table:table-cell table:formula="of:=[.A29]-[.D29]"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79" calcext:value-type="float">
            <text:p>58879</text:p>
          </table:table-cell>
          <table:table-cell office:value-type="float" office:value="58112" calcext:value-type="float">
            <text:p>5811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0]-[.B30]" office:value-type="float" office:value="-1182" calcext:value-type="float">
            <text:p>-1182</text:p>
          </table:table-cell>
          <table:table-cell table:formula="of:=[.A30]-[.C30]" office:value-type="float" office:value="-415" calcext:value-type="float">
            <text:p>-415</text:p>
          </table:table-cell>
          <table:table-cell table:formula="of:=[.A30]-[.D30]" office:value-type="float" office:value="-2782" calcext:value-type="float">
            <text:p>-2782</text:p>
          </table:table-cell>
          <table:table-cell table:number-columns-repeated="9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882" calcext:value-type="float">
            <text:p>58882</text:p>
          </table:table-cell>
          <table:table-cell office:value-type="float" office:value="57664" calcext:value-type="float">
            <text:p>57664</text:p>
          </table:table-cell>
          <table:table-cell office:value-type="float" office:value="60836" calcext:value-type="float">
            <text:p>608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1]-[.B31]" office:value-type="float" office:value="-1109" calcext:value-type="float">
            <text:p>-1109</text:p>
          </table:table-cell>
          <table:table-cell table:formula="of:=[.A31]-[.C31]" office:value-type="float" office:value="109" calcext:value-type="float">
            <text:p>109</text:p>
          </table:table-cell>
          <table:table-cell table:formula="of:=[.A31]-[.D31]" office:value-type="float" office:value="-3063" calcext:value-type="float">
            <text:p>-3063</text:p>
          </table:table-cell>
          <table:table-cell table:number-columns-repeated="9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903" calcext:value-type="float">
            <text:p>59903</text:p>
          </table:table-cell>
          <table:table-cell office:value-type="float" office:value="59687" calcext:value-type="float">
            <text:p>59687</text:p>
          </table:table-cell>
          <table:table-cell office:value-type="float" office:value="57600" calcext:value-type="float">
            <text:p>576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2]-[.B32]" office:value-type="float" office:value="-1755" calcext:value-type="float">
            <text:p>-1755</text:p>
          </table:table-cell>
          <table:table-cell table:formula="of:=[.A32]-[.C32]" office:value-type="float" office:value="-1539" calcext:value-type="float">
            <text:p>-1539</text:p>
          </table:table-cell>
          <table:table-cell table:formula="of:=[.A32]-[.D32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699" calcext:value-type="float">
            <text:p>60699</text:p>
          </table:table-cell>
          <table:table-cell office:value-type="float" office:value="58978" calcext:value-type="float">
            <text:p>58978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3]-[.B33]" office:value-type="float" office:value="-3002" calcext:value-type="float">
            <text:p>-3002</text:p>
          </table:table-cell>
          <table:table-cell table:formula="of:=[.A33]-[.C33]" office:value-type="float" office:value="-1281" calcext:value-type="float">
            <text:p>-1281</text:p>
          </table:table-cell>
          <table:table-cell table:formula="of:=[.A33]-[.D33]" office:value-type="float" office:value="-3742" calcext:value-type="float">
            <text:p>-3742</text:p>
          </table:table-cell>
          <table:table-cell table:number-columns-repeated="9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178" calcext:value-type="float">
            <text:p>58178</text:p>
          </table:table-cell>
          <table:table-cell office:value-type="float" office:value="57700" calcext:value-type="float">
            <text:p>57700</text:p>
          </table:table-cell>
          <table:table-cell office:value-type="float" office:value="58376" calcext:value-type="float">
            <text:p>5837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4]-[.B34]" office:value-type="float" office:value="-480" calcext:value-type="float">
            <text:p>-480</text:p>
          </table:table-cell>
          <table:table-cell table:formula="of:=[.A34]-[.C34]" office:value-type="float" office:value="-2" calcext:value-type="float">
            <text:p>-2</text:p>
          </table:table-cell>
          <table:table-cell table:formula="of:=[.A34]-[.D34]" office:value-type="float" office:value="-678" calcext:value-type="float">
            <text:p>-678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77" calcext:value-type="float">
            <text:p>58477</text:p>
          </table:table-cell>
          <table:table-cell office:value-type="float" office:value="57376" calcext:value-type="float">
            <text:p>57376</text:p>
          </table:table-cell>
          <table:table-cell office:value-type="float" office:value="57428" calcext:value-type="float">
            <text:p>5742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5]-[.B35]" office:value-type="float" office:value="-1097" calcext:value-type="float">
            <text:p>-1097</text:p>
          </table:table-cell>
          <table:table-cell table:formula="of:=[.A35]-[.C35]" office:value-type="float" office:value="4" calcext:value-type="float">
            <text:p>4</text:p>
          </table:table-cell>
          <table:table-cell table:formula="of:=[.A35]-[.D35]" office:value-type="float" office:value="-48" calcext:value-type="float">
            <text:p>-48</text:p>
          </table:table-cell>
          <table:table-cell table:number-columns-repeated="9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368" calcext:value-type="float">
            <text:p>58368</text:p>
          </table:table-cell>
          <table:table-cell office:value-type="float" office:value="61439" calcext:value-type="float">
            <text:p>61439</text:p>
          </table:table-cell>
          <table:table-cell office:value-type="float" office:value="58463" calcext:value-type="float">
            <text:p>5846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6]-[.B36]" office:value-type="float" office:value="-673" calcext:value-type="float">
            <text:p>-673</text:p>
          </table:table-cell>
          <table:table-cell table:formula="of:=[.A36]-[.C36]" office:value-type="float" office:value="-3744" calcext:value-type="float">
            <text:p>-3744</text:p>
          </table:table-cell>
          <table:table-cell table:formula="of:=[.A36]-[.D36]" office:value-type="float" office:value="-768" calcext:value-type="float">
            <text:p>-768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51" calcext:value-type="float">
            <text:p>58651</text:p>
          </table:table-cell>
          <table:table-cell office:value-type="float" office:value="60456" calcext:value-type="float">
            <text:p>60456</text:p>
          </table:table-cell>
          <table:table-cell office:value-type="float" office:value="60755" calcext:value-type="float">
            <text:p>6075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7]-[.B37]" office:value-type="float" office:value="-1271" calcext:value-type="float">
            <text:p>-1271</text:p>
          </table:table-cell>
          <table:table-cell table:formula="of:=[.A37]-[.C37]" office:value-type="float" office:value="-3076" calcext:value-type="float">
            <text:p>-3076</text:p>
          </table:table-cell>
          <table:table-cell table:formula="of:=[.A37]-[.D37]" office:value-type="float" office:value="-3375" calcext:value-type="float">
            <text:p>-3375</text:p>
          </table:table-cell>
          <table:table-cell table:number-columns-repeated="9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31" calcext:value-type="float">
            <text:p>57631</text:p>
          </table:table-cell>
          <table:table-cell office:value-type="float" office:value="57377" calcext:value-type="float">
            <text:p>57377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8]-[.B38]" office:value-type="float" office:value="914" calcext:value-type="float">
            <text:p>914</text:p>
          </table:table-cell>
          <table:table-cell table:formula="of:=[.A38]-[.C38]" office:value-type="float" office:value="1168" calcext:value-type="float">
            <text:p>1168</text:p>
          </table:table-cell>
          <table:table-cell table:formula="of:=[.A38]-[.D38]" office:value-type="float" office:value="-1934" calcext:value-type="float">
            <text:p>-1934</text:p>
          </table:table-cell>
          <table:table-cell table:number-columns-repeated="9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419" calcext:value-type="float">
            <text:p>60419</text:p>
          </table:table-cell>
          <table:table-cell office:value-type="float" office:value="60163" calcext:value-type="float">
            <text:p>60163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9]-[.B39]" office:value-type="float" office:value="-2514" calcext:value-type="float">
            <text:p>-2514</text:p>
          </table:table-cell>
          <table:table-cell table:formula="of:=[.A39]-[.C39]" office:value-type="float" office:value="-2258" calcext:value-type="float">
            <text:p>-2258</text:p>
          </table:table-cell>
          <table:table-cell table:formula="of:=[.A39]-[.D39]" office:value-type="float" office:value="-2574" calcext:value-type="float">
            <text:p>-2574</text:p>
          </table:table-cell>
          <table:table-cell table:number-columns-repeated="9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02" calcext:value-type="float">
            <text:p>59702</text:p>
          </table:table-cell>
          <table:table-cell office:value-type="float" office:value="60585" calcext:value-type="float">
            <text:p>60585</text:p>
          </table:table-cell>
          <table:table-cell office:value-type="float" office:value="57707" calcext:value-type="float">
            <text:p>5770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40]-[.B40]" office:value-type="float" office:value="-1995" calcext:value-type="float">
            <text:p>-1995</text:p>
          </table:table-cell>
          <table:table-cell table:formula="of:=[.A40]-[.C40]" office:value-type="float" office:value="-2878" calcext:value-type="float">
            <text:p>-2878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94" calcext:value-type="float">
            <text:p>59794</text:p>
          </table:table-cell>
          <table:table-cell office:value-type="float" office:value="57516" calcext:value-type="float">
            <text:p>57516</text:p>
          </table:table-cell>
          <table:table-cell office:value-type="float" office:value="58378" calcext:value-type="float">
            <text:p>5837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1]-[.B41]" office:value-type="float" office:value="-2401" calcext:value-type="float">
            <text:p>-2401</text:p>
          </table:table-cell>
          <table:table-cell table:formula="of:=[.A41]-[.C41]" office:value-type="float" office:value="-123" calcext:value-type="float">
            <text:p>-123</text:p>
          </table:table-cell>
          <table:table-cell table:formula="of:=[.A41]-[.D41]" office:value-type="float" office:value="-985" calcext:value-type="float">
            <text:p>-985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376" calcext:value-type="float">
            <text:p>58376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2]-[.B42]" office:value-type="float" office:value="-92" calcext:value-type="float">
            <text:p>-92</text:p>
          </table:table-cell>
          <table:table-cell table:formula="of:=[.A42]-[.C42]" office:value-type="float" office:value="-996" calcext:value-type="float">
            <text:p>-996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617" calcext:value-type="float">
            <text:p>57617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4" calcext:value-type="float">
            <text:p>5895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3]-[.B43]" office:value-type="float" office:value="1337" calcext:value-type="float">
            <text:p>1337</text:p>
          </table:table-cell>
          <table:table-cell table:formula="of:=[.A43]-[.C43]" office:value-type="float" office:value="-437" calcext:value-type="float">
            <text:p>-437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5" calcext:value-type="float">
            <text:p>58375</text:p>
          </table:table-cell>
          <table:table-cell office:value-type="float" office:value="58571" calcext:value-type="float">
            <text:p>58571</text:p>
          </table:table-cell>
          <table:table-cell office:value-type="float" office:value="60549" calcext:value-type="float">
            <text:p>6054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4]-[.B44]" office:value-type="float" office:value="-995" calcext:value-type="float">
            <text:p>-995</text:p>
          </table:table-cell>
          <table:table-cell table:formula="of:=[.A44]-[.C44]" office:value-type="float" office:value="-1191" calcext:value-type="float">
            <text:p>-1191</text:p>
          </table:table-cell>
          <table:table-cell table:formula="of:=[.A44]-[.D44]" office:value-type="float" office:value="-3169" calcext:value-type="float">
            <text:p>-3169</text:p>
          </table:table-cell>
          <table:table-cell table:number-columns-repeated="9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441" calcext:value-type="float">
            <text:p>57441</text:p>
          </table:table-cell>
          <table:table-cell office:value-type="float" office:value="58367" calcext:value-type="float">
            <text:p>58367</text:p>
          </table:table-cell>
          <table:table-cell office:value-type="float" office:value="59942" calcext:value-type="float">
            <text:p>5994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45]-[.B45]" office:value-type="float" office:value="1216" calcext:value-type="float">
            <text:p>1216</text:p>
          </table:table-cell>
          <table:table-cell table:formula="of:=[.A45]-[.C45]" office:value-type="float" office:value="290" calcext:value-type="float">
            <text:p>290</text:p>
          </table:table-cell>
          <table:table-cell table:formula="of:=[.A45]-[.D45]" office:value-type="float" office:value="-1285" calcext:value-type="float">
            <text:p>-1285</text:p>
          </table:table-cell>
          <table:table-cell table:number-columns-repeated="9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029" calcext:value-type="float">
            <text:p>59029</text:p>
          </table:table-cell>
          <table:table-cell office:value-type="float" office:value="60420" calcext:value-type="float">
            <text:p>60420</text:p>
          </table:table-cell>
          <table:table-cell office:value-type="float" office:value="59785" calcext:value-type="float">
            <text:p>5978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6]-[.B46]" office:value-type="float" office:value="-1554" calcext:value-type="float">
            <text:p>-1554</text:p>
          </table:table-cell>
          <table:table-cell table:formula="of:=[.A46]-[.C46]" office:value-type="float" office:value="-2945" calcext:value-type="float">
            <text:p>-2945</text:p>
          </table:table-cell>
          <table:table-cell table:formula="of:=[.A46]-[.D46]" office:value-type="float" office:value="-2310" calcext:value-type="float">
            <text:p>-2310</text:p>
          </table:table-cell>
          <table:table-cell table:number-columns-repeated="9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896" calcext:value-type="float">
            <text:p>58896</text:p>
          </table:table-cell>
          <table:table-cell office:value-type="float" office:value="60688" calcext:value-type="float">
            <text:p>60688</text:p>
          </table:table-cell>
          <table:table-cell office:value-type="float" office:value="57668" calcext:value-type="float">
            <text:p>5766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47]-[.B47]" office:value-type="float" office:value="-1503" calcext:value-type="float">
            <text:p>-1503</text:p>
          </table:table-cell>
          <table:table-cell table:formula="of:=[.A47]-[.C47]" office:value-type="float" office:value="-3295" calcext:value-type="float">
            <text:p>-3295</text:p>
          </table:table-cell>
          <table:table-cell table:formula="of:=[.A47]-[.D47]" office:value-type="float" office:value="-275" calcext:value-type="float">
            <text:p>-275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26" calcext:value-type="float">
            <text:p>60726</text:p>
          </table:table-cell>
          <table:table-cell office:value-type="float" office:value="60598" calcext:value-type="float">
            <text:p>60598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8]-[.B48]" office:value-type="float" office:value="-3346" calcext:value-type="float">
            <text:p>-3346</text:p>
          </table:table-cell>
          <table:table-cell table:formula="of:=[.A48]-[.C48]" office:value-type="float" office:value="-3218" calcext:value-type="float">
            <text:p>-3218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14" calcext:value-type="float">
            <text:p>57514</text:p>
          </table:table-cell>
          <table:table-cell office:value-type="float" office:value="61439" calcext:value-type="float">
            <text:p>61439</text:p>
          </table:table-cell>
          <table:table-cell office:value-type="float" office:value="58698" calcext:value-type="float">
            <text:p>5869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9]-[.B49]" office:value-type="float" office:value="188" calcext:value-type="float">
            <text:p>188</text:p>
          </table:table-cell>
          <table:table-cell table:formula="of:=[.A49]-[.C49]" office:value-type="float" office:value="-3737" calcext:value-type="float">
            <text:p>-3737</text:p>
          </table:table-cell>
          <table:table-cell table:formula="of:=[.A49]-[.D49]" office:value-type="float" office:value="-996" calcext:value-type="float">
            <text:p>-996</text:p>
          </table:table-cell>
          <table:table-cell table:number-columns-repeated="9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866" calcext:value-type="float">
            <text:p>57866</text:p>
          </table:table-cell>
          <table:table-cell office:value-type="float" office:value="60599" calcext:value-type="float">
            <text:p>60599</text:p>
          </table:table-cell>
          <table:table-cell office:value-type="float" office:value="57517" calcext:value-type="float">
            <text:p>5751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0]-[.B50]" office:value-type="float" office:value="-390" calcext:value-type="float">
            <text:p>-390</text:p>
          </table:table-cell>
          <table:table-cell table:formula="of:=[.A50]-[.C50]" office:value-type="float" office:value="-3123" calcext:value-type="float">
            <text:p>-3123</text:p>
          </table:table-cell>
          <table:table-cell table:formula="of:=[.A50]-[.D50]" office:value-type="float" office:value="-41" calcext:value-type="float">
            <text:p>-41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27" calcext:value-type="float">
            <text:p>58527</text:p>
          </table:table-cell>
          <table:table-cell office:value-type="float" office:value="58979" calcext:value-type="float">
            <text:p>58979</text:p>
          </table:table-cell>
          <table:table-cell office:value-type="float" office:value="58623" calcext:value-type="float">
            <text:p>5862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1]-[.B51]" office:value-type="float" office:value="-1147" calcext:value-type="float">
            <text:p>-1147</text:p>
          </table:table-cell>
          <table:table-cell table:formula="of:=[.A51]-[.C51]" office:value-type="float" office:value="-1599" calcext:value-type="float">
            <text:p>-1599</text:p>
          </table:table-cell>
          <table:table-cell table:formula="of:=[.A51]-[.D51]" office:value-type="float" office:value="-1243" calcext:value-type="float">
            <text:p>-1243</text:p>
          </table:table-cell>
          <table:table-cell table:number-columns-repeated="9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931" calcext:value-type="float">
            <text:p>58931</text:p>
          </table:table-cell>
          <table:table-cell office:value-type="float" office:value="59756" calcext:value-type="float">
            <text:p>59756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52]-[.B52]" office:value-type="float" office:value="-152" calcext:value-type="float">
            <text:p>-152</text:p>
          </table:table-cell>
          <table:table-cell table:formula="of:=[.A52]-[.C52]" office:value-type="float" office:value="-977" calcext:value-type="float">
            <text:p>-977</text:p>
          </table:table-cell>
          <table:table-cell table:formula="of:=[.A52]-[.D52]" office:value-type="float" office:value="-1700" calcext:value-type="float">
            <text:p>-1700</text:p>
          </table:table-cell>
          <table:table-cell table:number-columns-repeated="9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424" calcext:value-type="float">
            <text:p>57424</text:p>
          </table:table-cell>
          <table:table-cell office:value-type="float" office:value="58401" calcext:value-type="float">
            <text:p>58401</text:p>
          </table:table-cell>
          <table:table-cell office:value-type="float" office:value="57759" calcext:value-type="float">
            <text:p>5775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3]-[.B53]" office:value-type="float" office:value="276" calcext:value-type="float">
            <text:p>276</text:p>
          </table:table-cell>
          <table:table-cell table:formula="of:=[.A53]-[.C53]" office:value-type="float" office:value="-701" calcext:value-type="float">
            <text:p>-701</text:p>
          </table:table-cell>
          <table:table-cell table:formula="of:=[.A53]-[.D53]" office:value-type="float" office:value="-59" calcext:value-type="float">
            <text:p>-59</text:p>
          </table:table-cell>
          <table:table-cell table:number-columns-repeated="9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367" calcext:value-type="float">
            <text:p>58367</text:p>
          </table:table-cell>
          <table:table-cell office:value-type="float" office:value="60683" calcext:value-type="float">
            <text:p>60683</text:p>
          </table:table-cell>
          <table:table-cell office:value-type="float" office:value="58132" calcext:value-type="float">
            <text:p>5813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4]-[.B54]" office:value-type="float" office:value="-660" calcext:value-type="float">
            <text:p>-660</text:p>
          </table:table-cell>
          <table:table-cell table:formula="of:=[.A54]-[.C54]" office:value-type="float" office:value="-2976" calcext:value-type="float">
            <text:p>-2976</text:p>
          </table:table-cell>
          <table:table-cell table:formula="of:=[.A54]-[.D54]" office:value-type="float" office:value="-425" calcext:value-type="float">
            <text:p>-425</text:p>
          </table:table-cell>
          <table:table-cell table:number-columns-repeated="9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493" calcext:value-type="float">
            <text:p>57493</text:p>
          </table:table-cell>
          <table:table-cell office:value-type="float" office:value="60441" calcext:value-type="float">
            <text:p>60441</text:p>
          </table:table-cell>
          <table:table-cell office:value-type="float" office:value="57385" calcext:value-type="float">
            <text:p>5738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-[.B55]" office:value-type="float" office:value="242" calcext:value-type="float">
            <text:p>242</text:p>
          </table:table-cell>
          <table:table-cell table:formula="of:=[.A55]-[.C55]" office:value-type="float" office:value="-2706" calcext:value-type="float">
            <text:p>-2706</text:p>
          </table:table-cell>
          <table:table-cell table:formula="of:=[.A55]-[.D55]"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25" calcext:value-type="float">
            <text:p>59725</text:p>
          </table:table-cell>
          <table:table-cell office:value-type="float" office:value="58001" calcext:value-type="float">
            <text:p>58001</text:p>
          </table:table-cell>
          <table:table-cell office:value-type="float" office:value="60496" calcext:value-type="float">
            <text:p>6049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56]-[.B56]" office:value-type="float" office:value="-2345" calcext:value-type="float">
            <text:p>-2345</text:p>
          </table:table-cell>
          <table:table-cell table:formula="of:=[.A56]-[.C56]" office:value-type="float" office:value="-621" calcext:value-type="float">
            <text:p>-621</text:p>
          </table:table-cell>
          <table:table-cell table:formula="of:=[.A56]-[.D56]" office:value-type="float" office:value="-3116" calcext:value-type="float">
            <text:p>-3116</text:p>
          </table:table-cell>
          <table:table-cell table:number-columns-repeated="9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53" calcext:value-type="float">
            <text:p>57753</text:p>
          </table:table-cell>
          <table:table-cell office:value-type="float" office:value="58931" calcext:value-type="float">
            <text:p>58931</text:p>
          </table:table-cell>
          <table:table-cell office:value-type="float" office:value="58047" calcext:value-type="float">
            <text:p>5804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7]-[.B57]" office:value-type="float" office:value="896" calcext:value-type="float">
            <text:p>896</text:p>
          </table:table-cell>
          <table:table-cell table:formula="of:=[.A57]-[.C57]" office:value-type="float" office:value="-282" calcext:value-type="float">
            <text:p>-282</text:p>
          </table:table-cell>
          <table:table-cell table:formula="of:=[.A57]-[.D57]"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52" calcext:value-type="float">
            <text:p>60052</text:p>
          </table:table-cell>
          <table:table-cell office:value-type="float" office:value="60831" calcext:value-type="float">
            <text:p>60831</text:p>
          </table:table-cell>
          <table:table-cell office:value-type="float" office:value="58175" calcext:value-type="float">
            <text:p>581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8]-[.B58]" office:value-type="float" office:value="-1877" calcext:value-type="float">
            <text:p>-1877</text:p>
          </table:table-cell>
          <table:table-cell table:formula="of:=[.A58]-[.C58]" office:value-type="float" office:value="-2656" calcext:value-type="float">
            <text:p>-2656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12" calcext:value-type="float">
            <text:p>60012</text:p>
          </table:table-cell>
          <table:table-cell office:value-type="float" office:value="59823" calcext:value-type="float">
            <text:p>59823</text:p>
          </table:table-cell>
          <table:table-cell office:value-type="float" office:value="59007" calcext:value-type="float">
            <text:p>5900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9]-[.B59]" office:value-type="float" office:value="-2278" calcext:value-type="float">
            <text:p>-2278</text:p>
          </table:table-cell>
          <table:table-cell table:formula="of:=[.A59]-[.C59]" office:value-type="float" office:value="-2089" calcext:value-type="float">
            <text:p>-2089</text:p>
          </table:table-cell>
          <table:table-cell table:formula="of:=[.A59]-[.D59]" office:value-type="float" office:value="-1273" calcext:value-type="float">
            <text:p>-1273</text:p>
          </table:table-cell>
          <table:table-cell table:number-columns-repeated="9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433" calcext:value-type="float">
            <text:p>57433</text:p>
          </table:table-cell>
          <table:table-cell office:value-type="float" office:value="58390" calcext:value-type="float">
            <text:p>58390</text:p>
          </table:table-cell>
          <table:table-cell office:value-type="float" office:value="57919" calcext:value-type="float">
            <text:p>5791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0]-[.B60]" office:value-type="float" office:value="727" calcext:value-type="float">
            <text:p>727</text:p>
          </table:table-cell>
          <table:table-cell table:formula="of:=[.A60]-[.C60]" office:value-type="float" office:value="-230" calcext:value-type="float">
            <text:p>-230</text:p>
          </table:table-cell>
          <table:table-cell table:formula="of:=[.A60]-[.D60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58476" calcext:value-type="float">
            <text:p>58476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394" calcext:value-type="float">
            <text:p>-394</text:p>
          </table:table-cell>
          <table:table-cell table:formula="of:=[.A61]-[.C61]" office:value-type="float" office:value="-1122" calcext:value-type="float">
            <text:p>-1122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599" calcext:value-type="float">
            <text:p>57599</text:p>
          </table:table-cell>
          <table:table-cell office:value-type="float" office:value="60580" calcext:value-type="float">
            <text:p>60580</text:p>
          </table:table-cell>
          <table:table-cell office:value-type="float" office:value="60681" calcext:value-type="float">
            <text:p>6068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62]-[.B62]" office:value-type="float" office:value="1180" calcext:value-type="float">
            <text:p>1180</text:p>
          </table:table-cell>
          <table:table-cell table:formula="of:=[.A62]-[.C62]" office:value-type="float" office:value="-1801" calcext:value-type="float">
            <text:p>-1801</text:p>
          </table:table-cell>
          <table:table-cell table:formula="of:=[.A62]-[.D62]" office:value-type="float" office:value="-1902" calcext:value-type="float">
            <text:p>-1902</text:p>
          </table:table-cell>
          <table:table-cell table:number-columns-repeated="9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19" calcext:value-type="float">
            <text:p>59019</text:p>
          </table:table-cell>
          <table:table-cell office:value-type="float" office:value="57370" calcext:value-type="float">
            <text:p>57370</text:p>
          </table:table-cell>
          <table:table-cell office:value-type="float" office:value="58625" calcext:value-type="float">
            <text:p>5862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63]-[.B63]" office:value-type="float" office:value="702" calcext:value-type="float">
            <text:p>702</text:p>
          </table:table-cell>
          <table:table-cell table:formula="of:=[.A63]-[.C63]" office:value-type="float" office:value="2351" calcext:value-type="float">
            <text:p>2351</text:p>
          </table:table-cell>
          <table:table-cell table:formula="of:=[.A63]-[.D63]" office:value-type="float" office:value="1096" calcext:value-type="float">
            <text:p>1096</text:p>
          </table:table-cell>
          <table:table-cell table:number-columns-repeated="9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177" calcext:value-type="float">
            <text:p>58177</text:p>
          </table:table-cell>
          <table:table-cell office:value-type="float" office:value="60682" calcext:value-type="float">
            <text:p>6068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4]-[.B64]" office:value-type="float" office:value="-684" calcext:value-type="float">
            <text:p>-684</text:p>
          </table:table-cell>
          <table:table-cell table:formula="of:=[.A64]-[.C64]" office:value-type="float" office:value="-3189" calcext:value-type="float">
            <text:p>-3189</text:p>
          </table:table-cell>
          <table:table-cell table:formula="of:=[.A64]-[.D64]" office:value-type="float" office:value="-2986" calcext:value-type="float">
            <text:p>-2986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15" calcext:value-type="float">
            <text:p>59415</text:p>
          </table:table-cell>
          <table:table-cell office:value-type="float" office:value="58011" calcext:value-type="float">
            <text:p>58011</text:p>
          </table:table-cell>
          <table:table-cell office:value-type="float" office:value="59433" calcext:value-type="float">
            <text:p>5943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5]-[.B65]" office:value-type="float" office:value="-2035" calcext:value-type="float">
            <text:p>-2035</text:p>
          </table:table-cell>
          <table:table-cell table:formula="of:=[.A65]-[.C65]" office:value-type="float" office:value="-631" calcext:value-type="float">
            <text:p>-631</text:p>
          </table:table-cell>
          <table:table-cell table:formula="of:=[.A65]-[.D65]" office:value-type="float" office:value="-2053" calcext:value-type="float">
            <text:p>-2053</text:p>
          </table:table-cell>
          <table:table-cell table:number-columns-repeated="9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051" calcext:value-type="float">
            <text:p>58051</text:p>
          </table:table-cell>
          <table:table-cell office:value-type="float" office:value="59007" calcext:value-type="float">
            <text:p>59007</text:p>
          </table:table-cell>
          <table:table-cell office:value-type="float" office:value="59039" calcext:value-type="float">
            <text:p>5903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6]-[.B66]" office:value-type="float" office:value="-652" calcext:value-type="float">
            <text:p>-652</text:p>
          </table:table-cell>
          <table:table-cell table:formula="of:=[.A66]-[.C66]" office:value-type="float" office:value="-1608" calcext:value-type="float">
            <text:p>-1608</text:p>
          </table:table-cell>
          <table:table-cell table:formula="of:=[.A66]-[.D66]" office:value-type="float" office:value="-1640" calcext:value-type="float">
            <text:p>-1640</text:p>
          </table:table-cell>
          <table:table-cell table:number-columns-repeated="9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525" calcext:value-type="float">
            <text:p>57525</text:p>
          </table:table-cell>
          <table:table-cell office:value-type="float" office:value="59391" calcext:value-type="float">
            <text:p>59391</text:p>
          </table:table-cell>
          <table:table-cell office:value-type="float" office:value="59019" calcext:value-type="float">
            <text:p>5901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67]-[.B67]" office:value-type="float" office:value="-128" calcext:value-type="float">
            <text:p>-128</text:p>
          </table:table-cell>
          <table:table-cell table:formula="of:=[.A67]-[.C67]" office:value-type="float" office:value="-1994" calcext:value-type="float">
            <text:p>-1994</text:p>
          </table:table-cell>
          <table:table-cell table:formula="of:=[.A67]-[.D67]" office:value-type="float" office:value="-1622" calcext:value-type="float">
            <text:p>-1622</text:p>
          </table:table-cell>
          <table:table-cell table:number-columns-repeated="9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648" calcext:value-type="float">
            <text:p>59648</text:p>
          </table:table-cell>
          <table:table-cell office:value-type="float" office:value="58623" calcext:value-type="float">
            <text:p>58623</text:p>
          </table:table-cell>
          <table:table-cell office:value-type="float" office:value="58455" calcext:value-type="float">
            <text:p>584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8]-[.B68]" office:value-type="float" office:value="-2250" calcext:value-type="float">
            <text:p>-2250</text:p>
          </table:table-cell>
          <table:table-cell table:formula="of:=[.A68]-[.C68]" office:value-type="float" office:value="-1225" calcext:value-type="float">
            <text:p>-1225</text:p>
          </table:table-cell>
          <table:table-cell table:formula="of:=[.A68]-[.D68]" office:value-type="float" office:value="-1057" calcext:value-type="float">
            <text:p>-1057</text:p>
          </table:table-cell>
          <table:table-cell table:number-columns-repeated="9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536" calcext:value-type="float">
            <text:p>58536</text:p>
          </table:table-cell>
          <table:table-cell office:value-type="float" office:value="57516" calcext:value-type="float">
            <text:p>57516</text:p>
          </table:table-cell>
          <table:table-cell office:value-type="float" office:value="57413" calcext:value-type="float">
            <text:p>5741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9]-[.B69]" office:value-type="float" office:value="-1123" calcext:value-type="float">
            <text:p>-1123</text:p>
          </table:table-cell>
          <table:table-cell table:formula="of:=[.A69]-[.C69]" office:value-type="float" office:value="-103" calcext:value-type="float">
            <text:p>-103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162" calcext:value-type="float">
            <text:p>60162</text:p>
          </table:table-cell>
          <table:table-cell office:value-type="float" office:value="57474" calcext:value-type="float">
            <text:p>57474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2808" calcext:value-type="float">
            <text:p>-2808</text:p>
          </table:table-cell>
          <table:table-cell table:formula="of:=[.A70]-[.C70]" office:value-type="float" office:value="-120" calcext:value-type="float">
            <text:p>-120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261" calcext:value-type="float">
            <text:p>60261</text:p>
          </table:table-cell>
          <table:table-cell office:value-type="float" office:value="59989" calcext:value-type="float">
            <text:p>59989</text:p>
          </table:table-cell>
          <table:table-cell office:value-type="float" office:value="60043" calcext:value-type="float">
            <text:p>6004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71]-[.B71]" office:value-type="float" office:value="1178" calcext:value-type="float">
            <text:p>1178</text:p>
          </table:table-cell>
          <table:table-cell table:formula="of:=[.A71]-[.C71]" office:value-type="float" office:value="1450" calcext:value-type="float">
            <text:p>1450</text:p>
          </table:table-cell>
          <table:table-cell table:formula="of:=[.A71]-[.D71]" office:value-type="float" office:value="1396" calcext:value-type="float">
            <text:p>139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0" calcext:value-type="float">
            <text:p>0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157142857142857" calcext:value-type="float">
            <text:p>0.15714285714285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23:15:17.59301291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2:42:59.497512832</meta:creation-date>
    <dc:date>2018-12-11T23:17:47.388918533</dc:date>
    <meta:editing-duration>PT11H54M16S</meta:editing-duration>
    <meta:editing-cycles>167</meta:editing-cycles>
    <meta:generator>LibreOffice/6.0.6.2$Linux_X86_64 LibreOffice_project/00m0$Build-2</meta:generator>
    <meta:document-statistic meta:table-count="11" meta:cell-count="7808" meta:object-count="0"/>
  </office:meta>
</office:document-meta>
</file>